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Basic/Standard/M11_Expr.xml"/>
  <manifest:file-entry manifest:media-type="text/xml" manifest:full-path="Basic/Standard/M10_Env.xml"/>
  <manifest:file-entry manifest:media-type="text/xml" manifest:full-path="Basic/Standard/M09_Pattern.xml"/>
  <manifest:file-entry manifest:media-type="text/xml" manifest:full-path="Basic/Standard/M02_Array.xml"/>
  <manifest:file-entry manifest:media-type="text/xml" manifest:full-path="Basic/Standard/Mxx_Scratch.xml"/>
  <manifest:file-entry manifest:media-type="text/xml" manifest:full-path="Basic/Standard/M05_Parser.xml"/>
  <manifest:file-entry manifest:media-type="text/xml" manifest:full-path="Basic/Standard/M01_Common.xml"/>
  <manifest:file-entry manifest:media-type="text/xml" manifest:full-path="Basic/Standard/M00_Test.xml"/>
  <manifest:file-entry manifest:media-type="text/xml" manifest:full-path="Basic/Standard/script-lb.xml"/>
  <manifest:file-entry manifest:media-type="text/xml" manifest:full-path="Basic/Standard/M12_Type.xml"/>
  <manifest:file-entry manifest:media-type="text/xml" manifest:full-path="Basic/Standard/M06_AST.xml"/>
  <manifest:file-entry manifest:media-type="text/xml" manifest:full-path="Basic/Standard/M08_PrsGrammar.xml"/>
  <manifest:file-entry manifest:media-type="text/xml" manifest:full-path="Basic/Standard/M07_PrsLogic.xml"/>
  <manifest:file-entry manifest:media-type="text/xml" manifest:full-path="Basic/Standard/M04_Fn.xml"/>
  <manifest:file-entry manifest:media-type="text/xml" manifest:full-path="Basic/Standard/M03_List.xml"/>
  <manifest:file-entry manifest:media-type="text/xml" manifest:full-path="Basic/script-lc.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onotype.com1" svg:font-family="Monotype.com" style:font-adornments="Standard"/>
    <style:font-face style:name="Courier New" svg:font-family="'Courier New'" style:font-family-generic="modern" style:font-pitch="fixed"/>
    <style:font-face style:name="Monotype.com" svg:font-family="Monotype.com" style:font-family-generic="moder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665cm"/>
    </style:style>
    <style:style style:name="co2" style:family="table-column">
      <style:table-column-properties fo:break-before="auto" style:column-width="5.854cm"/>
    </style:style>
    <style:style style:name="co3" style:family="table-column">
      <style:table-column-properties fo:break-before="auto" style:column-width="6.47cm"/>
    </style:style>
    <style:style style:name="co4" style:family="table-column">
      <style:table-column-properties fo:break-before="auto" style:column-width="1.164cm"/>
    </style:style>
    <style:style style:name="co5" style:family="table-column">
      <style:table-column-properties fo:break-before="auto" style:column-width="2.267cm"/>
    </style:style>
    <style:style style:name="co6" style:family="table-column">
      <style:table-column-properties fo:break-before="auto" style:column-width="0.55cm"/>
    </style:style>
    <style:style style:name="co7" style:family="table-column">
      <style:table-column-properties fo:break-before="auto" style:column-width="6.048cm"/>
    </style:style>
    <style:style style:name="co8" style:family="table-column">
      <style:table-column-properties fo:break-before="auto" style:column-width="9.35cm"/>
    </style:style>
    <style:style style:name="co9" style:family="table-column">
      <style:table-column-properties fo:break-before="auto" style:column-width="1.498cm"/>
    </style:style>
    <style:style style:name="co10" style:family="table-column">
      <style:table-column-properties fo:break-before="auto" style:column-width="2.496cm"/>
    </style:style>
    <style:style style:name="co11" style:family="table-column">
      <style:table-column-properties fo:break-before="auto" style:column-width="2.302cm"/>
    </style:style>
    <style:style style:name="co12" style:family="table-column">
      <style:table-column-properties fo:break-before="auto" style:column-width="3.884cm"/>
    </style:style>
    <style:style style:name="co13" style:family="table-column">
      <style:table-column-properties fo:break-before="auto" style:column-width="1.692cm"/>
    </style:style>
    <style:style style:name="co14" style:family="table-column">
      <style:table-column-properties fo:break-before="auto" style:column-width="0.554cm"/>
    </style:style>
    <style:style style:name="co15" style:family="table-column">
      <style:table-column-properties fo:break-before="auto" style:column-width="9.999cm"/>
    </style:style>
    <style:style style:name="co16" style:family="table-column">
      <style:table-column-properties fo:break-before="auto" style:column-width="8.74cm"/>
    </style:style>
    <style:style style:name="co17" style:family="table-column">
      <style:table-column-properties fo:break-before="auto" style:column-width="0.721cm"/>
    </style:style>
    <style:style style:name="co18" style:family="table-column">
      <style:table-column-properties fo:break-before="auto" style:column-width="3.967cm"/>
    </style:style>
    <style:style style:name="ro1" style:family="table-row">
      <style:table-row-properties style:row-height="0.496cm" fo:break-before="auto" style:use-optimal-row-height="true"/>
    </style:style>
    <style:style style:name="ro2" style:family="table-row">
      <style:table-row-properties style:row-height="0.453cm" fo:break-before="auto" style:use-optimal-row-height="true"/>
    </style:style>
    <style:style style:name="ro3" style:family="table-row">
      <style:table-row-properties style:row-height="1.027cm" fo:break-before="auto" style:use-optimal-row-height="false"/>
    </style:style>
    <style:style style:name="ro4" style:family="table-row">
      <style:table-row-properties style:row-height="0.499cm" fo:break-before="auto" style:use-optimal-row-height="false"/>
    </style:style>
    <style:style style:name="ro5" style:family="table-row">
      <style:table-row-properties style:row-height="0.453cm" fo:break-before="auto" style:use-optimal-row-height="false"/>
    </style:style>
    <style:style style:name="ro6" style:family="table-row">
      <style:table-row-properties style:row-height="0.45cm" fo:break-before="auto" style:use-optimal-row-height="false"/>
    </style:style>
    <style:style style:name="ro7" style:family="table-row">
      <style:table-row-properties style:row-height="4.159cm" fo:break-before="auto" style:use-optimal-row-height="false"/>
    </style:style>
    <style:style style:name="ro8" style:family="table-row">
      <style:table-row-properties style:row-height="6.369cm" fo:break-before="auto" style:use-optimal-row-height="false"/>
    </style:style>
    <style:style style:name="ro9" style:family="table-row">
      <style:table-row-properties style:row-height="8.819cm" fo:break-before="auto" style:use-optimal-row-height="false"/>
    </style:style>
    <style:style style:name="ro10" style:family="table-row">
      <style:table-row-properties style:row-height="21.114cm" fo:break-before="auto" style:use-optimal-row-height="false"/>
    </style:style>
    <style:style style:name="ro11" style:family="table-row">
      <style:table-row-properties style:row-height="5.449cm" fo:break-before="auto" style:use-optimal-row-height="false"/>
    </style:style>
    <style:style style:name="ro12" style:family="table-row">
      <style:table-row-properties style:row-height="4.528cm" fo:break-before="auto" style:use-optimal-row-height="false"/>
    </style:style>
    <style:style style:name="ro13" style:family="table-row">
      <style:table-row-properties style:row-height="21.218cm" fo:break-before="auto" style:use-optimal-row-height="false"/>
    </style:style>
    <style:style style:name="ro14" style:family="table-row">
      <style:table-row-properties style:row-height="0.369cm" fo:break-before="auto" style:use-optimal-row-height="true"/>
    </style:style>
    <style:style style:name="ta1" style:family="table" style:master-page-name="Default">
      <style:table-properties table:display="true" style:writing-mode="lr-tb"/>
    </style:style>
    <number:number-style style:name="N60">
      <number:scientific-number number:decimal-places="2" number:min-integer-digits="1" number:min-exponent-digits="3"/>
    </number:number-style>
    <number:text-style style:name="N100">
      <number:text-content/>
    </number:text-style>
    <number:number-style style:name="N8000" number:language="de" number:country="DE">
      <number:number number:min-integer-digits="1"/>
    </number:number-style>
    <number:number-style style:name="N8001" number:language="de" number:country="DE">
      <number:number number:decimal-places="0" number:min-integer-digits="1"/>
    </number:number-style>
    <number:boolean-style style:name="N8099" number:language="de" number:country="DE">
      <number:boolean/>
    </number:boolean-style>
    <style:style style:name="ce1" style:family="table-cell" style:parent-style-name="Default">
      <style:table-cell-properties fo:border-bottom="0.002cm solid #000000" fo:border-left="none" fo:border-right="none" fo:border-top="none"/>
      <style:text-properties fo:font-size="11pt" fo:font-weight="bold" style:font-size-asian="11pt" style:font-weight-asian="bold" style:font-size-complex="11pt" style:font-weight-complex="bold"/>
    </style:style>
    <style:style style:name="ce2" style:family="table-cell" style:parent-style-name="Default">
      <style:table-cell-properties fo:border="none"/>
      <style:text-properties fo:font-size="11pt" fo:font-weight="bold" style:font-size-asian="11pt" style:font-weight-asian="bold" style:font-size-complex="11pt" style:font-weight-complex="bold"/>
    </style:style>
    <style:style style:name="ce3" style:family="table-cell" style:parent-style-name="Default">
      <style:table-cell-properties fo:border-bottom="0.002cm solid #000000" style:text-align-source="fix" style:repeat-content="false" fo:border-left="none" fo:border-right="none" fo:border-top="none"/>
      <style:paragraph-properties fo:text-align="center" fo:margin-left="0cm"/>
      <style:text-properties fo:font-size="11pt" fo:font-weight="bold" style:font-size-asian="11pt" style:font-weight-asian="bold" style:font-size-complex="11pt" style:font-weight-complex="bold"/>
    </style:style>
    <style:style style:name="ce4" style:family="table-cell" style:parent-style-name="seg0">
      <style:table-cell-properties style:text-align-source="value-type" style:repeat-content="false" fo:border="none"/>
      <style:paragraph-properties fo:margin-left="0cm"/>
      <style:text-properties fo:font-size="12pt" fo:font-weight="bold" style:font-size-asian="12pt" style:font-weight-asian="bold" style:font-size-complex="12pt" style:font-weight-complex="bold"/>
    </style:style>
    <style:style style:name="ce5" style:family="table-cell" style:parent-style-name="Default">
      <style:text-properties style:font-name="Arial" fo:font-size="10pt" style:font-size-asian="10pt" style:font-size-complex="10pt"/>
    </style:style>
    <style:style style:name="ce6" style:family="table-cell" style:parent-style-name="Default">
      <style:table-cell-properties fo:border-bottom="none" style:text-align-source="fix" style:repeat-content="false" fo:background-color="transparent" fo:border-left="0.002cm solid #000000" fo:border-right="0.002cm solid #000000" fo:border-top="0.002cm solid #000000" style:vertical-align="middle"/>
      <style:paragraph-properties fo:text-align="center" fo:margin-left="0cm"/>
      <style:text-properties style:font-name="Arial" fo:font-size="12pt" fo:font-weight="bold" style:font-size-asian="12pt" style:font-weight-asian="bold" style:font-size-complex="12pt" style:font-weight-complex="bold"/>
    </style:style>
    <style:style style:name="ce7" style:family="table-cell" style:parent-style-name="Default">
      <style:table-cell-properties fo:background-color="transparent"/>
    </style:style>
    <style:style style:name="ce8" style:family="table-cell" style:parent-style-name="Default">
      <style:table-cell-properties fo:border-bottom="0.002cm solid #000000" style:text-align-source="fix" style:repeat-content="false" fo:background-color="transparent" fo:border-left="0.002cm solid #000000" fo:border-right="0.002cm solid #000000" fo:border-top="none"/>
      <style:paragraph-properties fo:text-align="center" fo:margin-left="0cm"/>
    </style:style>
    <style:style style:name="ce9" style:family="table-cell" style:parent-style-name="Default" style:data-style-name="N100">
      <style:table-cell-properties fo:border-bottom="none" style:text-align-source="fix" style:repeat-content="false" fo:border-left="0.002cm solid #000000" fo:border-right="none" fo:border-top="none" style:vertical-align="middle"/>
      <style:paragraph-properties fo:text-align="center" fo:margin-left="0cm"/>
      <style:text-properties style:font-name="Arial" fo:font-size="10pt" style:font-size-asian="10pt" style:font-size-complex="10pt"/>
    </style:style>
    <style:style style:name="ce10" style:family="table-cell" style:parent-style-name="Default">
      <style:table-cell-properties fo:border-bottom="none" style:text-align-source="fix" style:repeat-content="false" fo:background-color="transparent" fo:border-left="0.002cm solid #000000" fo:border-right="0.002cm solid #000000" fo:border-top="0.002cm solid #000000"/>
      <style:paragraph-properties fo:text-align="start" fo:margin-left="0cm"/>
      <style:text-properties style:font-name="Arial" fo:font-size="10pt" style:font-size-asian="10pt" style:font-size-complex="10pt"/>
    </style:style>
    <style:style style:name="ce11" style:family="table-cell" style:parent-style-name="Default">
      <style:table-cell-properties fo:border-bottom="none" style:text-align-source="fix" style:repeat-content="false" fo:border-left="0.002cm solid #000000" fo:border-right="0.002cm solid #000000" fo:border-top="none"/>
      <style:paragraph-properties fo:text-align="start" fo:margin-left="0cm"/>
    </style:style>
    <style:style style:name="ce12" style:family="table-cell" style:parent-style-name="Default">
      <style:table-cell-properties fo:border-bottom="none" style:text-align-source="fix" style:repeat-content="false" fo:background-color="transparent" fo:border-left="0.002cm solid #000000" fo:border-right="0.002cm solid #000000" fo:border-top="none"/>
      <style:paragraph-properties fo:text-align="start" fo:margin-left="0cm"/>
      <style:text-properties style:font-name="Arial" fo:font-size="10pt" style:font-size-asian="10pt" style:font-size-complex="10pt"/>
    </style:style>
    <style:style style:name="ce13" style:family="table-cell" style:parent-style-name="Default">
      <style:table-cell-properties fo:border-bottom="0.002cm solid #000000" style:text-align-source="fix" style:repeat-content="false" fo:background-color="transparent" fo:border-left="0.002cm solid #000000"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14" style:family="table-cell" style:parent-style-name="Default">
      <style:table-cell-properties style:text-align-source="fix" style:repeat-content="false" fo:wrap-option="wrap" style:vertical-align="middle"/>
      <style:paragraph-properties fo:text-align="center" fo:margin-left="0cm"/>
      <style:text-properties style:use-window-font-color="true" style:text-outline="false" style:text-line-through-style="none" style:font-name="Arial" fo:font-size="11pt" fo:language="de" fo:country="DE" fo:font-style="normal" fo:text-shadow="none" style:text-underline-style="none" fo:font-weight="bold" style:text-underline-mode="continuous" style:text-overline-mode="continuous" style:text-line-through-mode="continuous" style:font-name-asian="Arial Unicode MS" style:font-size-asian="11pt" style:language-asian="zh" style:country-asian="CN" style:font-style-asian="normal" style:font-weight-asian="bold" style:font-size-complex="11pt" style:language-complex="hi" style:country-complex="IN" style:font-style-complex="normal" style:font-weight-complex="bold" style:text-emphasize="none" style:font-relief="none" style:text-overline-style="none" style:text-overline-color="font-color"/>
    </style:style>
    <style:style style:name="ce15" style:family="table-cell" style:parent-style-name="Default">
      <style:table-cell-properties style:text-align-source="fix" style:repeat-content="fals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6" style:family="table-cell" style:parent-style-name="Default">
      <style:table-cell-properties fo:border-bottom="none" style:text-align-source="fix" style:repeat-content="false" fo:wrap-option="wrap" fo:border-left="0.002cm solid #000000" fo:border-right="none" fo:border-top="0.002cm solid #000000"/>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17" style:family="table-cell" style:parent-style-name="Default">
      <style:table-cell-properties fo:border-bottom="0.002cm solid #000000"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8" style:family="table-cell" style:parent-style-name="Default">
      <style:table-cell-properties fo:border-bottom="none" style:text-align-source="fix" style:repeat-content="false" fo:wrap-option="wrap" fo:border-left="0.002cm solid #000000" fo:border-right="0.002cm solid #000000" fo:border-top="0.002cm solid #000000"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9" style:family="table-cell" style:parent-style-name="Default">
      <style:table-cell-properties fo:border-bottom="none"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table-cell-properties fo:border-bottom="none" fo:border-left="none" fo:border-right="none" fo:border-top="0.002cm solid #000000"/>
    </style:style>
    <style:style style:name="ce21" style:family="table-cell" style:parent-style-name="Default" style:data-style-name="N1">
      <style:table-cell-properties fo:border-bottom="none" style:text-align-source="fix" style:repeat-content="false" fo:background-color="transparent" fo:border-left="none" fo:border-right="0.002cm solid #000000" fo:border-top="none" style:vertical-align="middle"/>
      <style:paragraph-properties fo:text-align="center" fo:margin-left="0cm"/>
      <style:text-properties fo:color="#999999" style:font-name="Arial" fo:font-size="10pt" fo:font-style="italic" style:font-size-asian="10pt" style:font-style-asian="italic" style:font-size-complex="10pt" style:font-style-complex="italic"/>
    </style:style>
    <style:style style:name="ce22" style:family="table-cell" style:parent-style-name="Default">
      <style:table-cell-properties fo:border-bottom="none" fo:background-color="transparent" fo:border-left="none" fo:border-right="0.002cm solid #000000" fo:border-top="none"/>
    </style:style>
    <style:style style:name="ce23" style:family="table-cell" style:parent-style-name="Default" style:data-style-name="N1">
      <style:table-cell-properties fo:border-bottom="none" style:text-align-source="fix" style:repeat-content="false" fo:border-left="none" fo:border-right="0.002cm solid #000000"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24" style:family="table-cell" style:parent-style-name="Default">
      <style:table-cell-properties fo:border-bottom="none" style:text-align-source="fix" style:repeat-content="false" fo:border-left="none" fo:border-right="none" fo:border-top="0.002cm solid #000000"/>
      <style:paragraph-properties fo:text-align="start" fo:margin-left="0cm"/>
      <style:text-properties style:font-name="Arial" fo:font-size="10pt" style:font-size-asian="10pt" style:font-size-complex="10pt"/>
    </style:style>
    <style:style style:name="ce25" style:family="table-cell" style:parent-style-name="Default">
      <style:table-cell-properties style:text-align-source="fix" style:repeat-content="false"/>
      <style:paragraph-properties fo:text-align="start" fo:margin-left="0cm"/>
      <style:text-properties style:font-name="Arial" fo:font-size="10pt" style:font-size-asian="10pt" style:font-size-complex="10pt"/>
    </style:style>
    <style:style style:name="ce26" style:family="table-cell" style:parent-style-name="Default">
      <style:table-cell-properties style:text-align-source="fix" style:repeat-content="false" fo:border="none"/>
      <style:paragraph-properties fo:text-align="start" fo:margin-left="0cm"/>
      <style:text-properties style:font-name="Arial" fo:font-size="10pt" style:font-size-asian="10pt" style:font-size-complex="10pt"/>
    </style:style>
    <style:style style:name="ce27" style:family="table-cell" style:parent-style-name="Default">
      <style:table-cell-properties fo:border-bottom="0.002cm solid #000000" style:text-align-source="fix" style:repeat-content="false" fo:border-left="none" fo:border-right="none" fo:border-top="none"/>
      <style:paragraph-properties fo:text-align="start" fo:margin-left="0cm"/>
      <style:text-properties style:font-name="Arial" fo:font-size="10pt" style:font-size-asian="10pt" style:font-size-complex="10pt"/>
    </style:style>
    <style:style style:name="ce28" style:family="table-cell" style:parent-style-name="Default">
      <style:table-cell-properties fo:border-bottom="0.002cm solid #000000" style:text-align-source="fix" style:repeat-content="false" fo:border-left="none" fo:border-right="none" fo:border-top="none"/>
      <style:paragraph-properties fo:text-align="start" fo:margin-left="0cm"/>
      <style:text-properties style:font-name="Arial" fo:font-size="10pt" fo:font-weight="bold" style:font-size-asian="10pt" style:font-weight-asian="bold" style:font-size-complex="10pt" style:font-weight-complex="bold"/>
    </style:style>
    <style:style style:name="ce29" style:family="table-cell" style:parent-style-name="Default">
      <style:table-cell-properties style:text-align-source="fix" style:repeat-content="false"/>
      <style:paragraph-properties fo:text-align="center" fo:margin-left="0cm"/>
      <style:text-properties style:font-name="Arial" fo:font-size="10pt" style:font-size-asian="10pt" style:font-size-complex="10pt"/>
    </style:style>
    <style:style style:name="ce30" style:family="table-cell" style:parent-style-name="Default">
      <style:table-cell-properties style:text-align-source="fix" style:repeat-content="false" fo:wrap-option="wrap"/>
      <style:paragraph-properties fo:text-align="start" fo:margin-left="0cm"/>
      <style:text-properties style:use-window-font-color="true" style:text-outline="false" style:text-line-through-style="none" style:font-name="Arial" fo:font-size="12pt" fo:language="de" fo:country="DE" fo:font-style="normal" fo:text-shadow="none" style:text-underline-style="none" fo:font-weight="bold" style:text-underline-mode="continuous" style:text-overline-mode="continuous" style:text-line-through-mode="continuous" style:font-name-asian="Arial Unicode M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31" style:family="table-cell" style:parent-style-name="Default">
      <style:table-cell-properties style:text-align-source="fix" style:repeat-content="false" fo:wrap-option="wrap" fo:border="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2" style:family="table-cell" style:parent-style-name="Default" style:data-style-name="N1">
      <style:table-cell-properties fo:border-bottom="0.002cm solid #000000" style:text-align-source="fix" style:repeat-content="false" fo:background-color="transparent" fo:border-left="none" fo:border-right="none" fo:border-top="none" style:vertical-align="middle"/>
      <style:paragraph-properties fo:text-align="center" fo:margin-left="0cm"/>
      <style:text-properties fo:color="#808080" style:font-name="Arial" fo:font-size="8pt" fo:font-style="italic" style:font-size-asian="8pt" style:font-style-asian="italic" style:font-size-complex="8pt" style:font-style-complex="italic"/>
    </style:style>
    <style:style style:name="ce33" style:family="table-cell" style:parent-style-name="Default">
      <style:table-cell-properties fo:border-bottom="none" style:text-align-source="fix" style:repeat-content="false" fo:border-left="0.002cm solid #000000" fo:border-right="0.002cm solid #000000" fo:border-top="0.002cm solid #000000"/>
      <style:paragraph-properties fo:text-align="center" fo:margin-left="0cm"/>
      <style:text-properties style:font-name="Arial" fo:font-size="10pt" style:font-size-asian="10pt" style:font-size-complex="10pt"/>
    </style:style>
    <style:style style:name="ce34" style:family="table-cell" style:parent-style-name="Default" style:data-style-name="N1">
      <style:table-cell-properties fo:border-bottom="0.002cm solid #000000" style:text-align-source="fix" style:repeat-content="false" fo:border-left="none" fo:border-right="none"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35"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Arial" fo:font-size="10pt" style:font-size-asian="10pt" style:font-size-complex="10pt"/>
    </style:style>
    <style:style style:name="ce36" style:family="table-cell" style:parent-style-name="Default">
      <style:table-cell-properties fo:border-bottom="none" style:text-align-source="fix" style:repeat-content="false" fo:border-left="none" fo:border-right="none" fo:border-top="0.002cm solid #000000"/>
      <style:paragraph-properties fo:text-align="center" fo:margin-left="0cm"/>
      <style:text-properties style:font-name="Arial" fo:font-size="10pt" style:font-size-asian="10pt" style:font-size-complex="10pt"/>
    </style:style>
    <style:style style:name="ce37" style:family="table-cell" style:parent-style-name="Default" style:data-style-name="N100">
      <style:table-cell-properties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38" style:family="table-cell" style:parent-style-name="Default">
      <style:table-cell-properties fo:border="none"/>
    </style:style>
    <style:style style:name="ce39" style:family="table-cell" style:parent-style-name="Default">
      <style:table-cell-properties fo:border-bottom="none" style:text-align-source="fix" style:repeat-content="false" fo:border-left="none" fo:border-right="none"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40" style:family="table-cell" style:parent-style-name="Default">
      <style:table-cell-properties fo:border-bottom="none" style:text-align-source="fix" style:repeat-content="false" fo:border-left="0.002cm solid #000000" fo:border-right="0.002cm solid #000000" fo:border-top="0.002cm solid #000000"/>
      <style:paragraph-properties fo:text-align="end" fo:margin-left="0cm"/>
    </style:style>
    <style:style style:name="ce41" style:family="table-cell" style:parent-style-name="Default">
      <style:table-cell-properties fo:border-bottom="0.002cm solid #000000" style:text-align-source="fix" style:repeat-content="false" fo:border-left="0.002cm solid #000000" fo:border-right="0.002cm solid #000000" fo:border-top="none"/>
      <style:paragraph-properties fo:text-align="end" fo:margin-left="0cm"/>
    </style:style>
    <style:style style:name="ce42" style:family="table-cell" style:parent-style-name="Default">
      <style:table-cell-properties fo:border-bottom="none" style:text-align-source="fix" style:repeat-content="false" fo:border-left="none" fo:border-right="0.002cm solid #000000"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43" style:family="table-cell" style:parent-style-name="Default">
      <style:table-cell-properties fo:border-bottom="none" style:text-align-source="fix" style:repeat-content="false" fo:wrap-option="wrap" fo:border-left="none"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4" style:family="table-cell" style:parent-style-name="Default">
      <style:table-cell-properties fo:border-bottom="none" style:text-align-source="fix" style:repeat-content="false" fo:border-left="none" fo:border-right="0.002cm solid #000000" fo:border-top="0.002cm solid #000000"/>
      <style:paragraph-properties fo:text-align="center" fo:margin-left="0cm"/>
      <style:text-properties style:font-name="Arial" fo:font-size="10pt" style:font-size-asian="10pt" style:font-size-complex="10pt"/>
    </style:style>
    <style:style style:name="ce45" style:family="table-cell" style:parent-style-name="Default" style:data-style-name="N100">
      <style:table-cell-properties fo:border-bottom="none"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46" style:family="table-cell" style:parent-style-name="Default">
      <style:table-cell-properties fo:border-bottom="none" style:text-align-source="fix" style:repeat-content="false" fo:border-left="none" fo:border-right="0.002cm solid #000000" fo:border-top="0.002cm solid #000000"/>
      <style:paragraph-properties fo:text-align="start" fo:margin-left="0cm"/>
      <style:text-properties style:font-name="Arial" fo:font-size="10pt" style:font-size-asian="10pt" style:font-size-complex="10pt"/>
    </style:style>
    <style:style style:name="ce47" style:family="table-cell" style:parent-style-name="Default">
      <style:table-cell-properties fo:border-bottom="none" style:text-align-source="fix" style:repeat-content="false" fo:border-left="none" fo:border-right="0.002cm solid #000000" fo:border-top="none"/>
      <style:paragraph-properties fo:text-align="start" fo:margin-left="0cm"/>
      <style:text-properties style:font-name="Arial" fo:font-size="10pt" style:font-size-asian="10pt" style:font-size-complex="10pt"/>
    </style:style>
    <style:style style:name="ce48"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text-properties style:font-name="Arial" fo:font-size="10pt" style:font-size-asian="10pt" style:font-size-complex="10pt"/>
    </style:style>
    <style:style style:name="ce49"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50" style:family="table-cell" style:parent-style-name="Default">
      <style:table-cell-properties fo:border-bottom="0.002cm solid #000000" fo:border-left="none" fo:border-right="none" fo:border-top="none"/>
    </style:style>
    <style:style style:name="ce51" style:family="table-cell" style:parent-style-name="Default">
      <style:table-cell-properties fo:border-bottom="none" style:text-align-source="fix" style:repeat-content="false" fo:wrap-option="wrap" fo:border-left="0.002cm solid #000000" fo:border-right="0.002cm solid #000000" fo:border-top="0.002cm solid #000000"/>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52" style:family="table-cell" style:parent-style-name="Default">
      <style:table-cell-properties fo:border-bottom="0.002cm solid #000000" style:text-align-source="fix" style:repeat-content="false" fo:wrap-option="wrap" fo:border-left="0.002cm solid #000000" fo:border-right="none"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3"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54" style:family="table-cell" style:parent-style-name="Default">
      <style:table-cell-properties fo:border-bottom="none" fo:border-left="0.002cm solid #000000" fo:border-right="0.002cm solid #000000" fo:border-top="none"/>
    </style:style>
    <style:style style:name="ce55" style:family="table-cell" style:parent-style-name="Default">
      <style:table-cell-properties fo:border-bottom="0.002cm solid #000000" fo:border-left="0.002cm solid #000000" fo:border-right="0.002cm solid #000000" fo:border-top="none"/>
    </style:style>
    <style:style style:name="ce56" style:family="table-cell" style:parent-style-name="Default">
      <style:table-cell-properties fo:border-bottom="0.002cm solid #000000" style:text-align-source="fix" style:repeat-content="false" fo:wrap-option="wrap" fo:border-left="none" fo:border-right="none"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7" style:family="table-cell" style:parent-style-name="Default">
      <style:table-cell-properties fo:border-bottom="none" fo:background-color="#ff9966" style:text-align-source="fix" style:repeat-content="false" fo:border-left="0.002cm solid #000000" fo:border-right="none" fo:border-top="none" style:vertical-align="middle"/>
      <style:paragraph-properties fo:text-align="start" fo:margin-left="0cm"/>
      <style:text-properties style:font-name="Arial" fo:font-size="10pt" style:font-size-asian="10pt" style:font-size-complex="10pt"/>
    </style:style>
    <style:style style:name="ce58" style:family="table-cell" style:parent-style-name="Default">
      <style:table-cell-properties fo:background-color="#00ff00"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59" style:family="table-cell" style:parent-style-name="Default">
      <style:table-cell-properties fo:border-bottom="none" fo:background-color="#00ffff" style:text-align-source="fix" style:repeat-content="false" fo:border-left="0.002cm solid #000000" fo:border-right="0.002cm solid #000000" fo:border-top="none" style:vertical-align="middle"/>
      <style:paragraph-properties fo:text-align="start" fo:margin-left="0cm"/>
      <style:text-properties style:font-name="Arial" fo:font-size="10pt" fo:font-weight="bold" style:font-size-asian="10pt" style:font-weight-asian="bold" style:font-size-complex="10pt" style:font-weight-complex="bold"/>
    </style:style>
    <style:style style:name="ce60" style:family="table-cell" style:parent-style-name="Default">
      <style:table-cell-properties fo:border-bottom="none" fo:border-left="none" fo:border-right="0.002cm solid #000000" fo:border-top="0.002cm solid #000000"/>
    </style:style>
    <style:style style:name="ce61" style:family="table-cell" style:parent-style-name="Default">
      <style:table-cell-properties fo:border-bottom="0.002cm solid #000000" fo:border-left="none" fo:border-right="0.002cm solid #000000" fo:border-top="none"/>
    </style:style>
    <style:style style:name="ce62" style:family="table-cell" style:parent-style-name="Default" style:data-style-name="N127">
      <style:table-cell-properties style:text-align-source="fix" style:repeat-content="false" fo:border="none"/>
      <style:paragraph-properties fo:text-align="center" fo:margin-left="0cm"/>
    </style:style>
    <style:style style:name="ce63" style:family="table-cell" style:parent-style-name="Default">
      <style:table-cell-properties fo:background-color="#00ff0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4" style:family="table-cell" style:parent-style-name="Default" style:data-style-name="N125">
      <style:table-cell-properties style:text-align-source="fix" style:repeat-content="false" fo:border="none"/>
      <style:paragraph-properties fo:text-align="center" fo:margin-left="0cm"/>
    </style:style>
    <style:style style:name="ce65" style:family="table-cell" style:parent-style-name="Default" style:data-style-name="N125">
      <style:table-cell-properties fo:border-bottom="0.002cm solid #000000" style:text-align-source="fix" style:repeat-content="false" fo:border-left="none" fo:border-right="none" fo:border-top="none"/>
      <style:paragraph-properties fo:text-align="center" fo:margin-left="0cm"/>
    </style:style>
    <style:style style:name="ce66" style:family="table-cell" style:parent-style-name="Default">
      <style:table-cell-properties fo:background-color="#00ff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7" style:family="table-cell" style:parent-style-name="Default">
      <style:table-cell-properties fo:background-color="#ff9966"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8" style:family="table-cell" style:parent-style-name="Default">
      <style:table-cell-properties fo:border-bottom="0.002cm solid #000000" style:text-align-source="fix" style:repeat-content="false" fo:wrap-option="wrap" fo:border-left="none"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9" style:family="table-cell" style:parent-style-name="Default">
      <style:table-cell-properties fo:background-color="#9966cc" style:text-align-source="fix" style:repeat-content="false"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70" style:family="table-cell" style:parent-style-name="Default">
      <style:table-cell-properties fo:border-bottom="0.002cm solid #000000" style:text-align-source="fix" style:repeat-content="false" fo:wrap-option="wrap" fo:border-left="none" fo:border-right="0.002cm solid #000000" style:rotation-angle="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1" style:family="table-cell" style:parent-style-name="Default">
      <style:table-cell-properties fo:border-bottom="none" fo:border-left="0.002cm solid #000000" fo:border-right="none" fo:border-top="none"/>
    </style:style>
    <style:style style:name="ce72" style:family="table-cell" style:parent-style-name="Default">
      <style:table-cell-properties fo:border-bottom="0.002cm solid #000000" fo:border-left="0.002cm solid #000000" fo:border-right="none" fo:border-top="none"/>
    </style:style>
    <style:style style:name="ce73" style:family="table-cell" style:parent-style-name="Default">
      <style:table-cell-properties fo:border-bottom="none" fo:background-color="transparent" fo:border-left="0.002cm solid #000000" fo:border-right="none" fo:border-top="none"/>
      <style:text-properties style:font-name="Arial" fo:font-size="10pt" style:font-size-asian="10pt" style:font-size-complex="10pt"/>
    </style:style>
    <style:style style:name="ce74" style:family="table-cell" style:parent-style-name="Default">
      <style:table-cell-properties fo:border-bottom="none" fo:border-left="0.002cm solid #000000" fo:border-right="none" fo:border-top="none"/>
      <style:text-properties style:font-name="Arial" fo:font-size="10pt" style:font-size-asian="10pt" style:font-size-complex="10pt"/>
    </style:style>
    <style:style style:name="ce75" style:family="table-cell" style:parent-style-name="Default">
      <style:table-cell-properties fo:border-bottom="none" style:text-align-source="fix" style:repeat-content="false" fo:border-left="none" fo:border-right="0.002cm solid #000000" fo:border-top="none"/>
      <style:paragraph-properties fo:text-align="center" fo:margin-left="0cm"/>
      <style:text-properties style:font-name="Arial" fo:font-size="10pt" style:font-size-asian="10pt" style:font-size-complex="10pt"/>
    </style:style>
    <style:style style:name="ce76" style:family="table-cell" style:parent-style-name="Default">
      <style:table-cell-properties fo:border-bottom="none" style:text-align-source="fix" style:repeat-content="false" fo:background-color="transparent" fo:border-left="none" fo:border-right="0.002cm solid #000000" fo:border-top="none"/>
      <style:paragraph-properties fo:text-align="center" fo:margin-left="0cm"/>
      <style:text-properties style:font-name="Arial" fo:font-size="10pt" style:font-size-asian="10pt" style:font-size-complex="10pt"/>
    </style:style>
    <style:style style:name="ce77" style:family="table-cell" style:parent-style-name="Default">
      <style:table-cell-properties fo:border-bottom="none" fo:border-left="none" fo:border-right="0.002cm solid #000000" fo:border-top="none"/>
    </style:style>
    <style:style style:name="ce78" style:family="table-cell" style:parent-style-name="Default">
      <style:table-cell-properties style:text-align-source="fix" style:repeat-content="false"/>
      <style:paragraph-properties fo:text-align="start" fo:margin-left="0cm"/>
      <style:text-properties style:font-name="Arial" fo:font-size="11pt" fo:font-weight="bold" style:font-size-asian="11pt" style:font-weight-asian="bold" style:font-size-complex="11pt" style:font-weight-complex="bold"/>
    </style:style>
    <style:style style:name="ce79" style:family="table-cell" style:parent-style-name="Default">
      <style:table-cell-properties fo:border-bottom="none" style:text-align-source="fix" style:repeat-content="false" fo:border-left="0.002cm solid #000000" fo:border-right="0.002cm solid #000000" fo:border-top="0.002cm solid #000000" style:vertical-align="middle"/>
      <style:paragraph-properties fo:text-align="center" fo:margin-left="0cm"/>
      <style:text-properties style:font-name="Arial" fo:font-size="12pt" fo:font-weight="bold" style:font-size-asian="12pt" style:font-weight-asian="bold" style:font-size-complex="12pt" style:font-weight-complex="bold"/>
    </style:style>
    <style:style style:name="ce80" style:family="table-cell" style:parent-style-name="SegBG">
      <style:table-cell-properties fo:border-bottom="none" fo:border-left="0.002cm solid #000000" fo:border-right="0.002cm solid #000000" fo:border-top="none"/>
    </style:style>
    <style:style style:name="ce81" style:family="table-cell" style:parent-style-name="SegBG">
      <style:table-cell-properties fo:border-bottom="none" fo:border-left="0.002cm solid #000000" fo:border-right="none" fo:border-top="none"/>
    </style:style>
    <style:style style:name="ce82" style:family="table-cell" style:parent-style-name="Default">
      <style:table-cell-properties fo:border-bottom="none" fo:border-left="0.002cm solid #000000" fo:border-right="none" fo:border-top="none" style:vertical-align="middle"/>
      <style:text-properties style:font-name="Arial" fo:font-size="10pt" style:font-size-asian="10pt" style:font-size-complex="10pt"/>
    </style:style>
    <style:style style:name="ce83" style:family="table-cell" style:parent-style-name="SegBG">
      <style:table-cell-properties fo:border-bottom="0.002cm solid #000000" fo:border-left="0.002cm solid #000000" fo:border-right="0.002cm solid #000000" fo:border-top="none"/>
    </style:style>
    <style:style style:name="ce84" style:family="table-cell" style:parent-style-name="Default">
      <style:text-properties fo:font-size="11pt" fo:font-weight="bold" style:font-size-asian="11pt" style:font-weight-asian="bold" style:font-size-complex="11pt" style:font-weight-complex="bold"/>
    </style:style>
    <style:style style:name="ce85" style:family="table-cell" style:parent-style-name="Default">
      <style:table-cell-properties fo:border-bottom="none" fo:background-color="#cccccc" style:text-align-source="fix" style:repeat-content="false" fo:border-left="0.002cm solid #000000" fo:border-right="none" fo:border-top="0.002cm solid #000000" style:vertical-align="middle"/>
      <style:paragraph-properties fo:text-align="start" fo:margin-left="0cm"/>
      <style:text-properties style:font-name="Arial" fo:font-size="10pt" style:font-size-asian="10pt" style:font-size-complex="10pt"/>
    </style:style>
    <style:style style:name="ce86" style:family="table-cell" style:parent-style-name="Default">
      <style:table-cell-properties fo:border-bottom="none" fo:background-color="#ff00ff" style:text-align-source="fix" style:repeat-content="false" fo:border-left="0.002cm solid #000000" fo:border-right="none" fo:border-top="none" style:vertical-align="middle"/>
      <style:paragraph-properties fo:text-align="start" fo:margin-left="0cm"/>
      <style:text-properties style:font-name="Arial" fo:font-size="10pt" style:font-size-asian="10pt" style:font-size-complex="10pt"/>
    </style:style>
    <style:style style:name="ce87" style:family="table-cell" style:parent-style-name="Default">
      <style:table-cell-properties fo:background-color="#94bd5e"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88" style:family="table-cell" style:parent-style-name="Default">
      <style:table-cell-properties fo:border-bottom="none" fo:background-color="#ccff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89" style:family="table-cell" style:parent-style-name="Default">
      <style:table-cell-properties fo:border-bottom="0.002cm solid #000000" fo:border-left="0.002cm solid #000000" fo:border-right="0.002cm solid #000000" fo:border-top="none" style:vertical-align="middle"/>
      <style:text-properties fo:font-weight="bold" style:font-weight-asian="bold" style:font-weight-complex="bold"/>
    </style:style>
    <style:style style:name="ce90" style:family="table-cell" style:parent-style-name="Default">
      <style:table-cell-properties fo:border-bottom="none" fo:border-left="none" fo:border-right="none" fo:border-top="0.002cm solid #000000"/>
      <style:text-properties style:font-name="Arial" fo:font-size="10pt" style:font-size-asian="10pt" style:font-size-complex="10pt"/>
    </style:style>
    <style:style style:name="ce91" style:family="table-cell" style:parent-style-name="Default">
      <style:table-cell-properties fo:border-bottom="none" fo:border-left="none" fo:border-right="none" fo:border-top="0.002cm solid #000000" style:vertical-align="middle"/>
    </style:style>
    <style:style style:name="ce92" style:family="table-cell" style:parent-style-name="Default">
      <style:table-cell-properties style:vertical-align="middle"/>
    </style:style>
    <style:style style:name="ce93" style:family="table-cell" style:parent-style-name="Default">
      <style:table-cell-properties fo:border-bottom="0.002cm solid #000000" style:text-align-source="fix" style:repeat-content="false" fo:border-left="0.002cm solid #000000" fo:border-right="0.002cm solid #000000" fo:border-top="none" style:vertical-align="middle"/>
      <style:paragraph-properties fo:text-align="center" fo:margin-left="0cm"/>
      <style:text-properties style:font-name="Arial" fo:font-size="10pt" style:font-size-asian="10pt" style:font-size-complex="10pt"/>
    </style:style>
    <style:style style:name="ce94" style:family="table-cell" style:parent-style-name="Default">
      <style:table-cell-properties fo:border-bottom="0.002cm solid #000000" style:text-align-source="fix" style:repeat-content="false" fo:border-left="none" fo:border-right="none" fo:border-top="none" style:vertical-align="middle"/>
      <style:paragraph-properties fo:text-align="center" fo:margin-left="0cm"/>
      <style:text-properties style:font-name="Arial" fo:font-size="10pt" style:font-size-asian="10pt" style:font-size-complex="10pt"/>
    </style:style>
    <style:style style:name="ce95" style:family="table-cell" style:parent-style-name="Default">
      <style:table-cell-properties fo:border-bottom="0.002cm solid #000000" fo:border-left="none" fo:border-right="none" fo:border-top="none"/>
      <style:text-properties fo:font-weight="bold" style:font-weight-asian="bold" style:font-weight-complex="bold"/>
    </style:style>
    <style:style style:name="ce96" style:family="table-cell" style:parent-style-name="Default">
      <style:table-cell-properties style:text-align-source="fix" style:repeat-content="false" style:vertical-align="middle"/>
      <style:paragraph-properties fo:text-align="center" fo:margin-left="0cm"/>
      <style:text-properties style:font-name="Arial" fo:font-size="10pt" style:font-size-asian="10pt" style:font-size-complex="10pt"/>
    </style:style>
    <style:style style:name="ce97" style:family="table-cell" style:parent-style-name="Default">
      <style:table-cell-properties fo:background-color="#94bd5e"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98" style:family="table-cell" style:parent-style-name="Default">
      <style:table-cell-properties fo:background-color="#ff00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99" style:family="table-cell" style:parent-style-name="Default">
      <style:table-cell-properties fo:background-color="#ccff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0" style:family="table-cell" style:parent-style-name="Default">
      <style:table-cell-properties fo:background-color="#cccccc"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1" style:family="table-cell" style:parent-style-name="Default">
      <style:table-cell-properties fo:border-bottom="none" fo:border-left="none" fo:border-right="0.002cm solid #000000" fo:border-top="0.002cm solid #000000" style:vertical-align="middle"/>
    </style:style>
    <style:style style:name="ce102" style:family="table-cell" style:parent-style-name="Default">
      <style:table-cell-properties fo:border-bottom="none" fo:border-left="none" fo:border-right="0.002cm solid #000000" fo:border-top="none" style:vertical-align="middle"/>
    </style:style>
    <style:style style:name="ce103" style:family="table-cell" style:parent-style-name="SegBG">
      <style:table-cell-properties fo:border-bottom="none" fo:border-left="none" fo:border-right="0.002cm solid #000000" fo:border-top="none"/>
    </style:style>
    <style:style style:name="ce104" style:family="table-cell" style:parent-style-name="Default">
      <style:table-cell-properties fo:border-bottom="none"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05" style:family="table-cell" style:parent-style-name="Default">
      <style:table-cell-properties fo:border-bottom="0.002cm solid #000000"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06" style:family="table-cell" style:parent-style-name="Default">
      <style:table-cell-properties fo:border-bottom="none" style:text-align-source="fix" style:repeat-content="false" fo:border-left="0.002cm solid #000000" fo:border-right="0.002cm solid #000000" fo:border-top="none"/>
      <style:paragraph-properties fo:text-align="center" fo:margin-left="0cm"/>
      <style:text-properties style:font-name="Arial" fo:font-size="10pt" style:font-size-asian="10pt" style:font-size-complex="10pt"/>
    </style:style>
    <style:style style:name="ce107" style:family="table-cell" style:parent-style-name="Default">
      <style:table-cell-properties fo:border-bottom="none" style:text-align-source="fix" style:repeat-content="false" fo:background-color="transparent" fo:border-left="0.002cm solid #000000" fo:border-right="0.002cm solid #000000" fo:border-top="none"/>
      <style:paragraph-properties fo:text-align="center" fo:margin-left="0cm"/>
      <style:text-properties style:font-name="Arial" fo:font-size="10pt" style:font-size-asian="10pt" style:font-size-complex="10pt"/>
    </style:style>
    <style:style style:name="ce108" style:family="table-cell" style:parent-style-name="Default">
      <style:table-cell-properties fo:border-bottom="none"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09" style:family="table-cell" style:parent-style-name="Default">
      <style:table-cell-properties fo:border-bottom="0.002cm solid #000000" fo:border-left="0.002cm solid #000000" fo:border-right="0.002cm solid #000000" fo:border-top="none"/>
      <style:text-properties fo:font-weight="bold" style:font-weight-asian="bold" style:font-weight-complex="bold"/>
    </style:style>
    <style:style style:name="ce110" style:family="table-cell" style:parent-style-name="Default">
      <style:table-cell-properties fo:border-bottom="none" fo:background-color="transparent" fo:border-left="0.002cm solid #000000" fo:border-right="none" fo:border-top="none"/>
    </style:style>
    <style:style style:name="ce111" style:family="table-cell" style:parent-style-name="Default">
      <style:table-cell-properties fo:border-bottom="none" fo:background-color="#ff3366"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12" style:family="table-cell" style:parent-style-name="Default">
      <style:table-cell-properties fo:border-bottom="none" fo:background-color="#9999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13" style:family="table-cell" style:parent-style-name="Default">
      <style:table-cell-properties fo:border-bottom="none" fo:background-color="#9966cc"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14" style:family="table-cell" style:parent-style-name="Default">
      <style:table-cell-properties fo:border-bottom="none" fo:background-color="#e6ff00"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15" style:family="table-cell" style:parent-style-name="Default" style:data-style-name="N1">
      <style:table-cell-properties fo:border-bottom="none" style:text-align-source="fix" style:repeat-content="false" fo:background-color="transparent" fo:border-left="none" fo:border-right="0.002cm solid #000000" fo:border-top="0.002cm solid #000000" style:vertical-align="middle"/>
      <style:paragraph-properties fo:text-align="center" fo:margin-left="0cm"/>
      <style:text-properties fo:color="#999999" style:font-name="Arial" fo:font-size="10pt" fo:font-style="italic" style:font-size-asian="10pt" style:font-style-asian="italic" style:font-size-complex="10pt" style:font-style-complex="italic"/>
    </style:style>
    <style:style style:name="ce116" style:family="table-cell" style:parent-style-name="Default">
      <style:table-cell-properties fo:background-color="#9966cc"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7" style:family="table-cell" style:parent-style-name="Default">
      <style:table-cell-properties fo:background-color="#9999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8" style:family="table-cell" style:parent-style-name="Default">
      <style:table-cell-properties fo:background-color="#e6ff0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9" style:family="table-cell" style:parent-style-name="Default" style:data-style-name="N1">
      <style:table-cell-properties fo:border-bottom="0.002cm solid #000000" style:text-align-source="fix" style:repeat-content="false" fo:border-left="none" fo:border-right="0.002cm solid #000000"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120" style:family="table-cell" style:parent-style-name="Default">
      <style:table-cell-properties fo:border-bottom="none" style:text-align-source="fix" style:repeat-content="false" fo:background-color="transparent"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21" style:family="table-cell" style:parent-style-name="Default">
      <style:table-cell-properties fo:background-color="#ff3366"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22" style:family="table-cell" style:parent-style-name="Default">
      <style:table-cell-properties fo:border-bottom="0.002cm solid #000000" style:text-align-source="fix" style:repeat-content="false" fo:border-left="0.002cm solid #000000"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123" style:family="table-cell" style:parent-style-name="Default">
      <style:table-cell-properties style:text-align-source="fix" style:repeat-content="false" fo:background-color="transparent" style:vertical-align="middle"/>
      <style:paragraph-properties fo:text-align="center" fo:margin-left="0cm"/>
      <style:text-properties fo:color="#cccccc" style:font-name="Arial" fo:font-size="10pt" style:font-size-asian="10pt" style:font-size-complex="10pt"/>
    </style:style>
    <style:style style:name="ce124" style:family="table-cell" style:parent-style-name="Default" style:data-style-name="N1">
      <style:table-cell-properties fo:background-color="#cccccc" style:text-align-source="fix" style:repeat-content="false" fo:border="none" style:vertical-align="middle"/>
      <style:paragraph-properties fo:text-align="center" fo:margin-left="0cm"/>
      <style:text-properties fo:color="#e6e6e6" style:font-name="Arial" fo:font-size="8pt" fo:font-style="italic" style:font-size-asian="8pt" style:font-style-asian="italic" style:font-size-complex="8pt" style:font-style-complex="italic"/>
    </style:style>
    <style:style style:name="ce125" style:family="table-cell" style:parent-style-name="Default">
      <style:table-cell-properties fo:background-color="#cccccc" style:text-align-source="fix" style:repeat-content="false" style:vertical-align="middle"/>
      <style:paragraph-properties fo:text-align="center" fo:margin-left="0cm"/>
      <style:text-properties fo:color="#e6e6e6" style:font-name="Arial" fo:font-size="10pt" style:font-size-asian="10pt" style:font-size-complex="10pt"/>
    </style:style>
    <style:style style:name="ce126" style:family="table-cell" style:parent-style-name="Default">
      <style:table-cell-properties fo:background-color="#ffd320"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127" style:family="table-cell" style:parent-style-name="Default">
      <style:table-cell-properties fo:border-bottom="none" fo:background-color="transparent" fo:border-left="0.002cm solid #000000" fo:border-right="none" fo:border-top="none" style:vertical-align="middle"/>
      <style:text-properties fo:color="#cccccc" style:font-name="Arial" fo:font-size="10pt" style:font-size-asian="10pt" style:font-size-complex="10pt"/>
    </style:style>
    <style:style style:name="ce128" style:family="table-cell" style:parent-style-name="Default">
      <style:table-cell-properties fo:border-bottom="none" fo:background-color="#cccccc" fo:border-left="0.002cm solid #000000" fo:border-right="none" fo:border-top="none" style:vertical-align="middle"/>
      <style:text-properties fo:color="#e6e6e6" style:font-name="Arial" fo:font-size="10pt" style:font-size-asian="10pt" style:font-size-complex="10pt"/>
    </style:style>
    <style:style style:name="ce129" style:family="table-cell" style:parent-style-name="Default">
      <style:table-cell-properties fo:background-color="#ffd32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30" style:family="table-cell" style:parent-style-name="Default">
      <style:table-cell-properties fo:border-bottom="none" fo:border-left="0.002cm solid #000000" fo:border-right="0.002cm solid #000000" fo:border-top="none"/>
      <style:text-properties style:font-name="Arial" fo:font-size="10pt" style:font-size-asian="10pt" style:font-size-complex="10pt"/>
    </style:style>
    <style:style style:name="ce131" style:family="table-cell" style:parent-style-name="Default">
      <style:table-cell-properties style:text-align-source="fix" style:repeat-content="false" fo:background-color="transparent" fo:border="none"/>
      <style:paragraph-properties fo:text-align="start" fo:margin-left="0cm"/>
      <style:text-properties style:font-name="Arial" fo:font-size="10pt" style:font-size-asian="10pt" style:font-size-complex="10pt"/>
    </style:style>
    <style:style style:name="ce132" style:family="table-cell" style:parent-style-name="Default" style:data-style-name="N125">
      <style:table-cell-properties style:text-align-source="fix" style:repeat-content="false" fo:border="none"/>
      <style:paragraph-properties fo:text-align="center" fo:margin-left="0cm"/>
      <style:text-properties style:font-name="Arial" fo:font-size="10pt" style:font-size-asian="10pt" style:font-size-complex="10pt"/>
    </style:style>
    <style:style style:name="ce133" style:family="table-cell" style:parent-style-name="Default" style:data-style-name="N125">
      <style:table-cell-properties fo:border-bottom="0.002cm solid #000000" style:text-align-source="fix" style:repeat-content="false" fo:border-left="none" fo:border-right="none" fo:border-top="none"/>
      <style:paragraph-properties fo:text-align="center" fo:margin-left="0cm"/>
      <style:text-properties style:font-name="Arial" fo:font-size="10pt" style:font-size-asian="10pt" style:font-size-complex="10pt"/>
    </style:style>
    <style:style style:name="ce134" style:family="table-cell" style:parent-style-name="Default">
      <style:table-cell-properties fo:border-bottom="none" fo:background-color="#00ff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35" style:family="table-cell" style:parent-style-name="Default">
      <style:table-cell-properties fo:border-bottom="none" style:text-align-source="fix" style:repeat-content="false" fo:border-left="0.039cm double #000000" style:border-line-width-left="0.002cm 0.035cm 0.002cm" fo:border-right="0.002cm solid #000000"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136" style:family="table-cell" style:parent-style-name="Default">
      <style:table-cell-properties fo:border-bottom="none" fo:border-left="0.039cm double #000000" style:border-line-width-left="0.002cm 0.035cm 0.002cm" fo:border-right="none" fo:border-top="0.002cm solid #000000"/>
      <style:text-properties style:font-name="Arial" fo:font-size="10pt" fo:font-weight="bold" style:font-size-asian="10pt" style:font-weight-asian="bold" style:font-size-complex="10pt" style:font-weight-complex="bold"/>
    </style:style>
    <style:style style:name="ce137" style:family="table-cell" style:parent-style-name="Default">
      <style:table-cell-properties fo:border-bottom="0.002cm solid #000000" fo:border-left="0.039cm double #000000" style:border-line-width-left="0.002cm 0.035cm 0.002cm" fo:border-right="none" fo:border-top="none"/>
      <style:text-properties style:font-name="Arial" fo:font-size="10pt" fo:font-weight="bold" style:font-size-asian="10pt" style:font-weight-asian="bold" style:font-size-complex="10pt" style:font-weight-complex="bold"/>
    </style:style>
    <style:style style:name="ce138" style:family="table-cell" style:parent-style-name="Default">
      <style:table-cell-properties fo:border="none"/>
      <style:text-properties style:font-name="Arial" fo:font-size="10pt" style:font-size-asian="10pt" style:font-size-complex="10pt"/>
    </style:style>
    <style:style style:name="ce139" style:family="table-cell" style:parent-style-name="Default">
      <style:table-cell-properties fo:border-bottom="0.002cm solid #000000" fo:border-left="none" fo:border-right="none" fo:border-top="none"/>
      <style:text-properties style:font-name="Arial" fo:font-size="10pt" style:font-size-asian="10pt" style:font-size-complex="10pt"/>
    </style:style>
    <style:style style:name="ce140" style:family="table-cell" style:parent-style-name="Default">
      <style:table-cell-properties fo:border-bottom="none" style:text-align-source="fix" style:repeat-content="false" fo:border-left="none" fo:border-right="0.002cm solid #000000" fo:border-top="0.002cm solid #000000"/>
      <style:paragraph-properties fo:text-align="start" fo:margin-left="0cm"/>
    </style:style>
    <style:style style:name="ce141"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style>
    <style:style style:name="ce142" style:family="table-cell" style:parent-style-name="Default">
      <style:table-cell-properties fo:border-bottom="none" style:text-align-source="fix" style:repeat-content="false" fo:border-left="none" fo:border-right="none" fo:border-top="0.002cm solid #000000"/>
      <style:paragraph-properties fo:text-align="start" fo:margin-left="0cm"/>
    </style:style>
    <style:style style:name="ce143" style:family="table-cell" style:parent-style-name="Default">
      <style:table-cell-properties fo:border-bottom="0.002cm solid #000000" style:text-align-source="fix" style:repeat-content="false" fo:border-left="none" fo:border-right="none" fo:border-top="none"/>
      <style:paragraph-properties fo:text-align="start" fo:margin-left="0cm"/>
    </style:style>
    <style:style style:name="ce144" style:family="table-cell" style:parent-style-name="Default">
      <style:table-cell-properties style:text-align-source="fix" style:repeat-content="false" style:rotation-angle="270" style:vertical-align="middle"/>
      <style:paragraph-properties fo:text-align="center"/>
      <style:text-properties style:font-name="Arial" fo:font-size="10pt" fo:font-weight="bold" style:font-size-asian="10pt" style:font-weight-asian="bold" style:font-size-complex="10pt" style:font-weight-complex="bold"/>
    </style:style>
    <style:style style:name="ce145" style:family="table-cell" style:parent-style-name="Default">
      <style:table-cell-properties fo:wrap-option="wrap" fo:border="none" style:vertical-align="top"/>
      <style:text-properties fo:font-size="11pt" fo:font-weight="bold" style:font-size-asian="11pt" style:font-weight-asian="bold" style:font-size-complex="11pt" style:font-weight-complex="bold"/>
    </style:style>
    <style:style style:name="ce146" style:family="table-cell" style:parent-style-name="Default">
      <style:table-cell-properties fo:background-color="#ccffff" style:text-align-source="fix" style:repeat-content="false"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147" style:family="table-cell" style:parent-style-name="Default">
      <style:table-cell-properties fo:border="none" style:vertical-align="middle"/>
    </style:style>
    <style:style style:name="ce148" style:family="table-cell" style:parent-style-name="Default">
      <style:table-cell-properties fo:border="0.002cm solid #000000"/>
    </style:style>
    <style:style style:name="ce149" style:family="table-cell" style:parent-style-name="Default">
      <style:table-cell-properties fo:border-bottom="none" fo:background-color="#ff9966"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50" style:family="table-cell" style:parent-style-name="Default">
      <style:table-cell-properties fo:border-bottom="0.002cm solid #000000" style:text-align-source="fix" style:repeat-content="false" fo:border-left="none" fo:border-right="none" fo:border-top="none" style:vertical-align="middle"/>
      <style:paragraph-properties fo:text-align="center" fo:margin-left="0cm"/>
      <style:text-properties fo:font-size="12pt" fo:font-weight="bold" style:font-size-asian="12pt" style:font-weight-asian="bold" style:font-size-complex="12pt" style:font-weight-complex="bold"/>
    </style:style>
    <style:style style:name="ce151" style:family="table-cell" style:parent-style-name="Default">
      <style:table-cell-properties style:text-align-source="fix" style:repeat-content="false"/>
      <style:paragraph-properties fo:text-align="center"/>
      <style:text-properties fo:font-weight="bold"/>
    </style:style>
    <style:style style:name="ce152" style:family="table-cell" style:parent-style-name="Default">
      <style:table-cell-properties style:text-align-source="fix" style:repeat-content="false"/>
      <style:paragraph-properties fo:text-align="start" fo:margin-left="0cm"/>
      <style:text-properties fo:font-weight="bold"/>
    </style:style>
    <style:style style:name="ce153" style:family="table-cell" style:parent-style-name="Default">
      <style:table-cell-properties style:text-align-source="fix" style:repeat-content="false" style:vertical-align="top"/>
      <style:paragraph-properties fo:text-align="start"/>
      <style:text-properties style:font-name="Courier New" fo:font-size="9pt" style:font-size-asian="9pt" style:font-size-complex="9pt"/>
    </style:style>
    <style:style style:name="ce154" style:family="table-cell" style:parent-style-name="Default" style:data-style-name="N60">
      <style:table-cell-properties style:text-align-source="fix" style:repeat-content="false" style:vertical-align="top"/>
      <style:paragraph-properties fo:text-align="start"/>
      <style:text-properties style:font-name="Monotype.com" fo:font-size="9pt" style:font-size-asian="9pt" style:font-size-complex="9pt"/>
    </style:style>
    <style:style style:name="ce155" style:family="table-cell" style:parent-style-name="Default">
      <style:table-cell-properties fo:border-bottom="0.002cm solid #000000" style:text-align-source="fix" style:repeat-content="false" fo:border-left="none" fo:border-right="none" fo:border-top="none"/>
      <style:paragraph-properties fo:text-align="center" fo:margin-left="0cm"/>
      <style:text-properties fo:font-size="12pt" fo:font-weight="bold" style:font-size-asian="12pt" style:font-weight-asian="bold" style:font-size-complex="12pt" style:font-weight-complex="bold"/>
    </style:style>
    <style:style style:name="ce156" style:family="table-cell" style:parent-style-name="Default">
      <style:table-cell-properties style:text-align-source="fix" style:repeat-content="false" fo:border="none"/>
      <style:paragraph-properties fo:text-align="center" fo:margin-left="0cm"/>
      <style:text-properties fo:font-size="12pt" fo:font-weight="bold" style:font-size-asian="12pt" style:font-weight-asian="bold" style:font-size-complex="12pt" style:font-weight-complex="bold"/>
    </style:style>
    <style:style style:name="ce157" style:family="table-cell" style:parent-style-name="Default">
      <style:table-cell-properties style:text-align-source="fix" style:repeat-content="false" fo:border="none"/>
      <style:paragraph-properties fo:text-align="center" fo:margin-left="0cm"/>
      <style:text-properties fo:font-size="10pt" fo:font-weight="bold" style:font-size-asian="10pt" style:font-weight-asian="bold" style:font-size-complex="10pt" style:font-weight-complex="bold"/>
    </style:style>
    <style:style style:name="ce158" style:family="table-cell" style:parent-style-name="Default" style:data-style-name="N60">
      <style:table-cell-properties style:text-align-source="fix" style:repeat-content="false" style:vertical-align="top"/>
      <style:paragraph-properties fo:text-align="start"/>
      <style:text-properties style:font-name="Monotype.com1" fo:font-size="9pt" style:font-name-asian="Monotype.com1" style:font-size-asian="9pt" style:font-name-complex="Monotype.com1" style:font-size-complex="9pt"/>
    </style:style>
    <style:style style:name="ce159" style:family="table-cell" style:parent-style-name="Default">
      <style:table-cell-properties style:text-align-source="fix" style:repeat-content="false"/>
      <style:paragraph-properties fo:text-align="center" fo:margin-left="0cm"/>
    </style:style>
    <style:style style:name="ce160" style:family="table-cell" style:parent-style-name="Default" style:data-style-name="N136">
      <style:table-cell-properties style:text-align-source="fix" style:repeat-content="false"/>
      <style:paragraph-properties fo:text-align="end" fo:margin-left="0cm"/>
    </style:style>
    <style:style style:name="ce161" style:family="table-cell" style:parent-style-name="Default" style:data-style-name="N136">
      <style:table-cell-properties fo:border-bottom="none" style:text-align-source="fix" style:repeat-content="false" fo:border-left="none" fo:border-right="none" fo:border-top="0.039cm double #000000" style:border-line-width-top="0.002cm 0.035cm 0.002cm"/>
      <style:paragraph-properties fo:text-align="end" fo:margin-left="0cm"/>
    </style:style>
    <style:style style:name="ce162" style:family="table-cell" style:parent-style-name="Default" style:data-style-name="N1">
      <style:table-cell-properties style:text-align-source="fix" style:repeat-content="false"/>
      <style:paragraph-properties fo:text-align="end" fo:margin-left="0cm"/>
    </style:style>
    <style:style style:name="ce163" style:family="table-cell" style:parent-style-name="Default" style:data-style-name="N1">
      <style:table-cell-properties fo:border-bottom="none" style:text-align-source="fix" style:repeat-content="false" fo:border-left="none" fo:border-right="none" fo:border-top="0.039cm double #000000" style:border-line-width-top="0.002cm 0.035cm 0.002cm"/>
      <style:paragraph-properties fo:text-align="end" fo:margin-left="0cm"/>
    </style:style>
    <style:style style:name="ce164" style:family="table-cell" style:parent-style-name="Default" style:data-style-name="N137">
      <style:table-cell-properties style:text-align-source="fix" style:repeat-content="false"/>
      <style:paragraph-properties fo:text-align="end" fo:margin-left="0cm"/>
    </style:style>
    <style:style style:name="ce165" style:family="table-cell" style:parent-style-name="Default" style:data-style-name="N137">
      <style:table-cell-properties fo:border-bottom="none" style:text-align-source="fix" style:repeat-content="false" fo:border-left="none" fo:border-right="none" fo:border-top="0.039cm double #000000" style:border-line-width-top="0.002cm 0.035cm 0.002cm"/>
      <style:paragraph-properties fo:text-align="end" fo:margin-left="0cm"/>
    </style:style>
    <style:style style:name="ce166" style:family="table-cell" style:parent-style-name="Default" style:data-style-name="N134">
      <style:table-cell-properties style:text-align-source="fix" style:repeat-content="false"/>
      <style:paragraph-properties fo:text-align="start" fo:margin-left="0cm"/>
    </style:style>
    <style:style style:name="ce167" style:family="table-cell" style:parent-style-name="Default">
      <style:text-properties fo:font-size="10pt" style:font-size-asian="10pt" style:font-size-complex="10pt"/>
    </style:style>
    <style:style style:name="ce168" style:family="table-cell" style:parent-style-name="Default">
      <style:text-properties style:font-name="Monotype.com" fo:font-size="8pt" style:font-size-asian="8pt" style:font-size-complex="8pt"/>
    </style:style>
    <style:style style:name="ce169" style:family="table-cell" style:parent-style-name="Default" style:data-style-name="N8099">
      <style:table-cell-properties fo:border-bottom="none" style:text-align-source="fix" style:repeat-content="false" fo:border-left="0.088cm solid #000000" fo:border-right="none" fo:border-top="0.088cm solid #000000" style:vertical-align="top"/>
      <style:paragraph-properties fo:text-align="start"/>
      <style:text-properties style:font-name="Monotype.com" fo:font-size="8pt" style:font-size-asian="8pt" style:font-size-complex="8pt"/>
    </style:style>
    <style:style style:name="ce170" style:family="table-cell" style:parent-style-name="Default" style:data-style-name="N8099">
      <style:table-cell-properties fo:border-bottom="none" style:text-align-source="fix" style:repeat-content="false" fo:border-left="0.088cm solid #000000" fo:border-right="none" fo:border-top="none" style:vertical-align="top"/>
      <style:paragraph-properties fo:text-align="start"/>
      <style:text-properties style:font-name="Monotype.com" fo:font-size="8pt" style:font-size-asian="8pt" style:font-size-complex="8pt"/>
    </style:style>
    <style:style style:name="ce171" style:family="table-cell" style:parent-style-name="Default" style:data-style-name="N100">
      <style:table-cell-properties fo:border-bottom="0.088cm solid #000000" style:text-align-source="fix" style:repeat-content="false" fo:wrap-option="wrap" fo:border-left="0.088cm solid #000000" fo:border-right="none" fo:border-top="none" style:vertical-align="top"/>
      <style:paragraph-properties fo:text-align="start"/>
      <style:text-properties style:font-name="Monotype.com" fo:font-size="8pt" style:font-size-asian="8pt" style:font-size-complex="8pt"/>
    </style:style>
    <style:style style:name="ce172" style:family="table-cell" style:parent-style-name="Default" style:data-style-name="N100">
      <style:table-cell-properties fo:border-bottom="none" style:text-align-source="fix" style:repeat-content="false" fo:wrap-option="wrap" fo:border-left="0.088cm solid #000000" fo:border-right="none" fo:border-top="none" style:vertical-align="top"/>
      <style:paragraph-properties fo:text-align="start"/>
      <style:text-properties style:font-name="Monotype.com" fo:font-size="8pt" style:font-size-asian="8pt" style:font-size-complex="8pt"/>
    </style:style>
    <style:style style:name="ce173" style:family="table-cell" style:parent-style-name="Default" style:data-style-name="N8000">
      <style:table-cell-properties style:text-align-source="fix" style:repeat-content="false"/>
      <style:paragraph-properties fo:text-align="end" fo:margin-left="0cm"/>
      <style:text-properties style:font-name="Monotype.com" fo:font-size="8pt" style:font-size-asian="8pt" style:font-size-complex="8pt"/>
    </style:style>
    <style:style style:name="ce174" style:family="table-cell" style:parent-style-name="Default" style:data-style-name="N60">
      <style:table-cell-properties fo:border-bottom="0.088cm solid #000000" style:text-align-source="fix" style:repeat-content="false" fo:border-left="none" fo:border-right="none" fo:border-top="0.088cm solid #000000" style:vertical-align="top"/>
      <style:paragraph-properties fo:text-align="start"/>
      <style:text-properties style:font-name="Monotype.com" fo:font-size="8pt" style:font-size-asian="8pt" style:font-size-complex="8pt"/>
    </style:style>
    <style:style style:name="ce175" style:family="table-cell" style:parent-style-name="Default" style:data-style-name="N60">
      <style:table-cell-properties style:text-align-source="fix" style:repeat-content="false" style:vertical-align="top"/>
      <style:paragraph-properties fo:text-align="start"/>
      <style:text-properties style:font-name="Monotype.com" fo:font-size="8pt" style:font-size-asian="8pt" style:font-size-complex="8pt"/>
    </style:style>
    <style:style style:name="ce176" style:family="table-cell" style:parent-style-name="Default" style:data-style-name="N60">
      <style:table-cell-properties style:text-align-source="fix" style:repeat-content="false" fo:border="none" style:vertical-align="top"/>
      <style:paragraph-properties fo:text-align="start"/>
      <style:text-properties style:font-name="Monotype.com" fo:font-size="8pt" style:font-size-asian="8pt" style:font-size-complex="8pt"/>
    </style:style>
    <style:style style:name="ce177" style:family="table-cell" style:parent-style-name="Default" style:data-style-name="N60">
      <style:table-cell-properties fo:border-bottom="0.088cm solid #000000" style:text-align-source="fix" style:repeat-content="false" fo:border-left="none" fo:border-right="none" fo:border-top="none" style:vertical-align="top"/>
      <style:paragraph-properties fo:text-align="start"/>
      <style:text-properties style:font-name="Monotype.com" fo:font-size="8pt" style:font-size-asian="8pt" style:font-size-complex="8pt"/>
    </style:style>
    <style:style style:name="ce178" style:family="table-cell" style:parent-style-name="Default" style:data-style-name="N0">
      <style:table-cell-properties fo:border-bottom="none" style:text-align-source="fix" style:repeat-content="false" fo:border-left="none" fo:border-right="none" fo:border-top="0.088cm solid #000000" style:vertical-align="middle"/>
      <style:paragraph-properties fo:text-align="end" fo:margin-left="0cm"/>
      <style:text-properties style:font-name="Monotype.com" fo:font-size="8pt" style:font-size-asian="8pt" style:font-size-complex="8pt"/>
    </style:style>
    <style:style style:name="ce179" style:family="table-cell" style:parent-style-name="Default" style:data-style-name="N0">
      <style:table-cell-properties style:text-align-source="fix" style:repeat-content="false" style:vertical-align="middle"/>
      <style:paragraph-properties fo:text-align="end" fo:margin-left="0cm"/>
      <style:text-properties style:font-name="Monotype.com" fo:font-size="8pt" style:font-size-asian="8pt" style:font-size-complex="8pt"/>
    </style:style>
    <style:style style:name="ce180" style:family="table-cell" style:parent-style-name="Default" style:data-style-name="N60">
      <style:table-cell-properties style:text-align-source="fix" style:repeat-content="false" style:vertical-align="top"/>
      <style:paragraph-properties fo:text-align="end" fo:margin-left="0cm"/>
      <style:text-properties style:font-name="Monotype.com" fo:font-size="8pt" style:font-size-asian="8pt" style:font-size-complex="8pt"/>
    </style:style>
    <style:style style:name="ce181" style:family="table-cell" style:parent-style-name="Default" style:data-style-name="N60">
      <style:table-cell-properties style:text-align-source="fix" style:repeat-content="false" fo:border="none" style:vertical-align="top"/>
      <style:paragraph-properties fo:text-align="end" fo:margin-left="0cm"/>
      <style:text-properties style:font-name="Monotype.com" fo:font-size="8pt" style:font-size-asian="8pt" style:font-size-complex="8pt"/>
    </style:style>
    <style:style style:name="ce182" style:family="table-cell" style:parent-style-name="Default" style:data-style-name="N60">
      <style:table-cell-properties fo:border-bottom="0.088cm solid #000000" style:text-align-source="fix" style:repeat-content="false" fo:border-left="none" fo:border-right="none" fo:border-top="none" style:vertical-align="top"/>
      <style:paragraph-properties fo:text-align="end" fo:margin-left="0cm"/>
      <style:text-properties style:font-name="Monotype.com" fo:font-size="8pt" style:font-size-asian="8pt" style:font-size-complex="8pt"/>
    </style:style>
    <style:style style:name="ce183" style:family="table-cell" style:parent-style-name="Default">
      <style:table-cell-properties style:text-align-source="fix" style:repeat-content="false"/>
      <style:paragraph-properties fo:text-align="end" fo:margin-left="0cm"/>
      <style:text-properties style:font-name="Monotype.com" fo:font-size="8pt" style:font-size-asian="8pt" style:font-size-complex="8pt"/>
    </style:style>
    <style:style style:name="ce184" style:family="table-cell" style:parent-style-name="Default" style:data-style-name="N8001">
      <style:table-cell-properties style:text-align-source="fix" style:repeat-content="false"/>
      <style:paragraph-properties fo:text-align="end" fo:margin-left="0cm"/>
      <style:text-properties style:font-name="Monotype.com" fo:font-size="8pt" style:font-size-asian="8pt" style:font-size-complex="8pt"/>
    </style:style>
    <style:style style:name="ce185" style:family="table-cell" style:parent-style-name="Default" style:data-style-name="N1">
      <style:table-cell-properties fo:border-bottom="none" style:text-align-source="fix" style:repeat-content="false" fo:border-left="none" fo:border-right="none" fo:border-top="0.088cm solid #000000" style:vertical-align="middle"/>
      <style:paragraph-properties fo:text-align="end" fo:margin-left="0cm"/>
      <style:text-properties style:font-name="Monotype.com" fo:font-size="8pt" style:font-size-asian="8pt" style:font-size-complex="8pt"/>
    </style:style>
    <style:style style:name="ce186" style:family="table-cell" style:parent-style-name="Default" style:data-style-name="N1">
      <style:table-cell-properties style:text-align-source="fix" style:repeat-content="false" style:vertical-align="middle"/>
      <style:paragraph-properties fo:text-align="end" fo:margin-left="0cm"/>
      <style:text-properties style:font-name="Monotype.com" fo:font-size="8pt" style:font-size-asian="8pt" style:font-size-complex="8pt"/>
    </style:style>
    <style:style style:name="ce187" style:family="table-cell" style:parent-style-name="Default" style:data-style-name="N1">
      <style:table-cell-properties style:text-align-source="fix" style:repeat-content="false"/>
      <style:paragraph-properties fo:text-align="end" fo:margin-left="0cm"/>
      <style:text-properties style:font-name="Monotype.com" fo:font-size="8pt" style:font-size-asian="8pt" style:font-size-complex="8pt"/>
    </style:style>
    <style:style style:name="ce188" style:family="table-cell" style:parent-style-name="Default" style:data-style-name="N1">
      <style:table-cell-properties style:text-align-source="fix" style:repeat-content="false" fo:border="none"/>
      <style:paragraph-properties fo:text-align="end" fo:margin-left="0cm"/>
      <style:text-properties style:font-name="Monotype.com" fo:font-size="8pt" style:font-size-asian="8pt" style:font-size-complex="8pt"/>
    </style:style>
    <style:style style:name="ce189" style:family="table-cell" style:parent-style-name="Default" style:data-style-name="N1">
      <style:table-cell-properties fo:border-bottom="0.088cm solid #000000" style:text-align-source="fix" style:repeat-content="false" fo:border-left="none" fo:border-right="none" fo:border-top="none"/>
      <style:paragraph-properties fo:text-align="end" fo:margin-left="0cm"/>
      <style:text-properties style:font-name="Monotype.com" fo:font-size="8pt" style:font-size-asian="8pt" style:font-size-complex="8pt"/>
    </style:style>
    <style:style style:name="ce190" style:family="table-cell" style:parent-style-name="Default" style:data-style-name="N8000">
      <style:table-cell-properties fo:border-bottom="none" style:text-align-source="fix" style:repeat-content="false" fo:border-left="none" fo:border-right="0.088cm solid #000000" fo:border-top="0.088cm solid #000000" style:vertical-align="middle"/>
      <style:paragraph-properties fo:text-align="end" fo:margin-left="0cm"/>
      <style:text-properties style:font-name="Monotype.com" fo:font-size="8pt" style:font-size-asian="8pt" style:font-size-complex="8pt"/>
    </style:style>
    <style:style style:name="ce191" style:family="table-cell" style:parent-style-name="Default" style:data-style-name="N8000">
      <style:table-cell-properties fo:border-bottom="none" style:text-align-source="fix" style:repeat-content="false" fo:border-left="none" fo:border-right="0.088cm solid #000000" fo:border-top="none" style:vertical-align="middle"/>
      <style:paragraph-properties fo:text-align="end" fo:margin-left="0cm"/>
      <style:text-properties style:font-name="Monotype.com" fo:font-size="8pt" style:font-size-asian="8pt" style:font-size-complex="8pt"/>
    </style:style>
    <style:style style:name="ce192" style:family="table-cell" style:parent-style-name="Default">
      <style:table-cell-properties fo:border-bottom="none" fo:border-left="none" fo:border-right="0.088cm solid #000000" fo:border-top="none"/>
      <style:text-properties style:font-name="Monotype.com" fo:font-size="8pt" style:font-size-asian="8pt" style:font-size-complex="8pt"/>
    </style:style>
    <style:style style:name="ce193" style:family="table-cell" style:parent-style-name="Default">
      <style:table-cell-properties fo:border-bottom="0.088cm solid #000000" fo:border-left="none" fo:border-right="0.088cm solid #000000" fo:border-top="none"/>
      <style:text-properties style:font-name="Monotype.com" fo:font-size="8pt" style:font-size-asian="8pt" style:font-size-complex="8pt"/>
    </style:style>
    <style:style style:name="gr1" style:family="graphic">
      <style:graphic-properties draw:textarea-vertical-align="middle"/>
    </style:style>
    <style:style style:name="P1" style:family="paragraph">
      <style:paragraph-properties fo:text-align="start"/>
    </style:style>
    <style:style style:name="T1" style:family="text">
      <style:text-properties style:font-name="Monotype.com1" style:font-name-asian="Monotype.com1" style:font-name-complex="Monotype.com1"/>
    </style:style>
    <style:style style:name="T2" style:family="text">
      <style:text-properties style:font-name="Monotype.com"/>
    </style:style>
  </office:automatic-styles>
  <office:body>
    <office:spreadsheet>
      <table:table table:name="totals"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number-columns-repeated="4" table:default-cell-style-name="Default"/>
        <table:table-row table:style-name="ro1">
          <table:table-cell table:number-columns-repeated="2"/>
          <table:table-cell table:style-name="ce2" table:number-columns-repeated="5"/>
        </table:table-row>
        <table:table-row table:style-name="ro1">
          <table:table-cell/>
          <table:table-cell table:style-name="ce1" office:value-type="string">
            <text:p>sheet</text:p>
          </table:table-cell>
          <table:table-cell table:style-name="ce1" office:value-type="string">
            <text:p>title</text:p>
          </table:table-cell>
          <table:table-cell table:style-name="ce3" office:value-type="string" table:number-columns-spanned="2" table:number-rows-spanned="1">
            <text:p>transistors</text:p>
          </table:table-cell>
          <table:covered-table-cell table:style-name="ce3"/>
          <table:table-cell table:style-name="ce3" office:value-type="string" table:number-columns-spanned="2" table:number-rows-spanned="1">
            <text:p>gates</text:p>
          </table:table-cell>
          <table:covered-table-cell table:style-name="ce3"/>
        </table:table-row>
        <table:table-row table:style-name="ro2">
          <table:table-cell/>
          <table:table-cell table:formula="of:=MID(FORMULA([.C3]);2;100)" office:value-type="string" office:string-value="'0-F (upper c)'.$B$1">
            <text:p>'0-F (upper c)'.$B$1</text:p>
          </table:table-cell>
          <table:table-cell table:formula="of:=['0-F (upper c)'.$B$1]" office:value-type="string" office:string-value="4 bit to 7-segment, digits 0-F (upper c)">
            <text:p>4 bit to 7-segment, digits 0-F (upper c)</text:p>
          </table:table-cell>
          <table:table-cell table:formula="of:=OFFSET(INDIRECT([.B3]);47;63)" office:value-type="float" office:value="85">
            <text:p>85</text:p>
          </table:table-cell>
          <table:table-cell/>
          <table:table-cell table:formula="of:=OFFSET(INDIRECT([.B3]);48;63)" office:value-type="float" office:value="26">
            <text:p>26</text:p>
          </table:table-cell>
          <table:table-cell/>
        </table:table-row>
        <table:table-row table:style-name="ro2">
          <table:table-cell/>
          <table:table-cell table:formula="of:=MID(FORMULA([.C4]);2;100)" office:value-type="string" office:string-value="'0-F (lower c)'.$B$1">
            <text:p>'0-F (lower c)'.$B$1</text:p>
          </table:table-cell>
          <table:table-cell table:formula="of:=['0-F (lower c)'.$B$1]" office:value-type="string" office:string-value="4 bit to 7-segment, digits 0-F (lower c)">
            <text:p>4 bit to 7-segment, digits 0-F (lower c)</text:p>
          </table:table-cell>
          <table:table-cell table:formula="of:=OFFSET(INDIRECT([.B4]);47;62)" office:value-type="float" office:value="81">
            <text:p>81</text:p>
          </table:table-cell>
          <table:table-cell/>
          <table:table-cell table:formula="of:=OFFSET(INDIRECT([.B4]);48;62)" office:value-type="float" office:value="25">
            <text:p>25</text:p>
          </table:table-cell>
          <table:table-cell/>
        </table:table-row>
        <table:table-row table:style-name="ro2">
          <table:table-cell/>
          <table:table-cell table:formula="of:=MID(FORMULA([.C5]);2;100)" office:value-type="string" office:string-value="'digits 0-9'.$B$1">
            <text:p>'digits 0-9'.$B$1</text:p>
          </table:table-cell>
          <table:table-cell table:formula="of:=['digits 0-9'.$B$1]" office:value-type="string" office:string-value="4 bit to 7-segment, digits 0-9">
            <text:p>4 bit to 7-segment, digits 0-9</text:p>
          </table:table-cell>
          <table:table-cell table:formula="of:=OFFSET(INDIRECT([.B5]);47;62)" office:value-type="float" office:value="42">
            <text:p>42</text:p>
          </table:table-cell>
          <table:table-cell office:value-type="float" office:value="72">
            <text:p>72</text:p>
          </table:table-cell>
          <table:table-cell table:formula="of:=OFFSET(INDIRECT([.B5]);48;62)" office:value-type="float" office:value="18">
            <text:p>18</text:p>
          </table:table-cell>
          <table:table-cell/>
        </table:table-row>
        <table:table-row table:style-name="ro2">
          <table:table-cell/>
          <table:table-cell table:formula="of:=MID(FORMULA([.C6]);2;100)" office:value-type="string" office:string-value="'digits 0-7'.$B$1">
            <text:p>'digits 0-7'.$B$1</text:p>
          </table:table-cell>
          <table:table-cell table:formula="of:=['digits 0-7'.$B$1]" office:value-type="string" office:string-value="3 bit to 7-segment, digits 0-7">
            <text:p>3 bit to 7-segment, digits 0-7</text:p>
          </table:table-cell>
          <table:table-cell table:formula="of:=OFFSET(INDIRECT([.B6]);47;62)" office:value-type="float" office:value="40">
            <text:p>40</text:p>
          </table:table-cell>
          <table:table-cell office:value-type="float" office:value="56">
            <text:p>56</text:p>
          </table:table-cell>
          <table:table-cell table:formula="of:=OFFSET(INDIRECT([.B6]);48;62)" office:value-type="float" office:value="18">
            <text:p>18</text:p>
          </table:table-cell>
          <table:table-cell/>
        </table:table-row>
        <table:table-row table:style-name="ro2">
          <table:table-cell/>
          <table:table-cell table:formula="of:=MID(FORMULA([.C7]);2;100)" office:value-type="string" office:string-value="'digits 0-5'.$B$1">
            <text:p>'digits 0-5'.$B$1</text:p>
          </table:table-cell>
          <table:table-cell table:formula="of:=['digits 0-5'.$B$1]" office:value-type="string" office:string-value="3 bit to 7-segment, digits 0-5">
            <text:p>3 bit to 7-segment, digits 0-5</text:p>
          </table:table-cell>
          <table:table-cell table:formula="of:=OFFSET(INDIRECT([.B7]);47;62)" office:value-type="float" office:value="23">
            <text:p>23</text:p>
          </table:table-cell>
          <table:table-cell/>
          <table:table-cell table:formula="of:=OFFSET(INDIRECT([.B7]);48;62)" office:value-type="float" office:value="14">
            <text:p>14</text:p>
          </table:table-cell>
          <table:table-cell/>
        </table:table-row>
        <table:table-row table:style-name="ro2">
          <table:table-cell/>
          <table:table-cell table:formula="of:=MID(FORMULA([.C8]);2;100)" office:value-type="string" office:string-value="'digits 0-3'.$B$1">
            <text:p>'digits 0-3'.$B$1</text:p>
          </table:table-cell>
          <table:table-cell table:formula="of:=['digits 0-3'.$B$1]" office:value-type="string" office:string-value="2 bit to 7-segment, digits 0-3">
            <text:p>2 bit to 7-segment, digits 0-3</text:p>
          </table:table-cell>
          <table:table-cell table:formula="of:=OFFSET(INDIRECT([.B8]);47;62)" office:value-type="float" office:value="10">
            <text:p>10</text:p>
          </table:table-cell>
          <table:table-cell office:value-type="float" office:value="18">
            <text:p>18</text:p>
          </table:table-cell>
          <table:table-cell table:formula="of:=OFFSET(INDIRECT([.B8]);48;62)" office:value-type="float" office:value="7">
            <text:p>7</text:p>
          </table:table-cell>
          <table:table-cell/>
        </table:table-row>
        <table:table-row table:style-name="ro2">
          <table:table-cell/>
          <table:table-cell table:formula="of:=MID(FORMULA([.C9]);2;100)" office:value-type="string" office:string-value="'digits 0-2'.$B$1">
            <text:p>'digits 0-2'.$B$1</text:p>
          </table:table-cell>
          <table:table-cell table:formula="of:=['digits 0-2'.$B$1]" office:value-type="string" office:string-value="2 bit to 7-segment, digits 0-2">
            <text:p>2 bit to 7-segment, digits 0-2</text:p>
          </table:table-cell>
          <table:table-cell table:formula="of:=OFFSET(INDIRECT([.B9]);47;62)" office:value-type="float" office:value="4">
            <text:p>4</text:p>
          </table:table-cell>
          <table:table-cell/>
          <table:table-cell table:formula="of:=OFFSET(INDIRECT([.B9]);48;62)" office:value-type="float" office:value="3">
            <text:p>3</text:p>
          </table:table-cell>
          <table:table-cell/>
        </table:table-row>
        <table:table-row table:style-name="ro2">
          <table:table-cell/>
          <table:table-cell table:formula="of:=MID(FORMULA([.C10]);2;100)" office:value-type="string" office:string-value="'digits 1-2 (0 off)'.B1">
            <text:p>'digits 1-2 (0 off)'.B1</text:p>
          </table:table-cell>
          <table:table-cell table:formula="of:=['digits 1-2 (0 off)'.B1]" office:value-type="string" office:string-value="2 bit to 7-segment, digits 1-2 (0 off)">
            <text:p>2 bit to 7-segment, digits 1-2 (0 off)</text:p>
          </table:table-cell>
          <table:table-cell table:formula="of:=OFFSET(INDIRECT([.B10]);47;62)" office:value-type="float" office:value="3">
            <text:p>3</text:p>
          </table:table-cell>
          <table:table-cell/>
          <table:table-cell table:formula="of:=OFFSET(INDIRECT([.B10]);48;62)" office:value-type="float" office:value="2">
            <text:p>2</text:p>
          </table:table-cell>
          <table:table-cell/>
        </table:table-row>
        <table:named-expressions/>
      </table:table>
      <table:table table:name="0-F (upper c)" table:style-name="ta1" table:print="false">
        <table:table-column table:style-name="co6" table:default-cell-style-name="ce5"/>
        <table:table-column table:style-name="co6" table:number-columns-repeated="13"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4" table:default-cell-style-name="Default"/>
        <table:table-row table:style-name="ro3">
          <table:table-cell table:style-name="ce4"/>
          <table:table-cell table:style-name="ce4" office:value-type="string" table:number-columns-spanned="63" table:number-rows-spanned="1">
            <text:p>4 bit to 7-segment, digits 0-F (upper c)</text:p>
          </table:table-cell>
          <table:covered-table-cell table:style-name="ce30"/>
          <table:covered-table-cell table:number-columns-repeated="11" table:style-name="ce15"/>
          <table:covered-table-cell table:number-columns-repeated="50"/>
          <table:table-cell table:number-columns-repeated="960"/>
        </table:table-row>
        <table:table-row table:style-name="ro4">
          <table:table-cell/>
          <table:table-cell table:style-name="ce14" office:value-type="string" table:number-columns-spanned="13" table:number-rows-spanned="2">
            <text:p>Truth table</text:p>
          </table:table-cell>
          <table:covered-table-cell table:style-name="ce30"/>
          <table:covered-table-cell table:number-columns-repeated="11"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0"/>
        </table:table-row>
        <table:table-row table:style-name="ro4">
          <table:table-cell/>
          <table:covered-table-cell table:number-columns-repeated="13"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Q3]+1" office:value-type="float" office:value="1" table:number-columns-spanned="6" table:number-rows-spanned="1">
            <text:p>1</text:p>
          </table:table-cell>
          <table:covered-table-cell table:number-columns-repeated="4" table:style-name="ce91"/>
          <table:covered-table-cell table:style-name="ce101"/>
          <table:table-cell table:style-name="ce79" table:formula="of:=[.W3]+1" office:value-type="float" office:value="2" table:number-columns-spanned="6" table:number-rows-spanned="1">
            <text:p>2</text:p>
          </table:table-cell>
          <table:covered-table-cell table:number-columns-repeated="4" table:style-name="ce91"/>
          <table:covered-table-cell table:style-name="ce101"/>
          <table:table-cell table:style-name="ce79" table:formula="of:=[.AC3]+1" office:value-type="float" office:value="3" table:number-columns-spanned="6" table:number-rows-spanned="1">
            <text:p>3</text:p>
          </table:table-cell>
          <table:covered-table-cell table:number-columns-repeated="4" table:style-name="ce91"/>
          <table:covered-table-cell table:style-name="ce101"/>
          <table:table-cell table:style-name="ce79" table:formula="of:=[.AI3]+1" office:value-type="float" office:value="4" table:number-columns-spanned="6" table:number-rows-spanned="1">
            <text:p>4</text:p>
          </table:table-cell>
          <table:covered-table-cell table:number-columns-repeated="4" table:style-name="ce91"/>
          <table:covered-table-cell table:style-name="ce101"/>
          <table:table-cell table:style-name="ce79" table:formula="of:=[.AO3]+1" office:value-type="float" office:value="5" table:number-columns-spanned="6" table:number-rows-spanned="1">
            <text:p>5</text:p>
          </table:table-cell>
          <table:covered-table-cell table:number-columns-repeated="4" table:style-name="ce91"/>
          <table:covered-table-cell table:style-name="ce101"/>
          <table:table-cell table:style-name="ce79" table:formula="of:=[.AU3]+1" office:value-type="float" office:value="6" table:number-columns-spanned="6" table:number-rows-spanned="1">
            <text:p>6</text:p>
          </table:table-cell>
          <table:covered-table-cell table:number-columns-repeated="4" table:style-name="ce91"/>
          <table:covered-table-cell table:style-name="ce101"/>
          <table:table-cell table:style-name="ce79" table:formula="of:=[.BA3]+1" office:value-type="float" office:value="7" table:number-columns-spanned="6" table:number-rows-spanned="1">
            <text:p>7</text:p>
          </table:table-cell>
          <table:covered-table-cell table:number-columns-repeated="4" table:style-name="ce91"/>
          <table:covered-table-cell table:style-name="ce101"/>
          <table:table-cell table:number-columns-repeated="960"/>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8" table:number-rows-spanned="1">
            <text:p>Outputs</text:p>
          </table:table-cell>
          <table:covered-table-cell table:number-columns-repeated="6" table:style-name="ce39"/>
          <table:covered-table-cell table:style-name="ce42"/>
          <table:table-cell table:style-name="ce73"/>
          <table:table-cell table:style-name="ce5"/>
          <table:table-cell table:style-name="ce80" table:formula="of:=MATCH([.Q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W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C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I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O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U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BA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G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4"/>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0" office:value-type="string" table:number-columns-spanned="1" table:number-rows-spanned="2">
            <text:p>P</text:p>
          </table:table-cell>
          <table:table-cell table:style-name="ce73"/>
          <table:table-cell table:style-name="ce5"/>
          <table:table-cell table:style-name="ce81"/>
          <table:table-cell table:style-name="SegBG" table:formula="of:=HLOOKUP([.U5];[.$G$5:.$N$22];[.Q4];0)" office:value-type="float" office:value="1">
            <text:p>1</text:p>
          </table:table-cell>
          <table:table-cell table:style-name="seg1" table:formula="of:=[.U5]&amp;T(ORG.OPENOFFICE.STYLE(IF([.R5]=1;&quot;seg1&quot;;IF([.R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A5];[.$G$5:.$N$22];[.W4];0)" office:value-type="float" office:value="0">
            <text:p>0</text:p>
          </table:table-cell>
          <table:table-cell table:style-name="seg0" table:formula="of:=[.AA5]&amp;T(ORG.OPENOFFICE.STYLE(IF([.X5]=1;&quot;seg1&quot;;IF([.X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G5];[.$G$5:.$N$22];[.AC4];0)" office:value-type="float" office:value="1">
            <text:p>1</text:p>
          </table:table-cell>
          <table:table-cell table:style-name="seg1" table:formula="of:=[.AG5]&amp;T(ORG.OPENOFFICE.STYLE(IF([.AD5]=1;&quot;seg1&quot;;IF([.AD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M5];[.$G$5:.$N$22];[.AI4];0)" office:value-type="float" office:value="1">
            <text:p>1</text:p>
          </table:table-cell>
          <table:table-cell table:style-name="seg1" table:formula="of:=[.AM5]&amp;T(ORG.OPENOFFICE.STYLE(IF([.AJ5]=1;&quot;seg1&quot;;IF([.AJ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S5];[.$G$5:.$N$22];[.AO4];0)" office:value-type="float" office:value="0">
            <text:p>0</text:p>
          </table:table-cell>
          <table:table-cell table:style-name="seg0" table:formula="of:=[.AS5]&amp;T(ORG.OPENOFFICE.STYLE(IF([.AP5]=1;&quot;seg1&quot;;IF([.AP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Y5];[.$G$5:.$N$22];[.AU4];0)" office:value-type="float" office:value="1">
            <text:p>1</text:p>
          </table:table-cell>
          <table:table-cell table:style-name="seg1" table:formula="of:=[.AY5]&amp;T(ORG.OPENOFFICE.STYLE(IF([.AV5]=1;&quot;seg1&quot;;IF([.AV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E5];[.$G$5:.$N$22];[.BA4];0)" office:value-type="float" office:value="1">
            <text:p>1</text:p>
          </table:table-cell>
          <table:table-cell table:style-name="seg1" table:formula="of:=[.BE5]&amp;T(ORG.OPENOFFICE.STYLE(IF([.BB5]=1;&quot;seg1&quot;;IF([.BB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K5];[.$G$5:.$N$22];[.BG4];0)" office:value-type="float" office:value="1">
            <text:p>1</text:p>
          </table:table-cell>
          <table:table-cell table:style-name="seg1" table:formula="of:=[.BK5]&amp;T(ORG.OPENOFFICE.STYLE(IF([.BH5]=1;&quot;seg1&quot;;IF([.BH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4"/>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number-columns-repeated="2" table:style-name="ce68"/>
          <table:table-cell table:style-name="ce73"/>
          <table:table-cell table:style-name="ce5"/>
          <table:table-cell table:style-name="ce81" table:formula="of:=HLOOKUP([.S6];[.$G$5:.$N$22];[.Q4];0)" office:value-type="float" office:value="1" table:number-columns-spanned="1" table:number-rows-spanned="2">
            <text:p>1</text:p>
          </table:table-cell>
          <table:table-cell table:style-name="seg1" table:formula="of:=[.S6]&amp;T(ORG.OPENOFFICE.STYLE(IF([.Q6]=1;&quot;seg1&quot;;IF([.Q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V6];[.$G$5:.$N$22];[.Q4];0)" office:value-type="float" office:value="1" table:number-columns-spanned="1" table:number-rows-spanned="2">
            <text:p>1</text:p>
          </table:table-cell>
          <table:table-cell table:style-name="seg1" table:formula="of:=[.V6]&amp;T(ORG.OPENOFFICE.STYLE(IF([.T6]=1;&quot;seg1&quot;;IF([.T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Y6];[.$G$5:.$N$22];[.W4];0)" office:value-type="float" office:value="0" table:number-columns-spanned="1" table:number-rows-spanned="2">
            <text:p>0</text:p>
          </table:table-cell>
          <table:table-cell table:style-name="seg0" table:formula="of:=[.Y6]&amp;T(ORG.OPENOFFICE.STYLE(IF([.W6]=1;&quot;seg1&quot;;IF([.W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B6];[.$G$5:.$N$22];[.W4];0)" office:value-type="float" office:value="1" table:number-columns-spanned="1" table:number-rows-spanned="2">
            <text:p>1</text:p>
          </table:table-cell>
          <table:table-cell table:style-name="seg1" table:formula="of:=[.AB6]&amp;T(ORG.OPENOFFICE.STYLE(IF([.Z6]=1;&quot;seg1&quot;;IF([.Z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E6];[.$G$5:.$N$22];[.AC4];0)" office:value-type="float" office:value="0" table:number-columns-spanned="1" table:number-rows-spanned="2">
            <text:p>0</text:p>
          </table:table-cell>
          <table:table-cell table:style-name="seg0" table:formula="of:=[.AE6]&amp;T(ORG.OPENOFFICE.STYLE(IF([.AC6]=1;&quot;seg1&quot;;IF([.AC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H6];[.$G$5:.$N$22];[.AC4];0)" office:value-type="float" office:value="1" table:number-columns-spanned="1" table:number-rows-spanned="2">
            <text:p>1</text:p>
          </table:table-cell>
          <table:table-cell table:style-name="seg1" table:formula="of:=[.AH6]&amp;T(ORG.OPENOFFICE.STYLE(IF([.AF6]=1;&quot;seg1&quot;;IF([.AF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K6];[.$G$5:.$N$22];[.AI4];0)" office:value-type="float" office:value="0" table:number-columns-spanned="1" table:number-rows-spanned="2">
            <text:p>0</text:p>
          </table:table-cell>
          <table:table-cell table:style-name="seg0" table:formula="of:=[.AK6]&amp;T(ORG.OPENOFFICE.STYLE(IF([.AI6]=1;&quot;seg1&quot;;IF([.AI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N6];[.$G$5:.$N$22];[.AI4];0)" office:value-type="float" office:value="1" table:number-columns-spanned="1" table:number-rows-spanned="2">
            <text:p>1</text:p>
          </table:table-cell>
          <table:table-cell table:style-name="seg1" table:formula="of:=[.AN6]&amp;T(ORG.OPENOFFICE.STYLE(IF([.AL6]=1;&quot;seg1&quot;;IF([.AL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Q6];[.$G$5:.$N$22];[.AO4];0)" office:value-type="float" office:value="1" table:number-columns-spanned="1" table:number-rows-spanned="2">
            <text:p>1</text:p>
          </table:table-cell>
          <table:table-cell table:style-name="seg1" table:formula="of:=[.AQ6]&amp;T(ORG.OPENOFFICE.STYLE(IF([.AO6]=1;&quot;seg1&quot;;IF([.AO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T6];[.$G$5:.$N$22];[.AO4];0)" office:value-type="float" office:value="1" table:number-columns-spanned="1" table:number-rows-spanned="2">
            <text:p>1</text:p>
          </table:table-cell>
          <table:table-cell table:style-name="seg1" table:formula="of:=[.AT6]&amp;T(ORG.OPENOFFICE.STYLE(IF([.AR6]=1;&quot;seg1&quot;;IF([.AR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W6];[.$G$5:.$N$22];[.AU4];0)" office:value-type="float" office:value="1" table:number-columns-spanned="1" table:number-rows-spanned="2">
            <text:p>1</text:p>
          </table:table-cell>
          <table:table-cell table:style-name="seg1" table:formula="of:=[.AW6]&amp;T(ORG.OPENOFFICE.STYLE(IF([.AU6]=1;&quot;seg1&quot;;IF([.AU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Z6];[.$G$5:.$N$22];[.AU4];0)" office:value-type="float" office:value="0" table:number-columns-spanned="1" table:number-rows-spanned="2">
            <text:p>0</text:p>
          </table:table-cell>
          <table:table-cell table:style-name="seg0" table:formula="of:=[.AZ6]&amp;T(ORG.OPENOFFICE.STYLE(IF([.AX6]=1;&quot;seg1&quot;;IF([.AX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C6];[.$G$5:.$N$22];[.BA4];0)" office:value-type="float" office:value="1" table:number-columns-spanned="1" table:number-rows-spanned="2">
            <text:p>1</text:p>
          </table:table-cell>
          <table:table-cell table:style-name="seg1" table:formula="of:=[.BC6]&amp;T(ORG.OPENOFFICE.STYLE(IF([.BA6]=1;&quot;seg1&quot;;IF([.BA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F6];[.$G$5:.$N$22];[.BA4];0)" office:value-type="float" office:value="0" table:number-columns-spanned="1" table:number-rows-spanned="2">
            <text:p>0</text:p>
          </table:table-cell>
          <table:table-cell table:style-name="seg0" table:formula="of:=[.BF6]&amp;T(ORG.OPENOFFICE.STYLE(IF([.BD6]=1;&quot;seg1&quot;;IF([.BD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I6];[.$G$5:.$N$22];[.BG4];0)" office:value-type="float" office:value="0" table:number-columns-spanned="1" table:number-rows-spanned="2">
            <text:p>0</text:p>
          </table:table-cell>
          <table:table-cell table:style-name="seg0" table:formula="of:=[.BI6]&amp;T(ORG.OPENOFFICE.STYLE(IF([.BG6]=1;&quot;seg1&quot;;IF([.BG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L6];[.$G$5:.$N$22];[.BG4];0)" office:value-type="float" office:value="1" table:number-columns-spanned="1" table:number-rows-spanned="2">
            <text:p>1</text:p>
          </table:table-cell>
          <table:table-cell table:style-name="seg1" table:formula="of:=[.BL6]&amp;T(ORG.OPENOFFICE.STYLE(IF([.BJ6]=1;&quot;seg1&quot;;IF([.BJ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4"/>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number-columns-repeated="2"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5" table:style-name="ce31" office:value-type="float" office:value="0">
            <text:p>0</text:p>
          </table:table-cell>
          <table:table-cell table:style-name="ce73"/>
          <table:table-cell table:style-name="ce5"/>
          <table:table-cell table:style-name="ce81"/>
          <table:table-cell table:style-name="SegBG" table:formula="of:=HLOOKUP([.U8];[.$G$5:.$N$22];[.Q4];0)" office:value-type="float" office:value="0">
            <text:p>0</text:p>
          </table:table-cell>
          <table:table-cell table:style-name="seg0" table:formula="of:=[.U8]&amp;T(ORG.OPENOFFICE.STYLE(IF([.R8]=1;&quot;seg1&quot;;IF([.R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A8];[.$G$5:.$N$22];[.W4];0)" office:value-type="float" office:value="0">
            <text:p>0</text:p>
          </table:table-cell>
          <table:table-cell table:style-name="seg0" table:formula="of:=[.AA8]&amp;T(ORG.OPENOFFICE.STYLE(IF([.X8]=1;&quot;seg1&quot;;IF([.X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G8];[.$G$5:.$N$22];[.AC4];0)" office:value-type="float" office:value="1">
            <text:p>1</text:p>
          </table:table-cell>
          <table:table-cell table:style-name="seg1" table:formula="of:=[.AG8]&amp;T(ORG.OPENOFFICE.STYLE(IF([.AD8]=1;&quot;seg1&quot;;IF([.AD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M8];[.$G$5:.$N$22];[.AI4];0)" office:value-type="float" office:value="1">
            <text:p>1</text:p>
          </table:table-cell>
          <table:table-cell table:style-name="seg1" table:formula="of:=[.AM8]&amp;T(ORG.OPENOFFICE.STYLE(IF([.AJ8]=1;&quot;seg1&quot;;IF([.AJ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S8];[.$G$5:.$N$22];[.AO4];0)" office:value-type="float" office:value="1">
            <text:p>1</text:p>
          </table:table-cell>
          <table:table-cell table:style-name="seg1" table:formula="of:=[.AS8]&amp;T(ORG.OPENOFFICE.STYLE(IF([.AP8]=1;&quot;seg1&quot;;IF([.AP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Y8];[.$G$5:.$N$22];[.AU4];0)" office:value-type="float" office:value="1">
            <text:p>1</text:p>
          </table:table-cell>
          <table:table-cell table:style-name="seg1" table:formula="of:=[.AY8]&amp;T(ORG.OPENOFFICE.STYLE(IF([.AV8]=1;&quot;seg1&quot;;IF([.AV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E8];[.$G$5:.$N$22];[.BA4];0)" office:value-type="float" office:value="1">
            <text:p>1</text:p>
          </table:table-cell>
          <table:table-cell table:style-name="seg1" table:formula="of:=[.BE8]&amp;T(ORG.OPENOFFICE.STYLE(IF([.BB8]=1;&quot;seg1&quot;;IF([.BB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K8];[.$G$5:.$N$22];[.BG4];0)" office:value-type="float" office:value="0">
            <text:p>0</text:p>
          </table:table-cell>
          <table:table-cell table:style-name="seg0" table:formula="of:=[.BK8]&amp;T(ORG.OPENOFFICE.STYLE(IF([.BH8]=1;&quot;seg1&quot;;IF([.BH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3"/>
          <table:table-cell table:style-name="ce5"/>
          <table:table-cell table:style-name="ce81" table:formula="of:=HLOOKUP([.S9];[.$G$5:.$N$22];[.Q4];0)" office:value-type="float" office:value="1" table:number-columns-spanned="1" table:number-rows-spanned="2">
            <text:p>1</text:p>
          </table:table-cell>
          <table:table-cell table:style-name="seg1" table:formula="of:=[.S9]&amp;T(ORG.OPENOFFICE.STYLE(IF([.Q9]=1;&quot;seg1&quot;;IF([.Q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V9];[.$G$5:.$N$22];[.Q4];0)" office:value-type="float" office:value="1" table:number-columns-spanned="1" table:number-rows-spanned="2">
            <text:p>1</text:p>
          </table:table-cell>
          <table:table-cell table:style-name="seg1" table:formula="of:=[.V9]&amp;T(ORG.OPENOFFICE.STYLE(IF([.T9]=1;&quot;seg1&quot;;IF([.T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Y9];[.$G$5:.$N$22];[.W4];0)" office:value-type="float" office:value="0" table:number-columns-spanned="1" table:number-rows-spanned="2">
            <text:p>0</text:p>
          </table:table-cell>
          <table:table-cell table:style-name="seg0" table:formula="of:=[.Y9]&amp;T(ORG.OPENOFFICE.STYLE(IF([.W9]=1;&quot;seg1&quot;;IF([.W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B9];[.$G$5:.$N$22];[.W4];0)" office:value-type="float" office:value="1" table:number-columns-spanned="1" table:number-rows-spanned="2">
            <text:p>1</text:p>
          </table:table-cell>
          <table:table-cell table:style-name="seg1" table:formula="of:=[.AB9]&amp;T(ORG.OPENOFFICE.STYLE(IF([.Z9]=1;&quot;seg1&quot;;IF([.Z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E9];[.$G$5:.$N$22];[.AC4];0)" office:value-type="float" office:value="1" table:number-columns-spanned="1" table:number-rows-spanned="2">
            <text:p>1</text:p>
          </table:table-cell>
          <table:table-cell table:style-name="seg1" table:formula="of:=[.AE9]&amp;T(ORG.OPENOFFICE.STYLE(IF([.AC9]=1;&quot;seg1&quot;;IF([.AC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H9];[.$G$5:.$N$22];[.AC4];0)" office:value-type="float" office:value="0" table:number-columns-spanned="1" table:number-rows-spanned="2">
            <text:p>0</text:p>
          </table:table-cell>
          <table:table-cell table:style-name="seg0" table:formula="of:=[.AH9]&amp;T(ORG.OPENOFFICE.STYLE(IF([.AF9]=1;&quot;seg1&quot;;IF([.AF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K9];[.$G$5:.$N$22];[.AI4];0)" office:value-type="float" office:value="0" table:number-columns-spanned="1" table:number-rows-spanned="2">
            <text:p>0</text:p>
          </table:table-cell>
          <table:table-cell table:style-name="seg0" table:formula="of:=[.AK9]&amp;T(ORG.OPENOFFICE.STYLE(IF([.AI9]=1;&quot;seg1&quot;;IF([.AI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N9];[.$G$5:.$N$22];[.AI4];0)" office:value-type="float" office:value="1" table:number-columns-spanned="1" table:number-rows-spanned="2">
            <text:p>1</text:p>
          </table:table-cell>
          <table:table-cell table:style-name="seg1" table:formula="of:=[.AN9]&amp;T(ORG.OPENOFFICE.STYLE(IF([.AL9]=1;&quot;seg1&quot;;IF([.AL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Q9];[.$G$5:.$N$22];[.AO4];0)" office:value-type="float" office:value="0" table:number-columns-spanned="1" table:number-rows-spanned="2">
            <text:p>0</text:p>
          </table:table-cell>
          <table:table-cell table:style-name="seg0" table:formula="of:=[.AQ9]&amp;T(ORG.OPENOFFICE.STYLE(IF([.AO9]=1;&quot;seg1&quot;;IF([.AO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T9];[.$G$5:.$N$22];[.AO4];0)" office:value-type="float" office:value="1" table:number-columns-spanned="1" table:number-rows-spanned="2">
            <text:p>1</text:p>
          </table:table-cell>
          <table:table-cell table:style-name="seg1" table:formula="of:=[.AT9]&amp;T(ORG.OPENOFFICE.STYLE(IF([.AR9]=1;&quot;seg1&quot;;IF([.AR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W9];[.$G$5:.$N$22];[.AU4];0)" office:value-type="float" office:value="0" table:number-columns-spanned="1" table:number-rows-spanned="2">
            <text:p>0</text:p>
          </table:table-cell>
          <table:table-cell table:style-name="seg0" table:formula="of:=[.AW9]&amp;T(ORG.OPENOFFICE.STYLE(IF([.AU9]=1;&quot;seg1&quot;;IF([.AU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Z9];[.$G$5:.$N$22];[.AU4];0)" office:value-type="float" office:value="1" table:number-columns-spanned="1" table:number-rows-spanned="2">
            <text:p>1</text:p>
          </table:table-cell>
          <table:table-cell table:style-name="seg1" table:formula="of:=[.AZ9]&amp;T(ORG.OPENOFFICE.STYLE(IF([.AX9]=1;&quot;seg1&quot;;IF([.AX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C9];[.$G$5:.$N$22];[.BA4];0)" office:value-type="float" office:value="1" table:number-columns-spanned="1" table:number-rows-spanned="2">
            <text:p>1</text:p>
          </table:table-cell>
          <table:table-cell table:style-name="seg1" table:formula="of:=[.BC9]&amp;T(ORG.OPENOFFICE.STYLE(IF([.BA9]=1;&quot;seg1&quot;;IF([.BA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F9];[.$G$5:.$N$22];[.BA4];0)" office:value-type="float" office:value="1" table:number-columns-spanned="1" table:number-rows-spanned="2">
            <text:p>1</text:p>
          </table:table-cell>
          <table:table-cell table:style-name="seg1" table:formula="of:=[.BF9]&amp;T(ORG.OPENOFFICE.STYLE(IF([.BD9]=1;&quot;seg1&quot;;IF([.BD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I9];[.$G$5:.$N$22];[.BG4];0)" office:value-type="float" office:value="0" table:number-columns-spanned="1" table:number-rows-spanned="2">
            <text:p>0</text:p>
          </table:table-cell>
          <table:table-cell table:style-name="seg0" table:formula="of:=[.BI9]&amp;T(ORG.OPENOFFICE.STYLE(IF([.BG9]=1;&quot;seg1&quot;;IF([.BG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L9];[.$G$5:.$N$22];[.BG4];0)" office:value-type="float" office:value="1" table:number-columns-spanned="1" table:number-rows-spanned="2">
            <text:p>1</text:p>
          </table:table-cell>
          <table:table-cell table:style-name="seg1" table:formula="of:=[.BL9]&amp;T(ORG.OPENOFFICE.STYLE(IF([.BJ9]=1;&quot;seg1&quot;;IF([.BJ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4"/>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3"/>
          <table:table-cell table:style-name="ce5"/>
          <table:table-cell table:style-name="ce81"/>
          <table:table-cell table:style-name="SegBG" table:formula="of:=HLOOKUP([.U11];[.$G$5:.$N$22];[.Q4];0)" office:value-type="float" office:value="1">
            <text:p>1</text:p>
          </table:table-cell>
          <table:table-cell table:style-name="seg1" table:formula="of:=[.U11]&amp;T(ORG.OPENOFFICE.STYLE(IF([.R11]=1;&quot;seg1&quot;;IF([.R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A11];[.$G$5:.$N$22];[.W4];0)" office:value-type="float" office:value="0">
            <text:p>0</text:p>
          </table:table-cell>
          <table:table-cell table:style-name="seg0" table:formula="of:=[.AA11]&amp;T(ORG.OPENOFFICE.STYLE(IF([.X11]=1;&quot;seg1&quot;;IF([.X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G11];[.$G$5:.$N$22];[.AC4];0)" office:value-type="float" office:value="1">
            <text:p>1</text:p>
          </table:table-cell>
          <table:table-cell table:style-name="seg1" table:formula="of:=[.AG11]&amp;T(ORG.OPENOFFICE.STYLE(IF([.AD11]=1;&quot;seg1&quot;;IF([.AD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M11];[.$G$5:.$N$22];[.AI4];0)" office:value-type="float" office:value="1">
            <text:p>1</text:p>
          </table:table-cell>
          <table:table-cell table:style-name="seg1" table:formula="of:=[.AM11]&amp;T(ORG.OPENOFFICE.STYLE(IF([.AJ11]=1;&quot;seg1&quot;;IF([.AJ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S11];[.$G$5:.$N$22];[.AO4];0)" office:value-type="float" office:value="0">
            <text:p>0</text:p>
          </table:table-cell>
          <table:table-cell table:style-name="seg0" table:formula="of:=[.AS11]&amp;T(ORG.OPENOFFICE.STYLE(IF([.AP11]=1;&quot;seg1&quot;;IF([.AP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Y11];[.$G$5:.$N$22];[.AU4];0)" office:value-type="float" office:value="1">
            <text:p>1</text:p>
          </table:table-cell>
          <table:table-cell table:style-name="seg1" table:formula="of:=[.AY11]&amp;T(ORG.OPENOFFICE.STYLE(IF([.AV11]=1;&quot;seg1&quot;;IF([.AV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E11];[.$G$5:.$N$22];[.BA4];0)" office:value-type="float" office:value="1">
            <text:p>1</text:p>
          </table:table-cell>
          <table:table-cell table:style-name="seg1" table:formula="of:=[.BE11]&amp;T(ORG.OPENOFFICE.STYLE(IF([.BB11]=1;&quot;seg1&quot;;IF([.BB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K11];[.$G$5:.$N$22];[.BG4];0)" office:value-type="float" office:value="0">
            <text:p>0</text:p>
          </table:table-cell>
          <table:table-cell table:style-name="seg0" table:formula="of:=[.BK11]&amp;T(ORG.OPENOFFICE.STYLE(IF([.BH11]=1;&quot;seg1&quot;;IF([.BH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4"/>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31" office:value-type="float" office:value="0">
            <text:p>0</text:p>
          </table:table-cell>
          <table:table-cell table:style-name="ce73"/>
          <table:table-cell table:style-name="ce5"/>
          <table:table-cell table:style-name="ce79" table:formula="of:=[.BG3]+1" office:value-type="float" office:value="8" table:number-columns-spanned="6" table:number-rows-spanned="1">
            <text:p>8</text:p>
          </table:table-cell>
          <table:covered-table-cell table:number-columns-repeated="4" table:style-name="ce91"/>
          <table:covered-table-cell table:style-name="ce101"/>
          <table:table-cell table:style-name="ce79" table:formula="of:=[.Q13]+1" office:value-type="float" office:value="9" table:number-columns-spanned="6" table:number-rows-spanned="1">
            <text:p>9</text:p>
          </table:table-cell>
          <table:covered-table-cell table:number-columns-repeated="4" table:style-name="ce91"/>
          <table:covered-table-cell table:style-name="ce101"/>
          <table:table-cell table:style-name="ce79" table:formula="of:=[.W13]+1" office:value-type="float" office:value="10" table:number-columns-spanned="6" table:number-rows-spanned="1">
            <text:p>10</text:p>
          </table:table-cell>
          <table:covered-table-cell table:number-columns-repeated="4" table:style-name="ce91"/>
          <table:covered-table-cell table:style-name="ce101"/>
          <table:table-cell table:style-name="ce79" table:formula="of:=[.AC13]+1" office:value-type="float" office:value="11" table:number-columns-spanned="6" table:number-rows-spanned="1">
            <text:p>11</text:p>
          </table:table-cell>
          <table:covered-table-cell table:number-columns-repeated="4" table:style-name="ce91"/>
          <table:covered-table-cell table:style-name="ce101"/>
          <table:table-cell table:style-name="ce79" table:formula="of:=[.AI13]+1" office:value-type="float" office:value="12" table:number-columns-spanned="6" table:number-rows-spanned="1">
            <text:p>12</text:p>
          </table:table-cell>
          <table:covered-table-cell table:number-columns-repeated="4" table:style-name="ce91"/>
          <table:covered-table-cell table:style-name="ce101"/>
          <table:table-cell table:style-name="ce79" table:formula="of:=[.AO13]+1" office:value-type="float" office:value="13" table:number-columns-spanned="6" table:number-rows-spanned="1">
            <text:p>13</text:p>
          </table:table-cell>
          <table:covered-table-cell table:number-columns-repeated="4" table:style-name="ce91"/>
          <table:covered-table-cell table:style-name="ce101"/>
          <table:table-cell table:style-name="ce79" table:formula="of:=[.AU13]+1" office:value-type="float" office:value="14" table:number-columns-spanned="6" table:number-rows-spanned="1">
            <text:p>14</text:p>
          </table:table-cell>
          <table:covered-table-cell table:number-columns-repeated="4" table:style-name="ce91"/>
          <table:covered-table-cell table:style-name="ce101"/>
          <table:table-cell table:style-name="ce79" table:formula="of:=[.BA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4"/>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31" office:value-type="float" office:value="1">
            <text:p>1</text:p>
          </table:table-cell>
          <table:table-cell table:style-name="ce74"/>
          <table:table-cell table:style-name="ce5"/>
          <table:table-cell table:style-name="ce80" table:formula="of:=MATCH([.Q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W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C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I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O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U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BA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G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4"/>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15];[.$G$5:.$N$22];[.Q14];0)" office:value-type="float" office:value="1">
            <text:p>1</text:p>
          </table:table-cell>
          <table:table-cell table:style-name="seg1" table:formula="of:=[.U15]&amp;T(ORG.OPENOFFICE.STYLE(IF([.R15]=1;&quot;seg1&quot;;IF([.R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A15];[.$G$5:.$N$22];[.W14];0)" office:value-type="float" office:value="1">
            <text:p>1</text:p>
          </table:table-cell>
          <table:table-cell table:style-name="seg1" table:formula="of:=[.AA15]&amp;T(ORG.OPENOFFICE.STYLE(IF([.X15]=1;&quot;seg1&quot;;IF([.X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G15];[.$G$5:.$N$22];[.AC14];0)" office:value-type="float" office:value="1">
            <text:p>1</text:p>
          </table:table-cell>
          <table:table-cell table:style-name="seg1" table:formula="of:=[.AG15]&amp;T(ORG.OPENOFFICE.STYLE(IF([.AD15]=1;&quot;seg1&quot;;IF([.AD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M15];[.$G$5:.$N$22];[.AI14];0)" office:value-type="float" office:value="0">
            <text:p>0</text:p>
          </table:table-cell>
          <table:table-cell table:style-name="seg0" table:formula="of:=[.AM15]&amp;T(ORG.OPENOFFICE.STYLE(IF([.AJ15]=1;&quot;seg1&quot;;IF([.AJ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S15];[.$G$5:.$N$22];[.AO14];0)" office:value-type="float" office:value="1">
            <text:p>1</text:p>
          </table:table-cell>
          <table:table-cell table:style-name="seg1" table:formula="of:=[.AS15]&amp;T(ORG.OPENOFFICE.STYLE(IF([.AP15]=1;&quot;seg1&quot;;IF([.AP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Y15];[.$G$5:.$N$22];[.AU14];0)" office:value-type="float" office:value="0">
            <text:p>0</text:p>
          </table:table-cell>
          <table:table-cell table:style-name="seg0" table:formula="of:=[.AY15]&amp;T(ORG.OPENOFFICE.STYLE(IF([.AV15]=1;&quot;seg1&quot;;IF([.AV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E15];[.$G$5:.$N$22];[.BA14];0)" office:value-type="float" office:value="1">
            <text:p>1</text:p>
          </table:table-cell>
          <table:table-cell table:style-name="seg1" table:formula="of:=[.BE15]&amp;T(ORG.OPENOFFICE.STYLE(IF([.BB15]=1;&quot;seg1&quot;;IF([.BB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K15];[.$G$5:.$N$22];[.BG14];0)" office:value-type="float" office:value="1">
            <text:p>1</text:p>
          </table:table-cell>
          <table:table-cell table:style-name="seg1" table:formula="of:=[.BK15]&amp;T(ORG.OPENOFFICE.STYLE(IF([.BH15]=1;&quot;seg1&quot;;IF([.BH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formula="of:=HLOOKUP([.S16];[.$G$5:.$N$22];[.Q14];0)" office:value-type="float" office:value="1" table:number-columns-spanned="1" table:number-rows-spanned="2">
            <text:p>1</text:p>
          </table:table-cell>
          <table:table-cell table:style-name="seg1" table:formula="of:=[.S16]&amp;T(ORG.OPENOFFICE.STYLE(IF([.Q16]=1;&quot;seg1&quot;;IF([.Q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V16];[.$G$5:.$N$22];[.Q14];0)" office:value-type="float" office:value="1" table:number-columns-spanned="1" table:number-rows-spanned="2">
            <text:p>1</text:p>
          </table:table-cell>
          <table:table-cell table:style-name="seg1" table:formula="of:=[.V16]&amp;T(ORG.OPENOFFICE.STYLE(IF([.T16]=1;&quot;seg1&quot;;IF([.T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Y16];[.$G$5:.$N$22];[.W14];0)" office:value-type="float" office:value="1" table:number-columns-spanned="1" table:number-rows-spanned="2">
            <text:p>1</text:p>
          </table:table-cell>
          <table:table-cell table:style-name="seg1" table:formula="of:=[.Y16]&amp;T(ORG.OPENOFFICE.STYLE(IF([.W16]=1;&quot;seg1&quot;;IF([.W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B16];[.$G$5:.$N$22];[.W14];0)" office:value-type="float" office:value="1" table:number-columns-spanned="1" table:number-rows-spanned="2">
            <text:p>1</text:p>
          </table:table-cell>
          <table:table-cell table:style-name="seg1" table:formula="of:=[.AB16]&amp;T(ORG.OPENOFFICE.STYLE(IF([.Z16]=1;&quot;seg1&quot;;IF([.Z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E16];[.$G$5:.$N$22];[.AC14];0)" office:value-type="float" office:value="1" table:number-columns-spanned="1" table:number-rows-spanned="2">
            <text:p>1</text:p>
          </table:table-cell>
          <table:table-cell table:style-name="seg1" table:formula="of:=[.AE16]&amp;T(ORG.OPENOFFICE.STYLE(IF([.AC16]=1;&quot;seg1&quot;;IF([.AC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H16];[.$G$5:.$N$22];[.AC14];0)" office:value-type="float" office:value="1" table:number-columns-spanned="1" table:number-rows-spanned="2">
            <text:p>1</text:p>
          </table:table-cell>
          <table:table-cell table:style-name="seg1" table:formula="of:=[.AH16]&amp;T(ORG.OPENOFFICE.STYLE(IF([.AF16]=1;&quot;seg1&quot;;IF([.AF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K16];[.$G$5:.$N$22];[.AI14];0)" office:value-type="float" office:value="1" table:number-columns-spanned="1" table:number-rows-spanned="2">
            <text:p>1</text:p>
          </table:table-cell>
          <table:table-cell table:style-name="seg1" table:formula="of:=[.AK16]&amp;T(ORG.OPENOFFICE.STYLE(IF([.AI16]=1;&quot;seg1&quot;;IF([.AI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N16];[.$G$5:.$N$22];[.AI14];0)" office:value-type="float" office:value="0" table:number-columns-spanned="1" table:number-rows-spanned="2">
            <text:p>0</text:p>
          </table:table-cell>
          <table:table-cell table:style-name="seg0" table:formula="of:=[.AN16]&amp;T(ORG.OPENOFFICE.STYLE(IF([.AL16]=1;&quot;seg1&quot;;IF([.AL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Q16];[.$G$5:.$N$22];[.AO14];0)" office:value-type="float" office:value="1" table:number-columns-spanned="1" table:number-rows-spanned="2">
            <text:p>1</text:p>
          </table:table-cell>
          <table:table-cell table:style-name="seg1" table:formula="of:=[.AQ16]&amp;T(ORG.OPENOFFICE.STYLE(IF([.AO16]=1;&quot;seg1&quot;;IF([.AO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T16];[.$G$5:.$N$22];[.AO14];0)" office:value-type="float" office:value="0" table:number-columns-spanned="1" table:number-rows-spanned="2">
            <text:p>0</text:p>
          </table:table-cell>
          <table:table-cell table:style-name="seg0" table:formula="of:=[.AT16]&amp;T(ORG.OPENOFFICE.STYLE(IF([.AR16]=1;&quot;seg1&quot;;IF([.AR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W16];[.$G$5:.$N$22];[.AU14];0)" office:value-type="float" office:value="0" table:number-columns-spanned="1" table:number-rows-spanned="2">
            <text:p>0</text:p>
          </table:table-cell>
          <table:table-cell table:style-name="seg0" table:formula="of:=[.AW16]&amp;T(ORG.OPENOFFICE.STYLE(IF([.AU16]=1;&quot;seg1&quot;;IF([.AU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Z16];[.$G$5:.$N$22];[.AU14];0)" office:value-type="float" office:value="1" table:number-columns-spanned="1" table:number-rows-spanned="2">
            <text:p>1</text:p>
          </table:table-cell>
          <table:table-cell table:style-name="seg1" table:formula="of:=[.AZ16]&amp;T(ORG.OPENOFFICE.STYLE(IF([.AX16]=1;&quot;seg1&quot;;IF([.AX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C16];[.$G$5:.$N$22];[.BA14];0)" office:value-type="float" office:value="1" table:number-columns-spanned="1" table:number-rows-spanned="2">
            <text:p>1</text:p>
          </table:table-cell>
          <table:table-cell table:style-name="seg1" table:formula="of:=[.BC16]&amp;T(ORG.OPENOFFICE.STYLE(IF([.BA16]=1;&quot;seg1&quot;;IF([.BA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F16];[.$G$5:.$N$22];[.BA14];0)" office:value-type="float" office:value="0" table:number-columns-spanned="1" table:number-rows-spanned="2">
            <text:p>0</text:p>
          </table:table-cell>
          <table:table-cell table:style-name="seg0" table:formula="of:=[.BF16]&amp;T(ORG.OPENOFFICE.STYLE(IF([.BD16]=1;&quot;seg1&quot;;IF([.BD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I16];[.$G$5:.$N$22];[.BG14];0)" office:value-type="float" office:value="1" table:number-columns-spanned="1" table:number-rows-spanned="2">
            <text:p>1</text:p>
          </table:table-cell>
          <table:table-cell table:style-name="seg1" table:formula="of:=[.BI16]&amp;T(ORG.OPENOFFICE.STYLE(IF([.BG16]=1;&quot;seg1&quot;;IF([.BG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L16];[.$G$5:.$N$22];[.BG14];0)" office:value-type="float" office:value="0" table:number-columns-spanned="1" table:number-rows-spanned="2">
            <text:p>0</text:p>
          </table:table-cell>
          <table:table-cell table:style-name="seg0" table:formula="of:=[.BL16]&amp;T(ORG.OPENOFFICE.STYLE(IF([.BJ16]=1;&quot;seg1&quot;;IF([.BJ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4"/>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2" table:style-name="ce31" office:value-type="float" office:value="0">
            <text:p>0</text:p>
          </table:table-cell>
          <table:table-cell table:number-columns-repeated="5"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18];[.$G$5:.$N$22];[.Q14];0)" office:value-type="float" office:value="1">
            <text:p>1</text:p>
          </table:table-cell>
          <table:table-cell table:style-name="seg1" table:formula="of:=[.U18]&amp;T(ORG.OPENOFFICE.STYLE(IF([.R18]=1;&quot;seg1&quot;;IF([.R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A18];[.$G$5:.$N$22];[.W14];0)" office:value-type="float" office:value="1">
            <text:p>1</text:p>
          </table:table-cell>
          <table:table-cell table:style-name="seg1" table:formula="of:=[.AA18]&amp;T(ORG.OPENOFFICE.STYLE(IF([.X18]=1;&quot;seg1&quot;;IF([.X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G18];[.$G$5:.$N$22];[.AC14];0)" office:value-type="float" office:value="1">
            <text:p>1</text:p>
          </table:table-cell>
          <table:table-cell table:style-name="seg1" table:formula="of:=[.AG18]&amp;T(ORG.OPENOFFICE.STYLE(IF([.AD18]=1;&quot;seg1&quot;;IF([.AD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M18];[.$G$5:.$N$22];[.AI14];0)" office:value-type="float" office:value="1">
            <text:p>1</text:p>
          </table:table-cell>
          <table:table-cell table:style-name="seg1" table:formula="of:=[.AM18]&amp;T(ORG.OPENOFFICE.STYLE(IF([.AJ18]=1;&quot;seg1&quot;;IF([.AJ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S18];[.$G$5:.$N$22];[.AO14];0)" office:value-type="float" office:value="0">
            <text:p>0</text:p>
          </table:table-cell>
          <table:table-cell table:style-name="seg0" table:formula="of:=[.AS18]&amp;T(ORG.OPENOFFICE.STYLE(IF([.AP18]=1;&quot;seg1&quot;;IF([.AP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Y18];[.$G$5:.$N$22];[.AU14];0)" office:value-type="float" office:value="1">
            <text:p>1</text:p>
          </table:table-cell>
          <table:table-cell table:style-name="seg1" table:formula="of:=[.AY18]&amp;T(ORG.OPENOFFICE.STYLE(IF([.AV18]=1;&quot;seg1&quot;;IF([.AV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E18];[.$G$5:.$N$22];[.BA14];0)" office:value-type="float" office:value="1">
            <text:p>1</text:p>
          </table:table-cell>
          <table:table-cell table:style-name="seg1" table:formula="of:=[.BE18]&amp;T(ORG.OPENOFFICE.STYLE(IF([.BB18]=1;&quot;seg1&quot;;IF([.BB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K18];[.$G$5:.$N$22];[.BG14];0)" office:value-type="float" office:value="1">
            <text:p>1</text:p>
          </table:table-cell>
          <table:table-cell table:style-name="seg1" table:formula="of:=[.BK18]&amp;T(ORG.OPENOFFICE.STYLE(IF([.BH18]=1;&quot;seg1&quot;;IF([.BH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style-name="ce53"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53" office:value-type="float" office:value="1">
            <text:p>1</text:p>
          </table:table-cell>
          <table:table-cell table:style-name="ce69" office:value-type="float" office:value="0">
            <text:p>0</text:p>
          </table:table-cell>
          <table:table-cell table:style-name="ce31" office:value-type="float" office:value="0">
            <text:p>0</text:p>
          </table:table-cell>
          <table:table-cell table:style-name="ce74"/>
          <table:table-cell table:style-name="ce5"/>
          <table:table-cell table:style-name="ce81" table:formula="of:=HLOOKUP([.S19];[.$G$5:.$N$22];[.Q14];0)" office:value-type="float" office:value="1" table:number-columns-spanned="1" table:number-rows-spanned="2">
            <text:p>1</text:p>
          </table:table-cell>
          <table:table-cell table:style-name="seg1" table:formula="of:=[.S19]&amp;T(ORG.OPENOFFICE.STYLE(IF([.Q19]=1;&quot;seg1&quot;;IF([.Q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V19];[.$G$5:.$N$22];[.Q14];0)" office:value-type="float" office:value="1" table:number-columns-spanned="1" table:number-rows-spanned="2">
            <text:p>1</text:p>
          </table:table-cell>
          <table:table-cell table:style-name="seg1" table:formula="of:=[.V19]&amp;T(ORG.OPENOFFICE.STYLE(IF([.T19]=1;&quot;seg1&quot;;IF([.T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Y19];[.$G$5:.$N$22];[.W14];0)" office:value-type="float" office:value="0" table:number-columns-spanned="1" table:number-rows-spanned="2">
            <text:p>0</text:p>
          </table:table-cell>
          <table:table-cell table:style-name="seg0" table:formula="of:=[.Y19]&amp;T(ORG.OPENOFFICE.STYLE(IF([.W19]=1;&quot;seg1&quot;;IF([.W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B19];[.$G$5:.$N$22];[.W14];0)" office:value-type="float" office:value="1" table:number-columns-spanned="1" table:number-rows-spanned="2">
            <text:p>1</text:p>
          </table:table-cell>
          <table:table-cell table:style-name="seg1" table:formula="of:=[.AB19]&amp;T(ORG.OPENOFFICE.STYLE(IF([.Z19]=1;&quot;seg1&quot;;IF([.Z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E19];[.$G$5:.$N$22];[.AC14];0)" office:value-type="float" office:value="1" table:number-columns-spanned="1" table:number-rows-spanned="2">
            <text:p>1</text:p>
          </table:table-cell>
          <table:table-cell table:style-name="seg1" table:formula="of:=[.AE19]&amp;T(ORG.OPENOFFICE.STYLE(IF([.AC19]=1;&quot;seg1&quot;;IF([.AC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H19];[.$G$5:.$N$22];[.AC14];0)" office:value-type="float" office:value="1" table:number-columns-spanned="1" table:number-rows-spanned="2">
            <text:p>1</text:p>
          </table:table-cell>
          <table:table-cell table:style-name="seg1" table:formula="of:=[.AH19]&amp;T(ORG.OPENOFFICE.STYLE(IF([.AF19]=1;&quot;seg1&quot;;IF([.AF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K19];[.$G$5:.$N$22];[.AI14];0)" office:value-type="float" office:value="1" table:number-columns-spanned="1" table:number-rows-spanned="2">
            <text:p>1</text:p>
          </table:table-cell>
          <table:table-cell table:style-name="seg1" table:formula="of:=[.AK19]&amp;T(ORG.OPENOFFICE.STYLE(IF([.AI19]=1;&quot;seg1&quot;;IF([.AI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N19];[.$G$5:.$N$22];[.AI14];0)" office:value-type="float" office:value="1" table:number-columns-spanned="1" table:number-rows-spanned="2">
            <text:p>1</text:p>
          </table:table-cell>
          <table:table-cell table:style-name="seg1" table:formula="of:=[.AN19]&amp;T(ORG.OPENOFFICE.STYLE(IF([.AL19]=1;&quot;seg1&quot;;IF([.AL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Q19];[.$G$5:.$N$22];[.AO14];0)" office:value-type="float" office:value="1" table:number-columns-spanned="1" table:number-rows-spanned="2">
            <text:p>1</text:p>
          </table:table-cell>
          <table:table-cell table:style-name="seg1" table:formula="of:=[.AQ19]&amp;T(ORG.OPENOFFICE.STYLE(IF([.AO19]=1;&quot;seg1&quot;;IF([.AO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T19];[.$G$5:.$N$22];[.AO14];0)" office:value-type="float" office:value="0" table:number-columns-spanned="1" table:number-rows-spanned="2">
            <text:p>0</text:p>
          </table:table-cell>
          <table:table-cell table:style-name="seg0" table:formula="of:=[.AT19]&amp;T(ORG.OPENOFFICE.STYLE(IF([.AR19]=1;&quot;seg1&quot;;IF([.AR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W19];[.$G$5:.$N$22];[.AU14];0)" office:value-type="float" office:value="1" table:number-columns-spanned="1" table:number-rows-spanned="2">
            <text:p>1</text:p>
          </table:table-cell>
          <table:table-cell table:style-name="seg1" table:formula="of:=[.AW19]&amp;T(ORG.OPENOFFICE.STYLE(IF([.AU19]=1;&quot;seg1&quot;;IF([.AU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Z19];[.$G$5:.$N$22];[.AU14];0)" office:value-type="float" office:value="1" table:number-columns-spanned="1" table:number-rows-spanned="2">
            <text:p>1</text:p>
          </table:table-cell>
          <table:table-cell table:style-name="seg1" table:formula="of:=[.AZ19]&amp;T(ORG.OPENOFFICE.STYLE(IF([.AX19]=1;&quot;seg1&quot;;IF([.AX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C19];[.$G$5:.$N$22];[.BA14];0)" office:value-type="float" office:value="1" table:number-columns-spanned="1" table:number-rows-spanned="2">
            <text:p>1</text:p>
          </table:table-cell>
          <table:table-cell table:style-name="seg1" table:formula="of:=[.BC19]&amp;T(ORG.OPENOFFICE.STYLE(IF([.BA19]=1;&quot;seg1&quot;;IF([.BA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F19];[.$G$5:.$N$22];[.BA14];0)" office:value-type="float" office:value="0" table:number-columns-spanned="1" table:number-rows-spanned="2">
            <text:p>0</text:p>
          </table:table-cell>
          <table:table-cell table:style-name="seg0" table:formula="of:=[.BF19]&amp;T(ORG.OPENOFFICE.STYLE(IF([.BD19]=1;&quot;seg1&quot;;IF([.BD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I19];[.$G$5:.$N$22];[.BG14];0)" office:value-type="float" office:value="1" table:number-columns-spanned="1" table:number-rows-spanned="2">
            <text:p>1</text:p>
          </table:table-cell>
          <table:table-cell table:style-name="seg1" table:formula="of:=[.BI19]&amp;T(ORG.OPENOFFICE.STYLE(IF([.BG19]=1;&quot;seg1&quot;;IF([.BG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L19];[.$G$5:.$N$22];[.BG14];0)" office:value-type="float" office:value="0" table:number-columns-spanned="1" table:number-rows-spanned="2">
            <text:p>0</text:p>
          </table:table-cell>
          <table:table-cell table:style-name="seg0" table:formula="of:=[.BL19]&amp;T(ORG.OPENOFFICE.STYLE(IF([.BJ19]=1;&quot;seg1&quot;;IF([.BJ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4"/>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21];[.$G$5:.$N$22];[.Q14];0)" office:value-type="float" office:value="1">
            <text:p>1</text:p>
          </table:table-cell>
          <table:table-cell table:style-name="seg1" table:formula="of:=[.U21]&amp;T(ORG.OPENOFFICE.STYLE(IF([.R21]=1;&quot;seg1&quot;;IF([.R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A21];[.$G$5:.$N$22];[.W14];0)" office:value-type="float" office:value="1">
            <text:p>1</text:p>
          </table:table-cell>
          <table:table-cell table:style-name="seg1" table:formula="of:=[.AA21]&amp;T(ORG.OPENOFFICE.STYLE(IF([.X21]=1;&quot;seg1&quot;;IF([.X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G21];[.$G$5:.$N$22];[.AC14];0)" office:value-type="float" office:value="0">
            <text:p>0</text:p>
          </table:table-cell>
          <table:table-cell table:style-name="seg0" table:formula="of:=[.AG21]&amp;T(ORG.OPENOFFICE.STYLE(IF([.AD21]=1;&quot;seg1&quot;;IF([.AD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M21];[.$G$5:.$N$22];[.AI14];0)" office:value-type="float" office:value="1">
            <text:p>1</text:p>
          </table:table-cell>
          <table:table-cell table:style-name="seg1" table:formula="of:=[.AM21]&amp;T(ORG.OPENOFFICE.STYLE(IF([.AJ21]=1;&quot;seg1&quot;;IF([.AJ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S21];[.$G$5:.$N$22];[.AO14];0)" office:value-type="float" office:value="1">
            <text:p>1</text:p>
          </table:table-cell>
          <table:table-cell table:style-name="seg1" table:formula="of:=[.AS21]&amp;T(ORG.OPENOFFICE.STYLE(IF([.AP21]=1;&quot;seg1&quot;;IF([.AP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Y21];[.$G$5:.$N$22];[.AU14];0)" office:value-type="float" office:value="1">
            <text:p>1</text:p>
          </table:table-cell>
          <table:table-cell table:style-name="seg1" table:formula="of:=[.AY21]&amp;T(ORG.OPENOFFICE.STYLE(IF([.AV21]=1;&quot;seg1&quot;;IF([.AV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E21];[.$G$5:.$N$22];[.BA14];0)" office:value-type="float" office:value="1">
            <text:p>1</text:p>
          </table:table-cell>
          <table:table-cell table:style-name="seg1" table:formula="of:=[.BE21]&amp;T(ORG.OPENOFFICE.STYLE(IF([.BB21]=1;&quot;seg1&quot;;IF([.BB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K21];[.$G$5:.$N$22];[.BG14];0)" office:value-type="float" office:value="0">
            <text:p>0</text:p>
          </table:table-cell>
          <table:table-cell table:style-name="seg0" table:formula="of:=[.BK21]&amp;T(ORG.OPENOFFICE.STYLE(IF([.BH21]=1;&quot;seg1&quot;;IF([.BH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4"/>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style-name="ce31" office:value-type="float" office:value="1">
            <text:p>1</text:p>
          </table:table-cell>
          <table:table-cell table:number-columns-repeated="3" table:style-name="ce31" office:value-type="float" office:value="0">
            <text:p>0</text:p>
          </table:table-cell>
          <table:table-cell table:number-columns-repeated="4" table:style-name="ce31" office:value-type="float" office:value="1">
            <text:p>1</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4"/>
        </table:table-row>
        <table:table-row table:style-name="ro4">
          <table:table-cell table:style-name="Default"/>
          <table:table-cell table:style-name="ce20" table:number-columns-repeated="13"/>
          <table:table-cell table:style-name="Default"/>
          <table:table-cell table:style-name="ce5"/>
          <table:table-cell table:number-columns-repeated="914"/>
          <table:table-cell table:style-name="Default" table:number-columns-repeated="60"/>
          <table:table-cell table:number-columns-repeated="34"/>
        </table:table-row>
        <table:table-row table:style-name="ro4">
          <table:table-cell table:style-name="Default" table:number-columns-repeated="15"/>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0"/>
        </table:table-row>
        <table:table-row table:style-name="ro4">
          <table:table-cell table:style-name="ce6" table:number-columns-spanned="2" table:number-rows-spanned="2"/>
          <table:covered-table-cell table:style-name="ce21" table:formula="of:=MATCH([.A25];[.$G$5:.$N$5])+5" office:value-type="float" office:value="0">
            <text:p>#NV</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54"/>
          <table:table-cell table:style-name="ce6" office:value-type="string" table:number-columns-spanned="2" table:number-rows-spanned="2">
            <text:p>P</text:p>
          </table:table-cell>
          <table:covered-table-cell table:style-name="ce21" table:formula="of:=MATCH([.H25];[.$G$5:.$N$5])+5" office:value-type="float" office:value="13">
            <text:p>13</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1"/>
          <table:table-cell table:style-name="Default"/>
          <table:table-cell table:style-name="ce75"/>
          <table:table-cell table:style-name="ce6" office:value-type="string" table:number-columns-spanned="2" table:number-rows-spanned="2">
            <text:p>a</text:p>
          </table:table-cell>
          <table:covered-table-cell table:style-name="ce21" table:formula="of:=MATCH([.Q25];[.$G$5:.$N$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X25];[.$G$5:.$N$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E25];[.$G$5:.$N$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L25];[.$G$5:.$N$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S25];[.$G$5:.$N$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Z25];[.$G$5:.$N$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G25];[.$G$5:.$N$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59"/>
        </table:table-row>
        <table:table-row table:style-name="ro4">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54"/>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1"/>
          <table:table-cell table:style-name="Default"/>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59"/>
        </table:table-row>
        <table:table-row table:style-name="ro4">
          <table:table-cell table:style-name="ce8" office:value-type="string" table:number-columns-spanned="2" table:number-rows-spanned="1">
            <text:p>DC</text:p>
          </table:table-cell>
          <table:covered-table-cell table:style-name="ce22"/>
          <table:table-cell table:style-name="ce34" table:formula="of:=HLOOKUP(MID([.C25];1;1);[.$C$5:.$F$6];2;0)*MID([.C26];1;1) + HLOOKUP(MID([.C25];2;1);[.$C$5:.$F$6];2;0)*MID([.C26];2;1)" office:value-type="float" office:value="0">
            <text:p>0</text:p>
          </table:table-cell>
          <table:table-cell table:style-name="ce34" table:formula="of:=HLOOKUP(MID([.C25];1;1);[.$C$5:.$F$6];2;0)*MID([.D26];1;1) + HLOOKUP(MID([.C25];2;1);[.$C$5:.$F$6];2;0)*MID([.D26];2;1)" office:value-type="float" office:value="1">
            <text:p>1</text:p>
          </table:table-cell>
          <table:table-cell table:style-name="ce34" table:formula="of:=HLOOKUP(MID([.C25];1;1);[.$C$5:.$F$6];2;0)*MID([.E26];1;1) + HLOOKUP(MID([.C25];2;1);[.$C$5:.$F$6];2;0)*MID([.E26];2;1)" office:value-type="float" office:value="3">
            <text:p>3</text:p>
          </table:table-cell>
          <table:table-cell table:style-name="ce34" table:formula="of:=HLOOKUP(MID([.C25];1;1);[.$C$5:.$F$6];2;0)*MID([.F26];1;1) + HLOOKUP(MID([.C25];2;1);[.$C$5:.$F$6];2;0)*MID([.F26];2;1)" office:value-type="float" office:value="2">
            <text:p>2</text:p>
          </table:table-cell>
          <table:table-cell table:style-name="ce54"/>
          <table:table-cell table:style-name="ce8" office:value-type="string" table:number-columns-spanned="2" table:number-rows-spanned="1">
            <text:p>DC</text:p>
          </table:table-cell>
          <table:covered-table-cell table:style-name="ce22"/>
          <table:table-cell table:style-name="ce34" table:formula="of:=HLOOKUP(MID([.J25];1;1);[.$C$5:.$F$6];2;0)*MID([.J26];1;1) + HLOOKUP(MID([.J25];2;1);[.$C$5:.$F$6];2;0)*MID([.J26];2;1)" office:value-type="float" office:value="0">
            <text:p>0</text:p>
          </table:table-cell>
          <table:table-cell table:style-name="ce34" table:formula="of:=HLOOKUP(MID([.J25];1;1);[.$C$5:.$F$6];2;0)*MID([.K26];1;1) + HLOOKUP(MID([.J25];2;1);[.$C$5:.$F$6];2;0)*MID([.K26];2;1)" office:value-type="float" office:value="1">
            <text:p>1</text:p>
          </table:table-cell>
          <table:table-cell table:style-name="ce34" table:formula="of:=HLOOKUP(MID([.J25];1;1);[.$C$5:.$F$6];2;0)*MID([.L26];1;1) + HLOOKUP(MID([.J25];2;1);[.$C$5:.$F$6];2;0)*MID([.L26];2;1)" office:value-type="float" office:value="3">
            <text:p>3</text:p>
          </table:table-cell>
          <table:table-cell table:style-name="ce34" table:formula="of:=HLOOKUP(MID([.J25];1;1);[.$C$5:.$F$6];2;0)*MID([.M26];1;1) + HLOOKUP(MID([.J25];2;1);[.$C$5:.$F$6];2;0)*MID([.M26];2;1)" office:value-type="float" office:value="2">
            <text:p>2</text:p>
          </table:table-cell>
          <table:table-cell table:style-name="ce71"/>
          <table:table-cell table:style-name="Default"/>
          <table:table-cell table:style-name="ce75"/>
          <table:table-cell table:style-name="ce8" office:value-type="string" table:number-columns-spanned="2" table:number-rows-spanned="1">
            <text:p>DC</text:p>
          </table:table-cell>
          <table:covered-table-cell table:style-name="ce22"/>
          <table:table-cell table:style-name="ce34" table:formula="of:=HLOOKUP(MID([.S25];1;1);[.$C$5:.$F$6];2;0)*MID([.S26];1;1) + HLOOKUP(MID([.S25];2;1);[.$C$5:.$F$6];2;0)*MID([.S26];2;1)" office:value-type="float" office:value="0">
            <text:p>0</text:p>
          </table:table-cell>
          <table:table-cell table:style-name="ce34" table:formula="of:=HLOOKUP(MID([.S25];1;1);[.$C$5:.$F$6];2;0)*MID([.T26];1;1) + HLOOKUP(MID([.S25];2;1);[.$C$5:.$F$6];2;0)*MID([.T26];2;1)" office:value-type="float" office:value="1">
            <text:p>1</text:p>
          </table:table-cell>
          <table:table-cell table:style-name="ce34" table:formula="of:=HLOOKUP(MID([.S25];1;1);[.$C$5:.$F$6];2;0)*MID([.U26];1;1) + HLOOKUP(MID([.S25];2;1);[.$C$5:.$F$6];2;0)*MID([.U26];2;1)" office:value-type="float" office:value="3">
            <text:p>3</text:p>
          </table:table-cell>
          <table:table-cell table:style-name="ce34" table:formula="of:=HLOOKUP(MID([.S25];1;1);[.$C$5:.$F$6];2;0)*MID([.V26];1;1) + HLOOKUP(MID([.S25];2;1);[.$C$5:.$F$6];2;0)*MID([.V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Z25];1;1);[.$C$5:.$F$6];2;0)*MID([.Z26];1;1) + HLOOKUP(MID([.Z25];2;1);[.$C$5:.$F$6];2;0)*MID([.Z26];2;1)" office:value-type="float" office:value="0">
            <text:p>0</text:p>
          </table:table-cell>
          <table:table-cell table:style-name="ce34" table:formula="of:=HLOOKUP(MID([.Z25];1;1);[.$C$5:.$F$6];2;0)*MID([.AA26];1;1) + HLOOKUP(MID([.Z25];2;1);[.$C$5:.$F$6];2;0)*MID([.AA26];2;1)" office:value-type="float" office:value="1">
            <text:p>1</text:p>
          </table:table-cell>
          <table:table-cell table:style-name="ce34" table:formula="of:=HLOOKUP(MID([.Z25];1;1);[.$C$5:.$F$6];2;0)*MID([.AB26];1;1) + HLOOKUP(MID([.Z25];2;1);[.$C$5:.$F$6];2;0)*MID([.AB26];2;1)" office:value-type="float" office:value="3">
            <text:p>3</text:p>
          </table:table-cell>
          <table:table-cell table:style-name="ce119" table:formula="of:=HLOOKUP(MID([.Z25];1;1);[.$C$5:.$F$6];2;0)*MID([.AC26];1;1) + HLOOKUP(MID([.Z25];2;1);[.$C$5:.$F$6];2;0)*MID([.AC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G25];1;1);[.$C$5:.$F$6];2;0)*MID([.AG26];1;1) + HLOOKUP(MID([.AG25];2;1);[.$C$5:.$F$6];2;0)*MID([.AG26];2;1)" office:value-type="float" office:value="0">
            <text:p>0</text:p>
          </table:table-cell>
          <table:table-cell table:style-name="ce34" table:formula="of:=HLOOKUP(MID([.AG25];1;1);[.$C$5:.$F$6];2;0)*MID([.AH26];1;1) + HLOOKUP(MID([.AG25];2;1);[.$C$5:.$F$6];2;0)*MID([.AH26];2;1)" office:value-type="float" office:value="1">
            <text:p>1</text:p>
          </table:table-cell>
          <table:table-cell table:style-name="ce34" table:formula="of:=HLOOKUP(MID([.AG25];1;1);[.$C$5:.$F$6];2;0)*MID([.AI26];1;1) + HLOOKUP(MID([.AG25];2;1);[.$C$5:.$F$6];2;0)*MID([.AI26];2;1)" office:value-type="float" office:value="3">
            <text:p>3</text:p>
          </table:table-cell>
          <table:table-cell table:style-name="ce34" table:formula="of:=HLOOKUP(MID([.AG25];1;1);[.$C$5:.$F$6];2;0)*MID([.AJ26];1;1) + HLOOKUP(MID([.AG25];2;1);[.$C$5:.$F$6];2;0)*MID([.AJ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N25];1;1);[.$C$5:.$F$6];2;0)*MID([.AN26];1;1) + HLOOKUP(MID([.AN25];2;1);[.$C$5:.$F$6];2;0)*MID([.AN26];2;1)" office:value-type="float" office:value="0">
            <text:p>0</text:p>
          </table:table-cell>
          <table:table-cell table:style-name="ce34" table:formula="of:=HLOOKUP(MID([.AN25];1;1);[.$C$5:.$F$6];2;0)*MID([.AO26];1;1) + HLOOKUP(MID([.AN25];2;1);[.$C$5:.$F$6];2;0)*MID([.AO26];2;1)" office:value-type="float" office:value="1">
            <text:p>1</text:p>
          </table:table-cell>
          <table:table-cell table:style-name="ce34" table:formula="of:=HLOOKUP(MID([.AN25];1;1);[.$C$5:.$F$6];2;0)*MID([.AP26];1;1) + HLOOKUP(MID([.AN25];2;1);[.$C$5:.$F$6];2;0)*MID([.AP26];2;1)" office:value-type="float" office:value="3">
            <text:p>3</text:p>
          </table:table-cell>
          <table:table-cell table:style-name="ce34" table:formula="of:=HLOOKUP(MID([.AN25];1;1);[.$C$5:.$F$6];2;0)*MID([.AQ26];1;1) + HLOOKUP(MID([.AN25];2;1);[.$C$5:.$F$6];2;0)*MID([.AQ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U25];1;1);[.$C$5:.$F$6];2;0)*MID([.AU26];1;1) + HLOOKUP(MID([.AU25];2;1);[.$C$5:.$F$6];2;0)*MID([.AU26];2;1)" office:value-type="float" office:value="0">
            <text:p>0</text:p>
          </table:table-cell>
          <table:table-cell table:style-name="ce34" table:formula="of:=HLOOKUP(MID([.AU25];1;1);[.$C$5:.$F$6];2;0)*MID([.AV26];1;1) + HLOOKUP(MID([.AU25];2;1);[.$C$5:.$F$6];2;0)*MID([.AV26];2;1)" office:value-type="float" office:value="1">
            <text:p>1</text:p>
          </table:table-cell>
          <table:table-cell table:style-name="ce34" table:formula="of:=HLOOKUP(MID([.AU25];1;1);[.$C$5:.$F$6];2;0)*MID([.AW26];1;1) + HLOOKUP(MID([.AU25];2;1);[.$C$5:.$F$6];2;0)*MID([.AW26];2;1)" office:value-type="float" office:value="3">
            <text:p>3</text:p>
          </table:table-cell>
          <table:table-cell table:style-name="ce34" table:formula="of:=HLOOKUP(MID([.AU25];1;1);[.$C$5:.$F$6];2;0)*MID([.AX26];1;1) + HLOOKUP(MID([.AU25];2;1);[.$C$5:.$F$6];2;0)*MID([.AX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B25];1;1);[.$C$5:.$F$6];2;0)*MID([.BB26];1;1) + HLOOKUP(MID([.BB25];2;1);[.$C$5:.$F$6];2;0)*MID([.BB26];2;1)" office:value-type="float" office:value="0">
            <text:p>0</text:p>
          </table:table-cell>
          <table:table-cell table:style-name="ce34" table:formula="of:=HLOOKUP(MID([.BB25];1;1);[.$C$5:.$F$6];2;0)*MID([.BC26];1;1) + HLOOKUP(MID([.BB25];2;1);[.$C$5:.$F$6];2;0)*MID([.BC26];2;1)" office:value-type="float" office:value="1">
            <text:p>1</text:p>
          </table:table-cell>
          <table:table-cell table:style-name="ce34" table:formula="of:=HLOOKUP(MID([.BB25];1;1);[.$C$5:.$F$6];2;0)*MID([.BD26];1;1) + HLOOKUP(MID([.BB25];2;1);[.$C$5:.$F$6];2;0)*MID([.BD26];2;1)" office:value-type="float" office:value="3">
            <text:p>3</text:p>
          </table:table-cell>
          <table:table-cell table:style-name="ce34" table:formula="of:=HLOOKUP(MID([.BB25];1;1);[.$C$5:.$F$6];2;0)*MID([.BE26];1;1) + HLOOKUP(MID([.BB25];2;1);[.$C$5:.$F$6];2;0)*MID([.BE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I25];1;1);[.$C$5:.$F$6];2;0)*MID([.BI26];1;1) + HLOOKUP(MID([.BI25];2;1);[.$C$5:.$F$6];2;0)*MID([.BI26];2;1)" office:value-type="float" office:value="0">
            <text:p>0</text:p>
          </table:table-cell>
          <table:table-cell table:style-name="ce34" table:formula="of:=HLOOKUP(MID([.BI25];1;1);[.$C$5:.$F$6];2;0)*MID([.BJ26];1;1) + HLOOKUP(MID([.BI25];2;1);[.$C$5:.$F$6];2;0)*MID([.BJ26];2;1)" office:value-type="float" office:value="1">
            <text:p>1</text:p>
          </table:table-cell>
          <table:table-cell table:style-name="ce34" table:formula="of:=HLOOKUP(MID([.BI25];1;1);[.$C$5:.$F$6];2;0)*MID([.BK26];1;1) + HLOOKUP(MID([.BI25];2;1);[.$C$5:.$F$6];2;0)*MID([.BK26];2;1)" office:value-type="float" office:value="3">
            <text:p>3</text:p>
          </table:table-cell>
          <table:table-cell table:style-name="ce34" table:formula="of:=HLOOKUP(MID([.BI25];1;1);[.$C$5:.$F$6];2;0)*MID([.BL26];1;1) + HLOOKUP(MID([.BI25];2;1);[.$C$5:.$F$6];2;0)*MID([.BL26];2;1)" office:value-type="float" office:value="2">
            <text:p>2</text:p>
          </table:table-cell>
          <table:table-cell table:style-name="ce74"/>
          <table:table-cell table:number-columns-repeated="959"/>
        </table:table-row>
        <table:table-row table:style-name="ro4">
          <table:table-cell table:style-name="ce9" office:value-type="string">
            <text:p>00</text:p>
          </table:table-cell>
          <table:table-cell table:style-name="ce23" table:formula="of:=HLOOKUP(MID([.A27];1;1);[.$C$5:.$F$6];2;0)*MID([.A28];1;1) + HLOOKUP(MID([.A27];2;1);[.$C$5:.$F$6];2;0)*MID([.A28];2;1)" office:value-type="float" office:value="0">
            <text:p>0</text:p>
          </table:table-cell>
          <table:table-cell table:style-name="ce35" table:formula="of:=VLOOKUP([.B28]+[.C27];[.$B$7:.$N$22];[.B25])" office:value-type="float" office:value="0">
            <text:p>#NV</text:p>
          </table:table-cell>
          <table:table-cell table:style-name="ce35" table:formula="of:=VLOOKUP([.B28]+[.D27];[.$B$7:.$N$22];[.B25])" office:value-type="float" office:value="0">
            <text:p>#NV</text:p>
          </table:table-cell>
          <table:table-cell table:style-name="ce35" table:formula="of:=VLOOKUP([.B28]+[.E27];[.$B$7:.$N$22];[.B25])" office:value-type="float" office:value="0">
            <text:p>#NV</text:p>
          </table:table-cell>
          <table:table-cell table:style-name="ce35" table:formula="of:=VLOOKUP([.B28]+[.F27];[.$B$7:.$N$22];[.B25])" office:value-type="float" office:value="0">
            <text:p>#NV</text:p>
          </table:table-cell>
          <table:table-cell table:style-name="ce54"/>
          <table:table-cell table:style-name="ce9" office:value-type="string">
            <text:p>00</text:p>
          </table:table-cell>
          <table:table-cell table:style-name="ce23" table:formula="of:=HLOOKUP(MID([.H27];1;1);[.$C$5:.$F$6];2;0)*MID([.H28];1;1) + HLOOKUP(MID([.H27];2;1);[.$C$5:.$F$6];2;0)*MID([.H28];2;1)" office:value-type="float" office:value="0">
            <text:p>0</text:p>
          </table:table-cell>
          <table:table-cell table:style-name="ce63" table:formula="of:=VLOOKUP([.I28]+[.J27];[.$B$7:.$N$22];[.I25])" office:value-type="float" office:value="0">
            <text:p>0</text:p>
          </table:table-cell>
          <table:table-cell table:style-name="ce63" table:formula="of:=VLOOKUP([.I28]+[.K27];[.$B$7:.$N$22];[.I25])" office:value-type="float" office:value="0">
            <text:p>0</text:p>
          </table:table-cell>
          <table:table-cell table:style-name="ce63" table:formula="of:=VLOOKUP([.I28]+[.L27];[.$B$7:.$N$22];[.I25])" office:value-type="float" office:value="0">
            <text:p>0</text:p>
          </table:table-cell>
          <table:table-cell table:style-name="ce63" table:formula="of:=VLOOKUP([.I28]+[.M27];[.$B$7:.$N$22];[.I25])" office:value-type="float" office:value="0">
            <text:p>0</text:p>
          </table:table-cell>
          <table:table-cell table:style-name="ce71"/>
          <table:table-cell table:style-name="Default"/>
          <table:table-cell table:style-name="ce76"/>
          <table:table-cell table:style-name="ce9" office:value-type="string">
            <text:p>00</text:p>
          </table:table-cell>
          <table:table-cell table:style-name="ce23" table:formula="of:=HLOOKUP(MID([.Q27];1;1);[.$C$5:.$F$6];2;0)*MID([.Q28];1;1) + HLOOKUP(MID([.Q27];2;1);[.$C$5:.$F$6];2;0)*MID([.Q28];2;1)" office:value-type="float" office:value="0">
            <text:p>0</text:p>
          </table:table-cell>
          <table:table-cell table:style-name="ce35" table:formula="of:=VLOOKUP([.R28]+[.S27];[.$B$7:.$N$22];[.R25])" office:value-type="float" office:value="1">
            <text:p>1</text:p>
          </table:table-cell>
          <table:table-cell table:style-name="ce98" table:formula="of:=VLOOKUP([.R28]+[.T27];[.$B$7:.$N$22];[.R25])" office:value-type="float" office:value="0">
            <text:p>0</text:p>
          </table:table-cell>
          <table:table-cell table:style-name="ce35" table:formula="of:=VLOOKUP([.R28]+[.U27];[.$B$7:.$N$22];[.R25])" office:value-type="float" office:value="1">
            <text:p>1</text:p>
          </table:table-cell>
          <table:table-cell table:style-name="ce35" table:formula="of:=VLOOKUP([.R28]+[.V27];[.$B$7:.$N$22];[.R25])" office:value-type="float" office:value="1">
            <text:p>1</text:p>
          </table:table-cell>
          <table:table-cell table:style-name="ce107"/>
          <table:table-cell table:style-name="ce9" office:value-type="string">
            <text:p>00</text:p>
          </table:table-cell>
          <table:table-cell table:style-name="ce23" table:formula="of:=HLOOKUP(MID([.X27];1;1);[.$C$5:.$F$6];2;0)*MID([.X28];1;1) + HLOOKUP(MID([.X27];2;1);[.$C$5:.$F$6];2;0)*MID([.X28];2;1)" office:value-type="float" office:value="0">
            <text:p>0</text:p>
          </table:table-cell>
          <table:table-cell table:style-name="ce35" table:formula="of:=VLOOKUP([.Y28]+[.Z27];[.$B$7:.$N$22];[.Y25])" office:value-type="float" office:value="1">
            <text:p>1</text:p>
          </table:table-cell>
          <table:table-cell table:style-name="ce35" table:formula="of:=VLOOKUP([.Y28]+[.AA27];[.$B$7:.$N$22];[.Y25])" office:value-type="float" office:value="1">
            <text:p>1</text:p>
          </table:table-cell>
          <table:table-cell table:style-name="ce35" table:formula="of:=VLOOKUP([.Y28]+[.AB27];[.$B$7:.$N$22];[.Y25])" office:value-type="float" office:value="1">
            <text:p>1</text:p>
          </table:table-cell>
          <table:table-cell table:style-name="ce120" table:formula="of:=VLOOKUP([.Y28]+[.AC27];[.$B$7:.$N$22];[.Y25])" office:value-type="float" office:value="1">
            <text:p>1</text:p>
          </table:table-cell>
          <table:table-cell table:style-name="ce107"/>
          <table:table-cell table:style-name="ce9" office:value-type="string">
            <text:p>00</text:p>
          </table:table-cell>
          <table:table-cell table:style-name="ce23" table:formula="of:=HLOOKUP(MID([.AE27];1;1);[.$C$5:.$F$6];2;0)*MID([.AE28];1;1) + HLOOKUP(MID([.AE27];2;1);[.$C$5:.$F$6];2;0)*MID([.AE28];2;1)" office:value-type="float" office:value="0">
            <text:p>0</text:p>
          </table:table-cell>
          <table:table-cell table:style-name="ce35" table:formula="of:=VLOOKUP([.AF28]+[.AG27];[.$B$7:.$N$22];[.AF25])" office:value-type="float" office:value="1">
            <text:p>1</text:p>
          </table:table-cell>
          <table:table-cell table:style-name="ce35" table:formula="of:=VLOOKUP([.AF28]+[.AH27];[.$B$7:.$N$22];[.AF25])" office:value-type="float" office:value="1">
            <text:p>1</text:p>
          </table:table-cell>
          <table:table-cell table:style-name="ce35" table:formula="of:=VLOOKUP([.AF28]+[.AI27];[.$B$7:.$N$22];[.AF25])" office:value-type="float" office:value="1">
            <text:p>1</text:p>
          </table:table-cell>
          <table:table-cell table:style-name="ce129" table:formula="of:=VLOOKUP([.AF28]+[.AJ27];[.$B$7:.$N$22];[.AF25])" office:value-type="float" office:value="0">
            <text:p>0</text:p>
          </table:table-cell>
          <table:table-cell table:style-name="ce107"/>
          <table:table-cell table:style-name="ce9" office:value-type="string">
            <text:p>00</text:p>
          </table:table-cell>
          <table:table-cell table:style-name="ce23" table:formula="of:=HLOOKUP(MID([.AL27];1;1);[.$C$5:.$F$6];2;0)*MID([.AL28];1;1) + HLOOKUP(MID([.AL27];2;1);[.$C$5:.$F$6];2;0)*MID([.AL28];2;1)" office:value-type="float" office:value="0">
            <text:p>0</text:p>
          </table:table-cell>
          <table:table-cell table:style-name="ce35" table:formula="of:=VLOOKUP([.AM28]+[.AN27];[.$B$7:.$N$22];[.AM25])" office:value-type="float" office:value="1">
            <text:p>1</text:p>
          </table:table-cell>
          <table:table-cell table:style-name="ce98" table:formula="of:=VLOOKUP([.AM28]+[.AO27];[.$B$7:.$N$22];[.AM25])" office:value-type="float" office:value="0">
            <text:p>0</text:p>
          </table:table-cell>
          <table:table-cell table:style-name="ce35" table:formula="of:=VLOOKUP([.AM28]+[.AP27];[.$B$7:.$N$22];[.AM25])" office:value-type="float" office:value="1">
            <text:p>1</text:p>
          </table:table-cell>
          <table:table-cell table:style-name="ce35" table:formula="of:=VLOOKUP([.AM28]+[.AQ27];[.$B$7:.$N$22];[.AM25])" office:value-type="float" office:value="1">
            <text:p>1</text:p>
          </table:table-cell>
          <table:table-cell table:style-name="ce107"/>
          <table:table-cell table:style-name="ce9" office:value-type="string">
            <text:p>00</text:p>
          </table:table-cell>
          <table:table-cell table:style-name="ce23" table:formula="of:=HLOOKUP(MID([.AS27];1;1);[.$C$5:.$F$6];2;0)*MID([.AS28];1;1) + HLOOKUP(MID([.AS27];2;1);[.$C$5:.$F$6];2;0)*MID([.AS28];2;1)" office:value-type="float" office:value="0">
            <text:p>0</text:p>
          </table:table-cell>
          <table:table-cell table:style-name="ce35" table:formula="of:=VLOOKUP([.AT28]+[.AU27];[.$B$7:.$N$22];[.AT25])" office:value-type="float" office:value="1">
            <text:p>1</text:p>
          </table:table-cell>
          <table:table-cell table:style-name="ce121" table:formula="of:=VLOOKUP([.AT28]+[.AV27];[.$B$7:.$N$22];[.AT25])" office:value-type="float" office:value="0">
            <text:p>0</text:p>
          </table:table-cell>
          <table:table-cell table:style-name="ce63" table:formula="of:=VLOOKUP([.AT28]+[.AW27];[.$B$7:.$N$22];[.AT25])" office:value-type="float" office:value="0">
            <text:p>0</text:p>
          </table:table-cell>
          <table:table-cell table:style-name="ce35" table:formula="of:=VLOOKUP([.AT28]+[.AX27];[.$B$7:.$N$22];[.AT25])" office:value-type="float" office:value="1">
            <text:p>1</text:p>
          </table:table-cell>
          <table:table-cell table:style-name="ce107"/>
          <table:table-cell table:style-name="ce9" office:value-type="string">
            <text:p>00</text:p>
          </table:table-cell>
          <table:table-cell table:style-name="ce23" table:formula="of:=HLOOKUP(MID([.AZ27];1;1);[.$C$5:.$F$6];2;0)*MID([.AZ28];1;1) + HLOOKUP(MID([.AZ27];2;1);[.$C$5:.$F$6];2;0)*MID([.AZ28];2;1)" office:value-type="float" office:value="0">
            <text:p>0</text:p>
          </table:table-cell>
          <table:table-cell table:style-name="ce35" table:formula="of:=VLOOKUP([.BA28]+[.BB27];[.$B$7:.$N$22];[.BA25])" office:value-type="float" office:value="1">
            <text:p>1</text:p>
          </table:table-cell>
          <table:table-cell table:style-name="ce98" table:formula="of:=VLOOKUP([.BA28]+[.BC27];[.$B$7:.$N$22];[.BA25])" office:value-type="float" office:value="0">
            <text:p>0</text:p>
          </table:table-cell>
          <table:table-cell table:style-name="ce63" table:formula="of:=VLOOKUP([.BA28]+[.BD27];[.$B$7:.$N$22];[.BA25])" office:value-type="float" office:value="0">
            <text:p>0</text:p>
          </table:table-cell>
          <table:table-cell table:style-name="ce129" table:formula="of:=VLOOKUP([.BA28]+[.BE27];[.$B$7:.$N$22];[.BA25])" office:value-type="float" office:value="0">
            <text:p>0</text:p>
          </table:table-cell>
          <table:table-cell table:style-name="ce107"/>
          <table:table-cell table:style-name="ce9" office:value-type="string">
            <text:p>00</text:p>
          </table:table-cell>
          <table:table-cell table:style-name="ce23" table:formula="of:=HLOOKUP(MID([.BG27];1;1);[.$C$5:.$F$6];2;0)*MID([.BG28];1;1) + HLOOKUP(MID([.BG27];2;1);[.$C$5:.$F$6];2;0)*MID([.BG28];2;1)" office:value-type="float" office:value="0">
            <text:p>0</text:p>
          </table:table-cell>
          <table:table-cell table:style-name="ce121" table:formula="of:=VLOOKUP([.BH28]+[.BI27];[.$B$7:.$N$22];[.BH25])" office:value-type="float" office:value="0">
            <text:p>0</text:p>
          </table:table-cell>
          <table:table-cell table:style-name="ce121" table:formula="of:=VLOOKUP([.BH28]+[.BJ27];[.$B$7:.$N$22];[.BH25])" office:value-type="float" office:value="0">
            <text:p>0</text:p>
          </table:table-cell>
          <table:table-cell table:style-name="ce35" table:formula="of:=VLOOKUP([.BH28]+[.BK27];[.$B$7:.$N$22];[.BH25])" office:value-type="float" office:value="1">
            <text:p>1</text:p>
          </table:table-cell>
          <table:table-cell table:style-name="ce35" table:formula="of:=VLOOKUP([.BH28]+[.BL27];[.$B$7:.$N$22];[.BH25])" office:value-type="float" office:value="1">
            <text:p>1</text:p>
          </table:table-cell>
          <table:table-cell table:style-name="ce74"/>
          <table:table-cell table:number-columns-repeated="959"/>
        </table:table-row>
        <table:table-row table:style-name="ro4">
          <table:table-cell table:style-name="ce9" office:value-type="string">
            <text:p>01</text:p>
          </table:table-cell>
          <table:table-cell table:style-name="ce23" table:formula="of:=HLOOKUP(MID([.A27];1;1);[.$C$5:.$F$6];2;0)*MID([.A29];1;1) + HLOOKUP(MID([.A27];2;1);[.$C$5:.$F$6];2;0)*MID([.A29];2;1)" office:value-type="float" office:value="4">
            <text:p>4</text:p>
          </table:table-cell>
          <table:table-cell table:style-name="ce35" table:formula="of:=VLOOKUP([.B29]+[.C27];[.$B$7:.$N$22];[.B25])" office:value-type="float" office:value="0">
            <text:p>#NV</text:p>
          </table:table-cell>
          <table:table-cell table:style-name="ce35" table:formula="of:=VLOOKUP([.B29]+[.D27];[.$B$7:.$N$22];[.B25])" office:value-type="float" office:value="0">
            <text:p>#NV</text:p>
          </table:table-cell>
          <table:table-cell table:style-name="ce35" table:formula="of:=VLOOKUP([.B29]+[.E27];[.$B$7:.$N$22];[.B25])" office:value-type="float" office:value="0">
            <text:p>#NV</text:p>
          </table:table-cell>
          <table:table-cell table:style-name="ce35" table:formula="of:=VLOOKUP([.B29]+[.F27];[.$B$7:.$N$22];[.B25])" office:value-type="float" office:value="0">
            <text:p>#NV</text:p>
          </table:table-cell>
          <table:table-cell table:style-name="ce54"/>
          <table:table-cell table:style-name="ce9" office:value-type="string">
            <text:p>01</text:p>
          </table:table-cell>
          <table:table-cell table:style-name="ce23" table:formula="of:=HLOOKUP(MID([.H27];1;1);[.$C$5:.$F$6];2;0)*MID([.H29];1;1) + HLOOKUP(MID([.H27];2;1);[.$C$5:.$F$6];2;0)*MID([.H29];2;1)" office:value-type="float" office:value="4">
            <text:p>4</text:p>
          </table:table-cell>
          <table:table-cell table:style-name="ce63" table:formula="of:=VLOOKUP([.I29]+[.J27];[.$B$7:.$N$22];[.I25])" office:value-type="float" office:value="0">
            <text:p>0</text:p>
          </table:table-cell>
          <table:table-cell table:style-name="ce63" table:formula="of:=VLOOKUP([.I29]+[.K27];[.$B$7:.$N$22];[.I25])" office:value-type="float" office:value="0">
            <text:p>0</text:p>
          </table:table-cell>
          <table:table-cell table:style-name="ce66" table:formula="of:=VLOOKUP([.I29]+[.L27];[.$B$7:.$N$22];[.I25])" office:value-type="float" office:value="1">
            <text:p>1</text:p>
          </table:table-cell>
          <table:table-cell table:style-name="ce63" table:formula="of:=VLOOKUP([.I29]+[.M27];[.$B$7:.$N$22];[.I25])" office:value-type="float" office:value="0">
            <text:p>0</text:p>
          </table:table-cell>
          <table:table-cell table:style-name="ce71"/>
          <table:table-cell table:style-name="Default"/>
          <table:table-cell table:style-name="ce76"/>
          <table:table-cell table:style-name="ce9" office:value-type="string">
            <text:p>01</text:p>
          </table:table-cell>
          <table:table-cell table:style-name="ce23" table:formula="of:=HLOOKUP(MID([.Q27];1;1);[.$C$5:.$F$6];2;0)*MID([.Q29];1;1) + HLOOKUP(MID([.Q27];2;1);[.$C$5:.$F$6];2;0)*MID([.Q29];2;1)" office:value-type="float" office:value="4">
            <text:p>4</text:p>
          </table:table-cell>
          <table:table-cell table:style-name="ce97" table:formula="of:=VLOOKUP([.R29]+[.S27];[.$B$7:.$N$22];[.R25])" office:value-type="float" office:value="0">
            <text:p>0</text:p>
          </table:table-cell>
          <table:table-cell table:style-name="ce35" table:formula="of:=VLOOKUP([.R29]+[.T27];[.$B$7:.$N$22];[.R25])" office:value-type="float" office:value="1">
            <text:p>1</text:p>
          </table:table-cell>
          <table:table-cell table:style-name="ce35" table:formula="of:=VLOOKUP([.R29]+[.U27];[.$B$7:.$N$22];[.R25])" office:value-type="float" office:value="1">
            <text:p>1</text:p>
          </table:table-cell>
          <table:table-cell table:style-name="ce35" table:formula="of:=VLOOKUP([.R29]+[.V27];[.$B$7:.$N$22];[.R25])" office:value-type="float" office:value="1">
            <text:p>1</text:p>
          </table:table-cell>
          <table:table-cell table:style-name="ce107"/>
          <table:table-cell table:style-name="ce9" office:value-type="string">
            <text:p>01</text:p>
          </table:table-cell>
          <table:table-cell table:style-name="ce23" table:formula="of:=HLOOKUP(MID([.X27];1;1);[.$C$5:.$F$6];2;0)*MID([.X29];1;1) + HLOOKUP(MID([.X27];2;1);[.$C$5:.$F$6];2;0)*MID([.X29];2;1)" office:value-type="float" office:value="4">
            <text:p>4</text:p>
          </table:table-cell>
          <table:table-cell table:style-name="ce35" table:formula="of:=VLOOKUP([.Y29]+[.Z27];[.$B$7:.$N$22];[.Y25])" office:value-type="float" office:value="1">
            <text:p>1</text:p>
          </table:table-cell>
          <table:table-cell table:style-name="ce117" table:formula="of:=VLOOKUP([.Y29]+[.AA27];[.$B$7:.$N$22];[.Y25])" office:value-type="float" office:value="0">
            <text:p>0</text:p>
          </table:table-cell>
          <table:table-cell table:style-name="ce35" table:formula="of:=VLOOKUP([.Y29]+[.AB27];[.$B$7:.$N$22];[.Y25])" office:value-type="float" office:value="1">
            <text:p>1</text:p>
          </table:table-cell>
          <table:table-cell table:style-name="ce121" table:formula="of:=VLOOKUP([.Y29]+[.AC27];[.$B$7:.$N$22];[.Y25])" office:value-type="float" office:value="0">
            <text:p>0</text:p>
          </table:table-cell>
          <table:table-cell table:style-name="ce107"/>
          <table:table-cell table:style-name="ce9" office:value-type="string">
            <text:p>01</text:p>
          </table:table-cell>
          <table:table-cell table:style-name="ce23" table:formula="of:=HLOOKUP(MID([.AE27];1;1);[.$C$5:.$F$6];2;0)*MID([.AE29];1;1) + HLOOKUP(MID([.AE27];2;1);[.$C$5:.$F$6];2;0)*MID([.AE29];2;1)" office:value-type="float" office:value="4">
            <text:p>4</text:p>
          </table:table-cell>
          <table:table-cell table:style-name="ce35" table:formula="of:=VLOOKUP([.AF29]+[.AG27];[.$B$7:.$N$22];[.AF25])" office:value-type="float" office:value="1">
            <text:p>1</text:p>
          </table:table-cell>
          <table:table-cell table:style-name="ce35" table:formula="of:=VLOOKUP([.AF29]+[.AH27];[.$B$7:.$N$22];[.AF25])" office:value-type="float" office:value="1">
            <text:p>1</text:p>
          </table:table-cell>
          <table:table-cell table:style-name="ce35" table:formula="of:=VLOOKUP([.AF29]+[.AI27];[.$B$7:.$N$22];[.AF25])" office:value-type="float" office:value="1">
            <text:p>1</text:p>
          </table:table-cell>
          <table:table-cell table:style-name="ce35" table:formula="of:=VLOOKUP([.AF29]+[.AJ27];[.$B$7:.$N$22];[.AF25])" office:value-type="float" office:value="1">
            <text:p>1</text:p>
          </table:table-cell>
          <table:table-cell table:style-name="ce107"/>
          <table:table-cell table:style-name="ce9" office:value-type="string">
            <text:p>01</text:p>
          </table:table-cell>
          <table:table-cell table:style-name="ce23" table:formula="of:=HLOOKUP(MID([.AL27];1;1);[.$C$5:.$F$6];2;0)*MID([.AL29];1;1) + HLOOKUP(MID([.AL27];2;1);[.$C$5:.$F$6];2;0)*MID([.AL29];2;1)" office:value-type="float" office:value="4">
            <text:p>4</text:p>
          </table:table-cell>
          <table:table-cell table:style-name="ce97" table:formula="of:=VLOOKUP([.AM29]+[.AN27];[.$B$7:.$N$22];[.AM25])" office:value-type="float" office:value="0">
            <text:p>0</text:p>
          </table:table-cell>
          <table:table-cell table:style-name="ce35" table:formula="of:=VLOOKUP([.AM29]+[.AO27];[.$B$7:.$N$22];[.AM25])" office:value-type="float" office:value="1">
            <text:p>1</text:p>
          </table:table-cell>
          <table:table-cell table:style-name="ce67" table:formula="of:=VLOOKUP([.AM29]+[.AP27];[.$B$7:.$N$22];[.AM25])" office:value-type="float" office:value="0">
            <text:p>0</text:p>
          </table:table-cell>
          <table:table-cell table:style-name="ce35" table:formula="of:=VLOOKUP([.AM29]+[.AQ27];[.$B$7:.$N$22];[.AM25])" office:value-type="float" office:value="1">
            <text:p>1</text:p>
          </table:table-cell>
          <table:table-cell table:style-name="ce107"/>
          <table:table-cell table:style-name="ce9" office:value-type="string">
            <text:p>01</text:p>
          </table:table-cell>
          <table:table-cell table:style-name="ce23" table:formula="of:=HLOOKUP(MID([.AS27];1;1);[.$C$5:.$F$6];2;0)*MID([.AS29];1;1) + HLOOKUP(MID([.AS27];2;1);[.$C$5:.$F$6];2;0)*MID([.AS29];2;1)" office:value-type="float" office:value="4">
            <text:p>4</text:p>
          </table:table-cell>
          <table:table-cell table:style-name="ce97" table:formula="of:=VLOOKUP([.AT29]+[.AU27];[.$B$7:.$N$22];[.AT25])" office:value-type="float" office:value="0">
            <text:p>0</text:p>
          </table:table-cell>
          <table:table-cell table:style-name="ce117" table:formula="of:=VLOOKUP([.AT29]+[.AV27];[.$B$7:.$N$22];[.AT25])" office:value-type="float" office:value="0">
            <text:p>0</text:p>
          </table:table-cell>
          <table:table-cell table:style-name="ce63" table:formula="of:=VLOOKUP([.AT29]+[.AW27];[.$B$7:.$N$22];[.AT25])" office:value-type="float" office:value="0">
            <text:p>0</text:p>
          </table:table-cell>
          <table:table-cell table:style-name="ce35" table:formula="of:=VLOOKUP([.AT29]+[.AX27];[.$B$7:.$N$22];[.AT25])" office:value-type="float" office:value="1">
            <text:p>1</text:p>
          </table:table-cell>
          <table:table-cell table:style-name="ce107"/>
          <table:table-cell table:style-name="ce9" office:value-type="string">
            <text:p>01</text:p>
          </table:table-cell>
          <table:table-cell table:style-name="ce23" table:formula="of:=HLOOKUP(MID([.AZ27];1;1);[.$C$5:.$F$6];2;0)*MID([.AZ29];1;1) + HLOOKUP(MID([.AZ27];2;1);[.$C$5:.$F$6];2;0)*MID([.AZ29];2;1)" office:value-type="float" office:value="4">
            <text:p>4</text:p>
          </table:table-cell>
          <table:table-cell table:style-name="ce35" table:formula="of:=VLOOKUP([.BA29]+[.BB27];[.$B$7:.$N$22];[.BA25])" office:value-type="float" office:value="1">
            <text:p>1</text:p>
          </table:table-cell>
          <table:table-cell table:style-name="ce35" table:formula="of:=VLOOKUP([.BA29]+[.BC27];[.$B$7:.$N$22];[.BA25])" office:value-type="float" office:value="1">
            <text:p>1</text:p>
          </table:table-cell>
          <table:table-cell table:style-name="ce63" table:formula="of:=VLOOKUP([.BA29]+[.BD27];[.$B$7:.$N$22];[.BA25])" office:value-type="float" office:value="0">
            <text:p>0</text:p>
          </table:table-cell>
          <table:table-cell table:style-name="ce35" table:formula="of:=VLOOKUP([.BA29]+[.BE27];[.$B$7:.$N$22];[.BA25])" office:value-type="float" office:value="1">
            <text:p>1</text:p>
          </table:table-cell>
          <table:table-cell table:style-name="ce107"/>
          <table:table-cell table:style-name="ce9" office:value-type="string">
            <text:p>01</text:p>
          </table:table-cell>
          <table:table-cell table:style-name="ce23" table:formula="of:=HLOOKUP(MID([.BG27];1;1);[.$C$5:.$F$6];2;0)*MID([.BG29];1;1) + HLOOKUP(MID([.BG27];2;1);[.$C$5:.$F$6];2;0)*MID([.BG29];2;1)" office:value-type="float" office:value="4">
            <text:p>4</text:p>
          </table:table-cell>
          <table:table-cell table:style-name="ce35" table:formula="of:=VLOOKUP([.BH29]+[.BI27];[.$B$7:.$N$22];[.BH25])" office:value-type="float" office:value="1">
            <text:p>1</text:p>
          </table:table-cell>
          <table:table-cell table:style-name="ce35" table:formula="of:=VLOOKUP([.BH29]+[.BJ27];[.$B$7:.$N$22];[.BH25])" office:value-type="float" office:value="1">
            <text:p>1</text:p>
          </table:table-cell>
          <table:table-cell table:style-name="ce66" table:formula="of:=VLOOKUP([.BH29]+[.BK27];[.$B$7:.$N$22];[.BH25])" office:value-type="float" office:value="0">
            <text:p>0</text:p>
          </table:table-cell>
          <table:table-cell table:style-name="ce35" table:formula="of:=VLOOKUP([.BH29]+[.BL27];[.$B$7:.$N$22];[.BH25])" office:value-type="float" office:value="1">
            <text:p>1</text:p>
          </table:table-cell>
          <table:table-cell table:style-name="ce74"/>
          <table:table-cell table:number-columns-repeated="959"/>
        </table:table-row>
        <table:table-row table:style-name="ro4">
          <table:table-cell table:style-name="ce9" office:value-type="string">
            <text:p>11</text:p>
          </table:table-cell>
          <table:table-cell table:style-name="ce23" table:formula="of:=HLOOKUP(MID([.A27];1;1);[.$C$5:.$F$6];2;0)*MID([.A30];1;1) + HLOOKUP(MID([.A27];2;1);[.$C$5:.$F$6];2;0)*MID([.A30];2;1)" office:value-type="float" office:value="12">
            <text:p>12</text:p>
          </table:table-cell>
          <table:table-cell table:style-name="ce35" table:formula="of:=VLOOKUP([.B30]+[.C27];[.$B$7:.$N$22];[.B25])" office:value-type="float" office:value="0">
            <text:p>#NV</text:p>
          </table:table-cell>
          <table:table-cell table:style-name="ce35" table:formula="of:=VLOOKUP([.B30]+[.D27];[.$B$7:.$N$22];[.B25])" office:value-type="float" office:value="0">
            <text:p>#NV</text:p>
          </table:table-cell>
          <table:table-cell table:style-name="ce35" table:formula="of:=VLOOKUP([.B30]+[.E27];[.$B$7:.$N$22];[.B25])" office:value-type="float" office:value="0">
            <text:p>#NV</text:p>
          </table:table-cell>
          <table:table-cell table:style-name="ce35" table:formula="of:=VLOOKUP([.B30]+[.F27];[.$B$7:.$N$22];[.B25])" office:value-type="float" office:value="0">
            <text:p>#NV</text:p>
          </table:table-cell>
          <table:table-cell table:style-name="ce54"/>
          <table:table-cell table:style-name="ce9" office:value-type="string">
            <text:p>11</text:p>
          </table:table-cell>
          <table:table-cell table:style-name="ce23" table:formula="of:=HLOOKUP(MID([.H27];1;1);[.$C$5:.$F$6];2;0)*MID([.H30];1;1) + HLOOKUP(MID([.H27];2;1);[.$C$5:.$F$6];2;0)*MID([.H30];2;1)" office:value-type="float" office:value="12">
            <text:p>12</text:p>
          </table:table-cell>
          <table:table-cell table:style-name="ce35" table:formula="of:=VLOOKUP([.I30]+[.J27];[.$B$7:.$N$22];[.I25])" office:value-type="float" office:value="0">
            <text:p>0</text:p>
          </table:table-cell>
          <table:table-cell table:style-name="ce35" table:formula="of:=VLOOKUP([.I30]+[.K27];[.$B$7:.$N$22];[.I25])" office:value-type="float" office:value="0">
            <text:p>0</text:p>
          </table:table-cell>
          <table:table-cell table:style-name="ce67" table:formula="of:=VLOOKUP([.I30]+[.L27];[.$B$7:.$N$22];[.I25])" office:value-type="float" office:value="1">
            <text:p>1</text:p>
          </table:table-cell>
          <table:table-cell table:style-name="ce35" table:formula="of:=VLOOKUP([.I30]+[.M27];[.$B$7:.$N$22];[.I25])" office:value-type="float" office:value="0">
            <text:p>0</text:p>
          </table:table-cell>
          <table:table-cell table:style-name="ce71"/>
          <table:table-cell table:style-name="Default"/>
          <table:table-cell table:style-name="ce76"/>
          <table:table-cell table:style-name="ce9" office:value-type="string">
            <text:p>11</text:p>
          </table:table-cell>
          <table:table-cell table:style-name="ce23" table:formula="of:=HLOOKUP(MID([.Q27];1;1);[.$C$5:.$F$6];2;0)*MID([.Q30];1;1) + HLOOKUP(MID([.Q27];2;1);[.$C$5:.$F$6];2;0)*MID([.Q30];2;1)" office:value-type="float" office:value="12">
            <text:p>12</text:p>
          </table:table-cell>
          <table:table-cell table:style-name="ce53" table:formula="of:=VLOOKUP([.R30]+[.S27];[.$B$7:.$N$22];[.R25])" office:value-type="float" office:value="1">
            <text:p>1</text:p>
          </table:table-cell>
          <table:table-cell table:style-name="ce99" table:formula="of:=VLOOKUP([.R30]+[.T27];[.$B$7:.$N$22];[.R25])" office:value-type="float" office:value="0">
            <text:p>0</text:p>
          </table:table-cell>
          <table:table-cell table:style-name="ce35" table:formula="of:=VLOOKUP([.R30]+[.U27];[.$B$7:.$N$22];[.R25])" office:value-type="float" office:value="1">
            <text:p>1</text:p>
          </table:table-cell>
          <table:table-cell table:style-name="ce35" table:formula="of:=VLOOKUP([.R30]+[.V27];[.$B$7:.$N$22];[.R25])" office:value-type="float" office:value="1">
            <text:p>1</text:p>
          </table:table-cell>
          <table:table-cell table:style-name="ce107"/>
          <table:table-cell table:style-name="ce9" office:value-type="string">
            <text:p>11</text:p>
          </table:table-cell>
          <table:table-cell table:style-name="ce23" table:formula="of:=HLOOKUP(MID([.X27];1;1);[.$C$5:.$F$6];2;0)*MID([.X30];1;1) + HLOOKUP(MID([.X27];2;1);[.$C$5:.$F$6];2;0)*MID([.X30];2;1)" office:value-type="float" office:value="12">
            <text:p>12</text:p>
          </table:table-cell>
          <table:table-cell table:style-name="ce116" table:formula="of:=VLOOKUP([.Y30]+[.Z27];[.$B$7:.$N$22];[.Y25])" office:value-type="float" office:value="0">
            <text:p>0</text:p>
          </table:table-cell>
          <table:table-cell table:style-name="ce35" table:formula="of:=VLOOKUP([.Y30]+[.AA27];[.$B$7:.$N$22];[.Y25])" office:value-type="float" office:value="1">
            <text:p>1</text:p>
          </table:table-cell>
          <table:table-cell table:style-name="ce118" table:formula="of:=VLOOKUP([.Y30]+[.AB27];[.$B$7:.$N$22];[.Y25])" office:value-type="float" office:value="0">
            <text:p>0</text:p>
          </table:table-cell>
          <table:table-cell table:style-name="ce121" table:formula="of:=VLOOKUP([.Y30]+[.AC27];[.$B$7:.$N$22];[.Y25])" office:value-type="float" office:value="0">
            <text:p>0</text:p>
          </table:table-cell>
          <table:table-cell table:style-name="ce107"/>
          <table:table-cell table:style-name="ce9" office:value-type="string">
            <text:p>11</text:p>
          </table:table-cell>
          <table:table-cell table:style-name="ce23" table:formula="of:=HLOOKUP(MID([.AE27];1;1);[.$C$5:.$F$6];2;0)*MID([.AE30];1;1) + HLOOKUP(MID([.AE27];2;1);[.$C$5:.$F$6];2;0)*MID([.AE30];2;1)" office:value-type="float" office:value="12">
            <text:p>12</text:p>
          </table:table-cell>
          <table:table-cell table:style-name="ce116" table:formula="of:=VLOOKUP([.AF30]+[.AG27];[.$B$7:.$N$22];[.AF25])" office:value-type="float" office:value="0">
            <text:p>0</text:p>
          </table:table-cell>
          <table:table-cell table:style-name="ce35" table:formula="of:=VLOOKUP([.AF30]+[.AH27];[.$B$7:.$N$22];[.AF25])" office:value-type="float" office:value="1">
            <text:p>1</text:p>
          </table:table-cell>
          <table:table-cell table:style-name="ce118" table:formula="of:=VLOOKUP([.AF30]+[.AI27];[.$B$7:.$N$22];[.AF25])" office:value-type="float" office:value="0">
            <text:p>0</text:p>
          </table:table-cell>
          <table:table-cell table:style-name="ce118" table:formula="of:=VLOOKUP([.AF30]+[.AJ27];[.$B$7:.$N$22];[.AF25])" office:value-type="float" office:value="0">
            <text:p>0</text:p>
          </table:table-cell>
          <table:table-cell table:style-name="ce107"/>
          <table:table-cell table:style-name="ce9" office:value-type="string">
            <text:p>11</text:p>
          </table:table-cell>
          <table:table-cell table:style-name="ce23" table:formula="of:=HLOOKUP(MID([.AL27];1;1);[.$C$5:.$F$6];2;0)*MID([.AL30];1;1) + HLOOKUP(MID([.AL27];2;1);[.$C$5:.$F$6];2;0)*MID([.AL30];2;1)" office:value-type="float" office:value="12">
            <text:p>12</text:p>
          </table:table-cell>
          <table:table-cell table:style-name="ce35" table:formula="of:=VLOOKUP([.AM30]+[.AN27];[.$B$7:.$N$22];[.AM25])" office:value-type="float" office:value="1">
            <text:p>1</text:p>
          </table:table-cell>
          <table:table-cell table:style-name="ce35" table:formula="of:=VLOOKUP([.AM30]+[.AO27];[.$B$7:.$N$22];[.AM25])" office:value-type="float" office:value="1">
            <text:p>1</text:p>
          </table:table-cell>
          <table:table-cell table:style-name="ce67" table:formula="of:=VLOOKUP([.AM30]+[.AP27];[.$B$7:.$N$22];[.AM25])" office:value-type="float" office:value="0">
            <text:p>0</text:p>
          </table:table-cell>
          <table:table-cell table:style-name="ce35" table:formula="of:=VLOOKUP([.AM30]+[.AQ27];[.$B$7:.$N$22];[.AM25])" office:value-type="float" office:value="1">
            <text:p>1</text:p>
          </table:table-cell>
          <table:table-cell table:style-name="ce107"/>
          <table:table-cell table:style-name="ce9" office:value-type="string">
            <text:p>11</text:p>
          </table:table-cell>
          <table:table-cell table:style-name="ce23" table:formula="of:=HLOOKUP(MID([.AS27];1;1);[.$C$5:.$F$6];2;0)*MID([.AS30];1;1) + HLOOKUP(MID([.AS27];2;1);[.$C$5:.$F$6];2;0)*MID([.AS30];2;1)" office:value-type="float" office:value="12">
            <text:p>12</text:p>
          </table:table-cell>
          <table:table-cell table:style-name="ce35" table:formula="of:=VLOOKUP([.AT30]+[.AU27];[.$B$7:.$N$22];[.AT25])" office:value-type="float" office:value="1">
            <text:p>1</text:p>
          </table:table-cell>
          <table:table-cell table:style-name="ce35" table:formula="of:=VLOOKUP([.AT30]+[.AV27];[.$B$7:.$N$22];[.AT25])" office:value-type="float" office:value="1">
            <text:p>1</text:p>
          </table:table-cell>
          <table:table-cell table:style-name="ce35" table:formula="of:=VLOOKUP([.AT30]+[.AW27];[.$B$7:.$N$22];[.AT25])" office:value-type="float" office:value="1">
            <text:p>1</text:p>
          </table:table-cell>
          <table:table-cell table:style-name="ce35" table:formula="of:=VLOOKUP([.AT30]+[.AX27];[.$B$7:.$N$22];[.AT25])" office:value-type="float" office:value="1">
            <text:p>1</text:p>
          </table:table-cell>
          <table:table-cell table:style-name="ce107"/>
          <table:table-cell table:style-name="ce9" office:value-type="string">
            <text:p>11</text:p>
          </table:table-cell>
          <table:table-cell table:style-name="ce23" table:formula="of:=HLOOKUP(MID([.AZ27];1;1);[.$C$5:.$F$6];2;0)*MID([.AZ30];1;1) + HLOOKUP(MID([.AZ27];2;1);[.$C$5:.$F$6];2;0)*MID([.AZ30];2;1)" office:value-type="float" office:value="12">
            <text:p>12</text:p>
          </table:table-cell>
          <table:table-cell table:style-name="ce53" table:formula="of:=VLOOKUP([.BA30]+[.BB27];[.$B$7:.$N$22];[.BA25])" office:value-type="float" office:value="1">
            <text:p>1</text:p>
          </table:table-cell>
          <table:table-cell table:style-name="ce99" table:formula="of:=VLOOKUP([.BA30]+[.BC27];[.$B$7:.$N$22];[.BA25])" office:value-type="float" office:value="0">
            <text:p>0</text:p>
          </table:table-cell>
          <table:table-cell table:style-name="ce35" table:formula="of:=VLOOKUP([.BA30]+[.BD27];[.$B$7:.$N$22];[.BA25])" office:value-type="float" office:value="1">
            <text:p>1</text:p>
          </table:table-cell>
          <table:table-cell table:style-name="ce35" table:formula="of:=VLOOKUP([.BA30]+[.BE27];[.$B$7:.$N$22];[.BA25])" office:value-type="float" office:value="1">
            <text:p>1</text:p>
          </table:table-cell>
          <table:table-cell table:style-name="ce107"/>
          <table:table-cell table:style-name="ce9" office:value-type="string">
            <text:p>11</text:p>
          </table:table-cell>
          <table:table-cell table:style-name="ce23" table:formula="of:=HLOOKUP(MID([.BG27];1;1);[.$C$5:.$F$6];2;0)*MID([.BG30];1;1) + HLOOKUP(MID([.BG27];2;1);[.$C$5:.$F$6];2;0)*MID([.BG30];2;1)" office:value-type="float" office:value="12">
            <text:p>12</text:p>
          </table:table-cell>
          <table:table-cell table:style-name="ce69" table:formula="of:=VLOOKUP([.BH30]+[.BI27];[.$B$7:.$N$22];[.BH25])" office:value-type="float" office:value="0">
            <text:p>0</text:p>
          </table:table-cell>
          <table:table-cell table:style-name="ce35" table:formula="of:=VLOOKUP([.BH30]+[.BJ27];[.$B$7:.$N$22];[.BH25])" office:value-type="float" office:value="1">
            <text:p>1</text:p>
          </table:table-cell>
          <table:table-cell table:style-name="ce35" table:formula="of:=VLOOKUP([.BH30]+[.BK27];[.$B$7:.$N$22];[.BH25])" office:value-type="float" office:value="1">
            <text:p>1</text:p>
          </table:table-cell>
          <table:table-cell table:style-name="ce35" table:formula="of:=VLOOKUP([.BH30]+[.BL27];[.$B$7:.$N$22];[.BH25])" office:value-type="float" office:value="1">
            <text:p>1</text:p>
          </table:table-cell>
          <table:table-cell table:style-name="ce74"/>
          <table:table-cell table:number-columns-repeated="959"/>
        </table:table-row>
        <table:table-row table:style-name="ro4">
          <table:table-cell table:style-name="ce9" office:value-type="string">
            <text:p>10</text:p>
          </table:table-cell>
          <table:table-cell table:style-name="ce23" table:formula="of:=HLOOKUP(MID([.A27];1;1);[.$C$5:.$F$6];2;0)*MID([.A31];1;1) + HLOOKUP(MID([.A27];2;1);[.$C$5:.$F$6];2;0)*MID([.A31];2;1)" office:value-type="float" office:value="8">
            <text:p>8</text:p>
          </table:table-cell>
          <table:table-cell table:style-name="ce35" table:formula="of:=VLOOKUP([.B31]+[.C27];[.$B$7:.$N$22];[.B25])" office:value-type="float" office:value="0">
            <text:p>#NV</text:p>
          </table:table-cell>
          <table:table-cell table:style-name="ce35" table:formula="of:=VLOOKUP([.B31]+[.D27];[.$B$7:.$N$22];[.B25])" office:value-type="float" office:value="0">
            <text:p>#NV</text:p>
          </table:table-cell>
          <table:table-cell table:style-name="ce35" table:formula="of:=VLOOKUP([.B31]+[.E27];[.$B$7:.$N$22];[.B25])" office:value-type="float" office:value="0">
            <text:p>#NV</text:p>
          </table:table-cell>
          <table:table-cell table:style-name="ce35" table:formula="of:=VLOOKUP([.B31]+[.F27];[.$B$7:.$N$22];[.B25])" office:value-type="float" office:value="0">
            <text:p>#NV</text:p>
          </table:table-cell>
          <table:table-cell table:style-name="ce54"/>
          <table:table-cell table:style-name="ce9" office:value-type="string">
            <text:p>10</text:p>
          </table:table-cell>
          <table:table-cell table:style-name="ce23" table:formula="of:=HLOOKUP(MID([.H27];1;1);[.$C$5:.$F$6];2;0)*MID([.H31];1;1) + HLOOKUP(MID([.H27];2;1);[.$C$5:.$F$6];2;0)*MID([.H31];2;1)" office:value-type="float" office:value="8">
            <text:p>8</text:p>
          </table:table-cell>
          <table:table-cell table:style-name="ce35" table:formula="of:=VLOOKUP([.I31]+[.J27];[.$B$7:.$N$22];[.I25])" office:value-type="float" office:value="0">
            <text:p>0</text:p>
          </table:table-cell>
          <table:table-cell table:style-name="ce35" table:formula="of:=VLOOKUP([.I31]+[.K27];[.$B$7:.$N$22];[.I25])" office:value-type="float" office:value="0">
            <text:p>0</text:p>
          </table:table-cell>
          <table:table-cell table:style-name="ce35" table:formula="of:=VLOOKUP([.I31]+[.L27];[.$B$7:.$N$22];[.I25])" office:value-type="float" office:value="0">
            <text:p>0</text:p>
          </table:table-cell>
          <table:table-cell table:style-name="ce35" table:formula="of:=VLOOKUP([.I31]+[.M27];[.$B$7:.$N$22];[.I25])" office:value-type="float" office:value="0">
            <text:p>0</text:p>
          </table:table-cell>
          <table:table-cell table:style-name="ce71"/>
          <table:table-cell table:style-name="Default"/>
          <table:table-cell table:style-name="ce76"/>
          <table:table-cell table:style-name="ce9" office:value-type="string">
            <text:p>10</text:p>
          </table:table-cell>
          <table:table-cell table:style-name="ce23" table:formula="of:=HLOOKUP(MID([.Q27];1;1);[.$C$5:.$F$6];2;0)*MID([.Q31];1;1) + HLOOKUP(MID([.Q27];2;1);[.$C$5:.$F$6];2;0)*MID([.Q31];2;1)" office:value-type="float" office:value="8">
            <text:p>8</text:p>
          </table:table-cell>
          <table:table-cell table:style-name="ce35" table:formula="of:=VLOOKUP([.R31]+[.S27];[.$B$7:.$N$22];[.R25])" office:value-type="float" office:value="1">
            <text:p>1</text:p>
          </table:table-cell>
          <table:table-cell table:style-name="ce35" table:formula="of:=VLOOKUP([.R31]+[.T27];[.$B$7:.$N$22];[.R25])" office:value-type="float" office:value="1">
            <text:p>1</text:p>
          </table:table-cell>
          <table:table-cell table:style-name="ce100" table:formula="of:=VLOOKUP([.R31]+[.U27];[.$B$7:.$N$22];[.R25])" office:value-type="float" office:value="0">
            <text:p>0</text:p>
          </table:table-cell>
          <table:table-cell table:style-name="ce35" table:formula="of:=VLOOKUP([.R31]+[.V27];[.$B$7:.$N$22];[.R25])" office:value-type="float" office:value="1">
            <text:p>1</text:p>
          </table:table-cell>
          <table:table-cell table:style-name="ce107"/>
          <table:table-cell table:style-name="ce9" office:value-type="string">
            <text:p>10</text:p>
          </table:table-cell>
          <table:table-cell table:style-name="ce23" table:formula="of:=HLOOKUP(MID([.X27];1;1);[.$C$5:.$F$6];2;0)*MID([.X31];1;1) + HLOOKUP(MID([.X27];2;1);[.$C$5:.$F$6];2;0)*MID([.X31];2;1)" office:value-type="float" office:value="8">
            <text:p>8</text:p>
          </table:table-cell>
          <table:table-cell table:style-name="ce35" table:formula="of:=VLOOKUP([.Y31]+[.Z27];[.$B$7:.$N$22];[.Y25])" office:value-type="float" office:value="1">
            <text:p>1</text:p>
          </table:table-cell>
          <table:table-cell table:style-name="ce35" table:formula="of:=VLOOKUP([.Y31]+[.AA27];[.$B$7:.$N$22];[.Y25])" office:value-type="float" office:value="1">
            <text:p>1</text:p>
          </table:table-cell>
          <table:table-cell table:style-name="ce100" table:formula="of:=VLOOKUP([.Y31]+[.AB27];[.$B$7:.$N$22];[.Y25])" office:value-type="float" office:value="0">
            <text:p>0</text:p>
          </table:table-cell>
          <table:table-cell table:style-name="ce120" table:formula="of:=VLOOKUP([.Y31]+[.AC27];[.$B$7:.$N$22];[.Y25])" office:value-type="float" office:value="1">
            <text:p>1</text:p>
          </table:table-cell>
          <table:table-cell table:style-name="ce107"/>
          <table:table-cell table:style-name="ce9" office:value-type="string">
            <text:p>10</text:p>
          </table:table-cell>
          <table:table-cell table:style-name="ce23" table:formula="of:=HLOOKUP(MID([.AE27];1;1);[.$C$5:.$F$6];2;0)*MID([.AE31];1;1) + HLOOKUP(MID([.AE27];2;1);[.$C$5:.$F$6];2;0)*MID([.AE31];2;1)" office:value-type="float" office:value="8">
            <text:p>8</text:p>
          </table:table-cell>
          <table:table-cell table:style-name="ce35" table:formula="of:=VLOOKUP([.AF31]+[.AG27];[.$B$7:.$N$22];[.AF25])" office:value-type="float" office:value="1">
            <text:p>1</text:p>
          </table:table-cell>
          <table:table-cell table:style-name="ce35" table:formula="of:=VLOOKUP([.AF31]+[.AH27];[.$B$7:.$N$22];[.AF25])" office:value-type="float" office:value="1">
            <text:p>1</text:p>
          </table:table-cell>
          <table:table-cell table:style-name="ce35" table:formula="of:=VLOOKUP([.AF31]+[.AI27];[.$B$7:.$N$22];[.AF25])" office:value-type="float" office:value="1">
            <text:p>1</text:p>
          </table:table-cell>
          <table:table-cell table:style-name="ce35" table:formula="of:=VLOOKUP([.AF31]+[.AJ27];[.$B$7:.$N$22];[.AF25])" office:value-type="float" office:value="1">
            <text:p>1</text:p>
          </table:table-cell>
          <table:table-cell table:style-name="ce107"/>
          <table:table-cell table:style-name="ce9" office:value-type="string">
            <text:p>10</text:p>
          </table:table-cell>
          <table:table-cell table:style-name="ce23" table:formula="of:=HLOOKUP(MID([.AL27];1;1);[.$C$5:.$F$6];2;0)*MID([.AL31];1;1) + HLOOKUP(MID([.AL27];2;1);[.$C$5:.$F$6];2;0)*MID([.AL31];2;1)" office:value-type="float" office:value="8">
            <text:p>8</text:p>
          </table:table-cell>
          <table:table-cell table:style-name="ce35" table:formula="of:=VLOOKUP([.AM31]+[.AN27];[.$B$7:.$N$22];[.AM25])" office:value-type="float" office:value="1">
            <text:p>1</text:p>
          </table:table-cell>
          <table:table-cell table:style-name="ce35" table:formula="of:=VLOOKUP([.AM31]+[.AO27];[.$B$7:.$N$22];[.AM25])" office:value-type="float" office:value="1">
            <text:p>1</text:p>
          </table:table-cell>
          <table:table-cell table:style-name="ce35" table:formula="of:=VLOOKUP([.AM31]+[.AP27];[.$B$7:.$N$22];[.AM25])" office:value-type="float" office:value="1">
            <text:p>1</text:p>
          </table:table-cell>
          <table:table-cell table:style-name="ce121" table:formula="of:=VLOOKUP([.AM31]+[.AQ27];[.$B$7:.$N$22];[.AM25])" office:value-type="float" office:value="0">
            <text:p>0</text:p>
          </table:table-cell>
          <table:table-cell table:style-name="ce107"/>
          <table:table-cell table:style-name="ce9" office:value-type="string">
            <text:p>10</text:p>
          </table:table-cell>
          <table:table-cell table:style-name="ce23" table:formula="of:=HLOOKUP(MID([.AS27];1;1);[.$C$5:.$F$6];2;0)*MID([.AS31];1;1) + HLOOKUP(MID([.AS27];2;1);[.$C$5:.$F$6];2;0)*MID([.AS31];2;1)" office:value-type="float" office:value="8">
            <text:p>8</text:p>
          </table:table-cell>
          <table:table-cell table:style-name="ce35" table:formula="of:=VLOOKUP([.AT31]+[.AU27];[.$B$7:.$N$22];[.AT25])" office:value-type="float" office:value="1">
            <text:p>1</text:p>
          </table:table-cell>
          <table:table-cell table:style-name="ce121" table:formula="of:=VLOOKUP([.AT31]+[.AV27];[.$B$7:.$N$22];[.AT25])" office:value-type="float" office:value="0">
            <text:p>0</text:p>
          </table:table-cell>
          <table:table-cell table:style-name="ce35" table:formula="of:=VLOOKUP([.AT31]+[.AW27];[.$B$7:.$N$22];[.AT25])" office:value-type="float" office:value="1">
            <text:p>1</text:p>
          </table:table-cell>
          <table:table-cell table:style-name="ce35" table:formula="of:=VLOOKUP([.AT31]+[.AX27];[.$B$7:.$N$22];[.AT25])" office:value-type="float" office:value="1">
            <text:p>1</text:p>
          </table:table-cell>
          <table:table-cell table:style-name="ce107"/>
          <table:table-cell table:style-name="ce9" office:value-type="string">
            <text:p>10</text:p>
          </table:table-cell>
          <table:table-cell table:style-name="ce23" table:formula="of:=HLOOKUP(MID([.AZ27];1;1);[.$C$5:.$F$6];2;0)*MID([.AZ31];1;1) + HLOOKUP(MID([.AZ27];2;1);[.$C$5:.$F$6];2;0)*MID([.AZ31];2;1)" office:value-type="float" office:value="8">
            <text:p>8</text:p>
          </table:table-cell>
          <table:table-cell table:style-name="ce35" table:formula="of:=VLOOKUP([.BA31]+[.BB27];[.$B$7:.$N$22];[.BA25])" office:value-type="float" office:value="1">
            <text:p>1</text:p>
          </table:table-cell>
          <table:table-cell table:style-name="ce35" table:formula="of:=VLOOKUP([.BA31]+[.BC27];[.$B$7:.$N$22];[.BA25])" office:value-type="float" office:value="1">
            <text:p>1</text:p>
          </table:table-cell>
          <table:table-cell table:style-name="ce35" table:formula="of:=VLOOKUP([.BA31]+[.BD27];[.$B$7:.$N$22];[.BA25])" office:value-type="float" office:value="1">
            <text:p>1</text:p>
          </table:table-cell>
          <table:table-cell table:style-name="ce35" table:formula="of:=VLOOKUP([.BA31]+[.BE27];[.$B$7:.$N$22];[.BA25])" office:value-type="float" office:value="1">
            <text:p>1</text:p>
          </table:table-cell>
          <table:table-cell table:style-name="ce107"/>
          <table:table-cell table:style-name="ce9" office:value-type="string">
            <text:p>10</text:p>
          </table:table-cell>
          <table:table-cell table:style-name="ce23" table:formula="of:=HLOOKUP(MID([.BG27];1;1);[.$C$5:.$F$6];2;0)*MID([.BG31];1;1) + HLOOKUP(MID([.BG27];2;1);[.$C$5:.$F$6];2;0)*MID([.BG31];2;1)" office:value-type="float" office:value="8">
            <text:p>8</text:p>
          </table:table-cell>
          <table:table-cell table:style-name="ce35" table:formula="of:=VLOOKUP([.BH31]+[.BI27];[.$B$7:.$N$22];[.BH25])" office:value-type="float" office:value="1">
            <text:p>1</text:p>
          </table:table-cell>
          <table:table-cell table:style-name="ce35" table:formula="of:=VLOOKUP([.BH31]+[.BJ27];[.$B$7:.$N$22];[.BH25])" office:value-type="float" office:value="1">
            <text:p>1</text:p>
          </table:table-cell>
          <table:table-cell table:style-name="ce35" table:formula="of:=VLOOKUP([.BH31]+[.BK27];[.$B$7:.$N$22];[.BH25])" office:value-type="float" office:value="1">
            <text:p>1</text:p>
          </table:table-cell>
          <table:table-cell table:style-name="ce35" table:formula="of:=VLOOKUP([.BH31]+[.BL27];[.$B$7:.$N$22];[.BH25])" office:value-type="float" office:value="1">
            <text:p>1</text:p>
          </table:table-cell>
          <table:table-cell table:style-name="ce74"/>
          <table:table-cell table:style-name="ce56" office:value-type="string">
            <text:p>D</text:p>
          </table:table-cell>
          <table:table-cell table:style-name="ce56" office:value-type="string">
            <text:p>C</text:p>
          </table:table-cell>
          <table:table-cell table:style-name="ce56" office:value-type="string">
            <text:p>B</text:p>
          </table:table-cell>
          <table:table-cell table:style-name="ce56" office:value-type="string">
            <text:p>A</text:p>
          </table:table-cell>
          <table:table-cell table:number-columns-repeated="955"/>
        </table:table-row>
        <table:table-row table:style-name="ro4">
          <table:table-cell table:style-name="ce10" table:number-columns-spanned="6" table:number-rows-spanned="1"/>
          <table:covered-table-cell table:number-columns-repeated="4" table:style-name="ce24"/>
          <table:covered-table-cell table:style-name="ce46"/>
          <table:table-cell table:style-name="ce54"/>
          <table:table-cell table:style-name="ce10" table:number-columns-spanned="6" table:number-rows-spanned="1"/>
          <table:covered-table-cell table:number-columns-repeated="4" table:style-name="ce24"/>
          <table:covered-table-cell table:style-name="ce46"/>
          <table:table-cell table:style-name="ce71"/>
          <table:table-cell table:style-name="ce47" office:value-type="float" office:value="1">
            <text:p>1</text:p>
          </table:table-cell>
          <table:table-cell table:style-name="Default" office:value-type="string">
            <text:p>F</text:p>
          </table:table-cell>
          <table:table-cell table:style-name="ce85" office:value-type="string" table:number-columns-spanned="6" table:number-rows-spanned="1">
            <text:p>F = µ -D C -B -A</text:p>
          </table:table-cell>
          <table:covered-table-cell table:number-columns-repeated="4" table:style-name="ce24"/>
          <table:covered-table-cell table:style-name="ce46"/>
          <table:table-cell table:style-name="ce108"/>
          <table:table-cell table:style-name="ce85" office:value-type="string" table:number-columns-spanned="6" table:number-rows-spanned="1">
            <text:p>F = µ -D C -B -A</text:p>
          </table:table-cell>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3"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style-name="ce31"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4">
            <text:p>4</text:p>
          </table:table-cell>
          <table:table-cell table:style-name="Default" office:value-type="string">
            <text:p>I</text:p>
          </table:table-cell>
          <table:table-cell table:style-name="ce88" office:value-type="string" table:number-columns-spanned="6" table:number-rows-spanned="1">
            <text:p>I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8" office:value-type="string" table:number-columns-spanned="6" table:number-rows-spanned="1">
            <text:p>I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style-name="ce31" office:value-type="string">
            <text:p>X</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2" table:number-columns-spanned="6" table:number-rows-spanned="1"/>
          <table:covered-table-cell table:number-columns-repeated="4" table:style-name="ce26"/>
          <table:covered-table-cell table:style-name="ce47"/>
          <table:table-cell table:style-name="ce54"/>
          <table:table-cell table:style-name="ce12" table:number-columns-spanned="6" table:number-rows-spanned="1"/>
          <table:covered-table-cell table:number-columns-repeated="4" table:style-name="ce26"/>
          <table:covered-table-cell table:style-name="ce47"/>
          <table:table-cell table:style-name="ce71"/>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74"/>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text:p>
          </table:table-cell>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3" table:style-name="ce31" office:value-type="float" office:value="1">
            <text:p>1</text:p>
          </table:table-cell>
          <table:table-cell table:style-name="ce31" office:value-type="string">
            <text:p>X</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2"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O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3" table:style-name="ce26"/>
          <table:covered-table-cell table:style-name="ce25"/>
          <table:covered-table-cell table:style-name="ce47"/>
          <table:table-cell table:style-name="ce54"/>
          <table:table-cell table:style-name="ce57"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1"/>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7"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style-name="ce31" office:value-type="string">
            <text:p>X</text:p>
          </table:table-cell>
          <table:table-cell table:number-columns-repeated="3"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3" table:style-name="ce26"/>
          <table:covered-table-cell table:style-name="ce25"/>
          <table:covered-table-cell table:style-name="ce47"/>
          <table:table-cell table:style-name="ce54"/>
          <table:table-cell table:style-name="ce58" office:value-type="string" table:number-columns-spanned="6" table:number-rows-spanned="1">
            <text:p>-D</text:p>
          </table:table-cell>
          <table:covered-table-cell table:number-columns-repeated="3" table:style-name="ce26"/>
          <table:covered-table-cell table:style-name="ce25"/>
          <table:covered-table-cell table:style-name="ce47"/>
          <table:table-cell table:style-name="ce71"/>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31" office:value-type="float" office:value="0">
            <text:p>0</text:p>
          </table:table-cell>
          <table:table-cell table:style-name="ce31" office:value-type="string">
            <text:p>X</text:p>
          </table:table-cell>
          <table:table-cell table:number-columns-repeated="2"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4" table:style-name="Default"/>
          <table:covered-table-cell table:style-name="ce5"/>
          <table:table-cell table:style-name="ce54"/>
          <table:table-cell table:style-name="ce12" table:number-columns-spanned="6" table:number-rows-spanned="1"/>
          <table:covered-table-cell table:number-columns-repeated="4" table:style-name="Default"/>
          <table:covered-table-cell table:style-name="ce5"/>
          <table:table-cell table:style-name="ce71"/>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1" office:value-type="string" table:number-columns-spanned="6" table:number-rows-spanned="1">
            <text:p>R = µ C B -A</text:p>
          </table:table-cell>
          <table:covered-table-cell table:number-columns-repeated="5"/>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5"/>
          <table:table-cell table:style-name="ce74"/>
          <table:table-cell table:style-name="ce31" office:value-type="string">
            <text:p>X</text:p>
          </table:table-cell>
          <table:table-cell table:number-columns-repeated="2"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4" table:style-name="Default"/>
          <table:covered-table-cell table:style-name="ce5"/>
          <table:table-cell table:style-name="ce54"/>
          <table:table-cell table:style-name="ce12" table:number-columns-spanned="6" table:number-rows-spanned="1"/>
          <table:covered-table-cell table:number-columns-repeated="4" table:style-name="Default"/>
          <table:covered-table-cell table:style-name="ce5"/>
          <table:table-cell table:style-name="ce71"/>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4" table:style-name="ce27"/>
          <table:covered-table-cell table:style-name="ce48"/>
          <table:table-cell table:style-name="ce74"/>
          <table:table-cell table:number-columns-repeated="3" table:style-name="ce31" office:value-type="float" office:value="0">
            <text:p>0</text:p>
          </table:table-cell>
          <table:table-cell table:style-name="ce31" office:value-type="string">
            <text:p>X</text:p>
          </table:table-cell>
          <table:table-cell table:number-columns-repeated="955"/>
        </table:table-row>
        <table:table-row table:style-name="ro4">
          <table:table-cell table:style-name="ce12" table:number-columns-spanned="6" table:number-rows-spanned="1"/>
          <table:covered-table-cell table:number-columns-repeated="4" table:style-name="ce27"/>
          <table:covered-table-cell table:style-name="ce48"/>
          <table:table-cell table:style-name="ce54"/>
          <table:table-cell table:style-name="ce12" table:number-columns-spanned="6" table:number-rows-spanned="1"/>
          <table:covered-table-cell table:number-columns-repeated="4" table:style-name="ce27"/>
          <table:covered-table-cell table:style-name="ce48"/>
          <table:table-cell table:style-name="ce71"/>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34" office:value-type="string" table:number-columns-spanned="6" table:number-rows-spanned="1">
            <text:p>T = µ D -C -B -A</text:p>
          </table:table-cell>
          <table:covered-table-cell table:number-columns-repeated="4" table:style-name="ce27"/>
          <table:covered-table-cell table:style-name="ce48"/>
          <table:table-cell table:style-name="ce74"/>
          <table:table-cell table:style-name="ce31" office:value-type="float" office:value="0">
            <text:p>0</text:p>
          </table:table-cell>
          <table:table-cell table:number-columns-repeated="3" table:style-name="ce31" office:value-type="float" office:value="1">
            <text:p>1</text:p>
          </table:table-cell>
          <table:table-cell table:number-columns-repeated="955"/>
        </table:table-row>
        <table:table-row table:style-name="ro4">
          <table:table-cell table:style-name="ce13" table:number-columns-spanned="6" table:number-rows-spanned="1"/>
          <table:covered-table-cell table:number-columns-repeated="4" table:style-name="ce28"/>
          <table:covered-table-cell table:style-name="ce49"/>
          <table:table-cell table:style-name="ce55"/>
          <table:table-cell table:style-name="ce59" office:value-type="string" table:number-columns-spanned="6" table:number-rows-spanned="1">
            <text:p>T = µ -P -D</text:p>
          </table:table-cell>
          <table:covered-table-cell table:number-columns-repeated="4" table:style-name="ce28"/>
          <table:covered-table-cell table:style-name="ce49"/>
          <table:table-cell table:style-name="ce72"/>
          <table:table-cell table:style-name="ce61" table:number-columns-repeated="2"/>
          <table:table-cell table:style-name="ce89" office:value-type="string" table:number-columns-spanned="6" table:number-rows-spanned="1">
            <text:p>a = µ F G H I</text:p>
          </table:table-cell>
          <table:covered-table-cell table:number-columns-repeated="5" table:style-name="ce95"/>
          <table:table-cell table:style-name="ce109"/>
          <table:table-cell table:style-name="ce13" office:value-type="string" table:number-columns-spanned="6" table:number-rows-spanned="1">
            <text:p>b = µ F J K L M</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µ L M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O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K Q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I N Q</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L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4"/>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4" table:number-columns-spanned="6" table:number-rows-spanned="1">
            <text:p>+4</text:p>
          </table:table-cell>
          <table:covered-table-cell table:number-columns-repeated="5" table:style-name="ce64"/>
          <table:table-cell table:style-name="ce64" table:number-columns-repeated="2"/>
          <table:table-cell table:style-name="ce62" office:value-type="float" office:value="20" table:number-columns-spanned="6" table:number-rows-spanned="1">
            <text:p>+20</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11" table:number-columns-spanned="6" table:number-rows-spanned="1">
            <text:p>+11</text:p>
          </table:table-cell>
          <table:covered-table-cell table:number-columns-repeated="5" table:style-name="ce64"/>
          <table:table-cell table:style-name="ce64"/>
          <table:table-cell table:style-name="ce62" office:value-type="float" office:value="10" table:number-columns-spanned="6" table:number-rows-spanned="1">
            <text:p>+10</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132"/>
          <table:table-cell table:style-name="ce62" office:value-type="float" office:value="10" table:number-columns-spanned="6" table:number-rows-spanned="1">
            <text:p>+10</text:p>
          </table:table-cell>
          <table:covered-table-cell table:number-columns-repeated="5" table:style-name="ce64"/>
          <table:table-cell table:style-name="ce136" table:formula="of:=SUM([.I48:.BL48])" office:value-type="float" office:value="85" table:number-columns-spanned="2" table:number-rows-spanned="1">
            <text:p>85</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3"/>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4" table:number-columns-spanned="6" table:number-rows-spanned="1">
            <text:p>+4</text:p>
          </table:table-cell>
          <table:covered-table-cell table:number-columns-repeated="5" table:style-name="ce65"/>
          <table:table-cell table:style-name="ce65" table:number-columns-repeated="2"/>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3" table:number-columns-spanned="6" table:number-rows-spanned="1">
            <text:p>+3</text:p>
          </table:table-cell>
          <table:covered-table-cell table:number-columns-repeated="5" table:style-name="ce65"/>
          <table:table-cell table:style-name="ce137" table:formula="of:=SUM([.I49:.BL49])" office:value-type="float" office:value="26" table:number-columns-spanned="2" table:number-rows-spanned="1">
            <text:p>26</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4"/>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5"/>
          <table:table-cell table:number-columns-repeated="1009"/>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8"/>
          <table:table-cell table:style-name="Default" table:number-columns-repeated="17"/>
          <table:table-cell table:number-columns-repeated="988"/>
        </table:table-row>
        <table:table-row table:style-name="ro4" table:number-rows-repeated="2">
          <table:table-cell table:number-columns-repeated="19"/>
          <table:table-cell table:style-name="Default" table:number-columns-repeated="17"/>
          <table:table-cell table:number-columns-repeated="988"/>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0-F (lower c)"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4 bit to 7-segment, digits 0-F (lower c)</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74"/>
          <table:table-cell table:style-name="ce5"/>
          <table:table-cell table:style-name="ce81"/>
          <table:table-cell table:style-name="SegBG" table:formula="of:=HLOOKUP([.T15];[.$G$5:.$M$22];[.P14];0)" office:value-type="float" office:value="1">
            <text:p>1</text:p>
          </table:table-cell>
          <table:table-cell table:style-name="seg1"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float" office:value="1">
            <text:p>1</text:p>
          </table:table-cell>
          <table:table-cell table:style-name="seg1"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float" office:value="1">
            <text:p>1</text:p>
          </table:table-cell>
          <table:table-cell table:style-name="seg1"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float" office:value="0">
            <text:p>0</text:p>
          </table:table-cell>
          <table:table-cell table:style-name="seg0"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float" office:value="0">
            <text:p>0</text:p>
          </table:table-cell>
          <table:table-cell table:style-name="seg0"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float" office:value="0">
            <text:p>0</text:p>
          </table:table-cell>
          <table:table-cell table:style-name="seg0"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float" office:value="1">
            <text:p>1</text:p>
          </table:table-cell>
          <table:table-cell table:style-name="seg1"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float" office:value="1">
            <text:p>1</text:p>
          </table:table-cell>
          <table:table-cell table:style-name="seg1"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4"/>
          <table:table-cell table:style-name="ce5"/>
          <table:table-cell table:style-name="ce81" table:formula="of:=HLOOKUP([.R16];[.$G$5:.$M$22];[.P14];0)" office:value-type="float" office:value="1" table:number-columns-spanned="1" table:number-rows-spanned="2">
            <text:p>1</text:p>
          </table:table-cell>
          <table:table-cell table:style-name="seg1"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float" office:value="1" table:number-columns-spanned="1" table:number-rows-spanned="2">
            <text:p>1</text:p>
          </table:table-cell>
          <table:table-cell table:style-name="seg1"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float" office:value="1" table:number-columns-spanned="1" table:number-rows-spanned="2">
            <text:p>1</text:p>
          </table:table-cell>
          <table:table-cell table:style-name="seg1"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float" office:value="1" table:number-columns-spanned="1" table:number-rows-spanned="2">
            <text:p>1</text:p>
          </table:table-cell>
          <table:table-cell table:style-name="seg1"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float" office:value="1" table:number-columns-spanned="1" table:number-rows-spanned="2">
            <text:p>1</text:p>
          </table:table-cell>
          <table:table-cell table:style-name="seg1"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float" office:value="1" table:number-columns-spanned="1" table:number-rows-spanned="2">
            <text:p>1</text:p>
          </table:table-cell>
          <table:table-cell table:style-name="seg1"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float" office:value="1" table:number-columns-spanned="1" table:number-rows-spanned="2">
            <text:p>1</text:p>
          </table:table-cell>
          <table:table-cell table:style-name="seg1"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float" office:value="0" table:number-columns-spanned="1" table:number-rows-spanned="2">
            <text:p>0</text:p>
          </table:table-cell>
          <table:table-cell table:style-name="seg0"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float" office:value="0" table:number-columns-spanned="1" table:number-rows-spanned="2">
            <text:p>0</text:p>
          </table:table-cell>
          <table:table-cell table:style-name="seg0"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float" office:value="0" table:number-columns-spanned="1" table:number-rows-spanned="2">
            <text:p>0</text:p>
          </table:table-cell>
          <table:table-cell table:style-name="seg0"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float" office:value="0" table:number-columns-spanned="1" table:number-rows-spanned="2">
            <text:p>0</text:p>
          </table:table-cell>
          <table:table-cell table:style-name="seg0"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float" office:value="1" table:number-columns-spanned="1" table:number-rows-spanned="2">
            <text:p>1</text:p>
          </table:table-cell>
          <table:table-cell table:style-name="seg1"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float" office:value="1" table:number-columns-spanned="1" table:number-rows-spanned="2">
            <text:p>1</text:p>
          </table:table-cell>
          <table:table-cell table:style-name="seg1"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float" office:value="0" table:number-columns-spanned="1" table:number-rows-spanned="2">
            <text:p>0</text:p>
          </table:table-cell>
          <table:table-cell table:style-name="seg0"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float" office:value="1" table:number-columns-spanned="1" table:number-rows-spanned="2">
            <text:p>1</text:p>
          </table:table-cell>
          <table:table-cell table:style-name="seg1"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float" office:value="0" table:number-columns-spanned="1" table:number-rows-spanned="2">
            <text:p>0</text:p>
          </table:table-cell>
          <table:table-cell table:style-name="seg0"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number-columns-repeated="3" table:style-name="ce31" office:value-type="float" office:value="1">
            <text:p>1</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2" table:style-name="ce31" office:value-type="float" office:value="0">
            <text:p>0</text:p>
          </table:table-cell>
          <table:table-cell table:number-columns-repeated="5" table:style-name="ce31" office:value-type="float" office:value="1">
            <text:p>1</text:p>
          </table:table-cell>
          <table:table-cell table:style-name="ce74"/>
          <table:table-cell table:style-name="ce5"/>
          <table:table-cell table:style-name="ce81"/>
          <table:table-cell table:style-name="SegBG" table:formula="of:=HLOOKUP([.T18];[.$G$5:.$M$22];[.P14];0)" office:value-type="float" office:value="1">
            <text:p>1</text:p>
          </table:table-cell>
          <table:table-cell table:style-name="seg1"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float" office:value="1">
            <text:p>1</text:p>
          </table:table-cell>
          <table:table-cell table:style-name="seg1"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float" office:value="1">
            <text:p>1</text:p>
          </table:table-cell>
          <table:table-cell table:style-name="seg1"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float" office:value="1">
            <text:p>1</text:p>
          </table:table-cell>
          <table:table-cell table:style-name="seg1"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float" office:value="1">
            <text:p>1</text:p>
          </table:table-cell>
          <table:table-cell table:style-name="seg1"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float" office:value="1">
            <text:p>1</text:p>
          </table:table-cell>
          <table:table-cell table:style-name="seg1"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float" office:value="1">
            <text:p>1</text:p>
          </table:table-cell>
          <table:table-cell table:style-name="seg1"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float" office:value="1">
            <text:p>1</text:p>
          </table:table-cell>
          <table:table-cell table:style-name="seg1"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style-name="ce146" office:value-type="float" office:value="0">
            <text:p>0</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146" office:value-type="float" office:value="0">
            <text:p>0</text:p>
          </table:table-cell>
          <table:table-cell table:style-name="ce53" office:value-type="float" office:value="1">
            <text:p>1</text:p>
          </table:table-cell>
          <table:table-cell table:style-name="ce74"/>
          <table:table-cell table:style-name="ce5"/>
          <table:table-cell table:style-name="ce81" table:formula="of:=HLOOKUP([.R19];[.$G$5:.$M$22];[.P14];0)" office:value-type="float" office:value="1" table:number-columns-spanned="1" table:number-rows-spanned="2">
            <text:p>1</text:p>
          </table:table-cell>
          <table:table-cell table:style-name="seg1"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float" office:value="1" table:number-columns-spanned="1" table:number-rows-spanned="2">
            <text:p>1</text:p>
          </table:table-cell>
          <table:table-cell table:style-name="seg1"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float" office:value="0" table:number-columns-spanned="1" table:number-rows-spanned="2">
            <text:p>0</text:p>
          </table:table-cell>
          <table:table-cell table:style-name="seg0"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float" office:value="1" table:number-columns-spanned="1" table:number-rows-spanned="2">
            <text:p>1</text:p>
          </table:table-cell>
          <table:table-cell table:style-name="seg1"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float" office:value="1" table:number-columns-spanned="1" table:number-rows-spanned="2">
            <text:p>1</text:p>
          </table:table-cell>
          <table:table-cell table:style-name="seg1"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float" office:value="1" table:number-columns-spanned="1" table:number-rows-spanned="2">
            <text:p>1</text:p>
          </table:table-cell>
          <table:table-cell table:style-name="seg1"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float" office:value="1" table:number-columns-spanned="1" table:number-rows-spanned="2">
            <text:p>1</text:p>
          </table:table-cell>
          <table:table-cell table:style-name="seg1"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float" office:value="1" table:number-columns-spanned="1" table:number-rows-spanned="2">
            <text:p>1</text:p>
          </table:table-cell>
          <table:table-cell table:style-name="seg1"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float" office:value="1" table:number-columns-spanned="1" table:number-rows-spanned="2">
            <text:p>1</text:p>
          </table:table-cell>
          <table:table-cell table:style-name="seg1"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float" office:value="0" table:number-columns-spanned="1" table:number-rows-spanned="2">
            <text:p>0</text:p>
          </table:table-cell>
          <table:table-cell table:style-name="seg0"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float" office:value="1" table:number-columns-spanned="1" table:number-rows-spanned="2">
            <text:p>1</text:p>
          </table:table-cell>
          <table:table-cell table:style-name="seg1"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float" office:value="1" table:number-columns-spanned="1" table:number-rows-spanned="2">
            <text:p>1</text:p>
          </table:table-cell>
          <table:table-cell table:style-name="seg1"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float" office:value="1" table:number-columns-spanned="1" table:number-rows-spanned="2">
            <text:p>1</text:p>
          </table:table-cell>
          <table:table-cell table:style-name="seg1"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float" office:value="0" table:number-columns-spanned="1" table:number-rows-spanned="2">
            <text:p>0</text:p>
          </table:table-cell>
          <table:table-cell table:style-name="seg0"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float" office:value="1" table:number-columns-spanned="1" table:number-rows-spanned="2">
            <text:p>1</text:p>
          </table:table-cell>
          <table:table-cell table:style-name="seg1"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float" office:value="0" table:number-columns-spanned="1" table:number-rows-spanned="2">
            <text:p>0</text:p>
          </table:table-cell>
          <table:table-cell table:style-name="seg0"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4" table:style-name="ce31" office:value-type="float" office:value="1">
            <text:p>1</text:p>
          </table:table-cell>
          <table:table-cell table:style-name="ce74"/>
          <table:table-cell table:style-name="ce5"/>
          <table:table-cell table:style-name="ce81"/>
          <table:table-cell table:style-name="SegBG" table:formula="of:=HLOOKUP([.T21];[.$G$5:.$M$22];[.P14];0)" office:value-type="float" office:value="1">
            <text:p>1</text:p>
          </table:table-cell>
          <table:table-cell table:style-name="seg1"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float" office:value="1">
            <text:p>1</text:p>
          </table:table-cell>
          <table:table-cell table:style-name="seg1"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float" office:value="0">
            <text:p>0</text:p>
          </table:table-cell>
          <table:table-cell table:style-name="seg0"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float" office:value="1">
            <text:p>1</text:p>
          </table:table-cell>
          <table:table-cell table:style-name="seg1"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float" office:value="1">
            <text:p>1</text:p>
          </table:table-cell>
          <table:table-cell table:style-name="seg1"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float" office:value="1">
            <text:p>1</text:p>
          </table:table-cell>
          <table:table-cell table:style-name="seg1"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float" office:value="1">
            <text:p>1</text:p>
          </table:table-cell>
          <table:table-cell table:style-name="seg1"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float" office:value="0">
            <text:p>0</text:p>
          </table:table-cell>
          <table:table-cell table:style-name="seg0"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style-name="ce31" office:value-type="float" office:value="1">
            <text:p>1</text:p>
          </table:table-cell>
          <table:table-cell table:number-columns-repeated="3" table:style-name="ce31" office:value-type="float" office:value="0">
            <text:p>0</text:p>
          </table:table-cell>
          <table:table-cell table:number-columns-repeated="3" table:style-name="ce31" office:value-type="float" office:value="1">
            <text:p>1</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63"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63"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17" table:formula="of:=VLOOKUP([.X29]+[.Z27];[.$B$7:.$M$22];[.X25])" office:value-type="float" office:value="0">
            <text:p>0</text:p>
          </table:table-cell>
          <table:table-cell table:style-name="ce35" table:formula="of:=VLOOKUP([.X29]+[.AA27];[.$B$7:.$M$22];[.X25])" office:value-type="float" office:value="1">
            <text:p>1</text:p>
          </table:table-cell>
          <table:table-cell table:style-name="ce121"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66"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17" table:formula="of:=VLOOKUP([.AS29]+[.AU27];[.$B$7:.$M$22];[.AS25])" office:value-type="float" office:value="0">
            <text:p>0</text:p>
          </table:table-cell>
          <table:table-cell table:style-name="ce63"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63"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66"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146" table:formula="of:=VLOOKUP([.Q30]+[.R27];[.$B$7:.$M$22];[.Q25])" office:value-type="float" office:value="0">
            <text:p>0</text:p>
          </table:table-cell>
          <table:table-cell table:style-name="ce99" table:formula="of:=VLOOKUP([.Q30]+[.S27];[.$B$7:.$M$22];[.Q25])" office:value-type="float" office:value="0">
            <text:p>0</text:p>
          </table:table-cell>
          <table:table-cell table:style-name="ce35" table:formula="of:=VLOOKUP([.Q30]+[.T27];[.$B$7:.$M$22];[.Q25])" office:value-type="float" office:value="1">
            <text:p>1</text:p>
          </table:table-cell>
          <table:table-cell table:style-name="ce35" table:formula="of:=VLOOKUP([.Q30]+[.U27];[.$B$7:.$M$22];[.Q25])" office:value-type="float" office:value="1">
            <text:p>1</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16" table:formula="of:=VLOOKUP([.X30]+[.Y27];[.$B$7:.$M$22];[.X25])" office:value-type="float" office:value="0">
            <text:p>0</text:p>
          </table:table-cell>
          <table:table-cell table:style-name="ce35" table:formula="of:=VLOOKUP([.X30]+[.Z27];[.$B$7:.$M$22];[.X25])" office:value-type="float" office:value="1">
            <text:p>1</text:p>
          </table:table-cell>
          <table:table-cell table:style-name="ce118" table:formula="of:=VLOOKUP([.X30]+[.AA27];[.$B$7:.$M$22];[.X25])" office:value-type="float" office:value="0">
            <text:p>0</text:p>
          </table:table-cell>
          <table:table-cell table:style-name="ce116" table:formula="of:=VLOOKUP([.X30]+[.AB27];[.$B$7:.$M$22];[.X25])" office:value-type="float" office:value="0">
            <text:p>0</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116" table:formula="of:=VLOOKUP([.AE30]+[.AF27];[.$B$7:.$M$22];[.AE25])" office:value-type="float" office:value="0">
            <text:p>0</text:p>
          </table:table-cell>
          <table:table-cell table:style-name="ce35" table:formula="of:=VLOOKUP([.AE30]+[.AG27];[.$B$7:.$M$22];[.AE25])" office:value-type="float" office:value="1">
            <text:p>1</text:p>
          </table:table-cell>
          <table:table-cell table:style-name="ce118" table:formula="of:=VLOOKUP([.AE30]+[.AH27];[.$B$7:.$M$22];[.AE25])" office:value-type="float" office:value="0">
            <text:p>0</text:p>
          </table:table-cell>
          <table:table-cell table:style-name="ce116" table:formula="of:=VLOOKUP([.AE30]+[.AI27];[.$B$7:.$M$22];[.AE25])" office:value-type="float" office:value="0">
            <text:p>0</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float" office:value="1">
            <text:p>1</text:p>
          </table:table-cell>
          <table:table-cell table:style-name="ce35" table:formula="of:=VLOOKUP([.AL30]+[.AN27];[.$B$7:.$M$22];[.AL25])" office:value-type="float" office:value="1">
            <text:p>1</text:p>
          </table:table-cell>
          <table:table-cell table:style-name="ce118" table:formula="of:=VLOOKUP([.AL30]+[.AO27];[.$B$7:.$M$22];[.AL25])" office:value-type="float" office:value="0">
            <text:p>0</text:p>
          </table:table-cell>
          <table:table-cell table:style-name="ce35" table:formula="of:=VLOOKUP([.AL30]+[.AP27];[.$B$7:.$M$22];[.AL25])" office:value-type="float" office:value="1">
            <text:p>1</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35" table:formula="of:=VLOOKUP([.AS30]+[.AT27];[.$B$7:.$M$22];[.AS25])" office:value-type="float" office:value="1">
            <text:p>1</text:p>
          </table:table-cell>
          <table:table-cell table:style-name="ce35" table:formula="of:=VLOOKUP([.AS30]+[.AU27];[.$B$7:.$M$22];[.AS25])" office:value-type="float" office:value="1">
            <text:p>1</text:p>
          </table:table-cell>
          <table:table-cell table:style-name="ce35" table:formula="of:=VLOOKUP([.AS30]+[.AV27];[.$B$7:.$M$22];[.AS25])" office:value-type="float" office:value="1">
            <text:p>1</text:p>
          </table:table-cell>
          <table:table-cell table:style-name="ce35" table:formula="of:=VLOOKUP([.AS30]+[.AW27];[.$B$7:.$M$22];[.AS25])" office:value-type="float" office:value="1">
            <text:p>1</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46" table:formula="of:=VLOOKUP([.AZ30]+[.BA27];[.$B$7:.$M$22];[.AZ25])" office:value-type="float" office:value="0">
            <text:p>0</text:p>
          </table:table-cell>
          <table:table-cell table:style-name="ce99" table:formula="of:=VLOOKUP([.AZ30]+[.BB27];[.$B$7:.$M$22];[.AZ25])" office:value-type="float" office:value="0">
            <text:p>0</text:p>
          </table:table-cell>
          <table:table-cell table:style-name="ce35" table:formula="of:=VLOOKUP([.AZ30]+[.BC27];[.$B$7:.$M$22];[.AZ25])" office:value-type="float" office:value="1">
            <text:p>1</text:p>
          </table:table-cell>
          <table:table-cell table:style-name="ce35" table:formula="of:=VLOOKUP([.AZ30]+[.BD27];[.$B$7:.$M$22];[.AZ25])" office:value-type="float" office:value="1">
            <text:p>1</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53" table:formula="of:=VLOOKUP([.BG30]+[.BH27];[.$B$7:.$M$22];[.BG25])" office:value-type="float" office:value="1">
            <text:p>1</text:p>
          </table:table-cell>
          <table:table-cell table:style-name="ce35" table:formula="of:=VLOOKUP([.BG30]+[.BI27];[.$B$7:.$M$22];[.BG25])" office:value-type="float" office:value="1">
            <text:p>1</text:p>
          </table:table-cell>
          <table:table-cell table:style-name="ce35" table:formula="of:=VLOOKUP([.BG30]+[.BJ27];[.$B$7:.$M$22];[.BG25])" office:value-type="float" office:value="1">
            <text:p>1</text:p>
          </table:table-cell>
          <table:table-cell table:style-name="ce35" table:formula="of:=VLOOKUP([.BG30]+[.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float" office:value="1">
            <text:p>1</text:p>
          </table:table-cell>
          <table:table-cell table:style-name="ce35" table:formula="of:=VLOOKUP([.Q31]+[.S27];[.$B$7:.$M$22];[.Q25])" office:value-type="float" office:value="1">
            <text:p>1</text:p>
          </table:table-cell>
          <table:table-cell table:style-name="ce100" table:formula="of:=VLOOKUP([.Q31]+[.T27];[.$B$7:.$M$22];[.Q25])" office:value-type="float" office:value="0">
            <text:p>0</text:p>
          </table:table-cell>
          <table:table-cell table:style-name="ce35" table:formula="of:=VLOOKUP([.Q31]+[.U27];[.$B$7:.$M$22];[.Q25])" office:value-type="float" office:value="1">
            <text:p>1</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float" office:value="1">
            <text:p>1</text:p>
          </table:table-cell>
          <table:table-cell table:style-name="ce35" table:formula="of:=VLOOKUP([.X31]+[.Z27];[.$B$7:.$M$22];[.X25])" office:value-type="float" office:value="1">
            <text:p>1</text:p>
          </table:table-cell>
          <table:table-cell table:style-name="ce100" table:formula="of:=VLOOKUP([.X31]+[.AA27];[.$B$7:.$M$22];[.X25])" office:value-type="float" office:value="0">
            <text:p>0</text:p>
          </table:table-cell>
          <table:table-cell table:style-name="ce120" table:formula="of:=VLOOKUP([.X31]+[.AB27];[.$B$7:.$M$22];[.X25])" office:value-type="float" office:value="1">
            <text:p>1</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float" office:value="1">
            <text:p>1</text:p>
          </table:table-cell>
          <table:table-cell table:style-name="ce35" table:formula="of:=VLOOKUP([.AE31]+[.AG27];[.$B$7:.$M$22];[.AE25])" office:value-type="float" office:value="1">
            <text:p>1</text:p>
          </table:table-cell>
          <table:table-cell table:style-name="ce35" table:formula="of:=VLOOKUP([.AE31]+[.AH27];[.$B$7:.$M$22];[.AE25])" office:value-type="float" office:value="1">
            <text:p>1</text:p>
          </table:table-cell>
          <table:table-cell table:style-name="ce35" table:formula="of:=VLOOKUP([.AE31]+[.AI27];[.$B$7:.$M$22];[.AE25])" office:value-type="float" office:value="1">
            <text:p>1</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float" office:value="1">
            <text:p>1</text:p>
          </table:table-cell>
          <table:table-cell table:style-name="ce35" table:formula="of:=VLOOKUP([.AL31]+[.AN27];[.$B$7:.$M$22];[.AL25])" office:value-type="float" office:value="1">
            <text:p>1</text:p>
          </table:table-cell>
          <table:table-cell table:style-name="ce35" table:formula="of:=VLOOKUP([.AL31]+[.AO27];[.$B$7:.$M$22];[.AL25])" office:value-type="float" office:value="1">
            <text:p>1</text:p>
          </table:table-cell>
          <table:table-cell table:style-name="ce121" table:formula="of:=VLOOKUP([.AL31]+[.AP27];[.$B$7:.$M$22];[.AL25])" office:value-type="float" office:value="0">
            <text:p>0</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float" office:value="1">
            <text:p>1</text:p>
          </table:table-cell>
          <table:table-cell table:style-name="ce121" table:formula="of:=VLOOKUP([.AS31]+[.AU27];[.$B$7:.$M$22];[.AS25])" office:value-type="float" office:value="0">
            <text:p>0</text:p>
          </table:table-cell>
          <table:table-cell table:style-name="ce35" table:formula="of:=VLOOKUP([.AS31]+[.AV27];[.$B$7:.$M$22];[.AS25])" office:value-type="float" office:value="1">
            <text:p>1</text:p>
          </table:table-cell>
          <table:table-cell table:style-name="ce35" table:formula="of:=VLOOKUP([.AS31]+[.AW27];[.$B$7:.$M$22];[.AS25])" office:value-type="float" office:value="1">
            <text:p>1</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float" office:value="1">
            <text:p>1</text:p>
          </table:table-cell>
          <table:table-cell table:style-name="ce35" table:formula="of:=VLOOKUP([.AZ31]+[.BB27];[.$B$7:.$M$22];[.AZ25])" office:value-type="float" office:value="1">
            <text:p>1</text:p>
          </table:table-cell>
          <table:table-cell table:style-name="ce35" table:formula="of:=VLOOKUP([.AZ31]+[.BC27];[.$B$7:.$M$22];[.AZ25])" office:value-type="float" office:value="1">
            <text:p>1</text:p>
          </table:table-cell>
          <table:table-cell table:style-name="ce35" table:formula="of:=VLOOKUP([.AZ31]+[.BD27];[.$B$7:.$M$22];[.AZ25])" office:value-type="float" office:value="1">
            <text:p>1</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float" office:value="1">
            <text:p>1</text:p>
          </table:table-cell>
          <table:table-cell table:style-name="ce35" table:formula="of:=VLOOKUP([.BG31]+[.BI27];[.$B$7:.$M$22];[.BG25])" office:value-type="float" office:value="1">
            <text:p>1</text:p>
          </table:table-cell>
          <table:table-cell table:style-name="ce35" table:formula="of:=VLOOKUP([.BG31]+[.BJ27];[.$B$7:.$M$22];[.BG25])" office:value-type="float" office:value="1">
            <text:p>1</text:p>
          </table:table-cell>
          <table:table-cell table:style-name="ce35" table:formula="of:=VLOOKUP([.BG31]+[.BK27];[.$B$7:.$M$22];[.BG25])" office:value-type="float" office:value="1">
            <text:p>1</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85" office:value-type="string" table:number-columns-spanned="6" table:number-rows-spanned="1">
            <text:p>F = µ -D C -B -A</text:p>
          </table:table-cell>
          <table:covered-table-cell table:number-columns-repeated="4" table:style-name="ce24"/>
          <table:covered-table-cell table:style-name="ce46"/>
          <table:table-cell table:style-name="ce108"/>
          <table:table-cell table:style-name="ce85" office:value-type="string" table:number-columns-spanned="6" table:number-rows-spanned="1">
            <text:p>F = µ -D C -B -A</text:p>
          </table:table-cell>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88" office:value-type="string" table:number-columns-spanned="6" table:number-rows-spanned="1">
            <text:p>I = µ -D -C B</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8" office:value-type="string" table:number-columns-spanned="6" table:number-rows-spanned="1">
            <text:p>I = µ -D -C B</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A</text:p>
          </table:table-cell>
          <table:covered-table-cell table:number-columns-repeated="4" table:style-name="ce26"/>
          <table:covered-table-cell table:style-name="ce47"/>
          <table:table-cell table:style-name="ce108"/>
          <table:table-cell table:style-name="ce113" office:value-type="string" table:number-columns-spanned="6" table:number-rows-spanned="1">
            <text:p>L = µ -D -C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 -A</text:p>
          </table:table-cell>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 -A</text:p>
          </table:table-cell>
          <table:covered-table-cell table:number-columns-repeated="4" table:style-name="ce26"/>
          <table:covered-table-cell table:style-name="ce47"/>
          <table:table-cell table:style-name="ce108"/>
          <table:table-cell table:style-name="ce114" office:value-type="string" table:number-columns-spanned="6" table:number-rows-spanned="1">
            <text:p>M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O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34" office:value-type="string" table:number-columns-spanned="6" table:number-rows-spanned="1">
            <text:p>P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34" office:value-type="string" table:number-columns-spanned="6" table:number-rows-spanned="1">
            <text:p>P = µ D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1" office:value-type="string" table:number-columns-spanned="6" table:number-rows-spanned="1">
            <text:p>R = µ C B -A</text:p>
          </table:table-cell>
          <table:covered-table-cell table:number-columns-repeated="5"/>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5"/>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4" table:style-name="ce27"/>
          <table:covered-table-cell table:style-name="ce48"/>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F G H I</text:p>
          </table:table-cell>
          <table:covered-table-cell table:number-columns-repeated="5" table:style-name="ce95"/>
          <table:table-cell table:style-name="ce109"/>
          <table:table-cell table:style-name="ce13" office:value-type="string" table:number-columns-spanned="6" table:number-rows-spanned="1">
            <text:p>b = µ F J K L M</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µ L M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M O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K Q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I N Q</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13" table:number-columns-spanned="6" table:number-rows-spanned="1">
            <text:p>+13</text:p>
          </table:table-cell>
          <table:covered-table-cell table:number-columns-repeated="5" table:style-name="ce64"/>
          <table:table-cell table:style-name="ce64"/>
          <table:table-cell table:style-name="ce62" office:value-type="float" office:value="10" table:number-columns-spanned="6" table:number-rows-spanned="1">
            <text:p>+10</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132"/>
          <table:table-cell table:style-name="ce62" office:value-type="float" office:value="5" table:number-columns-spanned="6" table:number-rows-spanned="1">
            <text:p>+5</text:p>
          </table:table-cell>
          <table:covered-table-cell table:number-columns-repeated="5" table:style-name="ce64"/>
          <table:table-cell table:style-name="ce136" table:formula="of:=SUM([.I48:.BK48])" office:value-type="float" office:value="81" table:number-columns-spanned="2" table:number-rows-spanned="1">
            <text:p>81</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4" table:number-columns-spanned="6" table:number-rows-spanned="1">
            <text:p>+4</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25" table:number-columns-spanned="2" table:number-rows-spanned="1">
            <text:p>25</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9"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4 bit to 7-segment, digits 0-9</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74"/>
          <table:table-cell table:style-name="ce5"/>
          <table:table-cell table:style-name="ce81"/>
          <table:table-cell table:style-name="SegBG" table:formula="of:=HLOOKUP([.T15];[.$G$5:.$M$22];[.P14];0)" office:value-type="float" office:value="1">
            <text:p>1</text:p>
          </table:table-cell>
          <table:table-cell table:style-name="seg1"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float" office:value="1">
            <text:p>1</text:p>
          </table:table-cell>
          <table:table-cell table:style-name="seg1"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4"/>
          <table:table-cell table:style-name="ce5"/>
          <table:table-cell table:style-name="ce81" table:formula="of:=HLOOKUP([.R16];[.$G$5:.$M$22];[.P14];0)" office:value-type="float" office:value="1" table:number-columns-spanned="1" table:number-rows-spanned="2">
            <text:p>1</text:p>
          </table:table-cell>
          <table:table-cell table:style-name="seg1"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float" office:value="1" table:number-columns-spanned="1" table:number-rows-spanned="2">
            <text:p>1</text:p>
          </table:table-cell>
          <table:table-cell table:style-name="seg1"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float" office:value="1" table:number-columns-spanned="1" table:number-rows-spanned="2">
            <text:p>1</text:p>
          </table:table-cell>
          <table:table-cell table:style-name="seg1"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float" office:value="1" table:number-columns-spanned="1" table:number-rows-spanned="2">
            <text:p>1</text:p>
          </table:table-cell>
          <table:table-cell table:style-name="seg1"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float" office:value="1">
            <text:p>1</text:p>
          </table:table-cell>
          <table:table-cell table:style-name="seg1"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float" office:value="1">
            <text:p>1</text:p>
          </table:table-cell>
          <table:table-cell table:style-name="seg1"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float" office:value="1" table:number-columns-spanned="1" table:number-rows-spanned="2">
            <text:p>1</text:p>
          </table:table-cell>
          <table:table-cell table:style-name="seg1"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float" office:value="1" table:number-columns-spanned="1" table:number-rows-spanned="2">
            <text:p>1</text:p>
          </table:table-cell>
          <table:table-cell table:style-name="seg1"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float" office:value="0" table:number-columns-spanned="1" table:number-rows-spanned="2">
            <text:p>0</text:p>
          </table:table-cell>
          <table:table-cell table:style-name="seg0"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float" office:value="1" table:number-columns-spanned="1" table:number-rows-spanned="2">
            <text:p>1</text:p>
          </table:table-cell>
          <table:table-cell table:style-name="seg1"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float" office:value="1">
            <text:p>1</text:p>
          </table:table-cell>
          <table:table-cell table:style-name="seg1"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float" office:value="1">
            <text:p>1</text:p>
          </table:table-cell>
          <table:table-cell table:style-name="seg1"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35" table:formula="of:=VLOOKUP([.X29]+[.AA27];[.$B$7:.$M$22];[.X25])" office:value-type="float" office:value="1">
            <text:p>1</text:p>
          </table:table-cell>
          <table:table-cell table:style-name="ce149"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99"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99"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35" table:formula="of:=VLOOKUP([.X30]+[.AA27];[.$B$7:.$M$22];[.X25])" office:value-type="string" office:string-value="X">
            <text:p>X</text:p>
          </table:table-cell>
          <table:table-cell table:style-name="ce149"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99"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35"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99"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float" office:value="1">
            <text:p>1</text:p>
          </table:table-cell>
          <table:table-cell table:style-name="ce35" table:formula="of:=VLOOKUP([.Q31]+[.S27];[.$B$7:.$M$22];[.Q25])" office:value-type="float" office:value="1">
            <text:p>1</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float" office:value="1">
            <text:p>1</text:p>
          </table:table-cell>
          <table:table-cell table:style-name="ce35" table:formula="of:=VLOOKUP([.X31]+[.Z27];[.$B$7:.$M$22];[.X25])" office:value-type="float" office:value="1">
            <text:p>1</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float" office:value="1">
            <text:p>1</text:p>
          </table:table-cell>
          <table:table-cell table:style-name="ce35" table:formula="of:=VLOOKUP([.AE31]+[.AG27];[.$B$7:.$M$22];[.AE25])" office:value-type="float" office:value="1">
            <text:p>1</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float" office:value="1">
            <text:p>1</text:p>
          </table:table-cell>
          <table:table-cell table:style-name="ce35" table:formula="of:=VLOOKUP([.AL31]+[.AN27];[.$B$7:.$M$22];[.AL25])" office:value-type="float" office:value="1">
            <text:p>1</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float" office:value="1">
            <text:p>1</text:p>
          </table:table-cell>
          <table:table-cell table:style-name="ce121" table:formula="of:=VLOOKUP([.AS31]+[.AU27];[.$B$7:.$M$22];[.AS25])" office:value-type="float" office:value="0">
            <text:p>0</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float" office:value="1">
            <text:p>1</text:p>
          </table:table-cell>
          <table:table-cell table:style-name="ce35" table:formula="of:=VLOOKUP([.AZ31]+[.BB27];[.$B$7:.$M$22];[.AZ25])" office:value-type="float" office:value="1">
            <text:p>1</text:p>
          </table:table-cell>
          <table:table-cell table:style-name="ce121" table:formula="of:=VLOOKUP([.AZ31]+[.BC27];[.$B$7:.$M$22];[.AZ25])" office:value-type="string" office:string-value="X">
            <text:p>X</text:p>
          </table:table-cell>
          <table:table-cell table:style-name="ce129"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float" office:value="1">
            <text:p>1</text:p>
          </table:table-cell>
          <table:table-cell table:style-name="ce35" table:formula="of:=VLOOKUP([.BG31]+[.BI27];[.$B$7:.$M$22];[.BG25])" office:value-type="float" office:value="1">
            <text:p>1</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57" office:value-type="string" table:number-columns-spanned="6" table:number-rows-spanned="1">
            <text:p>K = µ -C B -A</text:p>
          </table:table-cell>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 (no -D)</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µ J K</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N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9" table:number-columns-spanned="6" table:number-rows-spanned="1">
            <text:p>+9</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6" table:number-columns-spanned="6" table:number-rows-spanned="1">
            <text:p>+6</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5" table:number-columns-spanned="6" table:number-rows-spanned="1">
            <text:p>+5</text:p>
          </table:table-cell>
          <table:covered-table-cell table:number-columns-repeated="5" table:style-name="ce64"/>
          <table:table-cell table:style-name="ce132"/>
          <table:table-cell table:style-name="ce62" office:value-type="float" office:value="5" table:number-columns-spanned="6" table:number-rows-spanned="1">
            <text:p>+5</text:p>
          </table:table-cell>
          <table:covered-table-cell table:number-columns-repeated="5" table:style-name="ce64"/>
          <table:table-cell table:style-name="ce136" table:formula="of:=SUM([.I48:.BK48])" office:value-type="float" office:value="42" table:number-columns-spanned="2" table:number-rows-spanned="1">
            <text:p>42</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8" table:number-columns-spanned="2" table:number-rows-spanned="1">
            <text:p>18</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7"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3 bit to 7-segment, digits 0-7</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35" table:formula="of:=VLOOKUP([.X29]+[.AA27];[.$B$7:.$M$22];[.X25])" office:value-type="float" office:value="1">
            <text:p>1</text:p>
          </table:table-cell>
          <table:table-cell table:style-name="ce149"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99"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99"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35" table:formula="of:=VLOOKUP([.X30]+[.AA27];[.$B$7:.$M$22];[.X25])" office:value-type="string" office:string-value="X">
            <text:p>X</text:p>
          </table:table-cell>
          <table:table-cell table:style-name="ce149"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99"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35"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99"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121"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98" table:formula="of:=VLOOKUP([.AZ31]+[.BB27];[.$B$7:.$M$22];[.AZ25])" office:value-type="string" office:string-value="X">
            <text:p>X</text:p>
          </table:table-cell>
          <table:table-cell table:style-name="ce121" table:formula="of:=VLOOKUP([.AZ31]+[.BC27];[.$B$7:.$M$22];[.AZ25])" office:value-type="string" office:string-value="X">
            <text:p>X</text:p>
          </table:table-cell>
          <table:table-cell table:style-name="ce129"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121" table:formula="of:=VLOOKUP([.BG31]+[.BH27];[.$B$7:.$M$22];[.BG25])" office:value-type="string" office:string-value="X">
            <text:p>X</text:p>
          </table:table-cell>
          <table:table-cell table:style-name="ce121" table:formula="of:=VLOOKUP([.BG31]+[.BI27];[.$B$7:.$M$22];[.BG25])" office:value-type="string" office:string-value="X">
            <text:p>X</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57" office:value-type="string" table:number-columns-spanned="6" table:number-rows-spanned="1">
            <text:p>K = µ -C B -A</text:p>
          </table:table-cell>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µ J K</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N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6" table:number-columns-spanned="6" table:number-rows-spanned="1">
            <text:p>+6</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5" table:number-columns-spanned="6" table:number-rows-spanned="1">
            <text:p>+5</text:p>
          </table:table-cell>
          <table:covered-table-cell table:number-columns-repeated="5" table:style-name="ce64"/>
          <table:table-cell table:style-name="ce132"/>
          <table:table-cell table:style-name="ce62" office:value-type="float" office:value="4" table:number-columns-spanned="6" table:number-rows-spanned="1">
            <text:p>+4</text:p>
          </table:table-cell>
          <table:covered-table-cell table:number-columns-repeated="5" table:style-name="ce64"/>
          <table:table-cell table:style-name="ce136" table:formula="of:=SUM([.I48:.BK48])" office:value-type="float" office:value="40" table:number-columns-spanned="2" table:number-rows-spanned="1">
            <text:p>40</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8" table:number-columns-spanned="2" table:number-rows-spanned="1">
            <text:p>18</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5"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3 bit to 7-segment, digits 0-5</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1"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string" office:string-value="X">
            <text:p>X</text:p>
          </table:table-cell>
          <table:table-cell table:style-name="ce97"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121" table:formula="of:=VLOOKUP([.X29]+[.AA27];[.$B$7:.$M$22];[.X25])" office:value-type="string" office:string-value="X">
            <text:p>X</text:p>
          </table:table-cell>
          <table:table-cell table:style-name="ce35"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string" office:string-value="X">
            <text:p>X</text:p>
          </table:table-cell>
          <table:table-cell table:style-name="ce129"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35" table:formula="of:=VLOOKUP([.AL29]+[.AO27];[.$B$7:.$M$22];[.AL25])" office:value-type="string" office:string-value="X">
            <text:p>X</text:p>
          </table:table-cell>
          <table:table-cell table:style-name="ce97"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string" office:string-value="X">
            <text:p>X</text:p>
          </table:table-cell>
          <table:table-cell table:style-name="ce97"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string" office:string-value="X">
            <text:p>X</text:p>
          </table:table-cell>
          <table:table-cell table:style-name="ce121"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35" table:formula="of:=VLOOKUP([.BG29]+[.BJ27];[.$B$7:.$M$22];[.BG25])" office:value-type="string" office:string-value="X">
            <text:p>X</text:p>
          </table:table-cell>
          <table:table-cell table:style-name="ce35"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97"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35"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129"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97"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97"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121"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35"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121"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98" table:formula="of:=VLOOKUP([.AZ31]+[.BB27];[.$B$7:.$M$22];[.AZ25])" office:value-type="string" office:string-value="X">
            <text:p>X</text:p>
          </table:table-cell>
          <table:table-cell table:style-name="ce121" table:formula="of:=VLOOKUP([.AZ31]+[.BC27];[.$B$7:.$M$22];[.AZ25])" office:value-type="string" office:string-value="X">
            <text:p>X</text:p>
          </table:table-cell>
          <table:table-cell table:style-name="ce121"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121" table:formula="of:=VLOOKUP([.BG31]+[.BH27];[.$B$7:.$M$22];[.BG25])" office:value-type="string" office:string-value="X">
            <text:p>X</text:p>
          </table:table-cell>
          <table:table-cell table:style-name="ce121" table:formula="of:=VLOOKUP([.BG31]+[.BI27];[.$B$7:.$M$22];[.BG25])" office:value-type="string" office:string-value="X">
            <text:p>X</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B</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J</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µ G H</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 = µ C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3" table:number-columns-spanned="6" table:number-rows-spanned="1">
            <text:p>+3</text:p>
          </table:table-cell>
          <table:covered-table-cell table:number-columns-repeated="5" table:style-name="ce64"/>
          <table:table-cell table:style-name="ce136" table:formula="of:=SUM([.I48:.BK48])" office:value-type="float" office:value="23" table:number-columns-spanned="2" table:number-rows-spanned="1">
            <text:p>23</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4" table:number-columns-spanned="2" table:number-rows-spanned="1">
            <text:p>14</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3"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0-3</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121" table:formula="of:=VLOOKUP([.X28]+[.Y27];[.$B$7:.$M$22];[.X25])" office:value-type="float" office:value="1">
            <text:p>1</text:p>
          </table:table-cell>
          <table:table-cell table:style-name="ce121" table:formula="of:=VLOOKUP([.X28]+[.Z27];[.$B$7:.$M$22];[.X25])" office:value-type="float" office:value="1">
            <text:p>1</text:p>
          </table:table-cell>
          <table:table-cell table:style-name="ce121" table:formula="of:=VLOOKUP([.X28]+[.AA27];[.$B$7:.$M$22];[.X25])" office:value-type="float" office:value="1">
            <text:p>1</text:p>
          </table:table-cell>
          <table:table-cell table:style-name="ce121"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121" table:formula="of:=VLOOKUP([.AS28]+[.AT27];[.$B$7:.$M$22];[.AS25])" office:value-type="float" office:value="1">
            <text:p>1</text:p>
          </table:table-cell>
          <table:table-cell table:style-name="ce35" table:formula="of:=VLOOKUP([.AS28]+[.AU27];[.$B$7:.$M$22];[.AS25])" office:value-type="float" office:value="0">
            <text:p>0</text:p>
          </table:table-cell>
          <table:table-cell table:style-name="ce35" table:formula="of:=VLOOKUP([.AS28]+[.AV27];[.$B$7:.$M$22];[.AS25])" office:value-type="float" office:value="0">
            <text:p>0</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121" table:formula="of:=VLOOKUP([.AZ28]+[.BA27];[.$B$7:.$M$22];[.AZ25])" office:value-type="float" office:value="1">
            <text:p>1</text:p>
          </table:table-cell>
          <table:table-cell table:style-name="ce35" table:formula="of:=VLOOKUP([.AZ28]+[.BB27];[.$B$7:.$M$22];[.AZ25])" office:value-type="float" office:value="0">
            <text:p>0</text:p>
          </table:table-cell>
          <table:table-cell table:style-name="ce35" table:formula="of:=VLOOKUP([.AZ28]+[.BC27];[.$B$7:.$M$22];[.AZ25])" office:value-type="float" office:value="0">
            <text:p>0</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float" office:value="1">
            <text:p>1</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35" table:formula="of:=VLOOKUP([.Q29]+[.R27];[.$B$7:.$M$22];[.Q25])" office:value-type="string" office:string-value="X">
            <text:p>X</text:p>
          </table:table-cell>
          <table:table-cell table:style-name="ce98" table:formula="of:=VLOOKUP([.Q29]+[.S27];[.$B$7:.$M$22];[.Q25])" office:value-type="string" office:string-value="X">
            <text:p>X</text:p>
          </table:table-cell>
          <table:table-cell table:style-name="ce35" table:formula="of:=VLOOKUP([.Q29]+[.T27];[.$B$7:.$M$22];[.Q25])" office:value-type="string" office:string-value="X">
            <text:p>X</text:p>
          </table:table-cell>
          <table:table-cell table:style-name="ce35"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121" table:formula="of:=VLOOKUP([.X29]+[.Y27];[.$B$7:.$M$22];[.X25])" office:value-type="string" office:string-value="X">
            <text:p>X</text:p>
          </table:table-cell>
          <table:table-cell table:style-name="ce121" table:formula="of:=VLOOKUP([.X29]+[.Z27];[.$B$7:.$M$22];[.X25])" office:value-type="string" office:string-value="X">
            <text:p>X</text:p>
          </table:table-cell>
          <table:table-cell table:style-name="ce121" table:formula="of:=VLOOKUP([.X29]+[.AA27];[.$B$7:.$M$22];[.X25])" office:value-type="string" office:string-value="X">
            <text:p>X</text:p>
          </table:table-cell>
          <table:table-cell table:style-name="ce121"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string" office:string-value="X">
            <text:p>X</text:p>
          </table:table-cell>
          <table:table-cell table:style-name="ce35" table:formula="of:=VLOOKUP([.AE29]+[.AG27];[.$B$7:.$M$22];[.AE25])" office:value-type="string" office:string-value="X">
            <text:p>X</text:p>
          </table:table-cell>
          <table:table-cell table:style-name="ce35" table:formula="of:=VLOOKUP([.AE29]+[.AH27];[.$B$7:.$M$22];[.AE25])" office:value-type="string" office:string-value="X">
            <text:p>X</text:p>
          </table:table-cell>
          <table:table-cell table:style-name="ce129"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35" table:formula="of:=VLOOKUP([.AL29]+[.AM27];[.$B$7:.$M$22];[.AL25])" office:value-type="string" office:string-value="X">
            <text:p>X</text:p>
          </table:table-cell>
          <table:table-cell table:style-name="ce98" table:formula="of:=VLOOKUP([.AL29]+[.AN27];[.$B$7:.$M$22];[.AL25])" office:value-type="string" office:string-value="X">
            <text:p>X</text:p>
          </table:table-cell>
          <table:table-cell table:style-name="ce35" table:formula="of:=VLOOKUP([.AL29]+[.AO27];[.$B$7:.$M$22];[.AL25])" office:value-type="string" office:string-value="X">
            <text:p>X</text:p>
          </table:table-cell>
          <table:table-cell table:style-name="ce35"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121"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35"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121"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35" table:formula="of:=VLOOKUP([.Q30]+[.R27];[.$B$7:.$M$22];[.Q25])" office:value-type="string" office:string-value="X">
            <text:p>X</text:p>
          </table:table-cell>
          <table:table-cell table:style-name="ce98"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21"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121"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129"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string" office:string-value="X">
            <text:p>X</text:p>
          </table:table-cell>
          <table:table-cell table:style-name="ce98"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121"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35"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21"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121" table:formula="of:=VLOOKUP([.X31]+[.Y27];[.$B$7:.$M$22];[.X25])" office:value-type="string" office:string-value="X">
            <text:p>X</text:p>
          </table:table-cell>
          <table:table-cell table:style-name="ce121" table:formula="of:=VLOOKUP([.X31]+[.Z27];[.$B$7:.$M$22];[.X25])" office:value-type="string" office:string-value="X">
            <text:p>X</text:p>
          </table:table-cell>
          <table:table-cell table:style-name="ce121" table:formula="of:=VLOOKUP([.X31]+[.AA27];[.$B$7:.$M$22];[.X25])" office:value-type="string" office:string-value="X">
            <text:p>X</text:p>
          </table:table-cell>
          <table:table-cell table:style-name="ce121"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121"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35"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121"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G</text:p>
          </table:table-cell>
          <table:covered-table-cell table:number-columns-repeated="5" table:style-name="ce95"/>
          <table:table-cell table:style-name="ce109"/>
          <table:table-cell table:style-name="ce13" office:value-type="string" table:number-columns-spanned="6" table:number-rows-spanned="1">
            <text:p>b = 1</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G</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R = µ B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10" table:number-columns-spanned="2" table:number-rows-spanned="1">
            <text:p>10</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7" table:number-columns-spanned="2" table:number-rows-spanned="1">
            <text:p>7</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2"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0-2</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string" office:string-value="X">
            <text:p>X</text:p>
          </table:table-cell>
          <table:table-cell table:style-name="segX"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string" office:string-value="X" table:number-columns-spanned="1" table:number-rows-spanned="2">
            <text:p>X</text:p>
          </table:table-cell>
          <table:table-cell table:style-name="segX"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string" office:string-value="X" table:number-columns-spanned="1" table:number-rows-spanned="2">
            <text:p>X</text:p>
          </table:table-cell>
          <table:table-cell table:style-name="segX"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string" office:string-value="X">
            <text:p>X</text:p>
          </table:table-cell>
          <table:table-cell table:style-name="segX"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string" office:string-value="X" table:number-columns-spanned="1" table:number-rows-spanned="2">
            <text:p>X</text:p>
          </table:table-cell>
          <table:table-cell table:style-name="segX"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string" office:string-value="X" table:number-columns-spanned="1" table:number-rows-spanned="2">
            <text:p>X</text:p>
          </table:table-cell>
          <table:table-cell table:style-name="segX"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7" table:style-name="ce31" office:value-type="string">
            <text:p>X</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string" office:string-value="X">
            <text:p>X</text:p>
          </table:table-cell>
          <table:table-cell table:style-name="segX"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121" table:formula="of:=VLOOKUP([.Q28]+[.R27];[.$B$7:.$M$22];[.Q25])" office:value-type="float" office:value="1">
            <text:p>1</text:p>
          </table:table-cell>
          <table:table-cell table:style-name="ce35" table:formula="of:=VLOOKUP([.Q28]+[.S27];[.$B$7:.$M$22];[.Q25])" office:value-type="float" office:value="0">
            <text:p>0</text:p>
          </table:table-cell>
          <table:table-cell table:style-name="ce35" table:formula="of:=VLOOKUP([.Q28]+[.T27];[.$B$7:.$M$22];[.Q25])" office:value-type="string" office:string-value="X">
            <text:p>X</text:p>
          </table:table-cell>
          <table:table-cell table:style-name="ce121"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121" table:formula="of:=VLOOKUP([.X28]+[.Y27];[.$B$7:.$M$22];[.X25])" office:value-type="float" office:value="1">
            <text:p>1</text:p>
          </table:table-cell>
          <table:table-cell table:style-name="ce121" table:formula="of:=VLOOKUP([.X28]+[.Z27];[.$B$7:.$M$22];[.X25])" office:value-type="float" office:value="1">
            <text:p>1</text:p>
          </table:table-cell>
          <table:table-cell table:style-name="ce121" table:formula="of:=VLOOKUP([.X28]+[.AA27];[.$B$7:.$M$22];[.X25])" office:value-type="string" office:string-value="X">
            <text:p>X</text:p>
          </table:table-cell>
          <table:table-cell table:style-name="ce121"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121" table:formula="of:=VLOOKUP([.AE28]+[.AF27];[.$B$7:.$M$22];[.AE25])" office:value-type="float" office:value="1">
            <text:p>1</text:p>
          </table:table-cell>
          <table:table-cell table:style-name="ce121" table:formula="of:=VLOOKUP([.AE28]+[.AG27];[.$B$7:.$M$22];[.AE25])" office:value-type="float" office:value="1">
            <text:p>1</text:p>
          </table:table-cell>
          <table:table-cell table:style-name="ce35" table:formula="of:=VLOOKUP([.AE28]+[.AH27];[.$B$7:.$M$22];[.AE25])" office:value-type="string" office:string-value="X">
            <text:p>X</text:p>
          </table:table-cell>
          <table:table-cell table:style-name="ce35"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121" table:formula="of:=VLOOKUP([.AL28]+[.AM27];[.$B$7:.$M$22];[.AL25])" office:value-type="float" office:value="1">
            <text:p>1</text:p>
          </table:table-cell>
          <table:table-cell table:style-name="ce35" table:formula="of:=VLOOKUP([.AL28]+[.AN27];[.$B$7:.$M$22];[.AL25])" office:value-type="float" office:value="0">
            <text:p>0</text:p>
          </table:table-cell>
          <table:table-cell table:style-name="ce35" table:formula="of:=VLOOKUP([.AL28]+[.AO27];[.$B$7:.$M$22];[.AL25])" office:value-type="string" office:string-value="X">
            <text:p>X</text:p>
          </table:table-cell>
          <table:table-cell table:style-name="ce121"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121" table:formula="of:=VLOOKUP([.AS28]+[.AT27];[.$B$7:.$M$22];[.AS25])" office:value-type="float" office:value="1">
            <text:p>1</text:p>
          </table:table-cell>
          <table:table-cell table:style-name="ce35" table:formula="of:=VLOOKUP([.AS28]+[.AU27];[.$B$7:.$M$22];[.AS25])" office:value-type="float" office:value="0">
            <text:p>0</text:p>
          </table:table-cell>
          <table:table-cell table:style-name="ce35" table:formula="of:=VLOOKUP([.AS28]+[.AV27];[.$B$7:.$M$22];[.AS25])" office:value-type="string" office:string-value="X">
            <text:p>X</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121" table:formula="of:=VLOOKUP([.AZ28]+[.BA27];[.$B$7:.$M$22];[.AZ25])" office:value-type="float" office:value="1">
            <text:p>1</text:p>
          </table:table-cell>
          <table:table-cell table:style-name="ce35" table:formula="of:=VLOOKUP([.AZ28]+[.BB27];[.$B$7:.$M$22];[.AZ25])" office:value-type="float" office:value="0">
            <text:p>0</text:p>
          </table:table-cell>
          <table:table-cell table:style-name="ce35" table:formula="of:=VLOOKUP([.AZ28]+[.BC27];[.$B$7:.$M$22];[.AZ25])" office:value-type="string" office:string-value="X">
            <text:p>X</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string" office:string-value="X">
            <text:p>X</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121" table:formula="of:=VLOOKUP([.Q29]+[.R27];[.$B$7:.$M$22];[.Q25])" office:value-type="string" office:string-value="X">
            <text:p>X</text:p>
          </table:table-cell>
          <table:table-cell table:style-name="ce35" table:formula="of:=VLOOKUP([.Q29]+[.S27];[.$B$7:.$M$22];[.Q25])" office:value-type="string" office:string-value="X">
            <text:p>X</text:p>
          </table:table-cell>
          <table:table-cell table:style-name="ce35" table:formula="of:=VLOOKUP([.Q29]+[.T27];[.$B$7:.$M$22];[.Q25])" office:value-type="string" office:string-value="X">
            <text:p>X</text:p>
          </table:table-cell>
          <table:table-cell table:style-name="ce121"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121" table:formula="of:=VLOOKUP([.X29]+[.Y27];[.$B$7:.$M$22];[.X25])" office:value-type="string" office:string-value="X">
            <text:p>X</text:p>
          </table:table-cell>
          <table:table-cell table:style-name="ce121" table:formula="of:=VLOOKUP([.X29]+[.Z27];[.$B$7:.$M$22];[.X25])" office:value-type="string" office:string-value="X">
            <text:p>X</text:p>
          </table:table-cell>
          <table:table-cell table:style-name="ce121" table:formula="of:=VLOOKUP([.X29]+[.AA27];[.$B$7:.$M$22];[.X25])" office:value-type="string" office:string-value="X">
            <text:p>X</text:p>
          </table:table-cell>
          <table:table-cell table:style-name="ce121"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121" table:formula="of:=VLOOKUP([.AE29]+[.AF27];[.$B$7:.$M$22];[.AE25])" office:value-type="string" office:string-value="X">
            <text:p>X</text:p>
          </table:table-cell>
          <table:table-cell table:style-name="ce121" table:formula="of:=VLOOKUP([.AE29]+[.AG27];[.$B$7:.$M$22];[.AE25])" office:value-type="string" office:string-value="X">
            <text:p>X</text:p>
          </table:table-cell>
          <table:table-cell table:style-name="ce35" table:formula="of:=VLOOKUP([.AE29]+[.AH27];[.$B$7:.$M$22];[.AE25])" office:value-type="string" office:string-value="X">
            <text:p>X</text:p>
          </table:table-cell>
          <table:table-cell table:style-name="ce35"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121" table:formula="of:=VLOOKUP([.AL29]+[.AM27];[.$B$7:.$M$22];[.AL25])" office:value-type="string" office:string-value="X">
            <text:p>X</text:p>
          </table:table-cell>
          <table:table-cell table:style-name="ce35" table:formula="of:=VLOOKUP([.AL29]+[.AN27];[.$B$7:.$M$22];[.AL25])" office:value-type="string" office:string-value="X">
            <text:p>X</text:p>
          </table:table-cell>
          <table:table-cell table:style-name="ce35" table:formula="of:=VLOOKUP([.AL29]+[.AO27];[.$B$7:.$M$22];[.AL25])" office:value-type="string" office:string-value="X">
            <text:p>X</text:p>
          </table:table-cell>
          <table:table-cell table:style-name="ce121"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121"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35"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121"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121"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121"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21"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121"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121" table:formula="of:=VLOOKUP([.AE30]+[.AF27];[.$B$7:.$M$22];[.AE25])" office:value-type="string" office:string-value="X">
            <text:p>X</text:p>
          </table:table-cell>
          <table:table-cell table:style-name="ce121"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121"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121"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121"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35"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21"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121" table:formula="of:=VLOOKUP([.Q31]+[.R27];[.$B$7:.$M$22];[.Q25])" office:value-type="string" office:string-value="X">
            <text:p>X</text:p>
          </table:table-cell>
          <table:table-cell table:style-name="ce35" table:formula="of:=VLOOKUP([.Q31]+[.S27];[.$B$7:.$M$22];[.Q25])" office:value-type="string" office:string-value="X">
            <text:p>X</text:p>
          </table:table-cell>
          <table:table-cell table:style-name="ce35" table:formula="of:=VLOOKUP([.Q31]+[.T27];[.$B$7:.$M$22];[.Q25])" office:value-type="string" office:string-value="X">
            <text:p>X</text:p>
          </table:table-cell>
          <table:table-cell table:style-name="ce121"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121" table:formula="of:=VLOOKUP([.X31]+[.Y27];[.$B$7:.$M$22];[.X25])" office:value-type="string" office:string-value="X">
            <text:p>X</text:p>
          </table:table-cell>
          <table:table-cell table:style-name="ce121" table:formula="of:=VLOOKUP([.X31]+[.Z27];[.$B$7:.$M$22];[.X25])" office:value-type="string" office:string-value="X">
            <text:p>X</text:p>
          </table:table-cell>
          <table:table-cell table:style-name="ce121" table:formula="of:=VLOOKUP([.X31]+[.AA27];[.$B$7:.$M$22];[.X25])" office:value-type="string" office:string-value="X">
            <text:p>X</text:p>
          </table:table-cell>
          <table:table-cell table:style-name="ce121"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121" table:formula="of:=VLOOKUP([.AE31]+[.AF27];[.$B$7:.$M$22];[.AE25])" office:value-type="string" office:string-value="X">
            <text:p>X</text:p>
          </table:table-cell>
          <table:table-cell table:style-name="ce121"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35"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121" table:formula="of:=VLOOKUP([.AL31]+[.AM27];[.$B$7:.$M$22];[.AL25])" office:value-type="string" office:string-value="X">
            <text:p>X</text:p>
          </table:table-cell>
          <table:table-cell table:style-name="ce35"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121"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121"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35"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121"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A</text:p>
          </table:table-cell>
          <table:covered-table-cell table:number-columns-repeated="5" table:style-name="ce95"/>
          <table:table-cell table:style-name="ce109"/>
          <table:table-cell table:style-name="ce13" office:value-type="string" table:number-columns-spanned="6" table:number-rows-spanned="1">
            <text:p>b = 1</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a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R = µ B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4" table:number-columns-spanned="2" table:number-rows-spanned="1">
            <text:p>4</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3" table:number-columns-spanned="2" table:number-rows-spanned="1">
            <text:p>3</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1-2 (0 off)"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1-2 (0 off)</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0">
            <text:p>0</text:p>
          </table:table-cell>
          <table:table-cell table:style-name="seg0"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string" office:string-value="X">
            <text:p>X</text:p>
          </table:table-cell>
          <table:table-cell table:style-name="segX"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0" table:number-columns-spanned="1" table:number-rows-spanned="2">
            <text:p>0</text:p>
          </table:table-cell>
          <table:table-cell table:style-name="seg0"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0" table:number-columns-spanned="1" table:number-rows-spanned="2">
            <text:p>0</text:p>
          </table:table-cell>
          <table:table-cell table:style-name="seg0"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string" office:string-value="X" table:number-columns-spanned="1" table:number-rows-spanned="2">
            <text:p>X</text:p>
          </table:table-cell>
          <table:table-cell table:style-name="segX"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string" office:string-value="X" table:number-columns-spanned="1" table:number-rows-spanned="2">
            <text:p>X</text:p>
          </table:table-cell>
          <table:table-cell table:style-name="segX"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7"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string" office:string-value="X">
            <text:p>X</text:p>
          </table:table-cell>
          <table:table-cell table:style-name="segX"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0" table:number-columns-spanned="1" table:number-rows-spanned="2">
            <text:p>0</text:p>
          </table:table-cell>
          <table:table-cell table:style-name="seg0"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0" table:number-columns-spanned="1" table:number-rows-spanned="2">
            <text:p>0</text:p>
          </table:table-cell>
          <table:table-cell table:style-name="seg0"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string" office:string-value="X" table:number-columns-spanned="1" table:number-rows-spanned="2">
            <text:p>X</text:p>
          </table:table-cell>
          <table:table-cell table:style-name="segX"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string" office:string-value="X" table:number-columns-spanned="1" table:number-rows-spanned="2">
            <text:p>X</text:p>
          </table:table-cell>
          <table:table-cell table:style-name="segX"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7" table:style-name="ce31" office:value-type="string">
            <text:p>X</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0">
            <text:p>0</text:p>
          </table:table-cell>
          <table:table-cell table:style-name="seg0"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string" office:string-value="X">
            <text:p>X</text:p>
          </table:table-cell>
          <table:table-cell table:style-name="segX"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0">
            <text:p>0</text:p>
          </table:table-cell>
          <table:table-cell table:style-name="ce35" table:formula="of:=VLOOKUP([.Q28]+[.S27];[.$B$7:.$M$22];[.Q25])" office:value-type="float" office:value="0">
            <text:p>0</text:p>
          </table:table-cell>
          <table:table-cell table:style-name="ce121" table:formula="of:=VLOOKUP([.Q28]+[.T27];[.$B$7:.$M$22];[.Q25])" office:value-type="string" office:string-value="X">
            <text:p>X</text:p>
          </table:table-cell>
          <table:table-cell table:style-name="ce121"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97" table:formula="of:=VLOOKUP([.X28]+[.Y27];[.$B$7:.$M$22];[.X25])" office:value-type="float" office:value="0">
            <text:p>0</text:p>
          </table:table-cell>
          <table:table-cell table:style-name="ce35" table:formula="of:=VLOOKUP([.X28]+[.Z27];[.$B$7:.$M$22];[.X25])" office:value-type="float" office:value="1">
            <text:p>1</text:p>
          </table:table-cell>
          <table:table-cell table:style-name="ce35" table:formula="of:=VLOOKUP([.X28]+[.AA27];[.$B$7:.$M$22];[.X25])" office:value-type="string" office:string-value="X">
            <text:p>X</text:p>
          </table:table-cell>
          <table:table-cell table:style-name="ce35"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0">
            <text:p>0</text:p>
          </table:table-cell>
          <table:table-cell table:style-name="ce121" table:formula="of:=VLOOKUP([.AE28]+[.AG27];[.$B$7:.$M$22];[.AE25])" office:value-type="float" office:value="1">
            <text:p>1</text:p>
          </table:table-cell>
          <table:table-cell table:style-name="ce121" table:formula="of:=VLOOKUP([.AE28]+[.AH27];[.$B$7:.$M$22];[.AE25])" office:value-type="string" office:string-value="X">
            <text:p>X</text:p>
          </table:table-cell>
          <table:table-cell table:style-name="ce35"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0">
            <text:p>0</text:p>
          </table:table-cell>
          <table:table-cell table:style-name="ce35" table:formula="of:=VLOOKUP([.AL28]+[.AN27];[.$B$7:.$M$22];[.AL25])" office:value-type="float" office:value="0">
            <text:p>0</text:p>
          </table:table-cell>
          <table:table-cell table:style-name="ce121" table:formula="of:=VLOOKUP([.AL28]+[.AO27];[.$B$7:.$M$22];[.AL25])" office:value-type="string" office:string-value="X">
            <text:p>X</text:p>
          </table:table-cell>
          <table:table-cell table:style-name="ce121"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0">
            <text:p>0</text:p>
          </table:table-cell>
          <table:table-cell table:style-name="ce35" table:formula="of:=VLOOKUP([.AS28]+[.AU27];[.$B$7:.$M$22];[.AS25])" office:value-type="float" office:value="0">
            <text:p>0</text:p>
          </table:table-cell>
          <table:table-cell table:style-name="ce121" table:formula="of:=VLOOKUP([.AS28]+[.AV27];[.$B$7:.$M$22];[.AS25])" office:value-type="string" office:string-value="X">
            <text:p>X</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0">
            <text:p>0</text:p>
          </table:table-cell>
          <table:table-cell table:style-name="ce35" table:formula="of:=VLOOKUP([.AZ28]+[.BB27];[.$B$7:.$M$22];[.AZ25])" office:value-type="float" office:value="0">
            <text:p>0</text:p>
          </table:table-cell>
          <table:table-cell table:style-name="ce35" table:formula="of:=VLOOKUP([.AZ28]+[.BC27];[.$B$7:.$M$22];[.AZ25])" office:value-type="string" office:string-value="X">
            <text:p>X</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string" office:string-value="X">
            <text:p>X</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35" table:formula="of:=VLOOKUP([.Q29]+[.R27];[.$B$7:.$M$22];[.Q25])" office:value-type="string" office:string-value="X">
            <text:p>X</text:p>
          </table:table-cell>
          <table:table-cell table:style-name="ce35" table:formula="of:=VLOOKUP([.Q29]+[.S27];[.$B$7:.$M$22];[.Q25])" office:value-type="string" office:string-value="X">
            <text:p>X</text:p>
          </table:table-cell>
          <table:table-cell table:style-name="ce121" table:formula="of:=VLOOKUP([.Q29]+[.T27];[.$B$7:.$M$22];[.Q25])" office:value-type="string" office:string-value="X">
            <text:p>X</text:p>
          </table:table-cell>
          <table:table-cell table:style-name="ce121"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97" table:formula="of:=VLOOKUP([.X29]+[.Y27];[.$B$7:.$M$22];[.X25])" office:value-type="string" office:string-value="X">
            <text:p>X</text:p>
          </table:table-cell>
          <table:table-cell table:style-name="ce35" table:formula="of:=VLOOKUP([.X29]+[.Z27];[.$B$7:.$M$22];[.X25])" office:value-type="string" office:string-value="X">
            <text:p>X</text:p>
          </table:table-cell>
          <table:table-cell table:style-name="ce35" table:formula="of:=VLOOKUP([.X29]+[.AA27];[.$B$7:.$M$22];[.X25])" office:value-type="string" office:string-value="X">
            <text:p>X</text:p>
          </table:table-cell>
          <table:table-cell table:style-name="ce35"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string" office:string-value="X">
            <text:p>X</text:p>
          </table:table-cell>
          <table:table-cell table:style-name="ce121" table:formula="of:=VLOOKUP([.AE29]+[.AG27];[.$B$7:.$M$22];[.AE25])" office:value-type="string" office:string-value="X">
            <text:p>X</text:p>
          </table:table-cell>
          <table:table-cell table:style-name="ce121" table:formula="of:=VLOOKUP([.AE29]+[.AH27];[.$B$7:.$M$22];[.AE25])" office:value-type="string" office:string-value="X">
            <text:p>X</text:p>
          </table:table-cell>
          <table:table-cell table:style-name="ce35"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35" table:formula="of:=VLOOKUP([.AL29]+[.AM27];[.$B$7:.$M$22];[.AL25])" office:value-type="string" office:string-value="X">
            <text:p>X</text:p>
          </table:table-cell>
          <table:table-cell table:style-name="ce35" table:formula="of:=VLOOKUP([.AL29]+[.AN27];[.$B$7:.$M$22];[.AL25])" office:value-type="string" office:string-value="X">
            <text:p>X</text:p>
          </table:table-cell>
          <table:table-cell table:style-name="ce121" table:formula="of:=VLOOKUP([.AL29]+[.AO27];[.$B$7:.$M$22];[.AL25])" office:value-type="string" office:string-value="X">
            <text:p>X</text:p>
          </table:table-cell>
          <table:table-cell table:style-name="ce121"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35"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121"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35" table:formula="of:=VLOOKUP([.Q30]+[.R27];[.$B$7:.$M$22];[.Q25])" office:value-type="string" office:string-value="X">
            <text:p>X</text:p>
          </table:table-cell>
          <table:table-cell table:style-name="ce35" table:formula="of:=VLOOKUP([.Q30]+[.S27];[.$B$7:.$M$22];[.Q25])" office:value-type="string" office:string-value="X">
            <text:p>X</text:p>
          </table:table-cell>
          <table:table-cell table:style-name="ce121" table:formula="of:=VLOOKUP([.Q30]+[.T27];[.$B$7:.$M$22];[.Q25])" office:value-type="string" office:string-value="X">
            <text:p>X</text:p>
          </table:table-cell>
          <table:table-cell table:style-name="ce121"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97" table:formula="of:=VLOOKUP([.X30]+[.Y27];[.$B$7:.$M$22];[.X25])" office:value-type="string" office:string-value="X">
            <text:p>X</text:p>
          </table:table-cell>
          <table:table-cell table:style-name="ce35" table:formula="of:=VLOOKUP([.X30]+[.Z27];[.$B$7:.$M$22];[.X25])" office:value-type="string" office:string-value="X">
            <text:p>X</text:p>
          </table:table-cell>
          <table:table-cell table:style-name="ce35" table:formula="of:=VLOOKUP([.X30]+[.AA27];[.$B$7:.$M$22];[.X25])" office:value-type="string" office:string-value="X">
            <text:p>X</text:p>
          </table:table-cell>
          <table:table-cell table:style-name="ce35"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121" table:formula="of:=VLOOKUP([.AE30]+[.AG27];[.$B$7:.$M$22];[.AE25])" office:value-type="string" office:string-value="X">
            <text:p>X</text:p>
          </table:table-cell>
          <table:table-cell table:style-name="ce121"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121" table:formula="of:=VLOOKUP([.AL30]+[.AO27];[.$B$7:.$M$22];[.AL25])" office:value-type="string" office:string-value="X">
            <text:p>X</text:p>
          </table:table-cell>
          <table:table-cell table:style-name="ce121"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35"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35" table:formula="of:=VLOOKUP([.Q31]+[.S27];[.$B$7:.$M$22];[.Q25])" office:value-type="string" office:string-value="X">
            <text:p>X</text:p>
          </table:table-cell>
          <table:table-cell table:style-name="ce121" table:formula="of:=VLOOKUP([.Q31]+[.T27];[.$B$7:.$M$22];[.Q25])" office:value-type="string" office:string-value="X">
            <text:p>X</text:p>
          </table:table-cell>
          <table:table-cell table:style-name="ce121"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97"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35"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121" table:formula="of:=VLOOKUP([.AE31]+[.AG27];[.$B$7:.$M$22];[.AE25])" office:value-type="string" office:string-value="X">
            <text:p>X</text:p>
          </table:table-cell>
          <table:table-cell table:style-name="ce121" table:formula="of:=VLOOKUP([.AE31]+[.AH27];[.$B$7:.$M$22];[.AE25])" office:value-type="string" office:string-value="X">
            <text:p>X</text:p>
          </table:table-cell>
          <table:table-cell table:style-name="ce35"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35" table:formula="of:=VLOOKUP([.AL31]+[.AN27];[.$B$7:.$M$22];[.AL25])" office:value-type="string" office:string-value="X">
            <text:p>X</text:p>
          </table:table-cell>
          <table:table-cell table:style-name="ce121" table:formula="of:=VLOOKUP([.AL31]+[.AO27];[.$B$7:.$M$22];[.AL25])" office:value-type="string" office:string-value="X">
            <text:p>X</text:p>
          </table:table-cell>
          <table:table-cell table:style-name="ce121"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ce77"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ce77" office:value-type="string">
            <text:p>G</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B A</text:p>
          </table:table-cell>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ce77"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ce77"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ce77"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ce77"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ce77"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ce77"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ce77"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ce77"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ce77"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ce77"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ce77"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ce77"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 (none used)</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B</text:p>
          </table:table-cell>
          <table:covered-table-cell table:number-columns-repeated="5" table:style-name="ce95"/>
          <table:table-cell table:style-name="ce109"/>
          <table:table-cell table:style-name="ce13" office:value-type="string" table:number-columns-spanned="6" table:number-rows-spanned="1">
            <text:p>b = -H</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a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0</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a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3" table:number-columns-spanned="2" table:number-rows-spanned="1">
            <text:p>3</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2" table:number-columns-spanned="2" table:number-rows-spanned="1">
            <text:p>2</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tests" table:style-name="ta1" table:print="false">
        <office:forms form:automatic-focus="false" form:apply-design-mode="false">
          <form:form form:name="Formular" form:apply-filter="true" form:command-type="table" form:control-implementation="ooo:com.sun.star.form.component.Form" office:target-frame="" xlink:href="" xlink:type="simple">
            <form:checkbox form:name="hideSkipped" form:control-implementation="ooo:com.sun.star.form.component.CheckBox" xml:id="control1" form:id="control1" form:label="hideSkipped" form:linked-cell="tests.A60" form:current-state="unknown"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form>
        </office:forms>
        <table:table-column table:style-name="co7" table:default-cell-style-name="ce151"/>
        <table:table-column table:style-name="co8" table:default-cell-style-name="Default"/>
        <table:table-column table:style-name="co9" table:number-columns-repeated="3" table:default-cell-style-name="ce159"/>
        <table:table-column table:style-name="co10" table:default-cell-style-name="ce159"/>
        <table:table-column table:style-name="co11" table:default-cell-style-name="Default"/>
        <table:table-column table:style-name="co12" table:default-cell-style-name="Default"/>
        <table:table-column table:style-name="co13" table:default-cell-style-name="Default"/>
        <table:table-column table:style-name="co5" table:default-cell-style-name="Default"/>
        <table:table-row table:style-name="ro6">
          <table:table-cell table:style-name="ce150" office:value-type="string" table:number-columns-spanned="1" table:number-rows-spanned="2">
            <text:p>skip?</text:p>
          </table:table-cell>
          <table:table-cell table:style-name="ce155" office:value-type="string" table:number-columns-spanned="4" table:number-rows-spanned="1">
            <text:p>expression</text:p>
          </table:table-cell>
          <table:covered-table-cell table:number-columns-repeated="3" table:style-name="ce155"/>
          <table:table-cell table:style-name="ce155"/>
          <table:table-cell table:style-name="ce155" office:value-type="string">
            <text:p>expected</text:p>
          </table:table-cell>
          <table:table-cell table:style-name="ce155" office:value-type="string">
            <text:p>actual</text:p>
          </table:table-cell>
          <table:table-cell table:style-name="ce155" office:value-type="string">
            <text:p>result</text:p>
          </table:table-cell>
          <table:table-cell/>
        </table:table-row>
        <table:table-row table:style-name="ro6">
          <table:covered-table-cell/>
          <table:table-cell table:style-name="ce155"/>
          <table:table-cell table:style-name="ce155" office:value-type="string">
            <text:p>arg0</text:p>
          </table:table-cell>
          <table:table-cell table:style-name="ce155" office:value-type="string">
            <text:p>arg1</text:p>
          </table:table-cell>
          <table:table-cell table:style-name="ce155" office:value-type="string">
            <text:p>arg2</text:p>
          </table:table-cell>
          <table:table-cell table:style-name="ce155" office:value-type="string">
            <text:p># args</text:p>
          </table:table-cell>
          <table:table-cell table:style-name="ce155" table:number-columns-repeated="3"/>
          <table:table-cell/>
        </table:table-row>
        <table:table-row table:style-name="ro6">
          <table:table-cell/>
          <table:table-cell table:style-name="ce156" table:number-columns-repeated="8"/>
          <table:table-cell/>
        </table:table-row>
        <table:table-row table:style-name="ro6">
          <table:table-cell office:value-type="float" office:value="1">
            <text:p>1</text:p>
          </table:table-cell>
          <table:table-cell table:formula="of:=MID(FORMULA([.H4]);2;LEN(FORMULA([.H4]))-1)" office:value-type="string" office:string-value="TOSTRING(C4)">
            <text:p>TOSTRING(C4)</text:p>
          </table:table-cell>
          <table:table-cell/>
          <table:table-cell table:number-columns-repeated="3"/>
          <table:table-cell office:value-type="string">
            <text:p>????????</text:p>
          </table:table-cell>
          <table:table-cell table:formula="of:=TOSTRING([.C4])" office:value-type="string" office:string-value="0">
            <text:p>0</text:p>
          </table:table-cell>
          <table:table-cell table:style-name="ce166" table:formula="of:=IF([.A4];-1;IF([.G4]&lt;&gt;[.H4];0;1))" office:value-type="float" office:value="-1">
            <text:p>SKIP (-1)</text:p>
          </table:table-cell>
          <table:table-cell table:style-name="ce167"/>
        </table:table-row>
        <table:table-row table:style-name="ro6">
          <table:table-cell/>
          <table:table-cell table:style-name="ce157" table:number-columns-repeated="5"/>
          <table:table-cell table:number-columns-repeated="2"/>
          <table:table-cell table:style-name="ce166" table:formula="of:=IF([.A5];-1;IF([.G5]&lt;&gt;[.H5];0;1))" office:value-type="float" office:value="1">
            <text:p>PASS (1)</text:p>
          </table:table-cell>
          <table:table-cell table:style-name="ce167"/>
        </table:table-row>
        <table:table-row table:style-name="ro6">
          <table:table-cell/>
          <table:table-cell table:formula="of:=MID(FORMULA([.H6]);2;LEN(FORMULA([.H6]))-1)" office:value-type="string" office:string-value="NOR(0)">
            <text:p>NOR(0)</text:p>
          </table:table-cell>
          <table:table-cell office:value-type="float" office:value="0">
            <text:p>0</text:p>
          </table:table-cell>
          <table:table-cell table:number-columns-repeated="2"/>
          <table:table-cell table:formula="of:=IF(ISBLANK([.C6]);0;IF(ISBLANK([.D6]);1;IF(ISBLANK([.E2]);2;3)))" office:value-type="float" office:value="1">
            <text:p>1</text:p>
          </table:table-cell>
          <table:table-cell office:value-type="float" office:value="1">
            <text:p>1</text:p>
          </table:table-cell>
          <table:table-cell table:formula="of:=NOR(0)" office:value-type="float" office:value="1">
            <text:p>1</text:p>
          </table:table-cell>
          <table:table-cell table:style-name="ce166" table:formula="of:=IF([.A6];-1;IF([.G6]&lt;&gt;[.H6];0;1))" office:value-type="float" office:value="1">
            <text:p>PASS (1)</text:p>
          </table:table-cell>
          <table:table-cell/>
        </table:table-row>
        <table:table-row table:style-name="ro6">
          <table:table-cell/>
          <table:table-cell table:formula="of:=MID(FORMULA([.H7]);2;LEN(FORMULA([.H7]))-1)" office:value-type="string" office:string-value="NOR(1)">
            <text:p>NOR(1)</text:p>
          </table:table-cell>
          <table:table-cell table:number-columns-repeated="3"/>
          <table:table-cell table:formula="of:=IF(ISBLANK([.C7]);0;IF(ISBLANK([.D7]);1;IF(ISBLANK([.E6]);2;3)))" office:value-type="float" office:value="0">
            <text:p>0</text:p>
          </table:table-cell>
          <table:table-cell office:value-type="float" office:value="0">
            <text:p>0</text:p>
          </table:table-cell>
          <table:table-cell table:formula="of:=NOR(1)" office:value-type="float" office:value="0">
            <text:p>0</text:p>
          </table:table-cell>
          <table:table-cell table:style-name="ce166" table:formula="of:=IF([.A7];-1;IF([.G7]&lt;&gt;[.H7];0;1))" office:value-type="float" office:value="1">
            <text:p>PASS (1)</text:p>
          </table:table-cell>
          <table:table-cell/>
        </table:table-row>
        <table:table-row table:style-name="ro6">
          <table:table-cell/>
          <table:table-cell/>
          <table:table-cell table:number-columns-repeated="3"/>
          <table:table-cell table:formula="of:=IF(ISBLANK([.C8]);0;IF(ISBLANK([.D8]);1;IF(ISBLANK([.E7]);2;3)))" office:value-type="float" office:value="0">
            <text:p>0</text:p>
          </table:table-cell>
          <table:table-cell table:number-columns-repeated="2"/>
          <table:table-cell table:style-name="ce166" table:formula="of:=IF([.A8];-1;IF([.G8]&lt;&gt;[.H8];0;1))" office:value-type="float" office:value="1">
            <text:p>PASS (1)</text:p>
          </table:table-cell>
          <table:table-cell/>
        </table:table-row>
        <table:table-row table:style-name="ro6">
          <table:table-cell/>
          <table:table-cell table:formula="of:=MID(FORMULA([.H9]);2;LEN(FORMULA([.H9]))-1)" office:value-type="string" office:string-value="NOR(0;0)">
            <text:p>NOR(0;0)</text:p>
          </table:table-cell>
          <table:table-cell table:number-columns-repeated="3"/>
          <table:table-cell table:formula="of:=IF(ISBLANK([.C9]);0;IF(ISBLANK([.D9]);1;IF(ISBLANK([.E8]);2;3)))" office:value-type="float" office:value="0">
            <text:p>0</text:p>
          </table:table-cell>
          <table:table-cell office:value-type="float" office:value="1">
            <text:p>1</text:p>
          </table:table-cell>
          <table:table-cell table:formula="of:=NOR(0;0)" office:value-type="float" office:value="1">
            <text:p>1</text:p>
          </table:table-cell>
          <table:table-cell table:style-name="ce166" table:formula="of:=IF([.A9];-1;IF([.G9]&lt;&gt;[.H9];0;1))" office:value-type="float" office:value="1">
            <text:p>PASS (1)</text:p>
          </table:table-cell>
          <table:table-cell/>
        </table:table-row>
        <table:table-row table:style-name="ro6">
          <table:table-cell/>
          <table:table-cell table:formula="of:=MID(FORMULA([.H10]);2;LEN(FORMULA([.H10]))-1)" office:value-type="string" office:string-value="NOR(0;1)">
            <text:p>NOR(0;1)</text:p>
          </table:table-cell>
          <table:table-cell table:number-columns-repeated="3"/>
          <table:table-cell table:formula="of:=IF(ISBLANK([.C10]);0;IF(ISBLANK([.D10]);1;IF(ISBLANK([.E9]);2;3)))" office:value-type="float" office:value="0">
            <text:p>0</text:p>
          </table:table-cell>
          <table:table-cell office:value-type="float" office:value="0">
            <text:p>0</text:p>
          </table:table-cell>
          <table:table-cell table:formula="of:=NOR(0;1)" office:value-type="float" office:value="0">
            <text:p>0</text:p>
          </table:table-cell>
          <table:table-cell table:style-name="ce166" table:formula="of:=IF([.A10];-1;IF([.G10]&lt;&gt;[.H10];0;1))" office:value-type="float" office:value="1">
            <text:p>PASS (1)</text:p>
          </table:table-cell>
          <table:table-cell/>
        </table:table-row>
        <table:table-row table:style-name="ro6">
          <table:table-cell/>
          <table:table-cell table:formula="of:=MID(FORMULA([.H11]);2;LEN(FORMULA([.H11]))-1)" office:value-type="string" office:string-value="NOR(1;0)">
            <text:p>NOR(1;0)</text:p>
          </table:table-cell>
          <table:table-cell table:number-columns-repeated="3"/>
          <table:table-cell table:formula="of:=IF(ISBLANK([.C11]);0;IF(ISBLANK([.D11]);1;IF(ISBLANK([.E10]);2;3)))" office:value-type="float" office:value="0">
            <text:p>0</text:p>
          </table:table-cell>
          <table:table-cell office:value-type="float" office:value="0">
            <text:p>0</text:p>
          </table:table-cell>
          <table:table-cell table:formula="of:=NOR(1;0)" office:value-type="float" office:value="0">
            <text:p>0</text:p>
          </table:table-cell>
          <table:table-cell table:style-name="ce166" table:formula="of:=IF([.A11];-1;IF([.G11]&lt;&gt;[.H11];0;1))" office:value-type="float" office:value="1">
            <text:p>PASS (1)</text:p>
          </table:table-cell>
          <table:table-cell/>
        </table:table-row>
        <table:table-row table:style-name="ro6">
          <table:table-cell/>
          <table:table-cell table:formula="of:=MID(FORMULA([.H12]);2;LEN(FORMULA([.H12]))-1)" office:value-type="string" office:string-value="NOR(1;1)">
            <text:p>NOR(1;1)</text:p>
          </table:table-cell>
          <table:table-cell table:number-columns-repeated="3"/>
          <table:table-cell table:formula="of:=IF(ISBLANK([.C12]);0;IF(ISBLANK([.D12]);1;IF(ISBLANK([.E11]);2;3)))" office:value-type="float" office:value="0">
            <text:p>0</text:p>
          </table:table-cell>
          <table:table-cell office:value-type="float" office:value="0">
            <text:p>0</text:p>
          </table:table-cell>
          <table:table-cell table:formula="of:=NOR(1;1)" office:value-type="float" office:value="0">
            <text:p>0</text:p>
          </table:table-cell>
          <table:table-cell table:style-name="ce166" table:formula="of:=IF([.A12];-1;IF([.G12]&lt;&gt;[.H12];0;1))" office:value-type="float" office:value="1">
            <text:p>PASS (1)</text:p>
          </table:table-cell>
          <table:table-cell/>
        </table:table-row>
        <table:table-row table:style-name="ro6">
          <table:table-cell/>
          <table:table-cell/>
          <table:table-cell table:number-columns-repeated="3"/>
          <table:table-cell table:formula="of:=IF(ISBLANK([.C13]);0;IF(ISBLANK([.D13]);1;IF(ISBLANK([.E12]);2;3)))" office:value-type="float" office:value="0">
            <text:p>0</text:p>
          </table:table-cell>
          <table:table-cell table:number-columns-repeated="2"/>
          <table:table-cell table:style-name="ce166" table:formula="of:=IF([.A13];-1;IF([.G13]&lt;&gt;[.H13];0;1))" office:value-type="float" office:value="1">
            <text:p>PASS (1)</text:p>
          </table:table-cell>
          <table:table-cell/>
        </table:table-row>
        <table:table-row table:style-name="ro6">
          <table:table-cell/>
          <table:table-cell table:formula="of:=MID(FORMULA([.H14]);2;LEN(FORMULA([.H14]))-1)" office:value-type="string" office:string-value="NOR(0;0;0)">
            <text:p>NOR(0;0;0)</text:p>
          </table:table-cell>
          <table:table-cell table:number-columns-repeated="3"/>
          <table:table-cell table:formula="of:=IF(ISBLANK([.C14]);0;IF(ISBLANK([.D14]);1;IF(ISBLANK([.E13]);2;3)))" office:value-type="float" office:value="0">
            <text:p>0</text:p>
          </table:table-cell>
          <table:table-cell office:value-type="float" office:value="1">
            <text:p>1</text:p>
          </table:table-cell>
          <table:table-cell table:formula="of:=NOR(0;0;0)" office:value-type="float" office:value="1">
            <text:p>1</text:p>
          </table:table-cell>
          <table:table-cell table:style-name="ce166" table:formula="of:=IF([.A14];-1;IF([.G14]&lt;&gt;[.H14];0;1))" office:value-type="float" office:value="1">
            <text:p>PASS (1)</text:p>
          </table:table-cell>
          <table:table-cell/>
        </table:table-row>
        <table:table-row table:style-name="ro6">
          <table:table-cell/>
          <table:table-cell table:formula="of:=MID(FORMULA([.H15]);2;LEN(FORMULA([.H15]))-1)" office:value-type="string" office:string-value="NOR(0;0;1)">
            <text:p>NOR(0;0;1)</text:p>
          </table:table-cell>
          <table:table-cell table:number-columns-repeated="3"/>
          <table:table-cell table:formula="of:=IF(ISBLANK([.C15]);0;IF(ISBLANK([.D15]);1;IF(ISBLANK([.E14]);2;3)))" office:value-type="float" office:value="0">
            <text:p>0</text:p>
          </table:table-cell>
          <table:table-cell office:value-type="float" office:value="0">
            <text:p>0</text:p>
          </table:table-cell>
          <table:table-cell table:formula="of:=NOR(0;0;1)" office:value-type="float" office:value="0">
            <text:p>0</text:p>
          </table:table-cell>
          <table:table-cell table:style-name="ce166" table:formula="of:=IF([.A15];-1;IF([.G15]&lt;&gt;[.H15];0;1))" office:value-type="float" office:value="1">
            <text:p>PASS (1)</text:p>
          </table:table-cell>
          <table:table-cell/>
        </table:table-row>
        <table:table-row table:style-name="ro6">
          <table:table-cell/>
          <table:table-cell table:formula="of:=MID(FORMULA([.H16]);2;LEN(FORMULA([.H16]))-1)" office:value-type="string" office:string-value="NOR(0;1;0)">
            <text:p>NOR(0;1;0)</text:p>
          </table:table-cell>
          <table:table-cell table:number-columns-repeated="3"/>
          <table:table-cell table:formula="of:=IF(ISBLANK([.C16]);0;IF(ISBLANK([.D16]);1;IF(ISBLANK([.E15]);2;3)))" office:value-type="float" office:value="0">
            <text:p>0</text:p>
          </table:table-cell>
          <table:table-cell office:value-type="float" office:value="0">
            <text:p>0</text:p>
          </table:table-cell>
          <table:table-cell table:formula="of:=NOR(0;1;0)" office:value-type="float" office:value="0">
            <text:p>0</text:p>
          </table:table-cell>
          <table:table-cell table:style-name="ce166" table:formula="of:=IF([.A16];-1;IF([.G16]&lt;&gt;[.H16];0;1))" office:value-type="float" office:value="1">
            <text:p>PASS (1)</text:p>
          </table:table-cell>
          <table:table-cell/>
        </table:table-row>
        <table:table-row table:style-name="ro6">
          <table:table-cell/>
          <table:table-cell table:formula="of:=MID(FORMULA([.H17]);2;LEN(FORMULA([.H17]))-1)" office:value-type="string" office:string-value="NOR(0;1;1)">
            <text:p>NOR(0;1;1)</text:p>
          </table:table-cell>
          <table:table-cell table:number-columns-repeated="3"/>
          <table:table-cell table:formula="of:=IF(ISBLANK([.C17]);0;IF(ISBLANK([.D17]);1;IF(ISBLANK([.E16]);2;3)))" office:value-type="float" office:value="0">
            <text:p>0</text:p>
          </table:table-cell>
          <table:table-cell office:value-type="float" office:value="0">
            <text:p>0</text:p>
          </table:table-cell>
          <table:table-cell table:formula="of:=NOR(0;1;1)" office:value-type="float" office:value="0">
            <text:p>0</text:p>
          </table:table-cell>
          <table:table-cell table:style-name="ce166" table:formula="of:=IF([.A17];-1;IF([.G17]&lt;&gt;[.H17];0;1))" office:value-type="float" office:value="1">
            <text:p>PASS (1)</text:p>
          </table:table-cell>
          <table:table-cell/>
        </table:table-row>
        <table:table-row table:style-name="ro6">
          <table:table-cell/>
          <table:table-cell table:formula="of:=MID(FORMULA([.H18]);2;LEN(FORMULA([.H18]))-1)" office:value-type="string" office:string-value="NOR(1;0;0)">
            <text:p>NOR(1;0;0)</text:p>
          </table:table-cell>
          <table:table-cell table:number-columns-repeated="3"/>
          <table:table-cell table:formula="of:=IF(ISBLANK([.C18]);0;IF(ISBLANK([.D18]);1;IF(ISBLANK([.E17]);2;3)))" office:value-type="float" office:value="0">
            <text:p>0</text:p>
          </table:table-cell>
          <table:table-cell office:value-type="float" office:value="0">
            <text:p>0</text:p>
          </table:table-cell>
          <table:table-cell table:formula="of:=NOR(1;0;0)" office:value-type="float" office:value="0">
            <text:p>0</text:p>
          </table:table-cell>
          <table:table-cell table:style-name="ce166" table:formula="of:=IF([.A18];-1;IF([.G18]&lt;&gt;[.H18];0;1))" office:value-type="float" office:value="1">
            <text:p>PASS (1)</text:p>
          </table:table-cell>
          <table:table-cell/>
        </table:table-row>
        <table:table-row table:style-name="ro6">
          <table:table-cell/>
          <table:table-cell table:formula="of:=MID(FORMULA([.H19]);2;LEN(FORMULA([.H19]))-1)" office:value-type="string" office:string-value="NOR(1;0;1)">
            <text:p>NOR(1;0;1)</text:p>
          </table:table-cell>
          <table:table-cell table:number-columns-repeated="3"/>
          <table:table-cell table:formula="of:=IF(ISBLANK([.C19]);0;IF(ISBLANK([.D19]);1;IF(ISBLANK([.E18]);2;3)))" office:value-type="float" office:value="0">
            <text:p>0</text:p>
          </table:table-cell>
          <table:table-cell office:value-type="float" office:value="0">
            <text:p>0</text:p>
          </table:table-cell>
          <table:table-cell table:formula="of:=NOR(1;0;1)" office:value-type="float" office:value="0">
            <text:p>0</text:p>
          </table:table-cell>
          <table:table-cell table:style-name="ce166" table:formula="of:=IF([.A19];-1;IF([.G19]&lt;&gt;[.H19];0;1))" office:value-type="float" office:value="1">
            <text:p>PASS (1)</text:p>
          </table:table-cell>
          <table:table-cell/>
        </table:table-row>
        <table:table-row table:style-name="ro6">
          <table:table-cell/>
          <table:table-cell table:formula="of:=MID(FORMULA([.H20]);2;LEN(FORMULA([.H20]))-1)" office:value-type="string" office:string-value="NOR(1;1;0)">
            <text:p>NOR(1;1;0)</text:p>
          </table:table-cell>
          <table:table-cell table:number-columns-repeated="3"/>
          <table:table-cell table:formula="of:=IF(ISBLANK([.C20]);0;IF(ISBLANK([.D20]);1;IF(ISBLANK([.E19]);2;3)))" office:value-type="float" office:value="0">
            <text:p>0</text:p>
          </table:table-cell>
          <table:table-cell office:value-type="float" office:value="0">
            <text:p>0</text:p>
          </table:table-cell>
          <table:table-cell table:formula="of:=NOR(1;1;0)" office:value-type="float" office:value="0">
            <text:p>0</text:p>
          </table:table-cell>
          <table:table-cell table:style-name="ce166" table:formula="of:=IF([.A20];-1;IF([.G20]&lt;&gt;[.H20];0;1))" office:value-type="float" office:value="1">
            <text:p>PASS (1)</text:p>
          </table:table-cell>
          <table:table-cell/>
        </table:table-row>
        <table:table-row table:style-name="ro6">
          <table:table-cell/>
          <table:table-cell table:formula="of:=MID(FORMULA([.H21]);2;LEN(FORMULA([.H21]))-1)" office:value-type="string" office:string-value="NOR(1;1;1)">
            <text:p>NOR(1;1;1)</text:p>
          </table:table-cell>
          <table:table-cell table:number-columns-repeated="3"/>
          <table:table-cell table:formula="of:=IF(ISBLANK([.C21]);0;IF(ISBLANK([.D21]);1;IF(ISBLANK([.E20]);2;3)))" office:value-type="float" office:value="0">
            <text:p>0</text:p>
          </table:table-cell>
          <table:table-cell office:value-type="float" office:value="0">
            <text:p>0</text:p>
          </table:table-cell>
          <table:table-cell table:formula="of:=NOR(1;1;1)" office:value-type="float" office:value="0">
            <text:p>0</text:p>
          </table:table-cell>
          <table:table-cell table:style-name="ce166" table:formula="of:=IF([.A21];-1;IF([.G21]&lt;&gt;[.H21];0;1))" office:value-type="float" office:value="1">
            <text:p>PASS (1)</text:p>
          </table:table-cell>
          <table:table-cell/>
        </table:table-row>
        <table:table-row table:style-name="ro6">
          <table:table-cell/>
          <table:table-cell/>
          <table:table-cell table:number-columns-repeated="2"/>
          <table:table-cell/>
          <table:table-cell table:formula="of:=IF(ISBLANK([.C22]);0;IF(ISBLANK([.D22]);1;IF(ISBLANK([.E21]);2;3)))" office:value-type="float" office:value="0">
            <text:p>0</text:p>
          </table:table-cell>
          <table:table-cell table:number-columns-repeated="2"/>
          <table:table-cell table:style-name="ce166" table:formula="of:=IF([.A22];-1;IF([.G22]&lt;&gt;[.H22];0;1))" office:value-type="float" office:value="1">
            <text:p>PASS (1)</text:p>
          </table:table-cell>
          <table:table-cell/>
        </table:table-row>
        <table:table-row table:style-name="ro6">
          <table:table-cell/>
          <table:table-cell table:formula="of:=MID(FORMULA([.H23]);2;LEN(FORMULA([.H23]))-1)" office:value-type="string" office:string-value="GETDIM(C23:C23)">
            <text:p>GETDIM(C23:C23)</text:p>
          </table:table-cell>
          <table:table-cell office:value-type="string">
            <text:p>a</text:p>
          </table:table-cell>
          <table:table-cell office:value-type="string">
            <text:p>b</text:p>
          </table:table-cell>
          <table:table-cell office:value-type="string">
            <text:p>c</text:p>
          </table:table-cell>
          <table:table-cell table:formula="of:=IF(ISBLANK([.C23]);0;IF(ISBLANK([.D23]);1;IF(ISBLANK([.E23]);2;3)))" office:value-type="float" office:value="3">
            <text:p>3</text:p>
          </table:table-cell>
          <table:table-cell office:value-type="float" office:value="2">
            <text:p>2</text:p>
          </table:table-cell>
          <table:table-cell table:formula="of:=GETDIM([.C23:.C23])" office:value-type="float" office:value="2">
            <text:p>2</text:p>
          </table:table-cell>
          <table:table-cell table:style-name="ce166" table:formula="of:=IF([.A23];-1;IF([.G23]&lt;&gt;[.H23];0;1))" office:value-type="float" office:value="1">
            <text:p>PASS (1)</text:p>
          </table:table-cell>
          <table:table-cell/>
        </table:table-row>
        <table:table-row table:style-name="ro6">
          <table:table-cell/>
          <table:table-cell table:formula="of:=MID(FORMULA([.H24]);2;LEN(FORMULA([.H24]))-1)" office:value-type="string" office:string-value="GETDIM(C24:E24)">
            <text:p>GETDIM(C24:E24)</text:p>
          </table:table-cell>
          <table:table-cell office:value-type="string">
            <text:p>a</text:p>
          </table:table-cell>
          <table:table-cell office:value-type="string">
            <text:p>b</text:p>
          </table:table-cell>
          <table:table-cell office:value-type="string">
            <text:p>c</text:p>
          </table:table-cell>
          <table:table-cell table:formula="of:=IF(ISBLANK([.C24]);0;IF(ISBLANK([.D24]);1;IF(ISBLANK([.E23]);2;3)))" office:value-type="float" office:value="3">
            <text:p>3</text:p>
          </table:table-cell>
          <table:table-cell office:value-type="float" office:value="2">
            <text:p>2</text:p>
          </table:table-cell>
          <table:table-cell table:formula="of:=GETDIM([.C24:.E24])" office:value-type="float" office:value="2">
            <text:p>2</text:p>
          </table:table-cell>
          <table:table-cell table:style-name="ce166" table:formula="of:=IF([.A24];-1;IF([.G24]&lt;&gt;[.H24];0;1))" office:value-type="float" office:value="1">
            <text:p>PASS (1)</text:p>
          </table:table-cell>
          <table:table-cell/>
        </table:table-row>
        <table:table-row table:style-name="ro6">
          <table:table-cell/>
          <table:table-cell table:formula="of:=MID(FORMULA([.H25]);2;LEN(FORMULA([.H25]))-1)" office:value-type="string" office:string-value="GETDIM(C25:C26)">
            <text:p>GETDIM(C25:C26)</text:p>
          </table:table-cell>
          <table:table-cell office:value-type="string">
            <text:p>a</text:p>
          </table:table-cell>
          <table:table-cell office:value-type="string">
            <text:p>b</text:p>
          </table:table-cell>
          <table:table-cell office:value-type="string">
            <text:p>c</text:p>
          </table:table-cell>
          <table:table-cell table:formula="of:=IF(ISBLANK([.C25]);0;IF(ISBLANK([.D25]);1;IF(ISBLANK([.E24]);2;3)))" office:value-type="float" office:value="3">
            <text:p>3</text:p>
          </table:table-cell>
          <table:table-cell office:value-type="float" office:value="2">
            <text:p>2</text:p>
          </table:table-cell>
          <table:table-cell table:formula="of:=GETDIM([.C25:.C26])" office:value-type="float" office:value="2">
            <text:p>2</text:p>
          </table:table-cell>
          <table:table-cell table:style-name="ce166" table:formula="of:=IF([.A25];-1;IF([.G25]&lt;&gt;[.H25];0;1))" office:value-type="float" office:value="1">
            <text:p>PASS (1)</text:p>
          </table:table-cell>
          <table:table-cell/>
        </table:table-row>
        <table:table-row table:style-name="ro6">
          <table:table-cell/>
          <table:table-cell table:formula="of:=MID(FORMULA([.H26]);2;LEN(FORMULA([.H26]))-1)" office:value-type="string" office:string-value="GETDIM(C26:E27)">
            <text:p>GETDIM(C26:E27)</text:p>
          </table:table-cell>
          <table:table-cell office:value-type="string">
            <text:p>a</text:p>
          </table:table-cell>
          <table:table-cell office:value-type="string">
            <text:p>b</text:p>
          </table:table-cell>
          <table:table-cell office:value-type="string">
            <text:p>c</text:p>
          </table:table-cell>
          <table:table-cell table:formula="of:=IF(ISBLANK([.C26]);0;IF(ISBLANK([.D26]);1;IF(ISBLANK([.E25]);2;3)))" office:value-type="float" office:value="3">
            <text:p>3</text:p>
          </table:table-cell>
          <table:table-cell office:value-type="float" office:value="2">
            <text:p>2</text:p>
          </table:table-cell>
          <table:table-cell table:formula="of:=GETDIM([.C26:.E27])" office:value-type="float" office:value="2">
            <text:p>2</text:p>
          </table:table-cell>
          <table:table-cell table:style-name="ce166" table:formula="of:=IF([.A26];-1;IF([.G26]&lt;&gt;[.H26];0;1))" office:value-type="float" office:value="1">
            <text:p>PASS (1)</text:p>
          </table:table-cell>
          <table:table-cell/>
        </table:table-row>
        <table:table-row table:style-name="ro6">
          <table:table-cell table:number-columns-repeated="2"/>
          <table:table-cell office:value-type="string">
            <text:p>a</text:p>
          </table:table-cell>
          <table:table-cell office:value-type="string">
            <text:p>b</text:p>
          </table:table-cell>
          <table:table-cell office:value-type="string">
            <text:p>c</text:p>
          </table:table-cell>
          <table:table-cell table:number-columns-repeated="3"/>
          <table:table-cell table:style-name="ce166"/>
          <table:table-cell/>
        </table:table-row>
        <table:table-row table:style-name="ro6">
          <table:table-cell table:number-columns-repeated="5"/>
          <table:table-cell table:formula="of:=IF(ISBLANK([.C28]);0;IF(ISBLANK([.D28]);1;IF(ISBLANK(e#ref!);2;3)))" office:value-type="string" office:string-value="Err:508">
            <text:p>Err:508</text:p>
          </table:table-cell>
          <table:table-cell table:number-columns-repeated="2"/>
          <table:table-cell table:style-name="ce166"/>
          <table:table-cell/>
        </table:table-row>
        <table:table-row table:style-name="ro6" table:number-rows-repeated="17">
          <table:table-cell table:number-columns-repeated="8"/>
          <table:table-cell table:style-name="ce166"/>
          <table:table-cell/>
        </table:table-row>
        <table:table-row table:style-name="ro6">
          <table:table-cell office:value-type="string">
            <text:p>&gt;&gt;&gt;&gt;</text:p>
          </table:table-cell>
          <table:table-cell table:formula="of:=TEST_PARSER(&quot;primitives&quot;)" office:value-type="string" office:string-value="test_Parser(primitives): 1,6 2412">
            <text:p>test_Parser(primitives): 1,6 2412</text:p>
          </table:table-cell>
          <table:table-cell table:formula="of:=TESTSTAT(&quot;name&quot;; [.B46])" office:value-type="string" office:string-value="test_Parser(primitives):">
            <text:p>test_Parser(primitives):</text:p>
          </table:table-cell>
          <table:table-cell table:style-name="ce160" table:formula="of:=TESTSTAT(&quot;time&quot;; [.B46])" office:value-type="float" office:value="1.6">
            <text:p>1,6 sec</text:p>
          </table:table-cell>
          <table:table-cell table:style-name="ce162" table:formula="of:=TESTSTAT(&quot;count&quot;; [.B46])" office:value-type="float" office:value="2412">
            <text:p>2412</text:p>
          </table:table-cell>
          <table:table-cell table:style-name="ce164" table:formula="of:=[.E46]/[.D46]" office:value-type="float" office:value="1507.5">
            <text:p>1507,5 a/sec</text:p>
          </table:table-cell>
          <table:table-cell table:number-columns-repeated="2"/>
          <table:table-cell table:style-name="ce166"/>
          <table:table-cell/>
        </table:table-row>
        <table:table-row table:style-name="ro6">
          <table:table-cell/>
          <table:table-cell table:formula="of:=TEST_PARSER(&quot;multiplicity&quot;)" office:value-type="string" office:string-value="test_Parser(multiplicity): 1,8 1546">
            <text:p>test_Parser(multiplicity): 1,8 1546</text:p>
          </table:table-cell>
          <table:table-cell table:formula="of:=TESTSTAT(&quot;name&quot;; [.B47])" office:value-type="string" office:string-value="test_Parser(multiplicity):">
            <text:p>test_Parser(multiplicity):</text:p>
          </table:table-cell>
          <table:table-cell table:style-name="ce160" table:formula="of:=TESTSTAT(&quot;time&quot;; [.B47])" office:value-type="float" office:value="1.8">
            <text:p>1,8 sec</text:p>
          </table:table-cell>
          <table:table-cell table:style-name="ce162" table:formula="of:=TESTSTAT(&quot;count&quot;; [.B47])" office:value-type="float" office:value="1546">
            <text:p>1546</text:p>
          </table:table-cell>
          <table:table-cell table:style-name="ce164" table:formula="of:=[.E47]/[.D47]" office:value-type="float" office:value="858.888888888889">
            <text:p>858,9 a/sec</text:p>
          </table:table-cell>
          <table:table-cell table:number-columns-repeated="4"/>
        </table:table-row>
        <table:table-row table:style-name="ro6">
          <table:table-cell/>
          <table:table-cell table:formula="of:=TEST_PARSER(&quot;basic&quot;)" office:value-type="string" office:string-value="test_Parser(basic): 6,4 9107">
            <text:p>test_Parser(basic): 6,4 9107</text:p>
          </table:table-cell>
          <table:table-cell table:formula="of:=TESTSTAT(&quot;name&quot;; [.B48])" office:value-type="string" office:string-value="test_Parser(basic):">
            <text:p>test_Parser(basic):</text:p>
          </table:table-cell>
          <table:table-cell table:style-name="ce160" table:formula="of:=TESTSTAT(&quot;time&quot;; [.B48])" office:value-type="float" office:value="6.4">
            <text:p>6,4 sec</text:p>
          </table:table-cell>
          <table:table-cell table:style-name="ce162" table:formula="of:=TESTSTAT(&quot;count&quot;; [.B48])" office:value-type="float" office:value="9107">
            <text:p>9107</text:p>
          </table:table-cell>
          <table:table-cell table:style-name="ce164" table:formula="of:=[.E48]/[.D48]" office:value-type="float" office:value="1422.96875">
            <text:p>1423,0 a/sec</text:p>
          </table:table-cell>
          <table:table-cell table:number-columns-repeated="4"/>
        </table:table-row>
        <table:table-row table:style-name="ro6">
          <table:table-cell/>
          <table:table-cell table:formula="of:=TEST_PARSER(&quot;special&quot;)" office:value-type="string" office:string-value="test_Parser(special): 0,9 479">
            <text:p>test_Parser(special): 0,9 479</text:p>
          </table:table-cell>
          <table:table-cell table:formula="of:=TESTSTAT(&quot;name&quot;; [.B49])" office:value-type="string" office:string-value="test_Parser(special):">
            <text:p>test_Parser(special):</text:p>
          </table:table-cell>
          <table:table-cell table:style-name="ce160" table:formula="of:=TESTSTAT(&quot;time&quot;; [.B49])" office:value-type="float" office:value="0.9">
            <text:p>0,9 sec</text:p>
          </table:table-cell>
          <table:table-cell table:style-name="ce162" table:formula="of:=TESTSTAT(&quot;count&quot;; [.B49])" office:value-type="float" office:value="479">
            <text:p>479</text:p>
          </table:table-cell>
          <table:table-cell table:style-name="ce164" table:formula="of:=[.E49]/[.D49]" office:value-type="float" office:value="532.222222222222">
            <text:p>532,2 a/sec</text:p>
          </table:table-cell>
          <table:table-cell table:number-columns-repeated="4"/>
        </table:table-row>
        <table:table-row table:style-name="ro6">
          <table:table-cell/>
          <table:table-cell table:formula="of:=TEST_PARSER(&quot;numbers&quot;)" office:value-type="string" office:string-value="test_Parser(numbers): 3 3046">
            <text:p>test_Parser(numbers): 3 3046</text:p>
          </table:table-cell>
          <table:table-cell table:formula="of:=TESTSTAT(&quot;name&quot;; [.B50])" office:value-type="string" office:string-value="test_Parser(numbers):">
            <text:p>test_Parser(numbers):</text:p>
          </table:table-cell>
          <table:table-cell table:style-name="ce160" table:formula="of:=TESTSTAT(&quot;time&quot;; [.B50])" office:value-type="float" office:value="3">
            <text:p>3,0 sec</text:p>
          </table:table-cell>
          <table:table-cell table:style-name="ce162" table:formula="of:=TESTSTAT(&quot;count&quot;; [.B50])" office:value-type="float" office:value="3046">
            <text:p>3046</text:p>
          </table:table-cell>
          <table:table-cell table:style-name="ce164" table:formula="of:=[.E50]/[.D50]" office:value-type="float" office:value="1015.33333333333">
            <text:p>1015,3 a/sec</text:p>
          </table:table-cell>
          <table:table-cell table:number-columns-repeated="4"/>
        </table:table-row>
        <table:table-row table:style-name="ro6">
          <table:table-cell/>
          <table:table-cell table:formula="of:=TEST_PARSER(&quot;types&quot;)" office:value-type="string" office:string-value="test_Parser(types): 6,4 11149">
            <text:p>test_Parser(types): 6,4 11149</text:p>
          </table:table-cell>
          <table:table-cell table:formula="of:=TESTSTAT(&quot;name&quot;; [.B51])" office:value-type="string" office:string-value="test_Parser(types):">
            <text:p>test_Parser(types):</text:p>
          </table:table-cell>
          <table:table-cell table:style-name="ce160" table:formula="of:=TESTSTAT(&quot;time&quot;; [.B51])" office:value-type="float" office:value="6.4">
            <text:p>6,4 sec</text:p>
          </table:table-cell>
          <table:table-cell table:style-name="ce162" table:formula="of:=TESTSTAT(&quot;count&quot;; [.B51])" office:value-type="float" office:value="11149">
            <text:p>11149</text:p>
          </table:table-cell>
          <table:table-cell table:style-name="ce164" table:formula="of:=[.E51]/[.D51]" office:value-type="float" office:value="1742.03125">
            <text:p>1742,0 a/sec</text:p>
          </table:table-cell>
          <table:table-cell table:number-columns-repeated="4"/>
        </table:table-row>
        <table:table-row table:style-name="ro6">
          <table:table-cell table:number-columns-repeated="3"/>
          <table:table-cell table:style-name="ce161" table:formula="of:=SUM([.D46:.D51])" office:value-type="float" office:value="20.1">
            <text:p>20,1 sec</text:p>
          </table:table-cell>
          <table:table-cell table:style-name="ce163" table:formula="of:=SUM([.E46:.E51])" office:value-type="float" office:value="27739">
            <text:p>27739</text:p>
          </table:table-cell>
          <table:table-cell table:style-name="ce165" table:formula="of:=[.E52]/[.D52]" office:value-type="float" office:value="1380.04975124378">
            <text:p>1380,0 a/sec</text:p>
          </table:table-cell>
          <table:table-cell table:number-columns-repeated="4"/>
        </table:table-row>
        <table:table-row table:style-name="ro6">
          <table:table-cell table:number-columns-repeated="10"/>
        </table:table-row>
        <table:table-row table:style-name="ro6">
          <table:table-cell/>
          <table:table-cell table:formula="of:=TEST_PARSER(&quot;all&quot;)" office:value-type="string" office:string-value="test_Parser(all): 18,1 27734">
            <text:p>test_Parser(all): 18,1 27734</text:p>
          </table:table-cell>
          <table:table-cell table:formula="of:=TESTSTAT(&quot;name&quot;; [.B54])" office:value-type="string" office:string-value="test_Parser(all):">
            <text:p>test_Parser(all):</text:p>
          </table:table-cell>
          <table:table-cell table:style-name="ce160" table:formula="of:=TESTSTAT(&quot;time&quot;; [.B54])" office:value-type="float" office:value="18.1">
            <text:p>18,1 sec</text:p>
          </table:table-cell>
          <table:table-cell table:style-name="ce162" table:formula="of:=TESTSTAT(&quot;count&quot;; [.B54])" office:value-type="float" office:value="27734">
            <text:p>27734</text:p>
          </table:table-cell>
          <table:table-cell table:style-name="ce164" table:formula="of:=[.E54]/[.D54]" office:value-type="float" office:value="1532.26519337017">
            <text:p>1532,3 a/sec</text:p>
          </table:table-cell>
          <table:table-cell table:number-columns-repeated="4"/>
        </table:table-row>
        <table:table-row table:style-name="ro6">
          <table:table-cell table:number-columns-repeated="3"/>
          <table:table-cell table:style-name="ce160"/>
          <table:table-cell table:style-name="ce162"/>
          <table:table-cell table:style-name="ce164"/>
          <table:table-cell table:number-columns-repeated="4"/>
        </table:table-row>
        <table:table-row table:style-name="ro6">
          <table:table-cell table:number-columns-repeated="10"/>
        </table:table-row>
        <table:table-row table:style-name="ro6">
          <table:table-cell table:style-name="ce152" table:number-columns-spanned="2" table:number-rows-spanned="1"/>
          <table:covered-table-cell/>
          <table:table-cell table:number-columns-repeated="8"/>
        </table:table-row>
        <table:table-row table:style-name="ro7">
          <table:table-cell table:style-name="ce153" office:value-type="string">
            <text:p>asdf</text:p>
          </table:table-cell>
          <table:table-cell table:style-name="ce153" table:formula="of:=TEST_PRSLOGIC_TOSTRING([.A58])" office:value-type="string" office:string-value="─op2:'*'&#13;&#10;    ├─op1:'!'&#13;&#10;    │    └─C:False&#13;&#10;    └─op2:'+'&#13;&#10;         ├─op2:'*'&#13;&#10;         │    ├─I:'B'&#13;&#10;         │    └─I:'C'&#13;&#10;         └─I:'A'">
            <text:p>─op2:'*'<text:line-break/> <text:s text:c="3"/>├─op1:'!'<text:line-break/> <text:s text:c="3"/>│ <text:s text:c="3"/>└─C:False<text:line-break/> <text:s text:c="3"/>└─op2:'+'<text:line-break/> <text:s text:c="8"/>├─op2:'*'<text:line-break/> <text:s text:c="8"/>│ <text:s text:c="3"/>├─I:'B'<text:line-break/> <text:s text:c="8"/>│ <text:s text:c="3"/>└─I:'C'<text:line-break/> <text:s text:c="8"/>└─I:'A'</text:p>
          </table:table-cell>
          <table:table-cell table:number-columns-repeated="8"/>
        </table:table-row>
        <table:table-row table:style-name="ro8">
          <table:table-cell table:style-name="ce154" office:value-type="string">
            <text:p>S ::= W* T W* ("+" S)?</text:p>
            <text:p>T ::= W* F W* ("*" T)?</text:p>
            <text:p>F ::= C | I | N | "(" S ")"</text:p>
            <text:p>C ::= [01]</text:p>
            <text:p>I ::= [A-Za-z]+</text:p>
            <text:p>N ::= "!" W* F</text:p>
            <text:p>W ::= [ \t]</text:p>
            <draw:control table:end-cell-address="tests.A60" table:end-x="5.462cm" table:end-y="0.64cm" draw:z-index="0" draw:style-name="gr1" draw:text-style-name="P1" svg:width="2.146cm" svg:height="0.842cm" svg:x="3.316cm" svg:y="6.143cm" draw:control="control1"/>
          </table:table-cell>
          <table:table-cell table:style-name="ce154" table:formula="of:=TEST_AST_MKASN([.A59])" office:value-type="string" office:string-value="─S&#13;&#10; ├─T&#13;&#10; │ └─F&#13;&#10; │   └─I&#13;&#10; │     └─'A'&#13;&#10; ├─'+'&#13;&#10; └─S&#13;&#10;   └─T&#13;&#10;     ├─F&#13;&#10;     │ └─I&#13;&#10;     │   └─'B'&#13;&#10;     ├─'*'&#13;&#10;     └─T&#13;&#10;       └─F&#13;&#10;         └─I&#13;&#10;           └─'C'">
            <text:p>─S<text:line-break/> ├─T<text:line-break/> │ └─F<text:line-break/> │ <text:s text:c="2"/>└─I<text:line-break/> │ <text:s text:c="4"/>└─'A'<text:line-break/> ├─'+'<text:line-break/> └─S<text:line-break/> <text:s text:c="2"/>└─T<text:line-break/> <text:s text:c="4"/>├─F<text:line-break/> <text:s text:c="4"/>│ └─I<text:line-break/> <text:s text:c="4"/>│ <text:s text:c="2"/>└─'B'<text:line-break/> <text:s text:c="4"/>├─'*'<text:line-break/> <text:s text:c="4"/>└─T<text:line-break/> <text:s text:c="6"/>└─F<text:line-break/> <text:s text:c="8"/>└─I<text:line-break/> <text:s text:c="10"/>└─'C'</text:p>
          </table:table-cell>
          <table:table-cell table:number-columns-repeated="8"/>
        </table:table-row>
        <table:table-row table:style-name="ro9">
          <table:table-cell table:style-name="ce154" office:value-type="string">
            <text:p>─Grammar</text:p>
            <text:p><text:s/>└─Rule</text:p>
            <text:p><text:s text:c="3"/>├<text:span text:style-name="T1">□</text:span>(*):ws</text:p>
            <text:p><text:s text:c="3"/>│ <text:s text:c="3"/>└─ws</text:p>
            <text:p><text:s text:c="3"/>│ <text:s text:c="5"/>└─' '</text:p>
            <text:p><text:s text:c="3"/>├<text:span text:style-name="T1">■</text:span>RuleName</text:p>
            <text:p><text:s text:c="3"/>│ └─'Foo_7'</text:p>
            <text:p><text:s text:c="3"/>├<text:span text:style-name="T1">○</text:span>(*):ws</text:p>
            <text:p><text:s text:c="3"/>│ <text:s text:c="3"/>└─ws</text:p>
            <text:p><text:s text:c="3"/>│ <text:s text:c="5"/>└─' '</text:p>
            <text:p><text:s text:c="3"/>├/'::='</text:p>
            <text:p><text:s text:c="3"/>└─Alt</text:p>
            <text:p><text:s text:c="5"/>├<text:span text:style-name="T1">●</text:span>(*):ws</text:p>
            <text:p><text:s text:c="5"/>│ <text:s text:c="3"/>└─ws</text:p>
            <text:p><text:s text:c="5"/>│ <text:s text:c="5"/>└─' '</text:p>
            <text:p><text:s text:c="5"/>├─Con</text:p>
            <text:p><text:s text:c="5"/>│ └─(+):(. . .)</text:p>
            <text:p><text:s text:c="5"/>│ <text:s text:c="5"/>├─(...)</text:p>
            <text:p><text:s text:c="5"/>│ <text:s text:c="5"/>│ ├─Nonterminal</text:p>
            <text:p><text:s text:c="5"/>│ <text:s text:c="5"/>│ │ └─'AB'</text:p>
            <text:p><text:s text:c="5"/>│ <text:s text:c="5"/>│ └─(*):ws</text:p>
            <text:p><text:s text:c="5"/>│ <text:s text:c="5"/>│ <text:s text:c="5"/>└─ws</text:p>
            <text:p><text:s text:c="5"/>│ <text:s text:c="5"/>│ <text:s text:c="7"/>└─' '</text:p>
            <text:p><text:s text:c="5"/>│ <text:s text:c="5"/>└─(...)</text:p>
            <text:p><text:s text:c="5"/>│ <text:s text:c="7"/>├─Nonterminal</text:p>
            <text:p><text:s text:c="5"/>│ <text:s text:c="7"/>│ └─'C'</text:p>
            <text:p><text:s text:c="5"/>│ <text:s text:c="7"/>└─(*):ws</text:p>
            <text:p><text:s text:c="5"/>│ <text:s text:c="12"/>└─ws</text:p>
            <text:p><text:s text:c="5"/>│ <text:s text:c="14"/>└─' '</text:p>
            <text:p><text:s text:c="5"/>└─(*):(. . .)</text:p>
            <text:p><text:s text:c="10"/>├─(...)</text:p>
            <text:p><text:s text:c="10"/>│ ├─'|'</text:p>
            <text:p><text:s text:c="10"/>│ ├─(*):ws</text:p>
            <text:p><text:s text:c="10"/>│ └─Con</text:p>
            <text:p><text:s text:c="10"/>│ <text:s text:c="2"/>└─(+):(. . .)</text:p>
            <text:p><text:s text:c="10"/>│ <text:s text:c="7"/>├─(...)</text:p>
            <text:p><text:s text:c="10"/>│ <text:s text:c="7"/>│ ├─Nonterminal</text:p>
            <text:p><text:s text:c="10"/>│ <text:s text:c="7"/>│ │ └─'D'</text:p>
            <text:p><text:s text:c="10"/>│ <text:s text:c="7"/>│ └─(*):ws</text:p>
            <text:p><text:s text:c="10"/>│ <text:s text:c="7"/>│ <text:s text:c="5"/>└─ws</text:p>
            <text:p><text:s text:c="10"/>│ <text:s text:c="7"/>│ <text:s text:c="7"/>└─' '</text:p>
            <text:p><text:s text:c="10"/>│ <text:s text:c="7"/>└─(...)</text:p>
            <text:p><text:s text:c="10"/>│ <text:s text:c="9"/>├─Nonterminal</text:p>
            <text:p><text:s text:c="10"/>│ <text:s text:c="9"/>│ └─'E'</text:p>
            <text:p><text:s text:c="10"/>│ <text:s text:c="9"/>└─(*):ws</text:p>
            <text:p><text:s text:c="10"/>│ <text:s text:c="14"/>└─ws</text:p>
            <text:p><text:s text:c="10"/>│ <text:s text:c="16"/>└─' '</text:p>
            <text:p><text:s text:c="10"/>└─(...)</text:p>
            <text:p><text:s text:c="12"/>├─'|'</text:p>
            <text:p><text:s text:c="12"/>├─(*):ws</text:p>
            <text:p><text:s text:c="12"/>│ <text:s text:c="3"/>└─ws</text:p>
            <text:p><text:s text:c="12"/>│ <text:s text:c="5"/>└─' '</text:p>
            <text:p><text:s text:c="12"/>└─Con</text:p>
            <text:p><text:s text:c="14"/>└─(+):(. . .)</text:p>
            <text:p><text:s text:c="19"/>└─(...)</text:p>
            <text:p><text:s text:c="21"/>├─Nonterminal</text:p>
            <text:p><text:s text:c="21"/>│ └─'F'</text:p>
            <text:p><text:s text:c="21"/>└─(*):ws</text:p>
            <text:p><text:s text:c="26"/>├─ws</text:p>
            <text:p><text:s text:c="26"/>│ └─' '</text:p>
            <text:p><text:s text:c="26"/>└─ws</text:p>
            <text:p><text:s text:c="28"/>└─' '</text:p>
          </table:table-cell>
          <table:table-cell table:style-name="ce158" office:value-type="string">
            <text:p>○○</text:p>
            <text:p>─○+</text:p>
            <text:p>─<text:span text:style-name="T1">□</text:span>+</text:p>
            <text:p><text:span text:style-name="T1">─■</text:span><text:span text:style-name="T1">+</text:span></text:p>
            <text:p><text:span text:style-name="T1">─●</text:span><text:span text:style-name="T1">+</text:span></text:p>
            <text:p><text:span text:style-name="T1">─┐</text:span><text:span text:style-name="T1">+</text:span></text:p>
            <text:p><text:span text:style-name="T1"/></text:p>
          </table:table-cell>
          <table:table-cell table:number-columns-repeated="8"/>
        </table:table-row>
        <table:table-row table:style-name="ro10">
          <table:table-cell table:style-name="ce153" office:value-type="string">
            <text:p>pLogic_dt</text:p>
          </table:table-cell>
          <table:table-cell table:style-name="ce154" table:formula="of:=TPARSER_TOSTRING([.A61])" office:value-type="string" office:string-value="S where&#13;&#10;S ::= ((do a0 &lt;- (W* &gt;&gt;= return ° (mkDtMult '■(*)W'))&#13;&#10;          a1 &lt;- T&#13;&#10;          a2 &lt;- (W* &gt;&gt;= return ° (mkDtMult '■(*)W'))&#13;&#10;          a3 &lt;- ((((do a4 &lt;- ((str '+') &gt;&gt;= return ° mkDtTerminal)&#13;&#10;                     a5 &lt;- (W* &gt;&gt;= return ° (mkDtMult '■(*)W'))&#13;&#10;                     a6 &lt;- S&#13;&#10;                  return [a4, a5, a6]&#13;&#10;                 ) &gt;&gt;= return ° \a0.[a0] ° (mkASN '(. . .)' Empty)))? &gt;&gt;= return ° (mkDtMult '■(?)(. . .)'))&#13;&#10;       return [a0, a1, a2, a3]&#13;&#10;      ) &gt;&gt;= return ° (mkDtNonterminal 'S'))&#13;&#10;T ::= ((do a0 &lt;- (W* &gt;&gt;= return ° (mkDtMult '■(*)W'))&#13;&#10;          a1 &lt;- F&#13;&#10;          a2 &lt;- (W* &gt;&gt;= return ° (mkDtMult '■(*)W'))&#13;&#10;          a3 &lt;- ((((do a4 &lt;- ((str '*') &gt;&gt;= return ° mkDtTerminal)&#13;&#10;                     a5 &lt;- (W* &gt;&gt;= return ° (mkDtMult '■(*)W'))&#13;&#10;                     a6 &lt;- T&#13;&#10;                  return [a4, a5, a6]&#13;&#10;                 ) &gt;&gt;= return ° \a0.[a0] ° (mkASN '(. . .)' Empty)))? &gt;&gt;= return ° (mkDtMult '■(?)(. . .)'))&#13;&#10;       return [a0, a1, a2, a3]&#13;&#10;      ) &gt;&gt;= return ° (mkDtNonterminal 'T'))&#13;&#10;F ::= (((C &gt;&gt;= return ° \a0.[a0])) | ((I &gt;&gt;= return ° \a0.[a0])) | ((N &gt;&gt;= return ° \a0.[a0])) | (do a0 &lt;- ((str '(') &gt;&gt;= return ° mkDtTerminal)&#13;&#10;          a1 &lt;- S&#13;&#10;          a2 &lt;- ((str ')') &gt;&gt;= return ° mkDtTerminal)&#13;&#10;       return [a0, a1, a2]&#13;&#10;      ) &gt;&gt;= return ° (mkDtNonterminal 'F'))&#13;&#10;N ::= ((do a0 &lt;- ((str '!') &gt;&gt;= return ° mkDtTerminal)&#13;&#10;          a1 &lt;- (W* &gt;&gt;= return ° (mkDtMult '■(*)W'))&#13;&#10;          a2 &lt;- F&#13;&#10;       return [a0, a1, a2]&#13;&#10;      ) &gt;&gt;= return ° (mkDtNonterminal 'N'))&#13;&#10;I ::= (((([A-Z] &gt;&gt;= return ° (mkDtCClass '([A-Z])'))) | (([a-z] &gt;&gt;= return ° (mkDtCClass '([a-z])'))))+ &gt;&gt;= return ° (mkDtNonterminal 'I') ° \a0.[a0] ° (mkDtMult '■(+)(..|..)'))&#13;&#10;C ::= ((((str '0') &gt;&gt;= return ° mkDtTerminal)) | (((str '1') &gt;&gt;= return ° mkDtTerminal)) &gt;&gt;= return ° (mkDtNonterminal 'C') ° \a0.[a0])&#13;&#10;W ::= ((((str ' ') &gt;&gt;= return ° mkDtTerminal)) | (((str '\t') &gt;&gt;= return ° mkDtTerminal)) &gt;&gt;= return ° (mkDtNonterminal 'W') ° \a0.[a0])">
            <text:p>S where<text:line-break/>S ::= ((do a0 &lt;- (W* &gt;&gt;= return ° (mkDtMult '■(*)W'))<text:line-break/> <text:s text:c="9"/>a1 &lt;- T<text:line-break/> <text:s text:c="9"/>a2 &lt;- (W* &gt;&gt;= return ° (mkDtMult '■(*)W'))<text:line-break/> <text:s text:c="9"/>a3 &lt;- ((((do a4 &lt;- ((str '+') &gt;&gt;= return ° mkDtTerminal)<text:line-break/> <text:s text:c="20"/>a5 &lt;- (W* &gt;&gt;= return ° (mkDtMult '■(*)W'))<text:line-break/> <text:s text:c="20"/>a6 &lt;- S<text:line-break/> <text:s text:c="17"/>return [a4, a5, a6]<text:line-break/> <text:s text:c="16"/>) &gt;&gt;= return ° \a0.[a0] ° (mkASN '(. . .)' Empty)))? &gt;&gt;= return ° (mkDtMult '■(?)(. . .)'))<text:line-break/> <text:s text:c="6"/>return [a0, a1, a2, a3]<text:line-break/> <text:s text:c="5"/>) &gt;&gt;= return ° (mkDtNonterminal 'S'))<text:line-break/>T ::= ((do a0 &lt;- (W* &gt;&gt;= return ° (mkDtMult '■(*)W'))<text:line-break/> <text:s text:c="9"/>a1 &lt;- F<text:line-break/> <text:s text:c="9"/>a2 &lt;- (W* &gt;&gt;= return ° (mkDtMult '■(*)W'))<text:line-break/> <text:s text:c="9"/>a3 &lt;- ((((do a4 &lt;- ((str '*') &gt;&gt;= return ° mkDtTerminal)<text:line-break/> <text:s text:c="20"/>a5 &lt;- (W* &gt;&gt;= return ° (mkDtMult '■(*)W'))<text:line-break/> <text:s text:c="20"/>a6 &lt;- T<text:line-break/> <text:s text:c="17"/>return [a4, a5, a6]<text:line-break/> <text:s text:c="16"/>) &gt;&gt;= return ° \a0.[a0] ° (mkASN '(. . .)' Empty)))? &gt;&gt;= return ° (mkDtMult '■(?)(. . .)'))<text:line-break/> <text:s text:c="6"/>return [a0, a1, a2, a3]<text:line-break/> <text:s text:c="5"/>) &gt;&gt;= return ° (mkDtNonterminal 'T'))<text:line-break/>F ::= (((C &gt;&gt;= return ° \a0.[a0])) | ((I &gt;&gt;= return ° \a0.[a0])) | ((N &gt;&gt;= return ° \a0.[a0])) | (do a0 &lt;- ((str '(') &gt;&gt;= return ° mkDtTerminal)<text:line-break/> <text:s text:c="9"/>a1 &lt;- S<text:line-break/> <text:s text:c="9"/>a2 &lt;- ((str ')') &gt;&gt;= return ° mkDtTerminal)<text:line-break/> <text:s text:c="6"/>return [a0, a1, a2]<text:line-break/> <text:s text:c="5"/>) &gt;&gt;= return ° (mkDtNonterminal 'F'))<text:line-break/>N ::= ((do a0 &lt;- ((str '!') &gt;&gt;= return ° mkDtTerminal)<text:line-break/> <text:s text:c="9"/>a1 &lt;- (W* &gt;&gt;= return ° (mkDtMult '■(*)W'))<text:line-break/> <text:s text:c="9"/>a2 &lt;- F<text:line-break/> <text:s text:c="6"/>return [a0, a1, a2]<text:line-break/> <text:s text:c="5"/>) &gt;&gt;= return ° (mkDtNonterminal 'N'))<text:line-break/>I ::= (((([A-Z] &gt;&gt;= return ° (mkDtCClass '([A-Z])'))) | (([a-z] &gt;&gt;= return ° (mkDtCClass '([a-z])'))))+ &gt;&gt;= return ° (mkDtNonterminal 'I') ° \a0.[a0] ° (mkDtMult '■(+)(..|..)'))<text:line-break/>C ::= ((((str '0') &gt;&gt;= return ° mkDtTerminal)) | (((str '1') &gt;&gt;= return ° mkDtTerminal)) &gt;&gt;= return ° (mkDtNonterminal 'C') ° \a0.[a0])<text:line-break/>W ::= ((((str ' ') &gt;&gt;= return ° mkDtTerminal)) | (((str '\t') &gt;&gt;= return ° mkDtTerminal)) &gt;&gt;= return ° (mkDtNonterminal 'W') ° \a0.[a0])</text:p>
          </table:table-cell>
          <table:table-cell table:number-columns-repeated="8"/>
        </table:table-row>
        <table:table-row table:style-name="ro11">
          <table:table-cell table:style-name="ce153" office:value-type="string">
            <text:p>pDecDigit</text:p>
          </table:table-cell>
          <table:table-cell table:style-name="ce153" table:formula="of:=TPARSER_TOSTRING([.A62])" office:value-type="string" office:string-value="DecDigit where&#13;&#10;DecDigit ::= BinDigit&#13;&#10;           | (str '2') &gt;&gt;= \_.return 2&#13;&#10;           | (str '3') &gt;&gt;= \_.return 3&#13;&#10;           | (str '4') &gt;&gt;= \_.return 4&#13;&#10;           | (str '5') &gt;&gt;= \_.return 5&#13;&#10;           | (str '6') &gt;&gt;= \_.return 6&#13;&#10;           | (str '7') &gt;&gt;= \_.return 7&#13;&#10;           | (str '8') &gt;&gt;= \_.return 8&#13;&#10;           | (str '9') &gt;&gt;= \_.return 9&#13;&#10;BinDigit ::= (do a0 &lt;- [0-1]&#13;&#10;              return ((add -48) ° asc a0)&#13;&#10;             )">
            <text:p>DecDigit where<text:line-break/>DecDigit ::= BinDigit<text:line-break/> <text:s text:c="10"/>| (str '2') &gt;&gt;= \_.return 2<text:line-break/> <text:s text:c="10"/>| (str '3') &gt;&gt;= \_.return 3<text:line-break/> <text:s text:c="10"/>| (str '4') &gt;&gt;= \_.return 4<text:line-break/> <text:s text:c="10"/>| (str '5') &gt;&gt;= \_.return 5<text:line-break/> <text:s text:c="10"/>| (str '6') &gt;&gt;= \_.return 6<text:line-break/> <text:s text:c="10"/>| (str '7') &gt;&gt;= \_.return 7<text:line-break/> <text:s text:c="10"/>| (str '8') &gt;&gt;= \_.return 8<text:line-break/> <text:s text:c="10"/>| (str '9') &gt;&gt;= \_.return 9<text:line-break/>BinDigit ::= (do a0 &lt;- [0-1]<text:line-break/> <text:s text:c="13"/>return ((add -48) ° asc a0)<text:line-break/> <text:s text:c="12"/>)</text:p>
          </table:table-cell>
          <table:table-cell table:number-columns-repeated="8"/>
        </table:table-row>
        <table:table-row table:style-name="ro12">
          <table:table-cell table:style-name="ce153" office:value-type="string">
            <text:p>pHexLit</text:p>
          </table:table-cell>
          <table:table-cell table:style-name="ce153" table:formula="of:=TPARSER_TOSTRING([.A63])" office:value-type="string" office:string-value="HexLit where&#13;&#10;HexLit ::= (do  _ &lt;- (str '0x')&#13;&#10;               a0 &lt;- HexNum&#13;&#10;            return a0&#13;&#10;           )&#13;&#10;HexNum ::= (do a0 &lt;- HexDigit+&#13;&#10;            return ((foldl1 add ° (mul 16)) a0)&#13;&#10;           )&#13;&#10;HexDigit ::= (item &gt;&gt;= (ite (inRange 48 57) pReturn ° (add -48) (ite (inRange 65 70) pReturn ° (add -55) (ite (inRange 97 102) pReturn ° (add -87) (fstArg fail)))) ° asc)">
            <text:p>HexLit where<text:line-break/>HexLit ::= (do <text:s/>_ &lt;- (str '0x')<text:line-break/> <text:s text:c="14"/>a0 &lt;- HexNum<text:line-break/> <text:s text:c="11"/>return a0<text:line-break/> <text:s text:c="10"/>)<text:line-break/>HexNum ::= (do a0 &lt;- HexDigit+<text:line-break/> <text:s text:c="11"/>return ((foldl1 add ° (mul 16)) a0)<text:line-break/> <text:s text:c="10"/>)<text:line-break/>HexDigit ::= (item &gt;&gt;= (ite (inRange 48 57) pReturn ° (add -48) (ite (inRange 65 70) pReturn ° (add -55) (ite (inRange 97 102) pReturn ° (add -87) (fstArg fail)))) ° asc)</text:p>
          </table:table-cell>
          <table:table-cell table:number-columns-repeated="8"/>
        </table:table-row>
        <table:table-row table:style-name="ro13">
          <table:table-cell table:style-name="ce153" office:value-type="string">
            <text:p>pTypeExpr</text:p>
          </table:table-cell>
          <table:table-cell table:style-name="ce153" table:formula="of:=TPARSER_TOSTRING([.A64])" office:value-type="string" office:string-value="TypeExpr where&#13;&#10;TypeExpr ::= (do  _ &lt;- ws*&#13;&#10;                 a0 &lt;- NonArrow&#13;&#10;                  _ &lt;- ws*&#13;&#10;                 a1 &lt;- ((str '-&gt;') &gt;&gt;= \_.TypeExpr)?&#13;&#10;              return (maybeMakeArrowType a0 a1)&#13;&#10;             )&#13;&#10;NonArrow ::= BaseType&#13;&#10;           | TypeVar&#13;&#10;           | ListType&#13;&#10;           | ParensTyEx&#13;&#10;           | (do a0 &lt;- (do a1 &lt;- [A-Z]&#13;&#10;                           a2 &lt;- [a-z]+&#13;&#10;                        return ((foldl concat) a1 a2)&#13;&#10;                       )&#13;&#10;                 a3 &lt;- (ws+ &gt;&gt;= \_.NonArrow)*&#13;&#10;              return (mkTypeCtor a0 a3)&#13;&#10;             )&#13;&#10;ParensTyEx ::= (do  _ &lt;- (str '(')&#13;&#10;                   a0 &lt;- TyUnitSuffix&#13;&#10;                       | TySingleSuffix&#13;&#10;                       | TyTupleSuffix&#13;&#10;                return a0&#13;&#10;               )&#13;&#10;TyTupleSuffix ::= (do a0 &lt;- TypeExpr&#13;&#10;                      a1 &lt;- (do  _ &lt;- (str ',')&#13;&#10;                                a2 &lt;- TypeExpr&#13;&#10;                             return a2&#13;&#10;                            )+&#13;&#10;                       _ &lt;- (str ')')&#13;&#10;                   return (mkTupleType a0 a1)&#13;&#10;                  )&#13;&#10;TySingleSuffix ::= (do a0 &lt;- TypeExpr&#13;&#10;                        _ &lt;- (str ')')&#13;&#10;                    return a0&#13;&#10;                   )&#13;&#10;TyUnitSuffix ::= (str ')') &gt;&gt;= \_.return '(Unit [])'&#13;&#10;ListType ::= (do  _ &lt;- (str '[')&#13;&#10;                 a0 &lt;- (do a1 &lt;- TypeExpr&#13;&#10;                           a2 &lt;- (return [])&#13;&#10;                        return (cons a1 a2)&#13;&#10;                       )&#13;&#10;                  _ &lt;- (str ']')&#13;&#10;              return ((mkTypeCtor 'List') a0)&#13;&#10;             )&#13;&#10;TypeVar ::= ([a-z] &gt;&gt;= return ° mkTypeVar)&#13;&#10;BaseType ::= (str 'Any')&#13;&#10;           | (str 'Bool')&#13;&#10;           | (str 'Char')&#13;&#10;           | (str 'Str')&#13;&#10;           | (str 'Int')&#13;&#10;           | (str 'Long')&#13;&#10;ws ::= [ \t]">
            <text:p>TypeExpr where<text:line-break/>TypeExpr ::= (do <text:s/>_ &lt;- ws*<text:line-break/> <text:s text:c="16"/>a0 &lt;- NonArrow<text:line-break/> <text:s text:c="17"/>_ &lt;- ws*<text:line-break/> <text:s text:c="16"/>a1 &lt;- ((str '-&gt;') &gt;&gt;= \_.TypeExpr)?<text:line-break/> <text:s text:c="13"/>return (maybeMakeArrowType a0 a1)<text:line-break/> <text:s text:c="12"/>)<text:line-break/>NonArrow ::= BaseType<text:line-break/> <text:s text:c="10"/>| TypeVar<text:line-break/> <text:s text:c="10"/>| ListType<text:line-break/> <text:s text:c="10"/>| ParensTyEx<text:line-break/> <text:s text:c="10"/>| (do a0 &lt;- (do a1 &lt;- [A-Z]<text:line-break/> <text:s text:c="26"/>a2 &lt;- [a-z]+<text:line-break/> <text:s text:c="23"/>return ((foldl concat) a1 a2)<text:line-break/> <text:s text:c="22"/>)<text:line-break/> <text:s text:c="16"/>a3 &lt;- (ws+ &gt;&gt;= \_.NonArrow)*<text:line-break/> <text:s text:c="13"/>return (mkTypeCtor a0 a3)<text:line-break/> <text:s text:c="12"/>)<text:line-break/>ParensTyEx ::= (do <text:s/>_ &lt;- (str '(')<text:line-break/> <text:s text:c="18"/>a0 &lt;- TyUnitSuffix<text:line-break/> <text:s text:c="22"/>| TySingleSuffix<text:line-break/> <text:s text:c="22"/>| TyTupleSuffix<text:line-break/> <text:s text:c="15"/>return a0<text:line-break/> <text:s text:c="14"/>)<text:line-break/>TyTupleSuffix ::= (do a0 &lt;- TypeExpr<text:line-break/> <text:s text:c="21"/>a1 &lt;- (do <text:s/>_ &lt;- (str ',')<text:line-break/> <text:s text:c="31"/>a2 &lt;- TypeExpr<text:line-break/> <text:s text:c="28"/>return a2<text:line-break/> <text:s text:c="27"/>)+<text:line-break/> <text:s text:c="22"/>_ &lt;- (str ')')<text:line-break/> <text:s text:c="18"/>return (mkTupleType a0 a1)<text:line-break/> <text:s text:c="17"/>)<text:line-break/>TySingleSuffix ::= (do a0 &lt;- TypeExpr<text:line-break/> <text:s text:c="23"/>_ &lt;- (str ')')<text:line-break/> <text:s text:c="19"/>return a0<text:line-break/> <text:s text:c="18"/>)<text:line-break/>TyUnitSuffix ::= (str ')') &gt;&gt;= \_.return '(Unit [])'<text:line-break/>ListType ::= (do <text:s/>_ &lt;- (str '[')<text:line-break/> <text:s text:c="16"/>a0 &lt;- (do a1 &lt;- TypeExpr<text:line-break/> <text:s text:c="26"/>a2 &lt;- (return [])<text:line-break/> <text:s text:c="23"/>return (cons a1 a2)<text:line-break/> <text:s text:c="22"/>)<text:line-break/> <text:s text:c="17"/>_ &lt;- (str ']')<text:line-break/> <text:s text:c="13"/>return ((mkTypeCtor 'List') a0)<text:line-break/> <text:s text:c="12"/>)<text:line-break/>TypeVar ::= ([a-z] &gt;&gt;= return ° mkTypeVar)<text:line-break/>BaseType ::= (str 'Any')<text:line-break/> <text:s text:c="10"/>| (str 'Bool')<text:line-break/> <text:s text:c="10"/>| (str 'Char')<text:line-break/> <text:s text:c="10"/>| (str 'Str')<text:line-break/> <text:s text:c="10"/>| (str 'Int')<text:line-break/> <text:s text:c="10"/>| (str 'Long')<text:line-break/>ws ::= [ \t]</text:p>
          </table:table-cell>
          <table:table-cell table:number-columns-repeated="8"/>
        </table:table-row>
        <table:table-row table:style-name="ro6" table:number-rows-repeated="1048510">
          <table:table-cell table:number-columns-repeated="10"/>
        </table:table-row>
        <table:table-row table:style-name="ro5">
          <table:table-cell table:number-columns-repeated="10"/>
        </table:table-row>
        <table:table-row table:style-name="ro5">
          <table:table-cell table:number-columns-repeated="10"/>
        </table:table-row>
        <table:named-expressions/>
      </table:table>
      <table:table table:name="PrsGrammar" table:style-name="ta1" table:print="false">
        <office:forms form:automatic-focus="false" form:apply-design-mode="false">
          <form:form form:name="Formular" form:apply-filter="true" form:command-type="table" form:control-implementation="ooo:com.sun.star.form.component.Form" office:target-frame="" xlink:href="" xlink:type="simple">
            <form:checkbox form:name="implicitMult" form:control-implementation="ooo:com.sun.star.form.component.CheckBox" xml:id="control2" form:id="control2" form:label="implicitMult" form:tab-index="3" form:value="1" form:linked-cell="PrsGrammar.E4"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upSingleTerminalVal" form:control-implementation="ooo:com.sun.star.form.component.CheckBox" xml:id="control3" form:id="control3" form:label="upSingleTerminalVal" form:tab-index="4" form:value="1" form:linked-cell="PrsGrammar.E5"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doFoldlConcat" form:control-implementation="ooo:com.sun.star.form.component.CheckBox" xml:id="control4" form:id="control4" form:label="doFoldlConcat" form:tab-index="2" form:value="1" form:linked-cell="PrsGrammar.E3"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hideSkipped" form:control-implementation="ooo:com.sun.star.form.component.CheckBox" xml:id="control5" form:id="control5" form:label="hideSkipped" form:tab-index="1" form:value="1" form:linked-cell="PrsGrammar.E2"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AGAIN!" form:control-implementation="ooo:com.sun.star.form.component.CheckBox" xml:id="control6" form:id="control6" form:label="AGAIN!" form:tab-index="5" form:value="1" form:linked-cell="PrsGrammar.E6" form:image-position="center">
              <form:properties>
                <form:property form:property-name="ControlTypeinMSO" office:value-type="float" office:value="0"/>
                <form:property form:property-name="DefaultControl" office:value-type="string" office:string-value="com.sun.star.form.control.CheckBox"/>
                <form:property form:property-name="HelpText" office:value-type="string" office:string-value="help text"/>
                <form:property form:property-name="ObjIDinMSO" office:value-type="float" office:value=""/>
                <form:property form:property-name="SecondaryRefValue" office:value-type="string" office:string-value="0"/>
              </form:properties>
            </form:checkbox>
          </form:form>
        </office:forms>
        <table:table-column table:style-name="co14" table:default-cell-style-name="ce168"/>
        <table:table-column table:style-name="co15" table:default-cell-style-name="ce168"/>
        <table:table-column table:style-name="co16" table:default-cell-style-name="ce168"/>
        <table:table-column table:style-name="co17" table:default-cell-style-name="ce183"/>
        <table:table-column table:style-name="co17" table:default-cell-style-name="ce187"/>
        <table:table-column table:style-name="co18" table:default-cell-style-name="ce168"/>
        <table:table-column table:style-name="co5" table:number-columns-repeated="1018" table:default-cell-style-name="ce168"/>
        <table:table-row table:style-name="ro14">
          <table:table-cell table:number-columns-repeated="2"/>
          <table:table-cell table:style-name="ce173" table:number-columns-repeated="2"/>
          <table:table-cell table:style-name="ce184"/>
          <table:table-cell table:style-name="ce173"/>
          <table:table-cell table:number-columns-repeated="1018"/>
        </table:table-row>
        <table:table-row table:style-name="ro6">
          <table:table-cell/>
          <table:table-cell table:style-name="ce169" office:value-type="string" table:number-columns-spanned="1" table:number-rows-spanned="26">
            <text:p><text:s text:c="10"/>S ::= Grammar</text:p>
            <text:p/>
            <text:p><text:s text:c="9"/>ws ::= [ \t]</text:p>
            <text:p><text:s text:c="9"/>lb ::= "\r" "\n"?</text:p>
            <text:p><text:s text:c="14"/>| "\n" "\r"?</text:p>
            <text:p><text:span text:style-name="T2"><text:s text:c="6"/></text:span><text:span text:style-name="T2">Ident ::= [_A-Za-z][\-0-9_A-Za-z]*</text:span></text:p>
            <text:p><text:span text:style-name="T2"><text:s text:c="7"/></text:span><text:span text:style-name="T2">escQ ::= "\\" [rnt\\"]</text:span></text:p>
            <text:p><text:span text:style-name="T2"><text:s text:c="7"/></text:span><text:span text:style-name="T2">escC ::= "\\" [rnt\[\-\]\\"]</text:span></text:p>
            <text:p><text:span text:style-name="T2"><text:s text:c="5"/></text:span><text:span text:style-name="T2">multOp ::= [?+*]</text:span></text:p>
            <text:p><text:span text:style-name="T2"/></text:p>
            <text:p><text:s text:c="4"/>Grammar ::= ws* Rule ws* (lb+ ws* Rule)*</text:p>
            <text:p><text:s text:c="7"/>Rule ::= ws* RuleName ws* "::=" Alt</text:p>
            <text:p><text:s text:c="3"/>RuleName ::= Ident</text:p>
            <text:p><text:s text:c="8"/>Alt ::= Con (lb? ws* "|" Con)*</text:p>
            <text:p><text:s text:c="8"/>Con ::= (ws* Factor ws*)+</text:p>
            <text:p><text:s text:c="5"/>Factor ::= Atom multOp?</text:p>
            <text:p><text:s text:c="7"/>Atom ::= "(" Alt ")"</text:p>
            <text:p><text:s text:c="14"/>| Nonterminal</text:p>
            <text:p><text:s text:c="14"/>| Terminal</text:p>
            <text:p><text:s text:c="14"/>| CClass</text:p>
            <text:p><text:span text:style-name="T2">Nonterminal ::= Ident</text:span></text:p>
            <text:p><text:span text:style-name="T2"><text:s text:c="3"/></text:span><text:span text:style-name="T2">Terminal ::= ["] (escQ | [-"\r\n\t\\])+ ["]</text:span></text:p>
            <text:p><text:span text:style-name="T2"><text:s text:c="5"/></text:span><text:span text:style-name="T2">CClass ::= "."</text:span></text:p>
            <text:p><text:span text:style-name="T2"><text:s text:c="14"/></text:span><text:span text:style-name="T2">| ("[" (NCList | PCList) "]")</text:span></text:p>
            <text:p><text:span text:style-name="T2"><text:s text:c="5"/></text:span><text:span text:style-name="T2">NCList ::= "-" PCList</text:span></text:p>
            <text:p><text:span text:style-name="T2"><text:s text:c="5"/></text:span><text:span text:style-name="T2">PCList ::= (CCItem ("-" CCItem)?)+</text:span></text:p>
            <text:p><text:span text:style-name="T2"><text:s text:c="5"/></text:span><text:span text:style-name="T2">CCItem ::= escC | [-\r\n\t\[\-\]\\]</text:span></text:p>
            <text:p><text:span text:style-name="T2"><text:s/></text:span></text:p>
            <text:p><text:span text:style-name="T2"><text:s text:c="2"/></text:span><text:span text:style-name="T2">ASN lbl <text:s text:c="3"/>() [ASN () val []] -&gt; ASN lbl v []</text:span></text:p>
            <text:p><text:span text:style-name="T2"><text:s text:c="2"/></text:span><text:span text:style-name="T2">ASN "Alt" <text:s/>() [x] <text:s text:c="12"/>-&gt; x</text:span></text:p>
            <text:p><text:span text:style-name="T2"><text:s text:c="2"/></text:span><text:span text:style-name="T2">ASN "Con" <text:s/>() [x] <text:s text:c="12"/>-&gt; x</text:span></text:p>
            <text:p><text:span text:style-name="T2"><text:s text:c="2"/></text:span><text:span text:style-name="T2">ASN "Atom" () [x] <text:s text:c="12"/>-&gt; x</text:span></text:p>
            <text:p><text:span text:style-name="T2"/></text:p>
          </table:table-cell>
          <table:table-cell table:style-name="ce174" table:formula="of:=DERIVATIONTREE_PRSGRAMMAR([.B28]; SUM([.D2:.D27]))" office:value-type="string" office:string-value="─Grammar&#13;&#10; ├─Rule&#13;&#10; │ ├─RuleName&#13;&#10; │ │ └─Ident&#13;&#10; │ │   └─'_S'&#13;&#10; │ └─Alt&#13;&#10; │   └─Con&#13;&#10; │     └─Atom&#13;&#10; │       └─Nonterminal&#13;&#10; │         └─Ident&#13;&#10; │           └─'_Grammar'&#13;&#10; ├─Rule&#13;&#10; │ ├─RuleName&#13;&#10; │ │ └─Ident&#13;&#10; │ │   └─'_ws'&#13;&#10; │ └─Alt&#13;&#10; │   └─Con&#13;&#10; │     └─Atom&#13;&#10; │       └─CClass&#13;&#10; │         └─PCList&#13;&#10; │           ├─CCItem&#13;&#10; │           │ └─([-\r\n\t\[\-\]\\]):' '&#13;&#10; │           └─CCItem&#13;&#10; │             └─escC&#13;&#10; │               └─(◄─):'\t'&#13;&#10; ├─Rule&#13;&#10; │ ├─RuleName&#13;&#10; │ │ └─Ident&#13;&#10; │ │   └─'_lb'&#13;&#10; │ └─Alt&#13;&#10; │   ├─Con&#13;&#10; │   │ └─Atom&#13;&#10; │   │   └─Terminal&#13;&#10; │   │     └─'\r\n'&#13;&#10; │   ├─Con&#13;&#10; │   │ └─Atom&#13;&#10; │   │   └─Terminal&#13;&#10; │   │     └─'\r'&#13;&#10; │   ├─Con&#13;&#10; │   │ └─Atom&#13;&#10; │   │   └─Terminal&#13;&#10; │   │     └─'\n\r'&#13;&#10; │   └─Con&#13;&#10; │     └─Atom&#13;&#10; │       └─Terminal&#13;&#10; │         └─'\n'&#13;&#10; ├─Rule&#13;&#10; │ ├─RuleName&#13;&#10; │ │ └─Ident&#13;&#10; │ │   └─'_multOp'&#13;&#10; │ └─Alt&#13;&#10; │   └─Con&#13;&#10; │     └─Atom&#13;&#10; │       └─CClass&#13;&#10; │         └─PCList&#13;&#10; │           ├─CCItem&#13;&#10; │           │ └─([-\r\n\t\[\-\]\\]):'?'&#13;&#10; │           ├─CCItem&#13;&#10; │           │ └─([-\r\n\t\[\-\]\\]):'+'&#13;&#10; │           └─CCItem&#13;&#10; │             └─([-\r\n\t\[\-\]\\]):'*'&#13;&#10; ├─Rule&#13;&#10; │ ├─RuleName&#13;&#10; │ │ └─Ident&#13;&#10; │ │   └─'_Ident'&#13;&#10; │ └─Alt&#13;&#10; │   └─Con&#13;&#10; │     ├─Atom&#13;&#10; │     │ └─CClass&#13;&#10; │     │   └─PCList&#13;&#10; │     │     ├─CCItem&#13;&#10; │     │     │ └─([-\r\n\t\[\-\]\\]):'_'&#13;&#10; │     │     ├─CCRange&#13;&#10; │     │     │ ├─CCItem&#13;&#10; │     │     │ │ └─([-\r\n\t\[\-\]\\]):'A'&#13;&#10; │     │     │ └─CCItem&#13;&#10; │     │     │   └─([-\r\n\t\[\-\]\\]):'Z'&#13;&#10; │     │     └─CCRange&#13;&#10; │     │       ├─CCItem&#13;&#10; │     │       │ └─([-\r\n\t\[\-\]\\]):'a'&#13;&#10; │     │       └─CCItem&#13;&#10; │     │         └─([-\r\n\t\[\-\]\\]):'z'&#13;&#10; │     └─Atom&#13;&#10; │       └─CClass&#13;&#10; │         └─PCList&#13;&#10; │           ├─CCItem&#13;&#10; │           │ └─escC&#13;&#10; │           │   └─([\\&quot;\[\-\]]):'-'&#13;&#10; │           ├─CCRange&#13;&#10; │           │ ├─CCItem&#13;&#10; │           │ │ └─([-\r\n\t\[\-\]\\]):'0'&#13;&#10; │           │ └─CCItem&#13;&#10; │           │   └─([-\r\n\t\[\-\]\\]):'9'&#13;&#10; │           ├─CCItem&#13;&#10; │           │ └─([-\r\n\t\[\-\]\\]):'_'&#13;&#10; │           ├─CCRange&#13;&#10; │           │ ├─CCItem&#13;&#10; │           │ │ └─([-\r\n\t\[\-\]\\]):'A'&#13;&#10; │           │ └─CCItem&#13;&#10; │           │   └─([-\r\n\t\[\-\]\\]):'Z'&#13;&#10; │           └─CCRange&#13;&#10; │             ├─CCItem&#13;&#10; │             │ └─([-\r\n\t\[\-\]\\]):'a'&#13;&#10; │             └─CCItem&#13;&#10; │               └─([-\r\n\t\[\-\]\\]):'z'&#13;&#10; ├─Rule&#13;&#10; │ ├─RuleName&#13;&#10; │ │ └─Ident&#13;&#10; │ │   └─'_escQ'&#13;&#10; │ └─Alt&#13;&#10; │   └─Con&#13;&#10; │     ├─Atom&#13;&#10; │     │ └─Terminal&#13;&#10; │     │   └─'\\'&#13;&#10; │     └─Atom&#13;&#10; │       └─CClass&#13;&#10; │         └─PCList&#13;&#10; │           ├─CCItem&#13;&#10; │           │ └─([-\r\n\t\[\-\]\\]):'r'&#13;&#10; │           ├─CCItem&#13;&#10; │           │ └─([-\r\n\t\[\-\]\\]):'n'&#13;&#10; │           ├─CCItem&#13;&#10; │           │ └─([-\r\n\t\[\-\]\\]):'t'&#13;&#10; │           ├─CCItem&#13;&#10; │           │ └─escC&#13;&#10; │           │   └─([\\&quot;\[\-\]]):'\\'&#13;&#10; │           └─CCItem&#13;&#10; │             └─([-\r\n\t\[\-\]\\]):'\&quot;'&#13;&#10; ├─Rule&#13;&#10; │ ├─RuleName&#13;&#10; │ │ └─Ident&#13;&#10; │ │   └─'_escC'&#13;&#10; │ └─Alt&#13;&#10; │   └─Con&#13;&#10; │     ├─Atom&#13;&#10; │     │ └─Terminal&#13;&#10; │     │   └─'\\'&#13;&#10; │     └─Atom&#13;&#10; │       └─CClass&#13;&#10; │         └─PCList&#13;&#10; │           ├─CCItem&#13;&#10; │           │ └─([-\r\n\t\[\-\]\\]):'r'&#13;&#10; │           ├─CCItem&#13;&#10; │           │ └─([-\r\n\t\[\-\]\\]):'n'&#13;&#10; │           ├─CCItem&#13;&#10; │           │ └─([-\r\n\t\[\-\]\\]):'t'&#13;&#10; │           ├─CCItem&#13;&#10; │           │ └─escC&#13;&#10; │           │   └─([\\&quot;\[\-\]]):'['&#13;&#10; │           ├─CCItem&#13;&#10; │           │ └─escC&#13;&#10; │           │   └─([\\&quot;\[\-\]]):'-'&#13;&#10; │           ├─CCItem&#13;&#10; │           │ └─escC&#13;&#10; │           │   └─([\\&quot;\[\-\]]):']'&#13;&#10; │           └─CCItem&#13;&#10; │             └─escC&#13;&#10; │               └─([\\&quot;\[\-\]]):'\\'&#13;&#10; ├─Rule&#13;&#10; │ ├─RuleName&#13;&#10; │ │ └─Ident&#13;&#10; │ │   └─'_Grammar'&#13;&#10; │ └─Alt&#13;&#10; │   └─Con&#13;&#10; │     ├─Atom&#13;&#10; │     │ └─Nonterminal&#13;&#10; │     │   └─Ident&#13;&#10; │     │     └─'_Rule'&#13;&#10; │     └─Atom&#13;&#10; │       └─Alt&#13;&#10; │         └─Con&#13;&#10; │           ├─Atom&#13;&#10; │           │ └─Nonterminal&#13;&#10; │           │   └─Ident&#13;&#10; │           │     └─'_lb'&#13;&#10; │           └─Atom&#13;&#10; │             └─Nonterminal&#13;&#10; │               └─Ident&#13;&#10; │                 └─'_Rule'&#13;&#10; ├─Rule&#13;&#10; │ ├─RuleName&#13;&#10; │ │ └─Ident&#13;&#10; │ │   └─'_Rule'&#13;&#10; │ └─Alt&#13;&#10; │   └─Con&#13;&#10; │     ├─Atom&#13;&#10; │     │ └─Nonterminal&#13;&#10; │     │   └─Ident&#13;&#10; │     │     └─'_RuleName'&#13;&#10; │     ├─Atom&#13;&#10; │     │ └─Terminal&#13;&#10; │     │   └─'::='&#13;&#10; │     └─Atom&#13;&#10; │       └─Nonterminal&#13;&#10; │         └─Ident&#13;&#10; │           └─'_Alt'&#13;&#10; ├─Rule&#13;&#10; │ ├─RuleName&#13;&#10; │ │ └─Ident&#13;&#10; │ │   └─'_Con'&#13;&#10; │ └─Alt&#13;&#10; │   └─Con&#13;&#10; │     └─Atom&#13;&#10; │       └─Alt&#13;&#10; │         └─Con&#13;&#10; │           ├─Atom&#13;&#10; │           │ └─Nonterminal&#13;&#10; │           │   └─Ident&#13;&#10; │           │     └─'_ws'&#13;&#10; │           ├─Atom&#13;&#10; │           │ └─Nonterminal&#13;&#10; │           │   └─Ident&#13;&#10; │           │     └─'_Atom'&#13;&#10; │           └─Atom&#13;&#10; │             └─Nonterminal&#13;&#10; │               └─Ident&#13;&#10; │                 └─'_ws'&#13;&#10; ├─Rule&#13;&#10; │ ├─RuleName&#13;&#10; │ │ └─Ident&#13;&#10; │ │   └─'_Atom'&#13;&#10; │ └─Alt&#13;&#10; │   ├─Con&#13;&#10; │   │ ├─Atom&#13;&#10; │   │ │ └─Terminal&#13;&#10; │   │ │   └─'('&#13;&#10; │   │ ├─Atom&#13;&#10; │   │ │ └─Nonterminal&#13;&#10; │   │ │   └─Ident&#13;&#10; │   │ │     └─'_Alt'&#13;&#10; │   │ └─Atom&#13;&#10; │   │   └─Terminal&#13;&#10; │   │     └─')'&#13;&#10; │   ├─Con&#13;&#10; │   │ └─Atom&#13;&#10; │   │   └─Nonterminal&#13;&#10; │   │     └─Ident&#13;&#10; │   │       └─'_Nonterminal'&#13;&#10; │   ├─Con&#13;&#10; │   │ └─Atom&#13;&#10; │   │   └─Nonterminal&#13;&#10; │   │     └─Ident&#13;&#10; │   │       └─'_Terminal'&#13;&#10; │   └─Con&#13;&#10; │     └─Atom&#13;&#10; │       └─Nonterminal&#13;&#10; │         └─Ident&#13;&#10; │           └─'_CClass'&#13;&#10; ├─Rule&#13;&#10; │ ├─RuleName&#13;&#10; │ │ └─Ident&#13;&#10; │ │   └─'_Nonterminal'&#13;&#10; │ └─Alt&#13;&#10; │   └─Con&#13;&#10; │     └─Atom&#13;&#10; │       └─Nonterminal&#13;&#10; │         └─Ident&#13;&#10; │           └─'_Ident'&#13;&#10; ├─Rule&#13;&#10; │ ├─RuleName&#13;&#10; │ │ └─Ident&#13;&#10; │ │   └─'_Terminal'&#13;&#10; │ └─Alt&#13;&#10; │   └─Con&#13;&#10; │     ├─Atom&#13;&#10; │     │ └─Terminal&#13;&#10; │     │   └─'\&quot;'&#13;&#10; │     ├─Atom&#13;&#10; │     │ └─Alt&#13;&#10; │     │   └─Con&#13;&#10; │     │     └─Atom&#13;&#10; │     │       └─Nonterminal&#13;&#10; │     │         └─Ident&#13;&#10; │     │           └─'escQ'&#13;&#10; │     └─Atom&#13;&#10; │       └─Terminal&#13;&#10; │         └─'\&quot;'&#13;&#10; ├─Rule&#13;&#10; │ ├─RuleName&#13;&#10; │ │ └─Ident&#13;&#10; │ │   └─'_CClass'&#13;&#10; │ └─Alt&#13;&#10; │   ├─Con&#13;&#10; │   │ └─Atom&#13;&#10; │   │   └─Terminal&#13;&#10; │   │     └─'.'&#13;&#10; │   └─Con&#13;&#10; │     └─Atom&#13;&#10; │       └─Alt&#13;&#10; │         └─Con&#13;&#10; │           ├─Atom&#13;&#10; │           │ └─Terminal&#13;&#10; │           │   └─'['&#13;&#10; │           ├─Atom&#13;&#10; │           │ └─Alt&#13;&#10; │           │   ├─Con&#13;&#10; │           │   │ └─Atom&#13;&#10; │           │   │   └─Nonterminal&#13;&#10; │           │   │     └─Ident&#13;&#10; │           │   │       └─'_NCList'&#13;&#10; │           │   └─Con&#13;&#10; │           │     └─Atom&#13;&#10; │           │       └─Nonterminal&#13;&#10; │           │         └─Ident&#13;&#10; │           │           └─'_PCList'&#13;&#10; │           └─Atom&#13;&#10; │             └─Terminal&#13;&#10; │               └─']'&#13;&#10; ├─Rule&#13;&#10; │ ├─RuleName&#13;&#10; │ │ └─Ident&#13;&#10; │ │   └─'_NCList'&#13;&#10; │ └─Alt&#13;&#10; │   └─Con&#13;&#10; │     ├─Atom&#13;&#10; │     │ └─Terminal&#13;&#10; │     │   └─'-'&#13;&#10; │     └─Atom&#13;&#10; │       └─Nonterminal&#13;&#10; │         └─Ident&#13;&#10; │           └─'PCList'&#13;&#10; ├─Rule&#13;&#10; │ ├─RuleName&#13;&#10; │ │ └─Ident&#13;&#10; │ │   └─'_PCList'&#13;&#10; │ └─Alt&#13;&#10; │   └─Con&#13;&#10; │     └─Atom&#13;&#10; │       └─Alt&#13;&#10; │         ├─Con&#13;&#10; │         │ └─Atom&#13;&#10; │         │   └─Nonterminal&#13;&#10; │         │     └─Ident&#13;&#10; │         │       └─'_CCRange'&#13;&#10; │         └─Con&#13;&#10; │           └─Atom&#13;&#10; │             └─Nonterminal&#13;&#10; │               └─Ident&#13;&#10; │                 └─'_CCItem'&#13;&#10; ├─Rule&#13;&#10; │ ├─RuleName&#13;&#10; │ │ └─Ident&#13;&#10; │ │   └─'_CCItem'&#13;&#10; │ └─Alt&#13;&#10; │   ├─Con&#13;&#10; │   │ └─Atom&#13;&#10; │   │   └─Nonterminal&#13;&#10; │   │     └─Ident&#13;&#10; │   │       └─'escC'&#13;&#10; │   └─Con&#13;&#10; │     └─Atom&#13;&#10; │       └─CClass&#13;&#10; │         └─NCList&#13;&#10; │           └─PCList&#13;&#10; │             ├─CCItem&#13;&#10; │             │ └─escC&#13;&#10; │             │   └─(◄─):'\r'&#13;&#10; │             ├─CCItem&#13;&#10; │             │ └─escC&#13;&#10; │             │   └─(◄─):'\n'&#13;&#10; │             ├─CCItem&#13;&#10; │             │ └─escC&#13;&#10; │             │   └─(◄─):'\t'&#13;&#10; │             ├─CCItem&#13;&#10; │             │ └─escC&#13;&#10; │             │   └─([\\&quot;\[\-\]]):'['&#13;&#10; │             ├─CCItem&#13;&#10; │             │ └─escC&#13;&#10; │             │   └─([\\&quot;\[\-\]]):'-'&#13;&#10; │             ├─CCItem&#13;&#10; │             │ └─escC&#13;&#10; │             │   └─([\\&quot;\[\-\]]):']'&#13;&#10; │             └─CCItem&#13;&#10; │               └─escC&#13;&#10; │                 └─([\\&quot;\[\-\]]):'\\'&#13;&#10; └─Rule&#13;&#10;   ├─RuleName&#13;&#10;   │ └─Ident&#13;&#10;   │   └─'_CCRange'&#13;&#10;   └─Alt&#13;&#10;     └─Con&#13;&#10;       ├─Atom&#13;&#10;       │ └─Nonterminal&#13;&#10;       │   └─Ident&#13;&#10;       │     └─'_CCItem'&#13;&#10;       ├─Atom&#13;&#10;       │ └─Terminal&#13;&#10;       │   └─'-'&#13;&#10;       └─Atom&#13;&#10;         └─Nonterminal&#13;&#10;           └─Ident&#13;&#10;             └─'_CCItem'" table:number-columns-spanned="1" table:number-rows-spanned="101">
            <text:p>─Grammar</text:p>
            <text:p><text:s/>├─Rule</text:p>
            <text:p><text:s/>│ ├─RuleName</text:p>
            <text:p><text:s/>│ │ └─Ident</text:p>
            <text:p><text:s/>│ │ <text:s text:c="2"/>└─'_S'</text:p>
            <text:p><text:s/>│ └─Alt</text:p>
            <text:p><text:s/>│ <text:s text:c="2"/>└─Con</text:p>
            <text:p><text:s/>│ <text:s text:c="4"/>└─Atom</text:p>
            <text:p><text:s/>│ <text:s text:c="6"/>└─Nonterminal</text:p>
            <text:p><text:s/>│ <text:s text:c="8"/>└─Ident</text:p>
            <text:p><text:s/>│ <text:s text:c="10"/>└─'_Grammar'</text:p>
            <text:p><text:s/>├─Rule</text:p>
            <text:p><text:s/>│ ├─RuleName</text:p>
            <text:p><text:s/>│ │ └─Ident</text:p>
            <text:p><text:s/>│ │ <text:s text:c="2"/>└─'_ws'</text:p>
            <text:p><text:s/>│ └─Alt</text:p>
            <text:p><text:s/>│ <text:s text:c="2"/>└─Con</text:p>
            <text:p><text:s/>│ <text:s text:c="4"/>└─Atom</text:p>
            <text:p><text:s/>│ <text:s text:c="6"/>└─CClass</text:p>
            <text:p><text:s/>│ <text:s text:c="8"/>└─PCList</text:p>
            <text:p><text:s/>│ <text:s text:c="10"/>├─CCItem</text:p>
            <text:p><text:s/>│ <text:s text:c="10"/>│ └─([-\r\n\t\[\-\]\\]):' '</text:p>
            <text:p><text:s/>│ <text:s text:c="10"/>└─CCItem</text:p>
            <text:p><text:s/>│ <text:s text:c="12"/>└─escC</text:p>
            <text:p><text:s/>│ <text:s text:c="14"/>└─(◄─):'\t'</text:p>
            <text:p><text:s/>├─Rule</text:p>
            <text:p><text:s/>│ ├─RuleName</text:p>
            <text:p><text:s/>│ │ └─Ident</text:p>
            <text:p><text:s/>│ │ <text:s text:c="2"/>└─'_lb'</text:p>
            <text:p><text:s/>│ └─Alt</text:p>
            <text:p><text:s/>│ <text:s text:c="2"/>├─Con</text:p>
            <text:p><text:s/>│ <text:s text:c="2"/>│ └─Atom</text:p>
            <text:p><text:s/>│ <text:s text:c="2"/>│ <text:s text:c="2"/>└─Terminal</text:p>
            <text:p><text:s/>│ <text:s text:c="2"/>│ <text:s text:c="4"/>└─'\r\n'</text:p>
            <text:p><text:s/>│ <text:s text:c="2"/>├─Con</text:p>
            <text:p><text:s/>│ <text:s text:c="2"/>│ └─Atom</text:p>
            <text:p><text:s/>│ <text:s text:c="2"/>│ <text:s text:c="2"/>└─Terminal</text:p>
            <text:p><text:s/>│ <text:s text:c="2"/>│ <text:s text:c="4"/>└─'\r'</text:p>
            <text:p><text:s/>│ <text:s text:c="2"/>├─Con</text:p>
            <text:p><text:s/>│ <text:s text:c="2"/>│ └─Atom</text:p>
            <text:p><text:s/>│ <text:s text:c="2"/>│ <text:s text:c="2"/>└─Terminal</text:p>
            <text:p><text:s/>│ <text:s text:c="2"/>│ <text:s text:c="4"/>└─'\n\r'</text:p>
            <text:p><text:s/>│ <text:s text:c="2"/>└─Con</text:p>
            <text:p><text:s/>│ <text:s text:c="4"/>└─Atom</text:p>
            <text:p><text:s/>│ <text:s text:c="6"/>└─Terminal</text:p>
            <text:p><text:s/>│ <text:s text:c="8"/>└─'\n'</text:p>
            <text:p><text:s/>├─Rule</text:p>
            <text:p><text:s/>│ ├─RuleName</text:p>
            <text:p><text:s/>│ │ └─Ident</text:p>
            <text:p><text:s/>│ │ <text:s text:c="2"/>└─'_multOp'</text:p>
            <text:p><text:s/>│ └─Alt</text:p>
            <text:p><text:s/>│ <text:s text:c="2"/>└─Con</text:p>
            <text:p><text:s/>│ <text:s text:c="4"/>└─Atom</text:p>
            <text:p><text:s/>│ <text:s text:c="6"/>└─CClass</text:p>
            <text:p><text:s/>│ <text:s text:c="8"/>└─PCList</text:p>
            <text:p><text:s/>│ <text:s text:c="10"/>├─CCItem</text:p>
            <text:p><text:s/>│ <text:s text:c="10"/>│ └─([-\r\n\t\[\-\]\\]):'?'</text:p>
            <text:p><text:s/>│ <text:s text:c="10"/>├─CCItem</text:p>
            <text:p><text:s/>│ <text:s text:c="10"/>│ └─([-\r\n\t\[\-\]\\]):'+'</text:p>
            <text:p><text:s/>│ <text:s text:c="10"/>└─CCItem</text:p>
            <text:p><text:s/>│ <text:s text:c="12"/>└─([-\r\n\t\[\-\]\\]):'*'</text:p>
            <text:p><text:s/>├─Rule</text:p>
            <text:p><text:s/>│ ├─RuleName</text:p>
            <text:p><text:s/>│ │ └─Ident</text:p>
            <text:p><text:s/>│ │ <text:s text:c="2"/>└─'_Ident'</text:p>
            <text:p><text:s/>│ └─Alt</text:p>
            <text:p><text:s/>│ <text:s text:c="2"/>└─Con</text:p>
            <text:p><text:s/>│ <text:s text:c="4"/>├─Atom</text:p>
            <text:p><text:s/>│ <text:s text:c="4"/>│ └─CClass</text:p>
            <text:p><text:s/>│ <text:s text:c="4"/>│ <text:s text:c="2"/>└─PCList</text:p>
            <text:p><text:s/>│ <text:s text:c="4"/>│ <text:s text:c="4"/>├─CCItem</text:p>
            <text:p><text:s/>│ <text:s text:c="4"/>│ <text:s text:c="4"/>│ └─([-\r\n\t\[\-\]\\]):'_'</text:p>
            <text:p><text:s/>│ <text:s text:c="4"/>│ <text:s text:c="4"/>├─CCRange</text:p>
            <text:p><text:s/>│ <text:s text:c="4"/>│ <text:s text:c="4"/>│ ├─CCItem</text:p>
            <text:p><text:s/>│ <text:s text:c="4"/>│ <text:s text:c="4"/>│ │ └─([-\r\n\t\[\-\]\\]):'A'</text:p>
            <text:p><text:s/>│ <text:s text:c="4"/>│ <text:s text:c="4"/>│ └─CCItem</text:p>
            <text:p><text:s/>│ <text:s text:c="4"/>│ <text:s text:c="4"/>│ <text:s text:c="2"/>└─([-\r\n\t\[\-\]\\]):'Z'</text:p>
            <text:p><text:s/>│ <text:s text:c="4"/>│ <text:s text:c="4"/>└─CCRange</text:p>
            <text:p><text:s/>│ <text:s text:c="4"/>│ <text:s text:c="6"/>├─CCItem</text:p>
            <text:p><text:s/>│ <text:s text:c="4"/>│ <text:s text:c="6"/>│ └─([-\r\n\t\[\-\]\\]):'a'</text:p>
            <text:p><text:s/>│ <text:s text:c="4"/>│ <text:s text:c="6"/>└─CCItem</text:p>
            <text:p><text:s/>│ <text:s text:c="4"/>│ <text:s text:c="8"/>└─([-\r\n\t\[\-\]\\]):'z'</text:p>
            <text:p><text:s/>│ <text:s text:c="4"/>└─Atom</text:p>
            <text:p><text:s/>│ <text:s text:c="6"/>└─CClass</text:p>
            <text:p><text:s/>│ <text:s text:c="8"/>└─PCList</text:p>
            <text:p><text:s/>│ <text:s text:c="10"/>├─CCItem</text:p>
            <text:p><text:s/>│ <text:s text:c="10"/>│ └─escC</text:p>
            <text:p><text:s/>│ <text:s text:c="10"/>│ <text:s text:c="2"/>└─([\\"\[\-\]]):'-'</text:p>
            <text:p><text:s/>│ <text:s text:c="10"/>├─CCRange</text:p>
            <text:p><text:s/>│ <text:s text:c="10"/>│ ├─CCItem</text:p>
            <text:p><text:s/>│ <text:s text:c="10"/>│ │ └─([-\r\n\t\[\-\]\\]):'0'</text:p>
            <text:p><text:s/>│ <text:s text:c="10"/>│ └─CCItem</text:p>
            <text:p><text:s/>│ <text:s text:c="10"/>│ <text:s text:c="2"/>└─([-\r\n\t\[\-\]\\]):'9'</text:p>
            <text:p><text:s/>│ <text:s text:c="10"/>├─CCItem</text:p>
            <text:p><text:s/>│ <text:s text:c="10"/>│ └─([-\r\n\t\[\-\]\\]):'_'</text:p>
            <text:p><text:s/>│ <text:s text:c="10"/>├─CCRange</text:p>
            <text:p><text:s/>│ <text:s text:c="10"/>│ ├─CCItem</text:p>
            <text:p><text:s/>│ <text:s text:c="10"/>│ │ └─([-\r\n\t\[\-\]\\]):'A'</text:p>
            <text:p><text:s/>│ <text:s text:c="10"/>│ └─CCItem</text:p>
            <text:p><text:s/>│ <text:s text:c="10"/>│ <text:s text:c="2"/>└─([-\r\n\t\[\-\]\\]):'Z'</text:p>
            <text:p><text:s/>│ <text:s text:c="10"/>└─CCRange</text:p>
            <text:p><text:s/>│ <text:s text:c="12"/>├─CCItem</text:p>
            <text:p><text:s/>│ <text:s text:c="12"/>│ └─([-\r\n\t\[\-\]\\]):'a'</text:p>
            <text:p><text:s/>│ <text:s text:c="12"/>└─CCItem</text:p>
            <text:p><text:s/>│ <text:s text:c="14"/>└─([-\r\n\t\[\-\]\\]):'z'</text:p>
            <text:p><text:s/>├─Rule</text:p>
            <text:p><text:s/>│ ├─RuleName</text:p>
            <text:p><text:s/>│ │ └─Ident</text:p>
            <text:p><text:s/>│ │ <text:s text:c="2"/>└─'_escQ'</text:p>
            <text:p><text:s/>│ └─Alt</text:p>
            <text:p><text:s/>│ <text:s text:c="2"/>└─Con</text:p>
            <text:p><text:s/>│ <text:s text:c="4"/>├─Atom</text:p>
            <text:p><text:s/>│ <text:s text:c="4"/>│ └─Terminal</text:p>
            <text:p><text:s/>│ <text:s text:c="4"/>│ <text:s text:c="2"/>└─'\\'</text:p>
            <text:p><text:s/>│ <text:s text:c="4"/>└─Atom</text:p>
            <text:p><text:s/>│ <text:s text:c="6"/>└─CClass</text:p>
            <text:p><text:s/>│ <text:s text:c="8"/>└─PCList</text:p>
            <text:p><text:s/>│ <text:s text:c="10"/>├─CCItem</text:p>
            <text:p><text:s/>│ <text:s text:c="10"/>│ └─([-\r\n\t\[\-\]\\]):'r'</text:p>
            <text:p><text:s/>│ <text:s text:c="10"/>├─CCItem</text:p>
            <text:p><text:s/>│ <text:s text:c="10"/>│ └─([-\r\n\t\[\-\]\\]):'n'</text:p>
            <text:p><text:s/>│ <text:s text:c="10"/>├─CCItem</text:p>
            <text:p><text:s/>│ <text:s text:c="10"/>│ └─([-\r\n\t\[\-\]\\]):'t'</text:p>
            <text:p><text:s/>│ <text:s text:c="10"/>├─CCItem</text:p>
            <text:p><text:s/>│ <text:s text:c="10"/>│ └─escC</text:p>
            <text:p><text:s/>│ <text:s text:c="10"/>│ <text:s text:c="2"/>└─([\\"\[\-\]]):'\\'</text:p>
            <text:p><text:s/>│ <text:s text:c="10"/>└─CCItem</text:p>
            <text:p><text:s/>│ <text:s text:c="12"/>└─([-\r\n\t\[\-\]\\]):'\"'</text:p>
            <text:p><text:s/>├─Rule</text:p>
            <text:p><text:s/>│ ├─RuleName</text:p>
            <text:p><text:s/>│ │ └─Ident</text:p>
            <text:p><text:s/>│ │ <text:s text:c="2"/>└─'_escC'</text:p>
            <text:p><text:s/>│ └─Alt</text:p>
            <text:p><text:s/>│ <text:s text:c="2"/>└─Con</text:p>
            <text:p><text:s/>│ <text:s text:c="4"/>├─Atom</text:p>
            <text:p><text:s/>│ <text:s text:c="4"/>│ └─Terminal</text:p>
            <text:p><text:s/>│ <text:s text:c="4"/>│ <text:s text:c="2"/>└─'\\'</text:p>
            <text:p><text:s/>│ <text:s text:c="4"/>└─Atom</text:p>
            <text:p><text:s/>│ <text:s text:c="6"/>└─CClass</text:p>
            <text:p><text:s/>│ <text:s text:c="8"/>└─PCList</text:p>
            <text:p><text:s/>│ <text:s text:c="10"/>├─CCItem</text:p>
            <text:p><text:s/>│ <text:s text:c="10"/>│ └─([-\r\n\t\[\-\]\\]):'r'</text:p>
            <text:p><text:s/>│ <text:s text:c="10"/>├─CCItem</text:p>
            <text:p><text:s/>│ <text:s text:c="10"/>│ └─([-\r\n\t\[\-\]\\]):'n'</text:p>
            <text:p><text:s/>│ <text:s text:c="10"/>├─CCItem</text:p>
            <text:p><text:s/>│ <text:s text:c="10"/>│ └─([-\r\n\t\[\-\]\\]):'t'</text:p>
            <text:p><text:s/>│ <text:s text:c="10"/>├─CCItem</text:p>
            <text:p><text:s/>│ <text:s text:c="10"/>│ └─escC</text:p>
            <text:p><text:s/>│ <text:s text:c="10"/>│ <text:s text:c="2"/>└─([\\"\[\-\]]):'['</text:p>
            <text:p><text:s/>│ <text:s text:c="10"/>├─CCItem</text:p>
            <text:p><text:s/>│ <text:s text:c="10"/>│ └─escC</text:p>
            <text:p><text:s/>│ <text:s text:c="10"/>│ <text:s text:c="2"/>└─([\\"\[\-\]]):'-'</text:p>
            <text:p><text:s/>│ <text:s text:c="10"/>├─CCItem</text:p>
            <text:p><text:s/>│ <text:s text:c="10"/>│ └─escC</text:p>
            <text:p><text:s/>│ <text:s text:c="10"/>│ <text:s text:c="2"/>└─([\\"\[\-\]]):']'</text:p>
            <text:p><text:s/>│ <text:s text:c="10"/>└─CCItem</text:p>
            <text:p><text:s/>│ <text:s text:c="12"/>└─escC</text:p>
            <text:p><text:s/>│ <text:s text:c="14"/>└─([\\"\[\-\]]):'\\'</text:p>
            <text:p><text:s/>├─Rule</text:p>
            <text:p><text:s/>│ ├─RuleName</text:p>
            <text:p><text:s/>│ │ └─Ident</text:p>
            <text:p><text:s/>│ │ <text:s text:c="2"/>└─'_Grammar'</text:p>
            <text:p><text:s/>│ └─Alt</text:p>
            <text:p><text:s/>│ <text:s text:c="2"/>└─Con</text:p>
            <text:p><text:s/>│ <text:s text:c="4"/>├─Atom</text:p>
            <text:p><text:s/>│ <text:s text:c="4"/>│ └─Nonterminal</text:p>
            <text:p><text:s/>│ <text:s text:c="4"/>│ <text:s text:c="2"/>└─Ident</text:p>
            <text:p><text:s/>│ <text:s text:c="4"/>│ <text:s text:c="4"/>└─'_Rule'</text:p>
            <text:p><text:s/>│ <text:s text:c="4"/>└─Atom</text:p>
            <text:p><text:s/>│ <text:s text:c="6"/>└─Alt</text:p>
            <text:p><text:s/>│ <text:s text:c="8"/>└─Con</text:p>
            <text:p><text:s/>│ <text:s text:c="10"/>├─Atom</text:p>
            <text:p><text:s/>│ <text:s text:c="10"/>│ └─Nonterminal</text:p>
            <text:p><text:s/>│ <text:s text:c="10"/>│ <text:s text:c="2"/>└─Ident</text:p>
            <text:p><text:s/>│ <text:s text:c="10"/>│ <text:s text:c="4"/>└─'_lb'</text:p>
            <text:p><text:s/>│ <text:s text:c="10"/>└─Atom</text:p>
            <text:p><text:s/>│ <text:s text:c="12"/>└─Nonterminal</text:p>
            <text:p><text:s/>│ <text:s text:c="14"/>└─Ident</text:p>
            <text:p><text:s/>│ <text:s text:c="16"/>└─'_Rule'</text:p>
            <text:p><text:s/>├─Rule</text:p>
            <text:p><text:s/>│ ├─RuleName</text:p>
            <text:p><text:s/>│ │ └─Ident</text:p>
            <text:p><text:s/>│ │ <text:s text:c="2"/>└─'_Rule'</text:p>
            <text:p><text:s/>│ └─Alt</text:p>
            <text:p><text:s/>│ <text:s text:c="2"/>└─Con</text:p>
            <text:p><text:s/>│ <text:s text:c="4"/>├─Atom</text:p>
            <text:p><text:s/>│ <text:s text:c="4"/>│ └─Nonterminal</text:p>
            <text:p><text:s/>│ <text:s text:c="4"/>│ <text:s text:c="2"/>└─Ident</text:p>
            <text:p><text:s/>│ <text:s text:c="4"/>│ <text:s text:c="4"/>└─'_RuleName'</text:p>
            <text:p><text:s/>│ <text:s text:c="4"/>├─Atom</text:p>
            <text:p><text:s/>│ <text:s text:c="4"/>│ └─Terminal</text:p>
            <text:p><text:s/>│ <text:s text:c="4"/>│ <text:s text:c="2"/>└─'::='</text:p>
            <text:p><text:s/>│ <text:s text:c="4"/>└─Atom</text:p>
            <text:p><text:s/>│ <text:s text:c="6"/>└─Nonterminal</text:p>
            <text:p><text:s/>│ <text:s text:c="8"/>└─Ident</text:p>
            <text:p><text:s/>│ <text:s text:c="10"/>└─'_Alt'</text:p>
            <text:p><text:s/>├─Rule</text:p>
            <text:p><text:s/>│ ├─RuleName</text:p>
            <text:p><text:s/>│ │ └─Ident</text:p>
            <text:p><text:s/>│ │ <text:s text:c="2"/>└─'_Con'</text:p>
            <text:p><text:s/>│ └─Alt</text:p>
            <text:p><text:s/>│ <text:s text:c="2"/>└─Con</text:p>
            <text:p><text:s/>│ <text:s text:c="4"/>└─Atom</text:p>
            <text:p><text:s/>│ <text:s text:c="6"/>└─Alt</text:p>
            <text:p><text:s/>│ <text:s text:c="8"/>└─Con</text:p>
            <text:p><text:s/>│ <text:s text:c="10"/>├─Atom</text:p>
            <text:p><text:s/>│ <text:s text:c="10"/>│ └─Nonterminal</text:p>
            <text:p><text:s/>│ <text:s text:c="10"/>│ <text:s text:c="2"/>└─Ident</text:p>
            <text:p><text:s/>│ <text:s text:c="10"/>│ <text:s text:c="4"/>└─'_ws'</text:p>
            <text:p><text:s/>│ <text:s text:c="10"/>├─Atom</text:p>
            <text:p><text:s/>│ <text:s text:c="10"/>│ └─Nonterminal</text:p>
            <text:p><text:s/>│ <text:s text:c="10"/>│ <text:s text:c="2"/>└─Ident</text:p>
            <text:p><text:s/>│ <text:s text:c="10"/>│ <text:s text:c="4"/>└─'_Atom'</text:p>
            <text:p><text:s/>│ <text:s text:c="10"/>└─Atom</text:p>
            <text:p><text:s/>│ <text:s text:c="12"/>└─Nonterminal</text:p>
            <text:p><text:s/>│ <text:s text:c="14"/>└─Ident</text:p>
            <text:p><text:s/>│ <text:s text:c="16"/>└─'_ws'</text:p>
            <text:p><text:s/>├─Rule</text:p>
            <text:p><text:s/>│ ├─RuleName</text:p>
            <text:p><text:s/>│ │ └─Ident</text:p>
            <text:p><text:s/>│ │ <text:s text:c="2"/>└─'_Atom'</text:p>
            <text:p><text:s/>│ └─Alt</text:p>
            <text:p><text:s/>│ <text:s text:c="2"/>├─Con</text:p>
            <text:p><text:s/>│ <text:s text:c="2"/>│ ├─Atom</text:p>
            <text:p><text:s/>│ <text:s text:c="2"/>│ │ └─Terminal</text:p>
            <text:p><text:s/>│ <text:s text:c="2"/>│ │ <text:s text:c="2"/>└─'('</text:p>
            <text:p><text:s/>│ <text:s text:c="2"/>│ ├─Atom</text:p>
            <text:p><text:s/>│ <text:s text:c="2"/>│ │ └─Nonterminal</text:p>
            <text:p><text:s/>│ <text:s text:c="2"/>│ │ <text:s text:c="2"/>└─Ident</text:p>
            <text:p><text:s/>│ <text:s text:c="2"/>│ │ <text:s text:c="4"/>└─'_Alt'</text:p>
            <text:p><text:s/>│ <text:s text:c="2"/>│ └─Atom</text:p>
            <text:p><text:s/>│ <text:s text:c="2"/>│ <text:s text:c="2"/>└─Terminal</text:p>
            <text:p><text:s/>│ <text:s text:c="2"/>│ <text:s text:c="4"/>└─')'</text:p>
            <text:p><text:s/>│ <text:s text:c="2"/>├─Con</text:p>
            <text:p><text:s/>│ <text:s text:c="2"/>│ └─Atom</text:p>
            <text:p><text:s/>│ <text:s text:c="2"/>│ <text:s text:c="2"/>└─Nonterminal</text:p>
            <text:p><text:s/>│ <text:s text:c="2"/>│ <text:s text:c="4"/>└─Ident</text:p>
            <text:p><text:s/>│ <text:s text:c="2"/>│ <text:s text:c="6"/>└─'_Nonterminal'</text:p>
            <text:p><text:s/>│ <text:s text:c="2"/>├─Con</text:p>
            <text:p><text:s/>│ <text:s text:c="2"/>│ └─Atom</text:p>
            <text:p><text:s/>│ <text:s text:c="2"/>│ <text:s text:c="2"/>└─Nonterminal</text:p>
            <text:p><text:s/>│ <text:s text:c="2"/>│ <text:s text:c="4"/>└─Ident</text:p>
            <text:p><text:s/>│ <text:s text:c="2"/>│ <text:s text:c="6"/>└─'_Terminal'</text:p>
            <text:p><text:s/>│ <text:s text:c="2"/>└─Con</text:p>
            <text:p><text:s/>│ <text:s text:c="4"/>└─Atom</text:p>
            <text:p><text:s/>│ <text:s text:c="6"/>└─Nonterminal</text:p>
            <text:p><text:s/>│ <text:s text:c="8"/>└─Ident</text:p>
            <text:p><text:s/>│ <text:s text:c="10"/>└─'_CClass'</text:p>
            <text:p><text:s/>├─Rule</text:p>
            <text:p><text:s/>│ ├─RuleName</text:p>
            <text:p><text:s/>│ │ └─Ident</text:p>
            <text:p><text:s/>│ │ <text:s text:c="2"/>└─'_Nonterminal'</text:p>
            <text:p><text:s/>│ └─Alt</text:p>
            <text:p><text:s/>│ <text:s text:c="2"/>└─Con</text:p>
            <text:p><text:s/>│ <text:s text:c="4"/>└─Atom</text:p>
            <text:p><text:s/>│ <text:s text:c="6"/>└─Nonterminal</text:p>
            <text:p><text:s/>│ <text:s text:c="8"/>└─Ident</text:p>
            <text:p><text:s/>│ <text:s text:c="10"/>└─'_Ident'</text:p>
            <text:p><text:s/>├─Rule</text:p>
            <text:p><text:s/>│ ├─RuleName</text:p>
            <text:p><text:s/>│ │ └─Ident</text:p>
            <text:p><text:s/>│ │ <text:s text:c="2"/>└─'_Terminal'</text:p>
            <text:p><text:s/>│ └─Alt</text:p>
            <text:p><text:s/>│ <text:s text:c="2"/>└─Con</text:p>
            <text:p><text:s/>│ <text:s text:c="4"/>├─Atom</text:p>
            <text:p><text:s/>│ <text:s text:c="4"/>│ └─Terminal</text:p>
            <text:p><text:s/>│ <text:s text:c="4"/>│ <text:s text:c="2"/>└─'\"'</text:p>
            <text:p><text:s/>│ <text:s text:c="4"/>├─Atom</text:p>
            <text:p><text:s/>│ <text:s text:c="4"/>│ └─Alt</text:p>
            <text:p><text:s/>│ <text:s text:c="4"/>│ <text:s text:c="2"/>└─Con</text:p>
            <text:p><text:s/>│ <text:s text:c="4"/>│ <text:s text:c="4"/>└─Atom</text:p>
            <text:p><text:s/>│ <text:s text:c="4"/>│ <text:s text:c="6"/>└─Nonterminal</text:p>
            <text:p><text:s/>│ <text:s text:c="4"/>│ <text:s text:c="8"/>└─Ident</text:p>
            <text:p><text:s/>│ <text:s text:c="4"/>│ <text:s text:c="10"/>└─'escQ'</text:p>
            <text:p><text:s/>│ <text:s text:c="4"/>└─Atom</text:p>
            <text:p><text:s/>│ <text:s text:c="6"/>└─Terminal</text:p>
            <text:p><text:s/>│ <text:s text:c="8"/>└─'\"'</text:p>
            <text:p><text:s/>├─Rule</text:p>
            <text:p><text:s/>│ ├─RuleName</text:p>
            <text:p><text:s/>│ │ └─Ident</text:p>
            <text:p><text:s/>│ │ <text:s text:c="2"/>└─'_CClass'</text:p>
            <text:p><text:s/>│ └─Alt</text:p>
            <text:p><text:s/>│ <text:s text:c="2"/>├─Con</text:p>
            <text:p><text:s/>│ <text:s text:c="2"/>│ └─Atom</text:p>
            <text:p><text:s/>│ <text:s text:c="2"/>│ <text:s text:c="2"/>└─Terminal</text:p>
            <text:p><text:s/>│ <text:s text:c="2"/>│ <text:s text:c="4"/>└─'.'</text:p>
            <text:p><text:s/>│ <text:s text:c="2"/>└─Con</text:p>
            <text:p><text:s/>│ <text:s text:c="4"/>└─Atom</text:p>
            <text:p><text:s/>│ <text:s text:c="6"/>└─Alt</text:p>
            <text:p><text:s/>│ <text:s text:c="8"/>└─Con</text:p>
            <text:p><text:s/>│ <text:s text:c="10"/>├─Atom</text:p>
            <text:p><text:s/>│ <text:s text:c="10"/>│ └─Terminal</text:p>
            <text:p><text:s/>│ <text:s text:c="10"/>│ <text:s text:c="2"/>└─'['</text:p>
            <text:p><text:s/>│ <text:s text:c="10"/>├─Atom</text:p>
            <text:p><text:s/>│ <text:s text:c="10"/>│ └─Alt</text:p>
            <text:p><text:s/>│ <text:s text:c="10"/>│ <text:s text:c="2"/>├─Con</text:p>
            <text:p><text:s/>│ <text:s text:c="10"/>│ <text:s text:c="2"/>│ └─Atom</text:p>
            <text:p><text:s/>│ <text:s text:c="10"/>│ <text:s text:c="2"/>│ <text:s text:c="2"/>└─Nonterminal</text:p>
            <text:p><text:s/>│ <text:s text:c="10"/>│ <text:s text:c="2"/>│ <text:s text:c="4"/>└─Ident</text:p>
            <text:p><text:s/>│ <text:s text:c="10"/>│ <text:s text:c="2"/>│ <text:s text:c="6"/>└─'_NCList'</text:p>
            <text:p><text:s/>│ <text:s text:c="10"/>│ <text:s text:c="2"/>└─Con</text:p>
            <text:p><text:s/>│ <text:s text:c="10"/>│ <text:s text:c="4"/>└─Atom</text:p>
            <text:p><text:s/>│ <text:s text:c="10"/>│ <text:s text:c="6"/>└─Nonterminal</text:p>
            <text:p><text:s/>│ <text:s text:c="10"/>│ <text:s text:c="8"/>└─Ident</text:p>
            <text:p><text:s/>│ <text:s text:c="10"/>│ <text:s text:c="10"/>└─'_PCList'</text:p>
            <text:p><text:s/>│ <text:s text:c="10"/>└─Atom</text:p>
            <text:p><text:s/>│ <text:s text:c="12"/>└─Terminal</text:p>
            <text:p><text:s/>│ <text:s text:c="14"/>└─']'</text:p>
            <text:p><text:s/>├─Rule</text:p>
            <text:p><text:s/>│ ├─RuleName</text:p>
            <text:p><text:s/>│ │ └─Ident</text:p>
            <text:p><text:s/>│ │ <text:s text:c="2"/>└─'_NCList'</text:p>
            <text:p><text:s/>│ └─Alt</text:p>
            <text:p><text:s/>│ <text:s text:c="2"/>└─Con</text:p>
            <text:p><text:s/>│ <text:s text:c="4"/>├─Atom</text:p>
            <text:p><text:s/>│ <text:s text:c="4"/>│ └─Terminal</text:p>
            <text:p><text:s/>│ <text:s text:c="4"/>│ <text:s text:c="2"/>└─'-'</text:p>
            <text:p><text:s/>│ <text:s text:c="4"/>└─Atom</text:p>
            <text:p><text:s/>│ <text:s text:c="6"/>└─Nonterminal</text:p>
            <text:p><text:s/>│ <text:s text:c="8"/>└─Ident</text:p>
            <text:p><text:s/>│ <text:s text:c="10"/>└─'PCList'</text:p>
            <text:p><text:s/>├─Rule</text:p>
            <text:p><text:s/>│ ├─RuleName</text:p>
            <text:p><text:s/>│ │ └─Ident</text:p>
            <text:p><text:s/>│ │ <text:s text:c="2"/>└─'_PCList'</text:p>
            <text:p><text:s/>│ └─Alt</text:p>
            <text:p><text:s/>│ <text:s text:c="2"/>└─Con</text:p>
            <text:p><text:s/>│ <text:s text:c="4"/>└─Atom</text:p>
            <text:p><text:s/>│ <text:s text:c="6"/>└─Alt</text:p>
            <text:p><text:s/>│ <text:s text:c="8"/>├─Con</text:p>
            <text:p><text:s/>│ <text:s text:c="8"/>│ └─Atom</text:p>
            <text:p><text:s/>│ <text:s text:c="8"/>│ <text:s text:c="2"/>└─Nonterminal</text:p>
            <text:p><text:s/>│ <text:s text:c="8"/>│ <text:s text:c="4"/>└─Ident</text:p>
            <text:p><text:s/>│ <text:s text:c="8"/>│ <text:s text:c="6"/>└─'_CCRange'</text:p>
            <text:p><text:s/>│ <text:s text:c="8"/>└─Con</text:p>
            <text:p><text:s/>│ <text:s text:c="10"/>└─Atom</text:p>
            <text:p><text:s/>│ <text:s text:c="12"/>└─Nonterminal</text:p>
            <text:p><text:s/>│ <text:s text:c="14"/>└─Ident</text:p>
            <text:p><text:s/>│ <text:s text:c="16"/>└─'_CCItem'</text:p>
            <text:p><text:s/>├─Rule</text:p>
            <text:p><text:s/>│ ├─RuleName</text:p>
            <text:p><text:s/>│ │ └─Ident</text:p>
            <text:p><text:s/>│ │ <text:s text:c="2"/>└─'_CCItem'</text:p>
            <text:p><text:s/>│ └─Alt</text:p>
            <text:p><text:s/>│ <text:s text:c="2"/>├─Con</text:p>
            <text:p><text:s/>│ <text:s text:c="2"/>│ └─Atom</text:p>
            <text:p><text:s/>│ <text:s text:c="2"/>│ <text:s text:c="2"/>└─Nonterminal</text:p>
            <text:p><text:s/>│ <text:s text:c="2"/>│ <text:s text:c="4"/>└─Ident</text:p>
            <text:p><text:s/>│ <text:s text:c="2"/>│ <text:s text:c="6"/>└─'escC'</text:p>
            <text:p><text:s/>│ <text:s text:c="2"/>└─Con</text:p>
            <text:p><text:s/>│ <text:s text:c="4"/>└─Atom</text:p>
            <text:p><text:s/>│ <text:s text:c="6"/>└─CClass</text:p>
            <text:p><text:s/>│ <text:s text:c="8"/>└─NCList</text:p>
            <text:p><text:s/>│ <text:s text:c="10"/>└─PCList</text:p>
            <text:p><text:s/>│ <text:s text:c="12"/>├─CCItem</text:p>
            <text:p><text:s/>│ <text:s text:c="12"/>│ └─escC</text:p>
            <text:p><text:s/>│ <text:s text:c="12"/>│ <text:s text:c="2"/>└─(◄─):'\r'</text:p>
            <text:p><text:s/>│ <text:s text:c="12"/>├─CCItem</text:p>
            <text:p><text:s/>│ <text:s text:c="12"/>│ └─escC</text:p>
            <text:p><text:s/>│ <text:s text:c="12"/>│ <text:s text:c="2"/>└─(◄─):'\n'</text:p>
            <text:p><text:s/>│ <text:s text:c="12"/>├─CCItem</text:p>
            <text:p><text:s/>│ <text:s text:c="12"/>│ └─escC</text:p>
            <text:p><text:s/>│ <text:s text:c="12"/>│ <text:s text:c="2"/>└─(◄─):'\t'</text:p>
            <text:p><text:s/>│ <text:s text:c="12"/>├─CCItem</text:p>
            <text:p><text:s/>│ <text:s text:c="12"/>│ └─escC</text:p>
            <text:p><text:s/>│ <text:s text:c="12"/>│ <text:s text:c="2"/>└─([\\"\[\-\]]):'['</text:p>
            <text:p><text:s/>│ <text:s text:c="12"/>├─CCItem</text:p>
            <text:p><text:s/>│ <text:s text:c="12"/>│ └─escC</text:p>
            <text:p><text:s/>│ <text:s text:c="12"/>│ <text:s text:c="2"/>└─([\\"\[\-\]]):'-'</text:p>
            <text:p><text:s/>│ <text:s text:c="12"/>├─CCItem</text:p>
            <text:p><text:s/>│ <text:s text:c="12"/>│ └─escC</text:p>
            <text:p><text:s/>│ <text:s text:c="12"/>│ <text:s text:c="2"/>└─([\\"\[\-\]]):']'</text:p>
            <text:p><text:s/>│ <text:s text:c="12"/>└─CCItem</text:p>
            <text:p><text:s/>│ <text:s text:c="14"/>└─escC</text:p>
            <text:p><text:s/>│ <text:s text:c="16"/>└─([\\"\[\-\]]):'\\'</text:p>
            <text:p><text:s/>└─Rule</text:p>
            <text:p><text:s text:c="3"/>├─RuleName</text:p>
            <text:p><text:s text:c="3"/>│ └─Ident</text:p>
            <text:p><text:s text:c="3"/>│ <text:s text:c="2"/>└─'_CCRange'</text:p>
            <text:p><text:s text:c="3"/>└─Alt</text:p>
            <text:p><text:s text:c="5"/>└─Con</text:p>
            <text:p><text:s text:c="7"/>├─Atom</text:p>
            <text:p><text:s text:c="7"/>│ └─Nonterminal</text:p>
            <text:p><text:s text:c="7"/>│ <text:s text:c="2"/>└─Ident</text:p>
            <text:p><text:s text:c="7"/>│ <text:s text:c="4"/>└─'_CCItem'</text:p>
            <text:p><text:s text:c="7"/>├─Atom</text:p>
            <text:p><text:s text:c="7"/>│ └─Terminal</text:p>
            <text:p><text:s text:c="7"/>│ <text:s text:c="2"/>└─'-'</text:p>
            <text:p><text:s text:c="7"/>└─Atom</text:p>
            <text:p><text:s text:c="9"/>└─Nonterminal</text:p>
            <text:p><text:s text:c="11"/>└─Ident</text:p>
            <text:p><text:s text:c="13"/>└─'_CCItem'</text:p>
          </table:table-cell>
          <table:table-cell table:style-name="ce178" table:formula="of:=[.E2]*[.F2]" office:value-type="float" office:value="1">
            <text:p>1</text:p>
          </table:table-cell>
          <table:table-cell table:style-name="ce185" office:value-type="string">
            <text:p>1</text:p>
          </table:table-cell>
          <table:table-cell table:style-name="ce190" table:formula="of:=DTOPT_HIDESKIPPED()" office:value-type="float" office:value="1">
            <text:p>1</text:p>
            <draw:control table:end-cell-address="PrsGrammar.F2" table:end-x="3.877cm" table:end-y="0.379cm" draw:z-index="3" draw:style-name="gr1" draw:text-style-name="P1" svg:width="3.812cm" svg:height="0.342cm" svg:x="0.065cm" svg:y="0.037cm" draw:control="control5"/>
          </table:table-cell>
          <table:table-cell table:number-columns-repeated="1018"/>
        </table:table-row>
        <table:table-row table:style-name="ro6">
          <table:table-cell/>
          <table:covered-table-cell table:style-name="ce170"/>
          <table:covered-table-cell table:style-name="ce175"/>
          <table:table-cell table:style-name="ce179" table:formula="of:=[.E3]*[.F3]" office:value-type="float" office:value="2">
            <text:p>2</text:p>
          </table:table-cell>
          <table:table-cell table:style-name="ce186" office:value-type="string">
            <text:p>1</text:p>
          </table:table-cell>
          <table:table-cell table:style-name="ce191" table:formula="of:=DTOPT_DOFOLDLCONCAT()" office:value-type="float" office:value="2">
            <text:p>2</text:p>
            <draw:control table:end-cell-address="PrsGrammar.F3" table:end-x="3.893cm" table:end-y="0.379cm" draw:z-index="2" draw:style-name="gr1" draw:text-style-name="P1" svg:width="3.828cm" svg:height="0.342cm" svg:x="0.065cm" svg:y="0.037cm" draw:control="control4"/>
          </table:table-cell>
          <table:table-cell table:number-columns-repeated="1018"/>
        </table:table-row>
        <table:table-row table:style-name="ro6">
          <table:table-cell/>
          <table:covered-table-cell table:style-name="ce170"/>
          <table:covered-table-cell table:style-name="ce175"/>
          <table:table-cell table:style-name="ce179" table:formula="of:=[.E4]*[.F4]" office:value-type="float" office:value="4">
            <text:p>4</text:p>
          </table:table-cell>
          <table:table-cell table:style-name="ce186" office:value-type="string">
            <text:p>1</text:p>
          </table:table-cell>
          <table:table-cell table:style-name="ce191" table:formula="of:=DTOPT_IMPLICITMULT()" office:value-type="float" office:value="4">
            <text:p>4</text:p>
            <draw:control table:end-cell-address="PrsGrammar.F4" table:end-x="3.844cm" table:end-y="0.379cm" draw:z-index="0" draw:style-name="gr1" draw:text-style-name="P1" svg:width="3.779cm" svg:height="0.342cm" svg:x="0.065cm" svg:y="0.037cm" draw:control="control2"/>
          </table:table-cell>
          <table:table-cell table:number-columns-repeated="1018"/>
        </table:table-row>
        <table:table-row table:style-name="ro6">
          <table:table-cell/>
          <table:covered-table-cell table:style-name="ce170"/>
          <table:covered-table-cell table:style-name="ce175"/>
          <table:table-cell table:style-name="ce179" table:formula="of:=[.E5]*[.F5]" office:value-type="float" office:value="0">
            <text:p>0</text:p>
          </table:table-cell>
          <table:table-cell table:style-name="ce186" office:value-type="string">
            <text:p>0</text:p>
          </table:table-cell>
          <table:table-cell table:style-name="ce191" table:formula="of:=DTOPT_PROMOTESINGLETERMINAL()" office:value-type="float" office:value="8">
            <text:p>8</text:p>
            <draw:control table:end-cell-address="PrsGrammar.F5" table:end-x="3.877cm" table:end-y="0.379cm" draw:z-index="1" draw:style-name="gr1" draw:text-style-name="P1" svg:width="3.812cm" svg:height="0.342cm" svg:x="0.065cm" svg:y="0.037cm" draw:control="control3"/>
          </table:table-cell>
          <table:table-cell table:number-columns-repeated="1018"/>
        </table:table-row>
        <table:table-row table:style-name="ro6">
          <table:table-cell/>
          <table:covered-table-cell table:style-name="ce170"/>
          <table:covered-table-cell table:style-name="ce175"/>
          <table:table-cell table:style-name="ce179" table:formula="of:=[.E6]*[.F6]" office:value-type="float" office:value="0">
            <text:p>0</text:p>
          </table:table-cell>
          <table:table-cell table:style-name="ce186" office:value-type="string">
            <text:p>0</text:p>
          </table:table-cell>
          <table:table-cell table:style-name="ce191" table:formula="of:=16" office:value-type="float" office:value="16">
            <text:p>16</text:p>
            <draw:control table:end-cell-address="PrsGrammar.F6" table:end-x="3.877cm" table:end-y="0.379cm" draw:z-index="4" draw:style-name="gr1" draw:text-style-name="P1" svg:width="3.812cm" svg:height="0.342cm" svg:x="0.065cm" svg:y="0.037cm" draw:control="control6"/>
          </table:table-cell>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table-cell table:style-name="ce171" office:value-type="string" table:number-columns-spanned="1" table:number-rows-spanned="75">
            <text:p><text:s text:c="10"/>_S ::= _Grammar</text:p>
            <text:p/>
            <text:p><text:s text:c="9"/>_ws ::= [ \t]</text:p>
            <text:p><text:s text:c="9"/>_lb ::= "\r\n"</text:p>
            <text:p><text:s text:c="15"/>| "\r"</text:p>
            <text:p><text:s text:c="15"/>| "\n\r"</text:p>
            <text:p><text:s text:c="15"/>| "\n"</text:p>
            <text:p><text:span text:style-name="T2"><text:s text:c="5"/></text:span><text:span text:style-name="T2">_multOp ::= [?+*]</text:span></text:p>
            <text:p><text:span text:style-name="T2"><text:s text:c="6"/></text:span><text:span text:style-name="T2">_Ident ::= [_A-Za-z][\-0-9_A-Za-z]</text:span></text:p>
            <text:p><text:s text:c="7"/>_escQ ::= "\\" [rnt\\"]</text:p>
            <text:p><text:s text:c="7"/>_escC ::= "\\" [rnt\[\-\]\\]</text:p>
            <text:p/>
            <text:p><text:s text:c="4"/>_Grammar ::= _Rule (_lb _Rule)</text:p>
            <text:p><text:s text:c="7"/>_Rule ::= _RuleName "::=" _Alt</text:p>
            <text:p><text:s text:c="8"/>_Con ::= (_ws _Atom _ws)</text:p>
            <text:p><text:s text:c="7"/>_Atom ::= "(" _Alt ")"</text:p>
            <text:p><text:s text:c="15"/>| _Nonterminal</text:p>
            <text:p><text:s text:c="15"/>| _Terminal</text:p>
            <text:p><text:s text:c="15"/>| _CClass</text:p>
            <text:p>_Nonterminal ::= _Ident</text:p>
            <text:p><text:s text:c="3"/>_Terminal ::= "\"" (escQ ) "\""</text:p>
            <text:p><text:span text:style-name="T2"><text:s text:c="5"/></text:span><text:span text:style-name="T2">_CClass ::= "."</text:span></text:p>
            <text:p><text:span text:style-name="T2"><text:s text:c="15"/></text:span><text:span text:style-name="T2">| ("[" (_NCList | _PCList) "]")</text:span></text:p>
            <text:p><text:span text:style-name="T2"><text:s text:c="5"/></text:span><text:span text:style-name="T2">_NCList ::= "-" PCList</text:span></text:p>
            <text:p><text:span text:style-name="T2"><text:s text:c="5"/></text:span><text:span text:style-name="T2">_PCList ::= (_CCRange | _CCItem)</text:span></text:p>
            <text:p><text:span text:style-name="T2"><text:s text:c="5"/></text:span><text:span text:style-name="T2">_CCItem ::= escC | [-\r\n\t\[\-\]\\]</text:span></text:p>
            <text:p><text:span text:style-name="T2"><text:s text:c="4"/></text:span><text:span text:style-name="T2">_CCRange ::= _CCItem "-" _CCItem</text:span></text:p>
            <text:p><text:span text:style-name="T2"/></text:p>
          </table:table-cell>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2"/>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2"/>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7"/>
          <table:table-cell table:style-name="ce182"/>
          <table:table-cell table:style-name="ce189"/>
          <table:table-cell table:style-name="ce193"/>
          <table:table-cell table:number-columns-repeated="1018"/>
        </table:table-row>
        <table:table-row table:style-name="ro14" table:number-rows-repeated="1048473">
          <table:table-cell table:number-columns-repeated="1024"/>
        </table:table-row>
        <table:table-row table:style-name="ro14">
          <table:table-cell table:number-columns-repeated="1024"/>
        </table:table-row>
        <table:named-expressions/>
      </table:table>
      <table:table table:name="PrsPattern" table:style-name="ta1" table:print="false">
        <office:forms form:automatic-focus="false" form:apply-design-mode="false">
          <form:form form:name="Formular" form:apply-filter="true" form:command-type="table" form:control-implementation="ooo:com.sun.star.form.component.Form" office:target-frame="" xlink:href="" xlink:type="simple">
            <form:checkbox form:name="implicitMult" form:control-implementation="ooo:com.sun.star.form.component.CheckBox" xml:id="control7" form:id="control7" form:label="implicitMult" form:tab-index="3" form:value="1" form:linked-cell="PrsGrammar.E4"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upSingleTerminalVal" form:control-implementation="ooo:com.sun.star.form.component.CheckBox" xml:id="control8" form:id="control8" form:label="upSingleTerminalVal" form:tab-index="4" form:value="1" form:linked-cell="PrsGrammar.E5"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doFoldlConcat" form:control-implementation="ooo:com.sun.star.form.component.CheckBox" xml:id="control9" form:id="control9" form:label="doFoldlConcat" form:tab-index="2" form:value="1" form:linked-cell="PrsGrammar.E3"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hideSkipped" form:control-implementation="ooo:com.sun.star.form.component.CheckBox" xml:id="control10" form:id="control10" form:label="hideSkipped" form:tab-index="1" form:value="1" form:linked-cell="PrsGrammar.E2"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AGAIN!" form:control-implementation="ooo:com.sun.star.form.component.CheckBox" xml:id="control11" form:id="control11" form:label="AGAIN!" form:tab-index="5" form:value="1" form:linked-cell="PrsGrammar.E6" form:image-position="center">
              <form:properties>
                <form:property form:property-name="ControlTypeinMSO" office:value-type="float" office:value="0"/>
                <form:property form:property-name="DefaultControl" office:value-type="string" office:string-value="com.sun.star.form.control.CheckBox"/>
                <form:property form:property-name="HelpText" office:value-type="string" office:string-value="help text"/>
                <form:property form:property-name="ObjIDinMSO" office:value-type="float" office:value=""/>
                <form:property form:property-name="SecondaryRefValue" office:value-type="string" office:string-value="0"/>
              </form:properties>
            </form:checkbox>
          </form:form>
        </office:forms>
        <table:table-column table:style-name="co14" table:default-cell-style-name="ce168"/>
        <table:table-column table:style-name="co15" table:default-cell-style-name="ce168"/>
        <table:table-column table:style-name="co16" table:default-cell-style-name="ce168"/>
        <table:table-column table:style-name="co17" table:default-cell-style-name="ce183"/>
        <table:table-column table:style-name="co17" table:default-cell-style-name="ce187"/>
        <table:table-column table:style-name="co18" table:default-cell-style-name="ce168"/>
        <table:table-column table:style-name="co5" table:number-columns-repeated="1018" table:default-cell-style-name="ce168"/>
        <table:table-row table:style-name="ro14">
          <table:table-cell table:number-columns-repeated="2"/>
          <table:table-cell table:style-name="ce173" table:number-columns-repeated="2"/>
          <table:table-cell table:style-name="ce184"/>
          <table:table-cell table:style-name="ce173"/>
          <table:table-cell table:number-columns-repeated="1018"/>
        </table:table-row>
        <table:table-row table:style-name="ro6">
          <table:table-cell/>
          <table:table-cell table:style-name="ce169" office:value-type="string" table:number-columns-spanned="1" table:number-rows-spanned="26">
            <text:p><text:s text:c="11"/>S ::= Cases</text:p>
            <text:p/>
            <text:p><text:s text:c="10"/>ws ::= [ \t]</text:p>
            <text:p><text:s text:c="10"/>lb ::= "\r" "\n"? | "\n" "\r"?</text:p>
            <text:p><text:span text:style-name="T2"><text:s text:c="2"/></text:span><text:span text:style-name="T2">natLiteral ::= [0-9]+</text:span></text:p>
            <text:p><text:span text:style-name="T2"><text:s text:c="5"/></text:span><text:span text:style-name="T2">loIdent ::= [a-z][\-0-9_A-Za-z]*</text:span></text:p>
            <text:p><text:span text:style-name="T2"><text:s text:c="5"/></text:span><text:span text:style-name="T2">upIdent ::= [A-Z][\-0-9_A-Za-z]*</text:span></text:p>
            <text:p><text:span text:style-name="T2"><text:s text:c="8"/></text:span><text:span text:style-name="T2">escC ::= "\\" [rnt\[\-\]\\"]</text:span></text:p>
            <text:p><text:span text:style-name="T2"/></text:p>
            <text:p><text:s text:c="7"/>Cases ::= Case ws* (lb+ Case)*</text:p>
            <text:p><text:s text:c="8"/>Case ::= Pattern ws* "::=" Expr</text:p>
            <text:p><text:s text:c="5"/>Pattern ::= <text:span text:style-name="T2">ws* (</text:span>Any | Var | Const | Data)</text:p>
            <text:p><text:s text:c="9"/>Any ::= "_"</text:p>
            <text:p><text:s text:c="9"/>Var ::= loIdent</text:p>
            <text:p><text:s text:c="7"/>Const ::= CEmpty</text:p>
            <text:p><text:s text:c="15"/>| CBool | CStr | CFloat | CInt</text:p>
            <text:p><text:s text:c="6"/>CEmpty ::= "()"</text:p>
            <text:p><text:s text:c="7"/>CBool ::= "True" | "False"</text:p>
            <text:p><text:s text:c="8"/>CStr ::= <text:span text:style-name="T2">["] (escQ | [-"\r\n\t\\])+ ["]</text:span></text:p>
            <text:p><text:s text:c="6"/>CFloat ::= CInt "." natLiteral</text:p>
            <text:p><text:s text:c="8"/>CInt ::= ("-" ws*)? natLiteral</text:p>
            <text:p><text:s text:c="8"/>Data ::= PatList | PatASN</text:p>
            <text:p><text:s text:c="6"/>PatASN ::= "ASN" Pattern Pattern PatList</text:p>
            <text:p><text:s text:c="5"/><text:span text:style-name="T2">PatList ::= Any | Var</text:span></text:p>
            <text:p><text:span text:style-name="T2"><text:s text:c="15"/></text:span><text:span text:style-name="T2">| ListLiteral | ListCons</text:span></text:p>
            <text:p><text:span text:style-name="T2"><text:s/></text:span><text:span text:style-name="T2">ListLiteral ::= ListNil | ListOther</text:span></text:p>
            <text:p><text:s text:c="5"/>ListNil ::= "[]" | "Nil"</text:p>
            <text:p><text:s text:c="4"/>ListCons ::=<text:span text:style-name="T2"> "(" Pattern ":" PatList ")"</text:span></text:p>
            <text:p><text:span text:style-name="T2"><text:s text:c="15"/></text:span><text:span text:style-name="T2">| "Cons" Pattern PatList</text:span></text:p>
            <text:p><text:span text:style-name="T2"><text:s text:c="3"/></text:span><text:span text:style-name="T2">ListOther ::= "[" Pattern (ws* "," Pattern)* "]"</text:span></text:p>
            <text:p><text:span text:style-name="T2"><text:s/></text:span></text:p>
            <text:p><text:span text:style-name="T2"><text:s text:c="2"/></text:span><text:span text:style-name="T2">ASN lbl <text:s text:c="3"/>() [ASN () val []] -&gt; ASN lbl v []</text:span></text:p>
            <text:p><text:span text:style-name="T2"><text:s text:c="2"/></text:span><text:span text:style-name="T2">ASN "Alt" <text:s/>() [x] <text:s text:c="12"/>-&gt; x</text:span></text:p>
            <text:p><text:span text:style-name="T2"><text:s text:c="2"/></text:span><text:span text:style-name="T2">ASN "Con" <text:s/>() [x] <text:s text:c="12"/>-&gt; x</text:span></text:p>
            <text:p><text:span text:style-name="T2"><text:s text:c="2"/></text:span><text:span text:style-name="T2">ASN "Atom" () [x] <text:s text:c="12"/>-&gt; x</text:span></text:p>
            <text:p><text:span text:style-name="T2"/></text:p>
          </table:table-cell>
          <table:table-cell table:style-name="ce174" table:formula="of:=DERIVATIONTREE_PRSGRAMMAR([.B28]; SUM([.D2:.D27]))" office:value-type="string" office:string-value="!ParseFailure!" table:number-columns-spanned="1" table:number-rows-spanned="92">
            <text:p>!ParseFailure!</text:p>
          </table:table-cell>
          <table:table-cell table:style-name="ce178" table:formula="of:=[.E2]*[.F2]" office:value-type="float" office:value="1">
            <text:p>1</text:p>
          </table:table-cell>
          <table:table-cell table:style-name="ce185" office:value-type="string">
            <text:p>1</text:p>
          </table:table-cell>
          <table:table-cell table:style-name="ce190" table:formula="of:=DTOPT_HIDESKIPPED()" office:value-type="float" office:value="1">
            <text:p>1</text:p>
            <draw:control table:end-cell-address="PrsPattern.F2" table:end-x="3.877cm" table:end-y="0.379cm" draw:z-index="3" draw:style-name="gr1" draw:text-style-name="P1" svg:width="3.812cm" svg:height="0.342cm" svg:x="0.065cm" svg:y="0.037cm" draw:control="control10"/>
          </table:table-cell>
          <table:table-cell table:number-columns-repeated="1018"/>
        </table:table-row>
        <table:table-row table:style-name="ro6">
          <table:table-cell/>
          <table:covered-table-cell table:style-name="ce170"/>
          <table:covered-table-cell table:style-name="ce175"/>
          <table:table-cell table:style-name="ce179" table:formula="of:=[.E3]*[.F3]" office:value-type="float" office:value="2">
            <text:p>2</text:p>
          </table:table-cell>
          <table:table-cell table:style-name="ce186" office:value-type="string">
            <text:p>1</text:p>
          </table:table-cell>
          <table:table-cell table:style-name="ce191" table:formula="of:=DTOPT_DOFOLDLCONCAT()" office:value-type="float" office:value="2">
            <text:p>2</text:p>
            <draw:control table:end-cell-address="PrsPattern.F3" table:end-x="3.893cm" table:end-y="0.379cm" draw:z-index="2" draw:style-name="gr1" draw:text-style-name="P1" svg:width="3.828cm" svg:height="0.342cm" svg:x="0.065cm" svg:y="0.037cm" draw:control="control9"/>
          </table:table-cell>
          <table:table-cell table:number-columns-repeated="1018"/>
        </table:table-row>
        <table:table-row table:style-name="ro6">
          <table:table-cell/>
          <table:covered-table-cell table:style-name="ce170"/>
          <table:covered-table-cell table:style-name="ce175"/>
          <table:table-cell table:style-name="ce179" table:formula="of:=[.E4]*[.F4]" office:value-type="float" office:value="4">
            <text:p>4</text:p>
          </table:table-cell>
          <table:table-cell table:style-name="ce186" office:value-type="string">
            <text:p>1</text:p>
          </table:table-cell>
          <table:table-cell table:style-name="ce191" table:formula="of:=DTOPT_IMPLICITMULT()" office:value-type="float" office:value="4">
            <text:p>4</text:p>
            <draw:control table:end-cell-address="PrsPattern.F4" table:end-x="3.844cm" table:end-y="0.379cm" draw:z-index="0" draw:style-name="gr1" draw:text-style-name="P1" svg:width="3.779cm" svg:height="0.342cm" svg:x="0.065cm" svg:y="0.037cm" draw:control="control7"/>
          </table:table-cell>
          <table:table-cell table:number-columns-repeated="1018"/>
        </table:table-row>
        <table:table-row table:style-name="ro6">
          <table:table-cell/>
          <table:covered-table-cell table:style-name="ce170"/>
          <table:covered-table-cell table:style-name="ce175"/>
          <table:table-cell table:style-name="ce179" table:formula="of:=[.E5]*[.F5]" office:value-type="float" office:value="0">
            <text:p>0</text:p>
          </table:table-cell>
          <table:table-cell table:style-name="ce186" office:value-type="string">
            <text:p>0</text:p>
          </table:table-cell>
          <table:table-cell table:style-name="ce191" table:formula="of:=DTOPT_PROMOTESINGLETERMINAL()" office:value-type="float" office:value="8">
            <text:p>8</text:p>
            <draw:control table:end-cell-address="PrsPattern.F5" table:end-x="3.877cm" table:end-y="0.379cm" draw:z-index="1" draw:style-name="gr1" draw:text-style-name="P1" svg:width="3.812cm" svg:height="0.342cm" svg:x="0.065cm" svg:y="0.037cm" draw:control="control8"/>
          </table:table-cell>
          <table:table-cell table:number-columns-repeated="1018"/>
        </table:table-row>
        <table:table-row table:style-name="ro6">
          <table:table-cell/>
          <table:covered-table-cell table:style-name="ce170"/>
          <table:covered-table-cell table:style-name="ce175"/>
          <table:table-cell table:style-name="ce179" table:formula="of:=[.E6]*[.F6]" office:value-type="float" office:value="0">
            <text:p>0</text:p>
          </table:table-cell>
          <table:table-cell table:style-name="ce186" office:value-type="string">
            <text:p>0</text:p>
          </table:table-cell>
          <table:table-cell table:style-name="ce191" table:formula="of:=16" office:value-type="float" office:value="16">
            <text:p>16</text:p>
            <draw:control table:end-cell-address="PrsPattern.F6" table:end-x="3.877cm" table:end-y="0.379cm" draw:z-index="4" draw:style-name="gr1" draw:text-style-name="P1" svg:width="3.812cm" svg:height="0.342cm" svg:x="0.065cm" svg:y="0.037cm" draw:control="control11"/>
          </table:table-cell>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table-cell table:style-name="ce171" office:value-type="string" table:number-columns-spanned="1" table:number-rows-spanned="66">
            <text:p><text:s/><text:span text:style-name="T2"><text:s/></text:span><text:span text:style-name="T2">ASN lbl <text:s text:c="3"/>() [ASN () val []] -&gt; ASN lbl v []</text:span></text:p>
            <text:p><text:span text:style-name="T2"><text:s text:c="2"/></text:span><text:span text:style-name="T2">ASN "Alt" <text:s/>() [x] <text:s text:c="12"/>-&gt; x</text:span></text:p>
            <text:p><text:span text:style-name="T2"><text:s text:c="2"/></text:span><text:span text:style-name="T2">ASN "Con" <text:s/>() [x] <text:s text:c="12"/>-&gt; x</text:span></text:p>
            <text:p><text:span text:style-name="T2"><text:s text:c="2"/></text:span><text:span text:style-name="T2">ASN "Atom" () [x] <text:s text:c="12"/>-&gt; x</text:span></text:p>
            <text:p><text:span text:style-name="T2"/></text:p>
          </table:table-cell>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2"/>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2"/>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7"/>
          <table:table-cell table:style-name="ce182"/>
          <table:table-cell table:style-name="ce189"/>
          <table:table-cell table:style-name="ce193"/>
          <table:table-cell table:number-columns-repeated="1018"/>
        </table:table-row>
        <table:table-row table:style-name="ro14" table:number-rows-repeated="1048482">
          <table:table-cell table:number-columns-repeated="1024"/>
        </table:table-row>
        <table:table-row table:style-name="ro14">
          <table:table-cell table:number-columns-repeated="1024"/>
        </table:table-row>
        <table:named-expressions/>
      </table:table>
      <table:named-expressions>
        <table:named-expression table:name="a" table:base-cell-address="$totals.$B$87" table:expression="$'3bit-to-7seg, 0-7'.$b$#ref!"/>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onotype.com1" svg:font-family="Monotype.com" style:font-adornments="Standard"/>
    <style:font-face style:name="Courier New" svg:font-family="'Courier New'" style:font-family-generic="modern" style:font-pitch="fixed"/>
    <style:font-face style:name="Monotype.com" svg:font-family="Monotype.com" style:font-family-generic="moder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de" fo:country="DE" style:font-name-asian="Arial Unicode MS" style:language-asian="zh" style:country-asian="CN" style:font-name-complex="Tahoma" style:language-complex="hi" style:country-complex="IN"/>
    </style:default-style>
    <style:default-style style:family="graphic">
      <style:graphic-properties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de" fo:country="DE" style:letter-kerning="true" style:font-size-asian="12pt" style:language-asian="zh" style:country-asian="CN" style:font-size-complex="24pt" style:language-complex="hi" style:country-complex="IN"/>
    </style:default-style>
    <number:number-style style:name="N0">
      <number:number number:min-integer-digits="1"/>
    </number:number-style>
    <number:number-style style:name="N1">
      <number:number number:decimal-places="0"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0" number:min-integer-digits="1" number:grouping="true"/>
      <number:text> </number:text>
      <number:currency-symbol number:language="de" number:country="DE">€</number:currency-symbol>
    </number:currency-style>
    <number:currency-style style:name="N109">
      <number:text>-</number:text>
      <number:number number:decimal-places="0" number:min-integer-digits="1" number:grouping="true"/>
      <number:text> </number:text>
      <number:currency-symbol number:language="de" number:country="DE">€</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de" number:country="DE">€</number:currency-symbol>
    </number:currency-style>
    <number:currency-style style:name="N110">
      <number:text>-</number:text>
      <number:number number:decimal-places="2" number:min-integer-digits="1" number:grouping="true"/>
      <number:text> </number:text>
      <number:currency-symbol number:language="de" number:country="DE">€</number:currency-symbol>
      <style:map style:condition="value()&gt;=0" style:apply-style-name="N110P0"/>
    </number:currency-style>
    <number:date-style style:name="N111">
      <number:day-of-week/>
      <number:text>, </number:text>
      <number:day number:style="long"/>
      <number:text>.</number:text>
      <number:month number:style="long"/>
      <number:text>.</number:text>
      <number:year number:style="long"/>
    </number:date-style>
    <number:number-style style:name="N112">
      <number:number number:decimal-places="0" number:min-integer-digits="1"/>
      <number:text>x </number:text>
    </number:number-style>
    <number:number-style style:name="N113">
      <number:number number:decimal-places="0" number:min-integer-digits="0"/>
      <number:text> mm</number:text>
    </number:number-style>
    <number:number-style style:name="N114">
      <number:number number:decimal-places="1" number:min-integer-digits="0"/>
      <number:text> mm</number:text>
    </number:number-style>
    <number:number-style style:name="N115">
      <number:number number:decimal-places="0" number:min-integer-digits="0"/>
    </number:number-style>
    <number:number-style style:name="N116">
      <number:number number:decimal-places="1" number:min-integer-digits="0"/>
    </number:number-style>
    <number:number-style style:name="N117">
      <number:text/>
    </number:number-style>
    <number:number-style style:name="N118">
      <number:number number:decimal-places="0" number:min-integer-digits="2"/>
    </number:number-style>
    <number:number-style style:name="N120P0" style:volatile="true">
      <style:text-properties fo:color="#00ff00"/>
      <number:number number:decimal-places="0" number:min-integer-digits="1"/>
    </number:number-style>
    <number:number-style style:name="N120P1" style:volatile="true">
      <style:text-properties fo:color="#00ff00"/>
      <number:number number:decimal-places="0" number:min-integer-digits="1"/>
    </number:number-style>
    <number:number-style style:name="N120">
      <style:text-properties fo:color="#ff0000"/>
      <number:number number:decimal-places="0" number:min-integer-digits="1"/>
      <style:map style:condition="value()&gt;0" style:apply-style-name="N120P0"/>
      <style:map style:condition="value()&lt;0" style:apply-style-name="N120P1"/>
    </number:number-style>
    <number:number-style style:name="N122P0" style:volatile="true">
      <style:text-properties fo:color="#00ff00"/>
      <number:text>PASS</number:text>
    </number:number-style>
    <number:number-style style:name="N122P1" style:volatile="true">
      <style:text-properties fo:color="#00ff00"/>
      <number:text>PASS</number:text>
    </number:number-style>
    <number:number-style style:name="N122">
      <style:text-properties fo:color="#ff0000"/>
      <number:text>FAIL</number:text>
      <style:map style:condition="value()&gt;0" style:apply-style-name="N122P0"/>
      <style:map style:condition="value()&lt;0" style:apply-style-name="N122P1"/>
    </number:number-style>
    <number:number-style style:name="N123P0" style:volatile="true">
      <number:number number:decimal-places="0" number:min-integer-digits="1"/>
    </number:number-style>
    <number:number-style style:name="N123">
      <style:text-properties fo:color="#ff0000"/>
      <number:text>-</number:text>
      <number:number number:decimal-places="0" number:min-integer-digits="1"/>
      <style:map style:condition="value()&gt;=0" style:apply-style-name="N123P0"/>
    </number:number-style>
    <number:number-style style:name="N125P0" style:volatile="true">
      <number:text>+</number:text>
      <number:number number:decimal-places="0" number:min-integer-digits="1"/>
    </number:number-style>
    <number:number-style style:name="N125">
      <style:text-properties fo:color="#ff0000"/>
      <number:text>-</number:text>
      <number:number number:decimal-places="0" number:min-integer-digits="1"/>
      <style:map style:condition="value()&gt;=0" style:apply-style-name="N125P0"/>
    </number:number-style>
    <number:number-style style:name="N127P0" style:volatile="true">
      <number:text>+</number:text>
      <number:number number:decimal-places="0" number:min-integer-digits="1"/>
    </number:number-style>
    <number:number-style style:name="N127P1" style:volatile="true">
      <style:text-properties fo:color="#ff0000"/>
      <number:text>-</number:text>
      <number:number number:decimal-places="0" number:min-integer-digits="1"/>
    </number:number-style>
    <number:number-style style:name="N127">
      <number:number number:decimal-places="0" number:min-integer-digits="1"/>
      <style:map style:condition="value()&gt;0" style:apply-style-name="N127P0"/>
      <style:map style:condition="value()&lt;0" style:apply-style-name="N127P1"/>
    </number:number-style>
    <number:number-style style:name="N130P0" style:volatile="true">
      <style:text-properties fo:color="#00ff00"/>
      <number:text>PASS </number:text>
      <number:number number:decimal-places="0" number:min-integer-digits="1"/>
    </number:number-style>
    <number:number-style style:name="N130P1" style:volatile="true">
      <style:text-properties fo:color="#0000ff"/>
      <number:text>SKIP </number:text>
      <number:number number:decimal-places="0" number:min-integer-digits="1"/>
    </number:number-style>
    <number:number-style style:name="N130">
      <style:text-properties fo:color="#ff0000"/>
      <number:text>FAIL </number:text>
      <number:number number:decimal-places="0" number:min-integer-digits="1"/>
      <style:map style:condition="value()=1" style:apply-style-name="N130P0"/>
      <style:map style:condition="value()&lt;0" style:apply-style-name="N130P1"/>
    </number:number-style>
    <number:number-style style:name="N133P0" style:volatile="true">
      <style:text-properties fo:color="#00ff00"/>
      <number:text>PASS (</number:text>
      <number:number number:decimal-places="0" number:min-integer-digits="1"/>
      <number:text>)</number:text>
    </number:number-style>
    <number:number-style style:name="N133P1" style:volatile="true">
      <style:text-properties fo:color="#0000ff"/>
      <number:text>SKIP (-</number:text>
      <number:number number:decimal-places="0" number:min-integer-digits="1"/>
      <number:text>)</number:text>
    </number:number-style>
    <number:number-style style:name="N133">
      <style:text-properties fo:color="#ff0000"/>
      <number:text>FAIL (</number:text>
      <number:number number:decimal-places="0" number:min-integer-digits="1"/>
      <number:text>")</number:text>
      <style:map style:condition="value()=1" style:apply-style-name="N133P0"/>
      <style:map style:condition="value()&lt;0" style:apply-style-name="N133P1"/>
    </number:number-style>
    <number:number-style style:name="N134P0" style:volatile="true">
      <style:text-properties fo:color="#00ff00"/>
      <number:text>PASS (</number:text>
      <number:number number:decimal-places="0" number:min-integer-digits="1"/>
      <number:text>)</number:text>
    </number:number-style>
    <number:number-style style:name="N134P1" style:volatile="true">
      <style:text-properties fo:color="#0000ff"/>
      <number:text>SKIP (-</number:text>
      <number:number number:decimal-places="0" number:min-integer-digits="1"/>
      <number:text>)</number:text>
    </number:number-style>
    <number:number-style style:name="N134">
      <style:text-properties fo:color="#ff0000"/>
      <number:text>FAIL (</number:text>
      <number:number number:decimal-places="0" number:min-integer-digits="1"/>
      <number:text>)</number:text>
      <style:map style:condition="value()=1" style:apply-style-name="N134P0"/>
      <style:map style:condition="value()&lt;0" style:apply-style-name="N134P1"/>
    </number:number-style>
    <number:number-style style:name="N135">
      <number:number number:decimal-places="1" number:min-integer-digits="1"/>
    </number:number-style>
    <number:number-style style:name="N136">
      <number:number number:decimal-places="1" number:min-integer-digits="1"/>
      <number:text> sec</number:text>
    </number:number-style>
    <number:number-style style:name="N137">
      <number:number number:decimal-places="1" number:min-integer-digits="1"/>
      <number:text> a/sec</number:text>
    </number:number-style>
    <number:number-style style:name="N138">
      <number:text>options: </number:text>
      <number:number number:decimal-places="0" number:min-integer-digits="1"/>
    </number:number-style>
    <number:text-style style:name="N139">
      <number:text>String to parse:</number:text>
      <number:text-content/>
    </number:text-style>
    <style:style style:name="Default" style:family="table-cell">
      <style:text-properties style:font-name="Arial" fo:font-size="10pt" style:font-size-asian="10pt" style:font-name-complex="Mangal" style:font-size-complex="10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Segment_5f_On" style:display-name="Segment_On" style:family="table-cell" style:parent-style-name="Default" style:data-style-name="N0">
      <style:table-cell-properties fo:background-color="#0000ff" style:text-align-source="fix" style:repeat-content="false" fo:border="0.002cm solid #999999"/>
      <style:paragraph-properties fo:text-align="center" fo:margin-left="0cm"/>
      <style:text-properties style:font-name="Arial" fo:font-size="10pt" style:font-size-asian="10pt" style:font-size-complex="10pt"/>
    </style:style>
    <style:style style:name="Segment_5f_Off" style:display-name="Segment_Off" style:family="table-cell" style:parent-style-name="Default">
      <style:table-cell-properties fo:background-color="#cccccc" style:text-align-source="fix" style:repeat-content="false" fo:border="0.002cm solid #999999"/>
      <style:paragraph-properties fo:text-align="center" fo:margin-left="0cm"/>
      <style:text-properties style:font-name="Arial" fo:font-size="10pt" style:font-size-asian="10pt" style:font-size-complex="10pt"/>
    </style:style>
    <style:style style:name="Segment_5f_Indet" style:display-name="Segment_Indet" style:family="table-cell" style:parent-style-name="Default">
      <style:table-cell-properties fo:background-color="#ff0000" style:text-align-source="fix" style:repeat-content="false"/>
      <style:paragraph-properties fo:text-align="center" fo:margin-left="0cm"/>
      <style:text-properties style:font-name="Arial" fo:font-size="10pt" style:font-size-asian="10pt" style:font-size-complex="10pt"/>
    </style:style>
    <style:style style:name="seg0" style:family="table-cell" style:parent-style-name="Segment_5f_On">
      <style:table-cell-properties style:text-align-source="fix" style:repeat-content="false" fo:background-color="transparent" fo:border="0.002cm solid #000000" style:vertical-align="middle"/>
      <style:paragraph-properties fo:text-align="center" fo:margin-left="0cm"/>
    </style:style>
    <style:style style:name="seg1" style:family="table-cell" style:parent-style-name="Segment_5f_On">
      <style:table-cell-properties fo:border="0.002cm solid #000000" style:vertical-align="middle"/>
    </style:style>
    <style:style style:name="segX" style:family="table-cell" style:parent-style-name="Default">
      <style:table-cell-properties fo:background-color="#e6e6ff" style:text-align-source="fix" style:repeat-content="false" fo:border="0.002cm solid #000000" style:vertical-align="middle"/>
      <style:paragraph-properties fo:text-align="center"/>
    </style:style>
    <style:style style:name="SegBG" style:family="table-cell" style:parent-style-name="Default" style:data-style-name="N1">
      <style:table-cell-properties fo:background-color="#cccccc" style:text-align-source="fix" style:repeat-content="false" fo:border="none" style:vertical-align="middle"/>
      <style:paragraph-properties fo:text-align="center" fo:margin-left="0cm"/>
      <style:text-properties fo:color="#e6e6e6" style:font-name="Arial" fo:font-size="8pt" fo:font-style="italic" style:font-size-asian="8pt" style:font-style-asian="italic" style:font-size-complex="8pt" style:font-style-complex="italic"/>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22">22.05.2017</text:date>, <text:time>19:33:02</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9T17:45:12.96</meta:creation-date>
    <dc:date>2017-05-22T19:33:02.14</dc:date>
    <meta:editing-duration>P160DT15H25M22S</meta:editing-duration>
    <meta:editing-cycles>691</meta:editing-cycles>
    <meta:generator>OpenOffice/4.1.2$Win32 OpenOffice.org_project/412m3$Build-9782</meta:generator>
    <meta:document-statistic meta:table-count="12" meta:cell-count="7752" meta:object-count="11"/>
  </office:meta>
</office:document-meta>
</file>

<file path=Basic/Standard/M00_Test.xml><?xml version="1.0" encoding="utf-8"?>
<!DOCTYPE module  PUBLIC '-//OpenOffice.org//DTD OfficeDocument 1.0//EN'  'module.dtd'>
<script:module xmlns:script="http://openoffice.org/2000/script" script:name="M00_Test" script:language="StarBasic">REM  *****  BASIC  *****
Option Explicit

Type TTestPass
	n As Integer
	isFail As Boolean	
	x As String
End Type

Type TTestFail
	n As Integer
	isFail As Boolean	
	actual As Variant
	expected As Variant
	msg As String
End Type

Type TTest_Dummy
End Type

Public testLevel As Integer
Public assertionCount As Integer

Sub Main
	test_Test()
End Sub

Function _argsStr(fName As String, args As Array)
On Local Error Goto JustSomething
	If fName = "toString" Then	' we cannot use toString if we were just called from there
		Goto JustSomething
	End If
	_argsStr = toString(args)
	Exit Function
JustSomething:
	_argsStr = "(???)"
End Function

Function mkFail(actual As Variant, expected As Variant, msg As String)
	Dim result As Object
	Set result = new TTestFail
	result.isFail = True
	result.actual = actual
	result.expected = expected
	result.msg = msg
	If (testLevel = 0) Then
		MsgBox("FAIL: " &amp; msg)
	End If
	mkFail = result
End Function

Function mkPass()
	Dim result As Object
	Set result = New TTestPass
	result.isFail = False
	mkPass = result
End Function

Function assertThrows(vF As Variant, args As Array, Optional errNo As Integer)
	assertionCount = assertionCount + 1
	Dim result As Object, a As String, x As String
	Dim fResult As Variant
	Dim k As Integer, n As Integer
	If Not(isArray(args)) Then
		croak("assertThrows: expected Array of args but got" &amp; CR &amp; toString(args))
	End If
	k = LBound(args)
	n = UBound(args) - k + 1
	Dim fName As String, f As Object
	If isString(vF) Then
		fName = vF
		Select Case fName
			Case "assertEqual":	
			Case "assertThrows"
			Case "i_will_throw0"
			Case Else
				f = lookupFn(fName)
				If isEmpty(f) Then
					croak("assertThrows: unknown fn " &amp; toString(fName))
				End If
		End Select
	ElseIf isFn(vF) Then
		fName = getFnName(vF)
		f = vF
	Else
		croak("assertThrows: invalid 1st arg - expected fn, got " &amp; toString(vF))
	End If	

	Select Case fName
		Case "assertEqual":
			testLevel = testLevel + 1
On Local Error Goto Boom
		 	fResult = assertEqual(args(k), args(k+1))
		Case "assertThrows"
			If n = 2 Then
				testLevel = testLevel + 1
On Local Error Goto Boom
				fResult = assertThrows(args(k), args(k+1))
			ElseIf n = 3 Then
				testLevel = testLevel + 1
On Local Error Goto Boom
				fResult = assertThrows(args(k), args(k+1), args(k+2))
			Else
				croak("assertThrows: expected Array of 2 or 3 args but got" &amp; CR &amp; toString(args))
			End If
		Case "i_will_throw0":
			testLevel = testLevel + 1
On Local Error Goto Boom
			fResult = i_will_throw0()
		Case Else
			Dim argsList As Object
			argsList = toList(args)
			If isNil(argsList) Then
				croak("assertThrows: don't know how to apply zero args - fn:" &amp; CR &amp; toString(fName))
			Else 
				testLevel = testLevel + 1
On Local Error Goto Boom
				fResult = applyToList(f, argsList)
			End If
	End Select
	testLevel = testLevel - 1
	a = "no error"
	x = IIf(IsMissing(errNo), "an error", "error " &amp; errNo)
	Dim msg As String
	msg = "expected fn '" &amp; fName &amp; "' to yield " &amp; x
On Local Error Goto skipMsgPart1	
	 msg = msg &amp; " on args" &amp; CR &amp; _argsStr(fName, args)
skipMsgPart1:
On Local Error Goto skipMsgPart2	
	 msg = msg &amp; CR &amp; "returned " &amp; toString(fResult)
skipMsgPart2:
	Set result = mkFail(a, x, msg)
	assertThrows = result
	Exit Function
Boom:
	testLevel = testLevel - 1
	If Not(IsMissing(errNo)) And (errNo &lt;&gt; Err) Then
		a = "error " &amp; Err &amp; ": " &amp; toString(Error$)
		x = "error " &amp; errNo &amp; ": " &amp; toString(Error(errNo))
		Set result = mkFail(a, x, _
			"expected fn '" &amp; fName &amp; "' to yield" _
				&amp; CR &amp; "       " &amp; x _
				&amp; CR &amp; " not " &amp; a _
				&amp; CR &amp; "on args:" _
				&amp; CR &amp; _argsStr(fName, args) _
		)
	Else
		Set result = mkPass()
		result.x = Err &amp; ": " &amp; Error$
	End If
	assertThrows = result
End Function

Function assertEqual(actual As Variant, expected As Variant)
	assertionCount = assertionCount + 1
	Dim result As Object
	Dim ta As String, tx As String
	ta = typeOf(actual)
	tx = typeOf(expected)
	If (ta &lt;&gt; tx) Then
		If ((ta = "Long") And (tx = "Integer"))_
		Or ((ta = "Integer") And (tx = "Long"))_
		Then
			If (actual = expected) Then
				Goto assertEqual_passed
			End If
		Else
			Goto assertEqual_failed
		End If
	ElseIf (isObject(actual) And isObject(expected)) Then
		If (isNull(actual) = isNull(expected)) Then ' either both null or both not
			If (isNull(actual) And isNull(expected)) Then
				Goto assertEqual_passed
			Else
				croak("assertEqual: cannot compare non-null Objects - test custom equ fn instead")
			End If
		Else ' one null, the other not
			Goto assertEqual_failed
		End If
	ElseIf (isArray(actual) And isArray(expected)) Then
		Dim actualDim As Integer, expectedDim As Integer
		actualDim = getDim(actual)
		expectedDim = getDim(expected)
		If actualDim = expectedDim Then
			If actualDim = 1 Then
				If (LBound(actual) = LBound(expected)) And (UBound(actual) = UBound(expected)) Then
					Dim i As Integer
					For i = LBound(actual) To UBound(actual)
						If actual(i) &lt;&gt; expected(i) Then ' TODO: assertEqual: more general equ for array elems
							Goto assertEqual_failed
						End If
					Next
					Goto assertEqual_passed
				End If
			Else
				croak("assertEqual: cannot compare Arrays of dim = " &amp; actualDim &amp; " &gt; 1")
			End If
		End If
	ElseIf (actual = expected) Then
		Goto assertEqual_passed
	End If
assertEqual_failed:
	Dim msg As String
	If ta &lt;&gt; tx Then
		msg = "expected " &amp; ta &amp; ": " &amp; toString(actual) _
				&amp; CR &amp; "     to equal " &amp; tx &amp; ": " &amp; toString(expected)
	Else
		msg = "expected " &amp; toString(actual) _
				&amp; CR &amp; "     to equal " &amp; toString(expected)	
	End If
	assertEqual = mkFail(actual, expected, msg)
	Exit Function
assertEqual_passed:
	assertEqual = mkPass()
	Exit Function
End Function

Function assert_toString_equals(actual As Variant, expected As Variant)
	 assert_toString_equals = assertEqual(toString(actual), toString(expected))
End Function

Function assertPasses(assertionName As String, args As Array)
	assertionCount = assertionCount + 1
	Dim result As Object, innerResult As Object
	Select Case assertionName
		Case "assertEqual"
			testLevel = testLevel + 1
			innerResult = assertEqual(args(0), args(1))
			testLevel = testLevel - 1
		Case "assertThrows"
			If UBound(args) = 1 Then
				testLevel = testLevel + 1
				innerResult = assertThrows(args(0), args(1))
				testLevel = testLevel - 1
			Else
				testLevel = testLevel + 1
				innerResult = assertThrows(args(0), args(1), args(2))
				testLevel = testLevel - 1
			End If
		Case Else
			croak("assertPasses: unknown assertion '" &amp; assertionName &amp; "'")
	End Select
	If innerResult.isFail Then
		Dim a As Object, x As String
		a = innerResult
		x = "pass"
		Set result = mkFail(a, x, _
			"expected " &amp; assertionName &amp; " to pass on args " _
				&amp; NL &amp; "  " &amp; _argsStr(assertionName, args) _
				&amp; NL &amp; "but it failed:" _
				&amp; NL &amp; a.msg _
		)
	Else
		Set result = mkPass()
	End If
	assertPasses = result
End Function

Function assertFails(assertionName As String, args As Array)
	assertionCount = assertionCount + 1
	Dim result As Object, innerResult As Object
	Select Case assertionName
		Case "assertEqual"
			testLevel = testLevel + 1
			innerResult = assertEqual(args(0), args(1))
			testLevel = testLevel - 1
		Case "assertThrows"
			If UBound(args) = 1 Then
				testLevel = testLevel + 1
				innerResult = assertThrows(args(0), args(1))
				testLevel = testLevel - 1
			Else
				testLevel = testLevel + 1
				innerResult = assertThrows(args(0), args(1), args(2))
				testLevel = testLevel - 1
			End If
		Case Else
			croak("assertFails: unknown assertion '" &amp; assertionName &amp; "'")
	End Select
	If Not(innerResult.isFail) Then
		Dim a As Object, x As String
		a = innerResult
		x = "fail"
		Set result = mkFail(a, x, _
			"expected " &amp; assertionName &amp; " to fail on args " _
				&amp; NL &amp; "  " &amp; _argsStr(assertionName, args) _
				&amp; NL &amp; "but it passed." _
		)
	Else
		Set result = mkPass()
	End If
	assertFails = result
End Function

Function testStat(which As String, statsStr As String)
	Dim stats As Variant
	stats = Split(statsStr, " ")
	Select Case which
		Case "name":	testStat = stats(0)
		Case "time":	testStat = CDbl(stats(1))
		Case "count":	testStat = CLng(stats(2))
		Case Else
			croak("no such stat: " &amp; which)
	End Select
End Function

' ==================================================================

Function i_will_throw0()
	Dim foo As Object
	i_will_throw0 = foo.provoke.an.error
End Function

Function test_Test()
	test_assertEqual()
	test_assertThrows()
	test_testStat()
End Function

Function test_assertEqual()
	Dim aName As String
	aName = "assertEqual"
	
	assertEqual(False, False).x
	assertPasses(aName, Array(False, False)).x

	assertEqual(True, True).x
	assertPasses(aName, Array(True, True)).x

	assertEqual(0, 0).x
	assertPasses(aName, Array(0, 0)).x

	Dim aLong As Long, aInt As Integer
	aLong = 9
	aInt = 9
	assertPasses(aName, Array(aLong, aInt)).x
	assertPasses(aName, Array(aInt, aLong)).x
	assertFails(aName, Array("9", aInt)).x
	assertFails(aName, Array("9", aLong)).x
	assertFails(aName, Array(aInt,  "9")).x
	assertFails(aName, Array(aLong, "9")).x

	aInt = 7
	assertFails(aName, Array(aLong, aInt)).x
	assertFails(aName, Array(aInt, aLong)).x

	assertEqual("0", "0").x
	assertPasses(aName, Array("0", "0")).x

	assertEqual("a", "a").x
	assertPasses(aName, Array("a", "a")).x

	assertEqual(Nothing, Nothing).x
	assertPasses(aName, Array(Nothing, Nothing)).x

	assertEqual(Empty, Empty).x
	assertPasses(aName, Array(Empty, Empty)).x

	assertFails(aName, Array(False, True)).x
	assertFails(aName, Array(True, False)).x
	
	assertFails(aName, Array(False, Empty)).x
	assertFails(aName, Array(Empty, False)).x

	assertFails(aName, Array(True, Empty)).x
	assertFails(aName, Array(Empty, True)).x

	assertFails(aName, Array(False, Nothing)).x
	assertFails(aName, Array(Nothing, False)).x

	assertFails(aName, Array(True, Nothing)).x
	assertFails(aName, Array(Nothing, True)).x

	assertFails(aName, Array(False, "")).x
	assertFails(aName, Array("", False)).x

	assertFails(aName, Array(True, "")).x
	assertFails(aName, Array("", True)).x

	assertFails(aName, Array(False, 0)).x
	assertFails(aName, Array(0, False)).x

	assertFails(aName, Array(True, 0)).x
	assertFails(aName, Array(0, True)).x

	assertFails(aName, Array(False, 1)).x
	assertFails(aName, Array(1, False)).x

	assertFails(aName, Array(True, 1)).x
	assertFails(aName, Array(1, True)).x

	assertFails(aName, Array(False, "")).x
	assertFails(aName, Array("", False)).x

	assertFails(aName, Array(True, "")).x
	assertFails(aName, Array("", True)).x

	assertFails(aName, Array(False, "a")).x
	assertFails(aName, Array("a", False)).x

	assertFails(aName, Array(True, "a")).x
	assertFails(aName, Array("a", True)).x


	assertFails(aName, Array(Empty, "")).x
	assertFails(aName, Array("", Empty)).x

	assertFails(aName, Array(Nothing, "")).x
	assertFails(aName, Array("", Nothing)).x
	
	assertFails(aName, Array(Empty, "a")).x
	assertFails(aName, Array("a", Empty)).x

	assertFails(aName, Array(Nothing, "a")).x
	assertFails(aName, Array("a", Nothing)).x

	Dim dummy As Object
	assertFails(aName, Array(Empty, dummy)).x
	assertFails(aName, Array(dummy, Empty)).x

	assertPasses(aName, Array(Nothing, dummy)).x
	assertPasses(aName, Array(dummy, Nothing)).x

	Set dummy = New TTest_Dummy
	assertFails(aName, Array(Empty, dummy)).x
	assertFails(aName, Array(dummy, Empty)).x

	assertFails(aName, Array(Nothing, dummy)).x
	assertFails(aName, Array(dummy, Nothing)).x

	assertThrows(aName, Array(dummy, dummy)).x


	assertFails(aName, Array(0, 1)).x
	assertFails(aName, Array(0, "1")).x
	assertFails(aName, Array(0, False)).x
	assertFails(aName, Array(0, True)).x
	
	assertFails(aName, Array("0", "1")).x
	assertFails(aName, Array("a", "b")).x
	assertFails(aName, Array("a", "b")).x
	
	assertFails(aName, Array(Nothing, Empty)).x
	assertFails(aName, Array(Empty, Nothing)).x
	
	assertFails(aName, Array(Empty, 0)).x
	assertFails(aName, Array(0, Empty)).x
	
	assertFails(aName, Array(Empty, "a")).x
	assertFails(aName, Array("a", Empty)).x

	assertFails(aName, Array(Nothing, 0)).x
	assertFails(aName, Array(0, Nothing)).x

	assertFails(aName, Array("a", Nothing)).x
	
End Function

Function test_assertThrows()
	assertThrows("i_will_throw0", Array()).x
	assertThrows("i_will_throw0", Array(), 91).x
	assertThrows("i_will_throw0", Array(5)).x
	
	' inner assertThrows throws because *IT* gets no args (so the outer passes)
'	assertThrows("assertThrows", Array()).x
	
	' inner assertThrows throws because *IT* gets no valid arg array to pass on (so the outer passes)
	' (inner assertThrows expects Array as 2nd arg)
	assertThrows("assertThrows", Array("assertEqual", 2, 2)).x

'	assertFails("assertThrows", Array("assertEqual", Array(2, 2))).x
'	assertFails("assertThrows", Array("assertEqual", Array(2, 3))).x

'	assertPasses("assertThrows", Array("i_will_throw0", Nothing)).x
End Function

Function test_testStat()
	assertEqual(testStat("name",  "foobar 5,5 987"), "foobar").x
	assertEqual(testStat("time",  "foobar 5,5 987"), 5.5).x
	assertEqual(testStat("count", "foobar 5,5 987"), 987).x
End Function

</script:module>
</file>

<file path=Basic/Standard/M01_Common.xml><?xml version="1.0" encoding="utf-8"?>
<!DOCTYPE module  PUBLIC '-//OpenOffice.org//DTD OfficeDocument 1.0//EN'  'module.dtd'>
<script:module xmlns:script="http://openoffice.org/2000/script" script:name="M01_Common" script:language="StarBasic">REM  *****  BASIC  *****
Option Explicit


Sub Main
	test_Common()
End Sub

Function CR()  : CR = Chr(13) : End Function
Function LF()  : LF = Chr(10) : End Function
Function NL()  : NL = CR &amp; LF : End Function
Function TAB() : TAB = Chr(9) : End Function
Function DQ()  : DQ = Chr(34) : End Function ' double quote "

Function show(a As Variant, Optional b As Variant)
	If isMissing(b) Then
		MsgBox(toString(a))
	Else
		If isString(a) Then
			MsgBox(a &amp; NL &amp; NL &amp; toString(b))
		Else
			MsgBox(toString(a) &amp; NL &amp; NL &amp; toString(b))
		End If
	End If
End Function



Sub croak(msg As String)
	Dim provoke As Object
	If (testLevel = 0) Then
		MsgBox(msg)
	End If
	MsgBox(provoke.AnError)
End Sub

' I = \x.x
'	:: a -&gt; a
Function id(Optional x As Variant)
	id = _apply(Fn.id, x)
End Function

' K = \x y.x
'     :: a -&gt; b -&gt; a
Function fstArg(Optional x As Variant, Optional y As Variant)
	fstArg = _apply(Fn.fstArg, x, y)
End Function

' K I = (\b x.b) (\y.y) = \x.\y.y = \x y.y
'     :: a -&gt; b -&gt; b
Function sndArg(Optional x As Variant, Optional y As Variant)
	Dim out As Variant
	If isMissing(x) Then
		out = Fn.sndArg
	ElseIf isMissing(y) Then
		out = Fn.id
	Else
		out = y
	End If
	sndArg = out
End Function

'\f y x.f x y
' :: (b -&gt; a) -&gt; a -&gt; b = (b -&gt; a) -&gt; (a -&gt; b)
Function swap(Optional f, Optional x, Optional y)
	swap = _apply(Fn.swap, f, x, y)
End Function

' B = \f g x.f (g x)
'   :: (b -&gt; c) -&gt; (a -&gt; b) -&gt; a -&gt; c  =  (b -&gt; c) -&gt; (a -&gt; b) -&gt; (a -&gt; c)
Function compose(Optional ByVal f, Optional ByVal g, Optional x)
	'compose = _apply(Fn.compose, f, g, x)
	compose = _compose(f, g, x)
End Function

Function _compose(Optional ByVal f, Optional ByVal g, Optional x)
	Dim out As Variant
	If isMissing(f) Then
		out = Fn.compose
	Else
		Dim fName As String, h As Object, i As Object
		fName = getFnName(f)
		If isMissing(g) Then
			If fName = getFnName(Fn.id) Then
				out = f
			ElseIf fName = getFnName(Fn.fstArg) Then
				If arity(f) = 1 Then ' f = K v
					out = f
				Else ' f = K
					out = _apply(Fn.compose, f)
				End If
			ElseIf fName = getFnName(Fn.sndArg) Then
				out = Fn.sndArg
			ElseIf fName = getFnName(Fn.compose) Then
				If arity(f) = 1 Then ' f = B h i, so B f = B (B h i) = B h (B i)
					h = cadr(partialArgs(f)) ' they're backwards!
					i = car(partialArgs(f))   ' they're backwards!
					out = _compose(h, _compose(i))
				Else
					out = _apply(Fn.compose, f)
				End If
			Else
				out = _apply(Fn.compose, f)
			End If
		Else
			Dim gName As String
			gName = getFnName(g)
			If gName = getFnName(Fn.id) Then
				out = _apply(f, x)
			ElseIf isMissing(x) Then
				If fName = getFnName(Fn.id) Then
					out = g
				ElseIf fName = getFnName(Fn.sndArg) Then
					out = f
				ElseIf fName = getFnName(Fn.fstArg) Then
					If arity(f) = 1 Then ' f = K v
						out = f
					Else ' f = K
						out = _apply(Fn.compose, f, g)
					End If
				ElseIf fName = getFnName(Fn.compose) Then
					If arity(f) = 1 Then ' f = B h i, so B f g = B (B h i) g = (h ° i) ° g = h ° (i ° g)
						h = cadr(partialArgs(f)) ' they're backwards!
						i = car(partialArgs(f))   ' they're backwards!
						out = _compose(h, _compose(i, g))
					Else
						out = _apply(Fn.compose, f, g)
					End If
				Else
					out = _apply(Fn.compose, f, g)
				End If
			Else
				If fName = getFnName(Fn.id) Then
					out = _apply(g, x)
				ElseIf fName = getFnName(Fn.sndArg) Then
					out = x
				ElseIf fName = getFnName(Fn.fstArg) Then
					If arity(f) = 1 Then ' f = K v
						out = car(partialArgs(f))
					Else ' f = K
						out = apply1(f, apply1(g, x))
					End If
				ElseIf fName = getFnName(Fn.compose) Then
					If arity(f) = 1 Then ' f = B h i, so B f g x = B (B h i) g x = h (i (g x))
						h = cadr(partialArgs(f)) ' they're backwards!
						i = car(partialArgs(f))   ' they're backwards!
						out = apply1(h, apply1(i, apply1(g, x)))
					Else
						out = apply1(f, apply1(g, x))
					End If
				Else
					out = apply1(f, apply1(g, x))
				End If
			End If
		End If
	End If		
	_compose = out
End Function


'\c t e x.if (c x) then (t x) else (e x)
'   :: (a -&gt; Bool) -&gt; (a -&gt; b) -&gt; (a -&gt; b) -&gt; a -&gt; b
Function ite(Optional cond, Optional thn, Optional els, Optional x)
	ite = _apply(Fn.ite, cond, thn, els, x)
End Function

Function concat(Optional a As String, Optional b As String)
	concat = _apply(Fn.concat, a, b)
End Function

' TODO: startsWith ~&gt; isPrefixOf, add isSuffixOf ("endsWith")
Function startsWith(s As String, prefix As String) 
	startsWith = ((Len(prefix) &lt;= Len(s)) And (Mid(s, 1, Len(prefix)) = prefix))
End Function

Function add(Optional a As Long, Optional b As Long)
	add = _apply(Fn.add, a, b)
End Function

Function mul(Optional a As Long, Optional b As Long)
	mul = _apply(Fn.mul, a, b)
End Function

Function neq(Optional a As Variant, Optional b As Variant)
	neq = _apply(Fn.neq, a, b)
End Function

Function inRange( _
	Optional lo As Long, _
	Optional hi As Long, _
	Optional x As Long _
)
	inRange = _apply(Fn.inRange, lo, hi, x)
End Function

Function equ(Optional a As Variant, Optional b As Variant)
	Static oFn As Object : If isNull(oFn) Then : oFn = Fn.equ : End If
	Dim result as Variant
	If isMissing(a) Then
		result = oFn
	ElseIf isMissing(b) Then
		result = apply(oFn, a)
	ElseIf isEmpty(a) Then
		result = isEmpty(b)
	ElseIf isEmpty(b) Then
		result = False
	Else
		Dim ta As String, tb As String, tmp As String
		ta = typeOf(a)
		tb = typeOf(b)
		If (ta &lt;&gt; tb) Then
			If (isNull(a) And startsWith(tb, ta)) Or (isNull(b) And startsWith(ta, tb)) Then
				result = False
			Else
				croak("equ: incompatible types " &amp; ta &amp; " and " &amp; tb)
			End If
		Else ' ta = tb
			Select Case ta
				Case "Empty":	result = True
				Case "Object"	' Object without a .tyname field
					result = CBool(isNull(a) And isNull(b))
					If Not(result) Then
						croak("equ: cannot compare values of underspecified type " &amp; ta)
					End If
				Case "Object/"	' Object with a uninitialized .tyname field
					croak("equ: cannot compare (uninitialized) values of type " &amp; ta)
				Case Else
					If isObject(a) Then	'they are instances of the same custom type (with non-empty.tyname)
						' ATTENTION: do NOT access .tyname directly!
						Dim fName As String
						fName = _tyname(a) &amp; "_equ"
						result = apply(fName, a, b)
					ElseIf isArray(a) Then
						croak("equ: NYI - comparing arrays")
					Else
						result = CBool(a = b)
					End If
			End Select
		End If
	End If
	equ = result
End Function

Function toString(ByVal v As Variant) As String
	Dim result As String
	Dim tp As String
	tp = typeOf(v)
	Select Case tp
		Case "String"
			Dim t As String
			t = v &amp; ""
			t = Join(Split(t, "\"), "\\")
			t = Join(Split(t, DQ), 	"\" &amp; DQ)
			t = Join(Split(t, CR),  "\r")
			t = Join(Split(t, LF),  "\n")
			t = Join(Split(t, TAB), "\t")
			result = "'" &amp; t &amp; "'"
		Case "Empty"
			result = tp
		Case "Array"
			result = Array_toString(v)
		Case "Object"	' Object without a .tyname field
			If IsNull(v) Then
				result = "Nothing"
			Else
				result = tp &amp; "(...)"
			End If
		Case Else
			If IsObject(v) Then	' Object with a .tyname field
				Dim tyName As String, toStrFnName As String, toStrFn As Variant
				' ATTENTION: do NOT access .tyname directly!
				tyName = _tyName(v)
				If (tyname = "") Then
					result = "Object(tyname='')"
				Else
					toStrFnName = tyName &amp; "_toString"
					'We've got an Object with .tyName, so we insist on its _toString to exist
					'Note: We test for existence separately because apply/croak call toString again...
					toStrFn = lookupFn(toStrFnName)
					If isEmpty(toStrFn) Then
						'croak("toString: unknown fn '" &amp; toStrFnName &amp; "'")
						result = tyName &amp; "(...)"
					Else
						result = apply(toStrFn, v)
					End If
				End If
			Else
				result = v &amp; ""
			End If
	End Select
	toString = result
End Function

Function readHex(arg As Variant) As Long
	Dim result As Long, t As String
	t = typeOf(arg)
	Select Case t
		Case "Array"
			result = readHex(Join(arg))
		Case "String"
			Dim l As Integer
			l = Len(arg)
			If l = 0 Then
				croak("readHex: got empty String")
			Else
				Dim digits As String, d As Integer, x As Long, i As Integer
				digits = arg
				result = 0
				For i = 1 To Len(digits)
					d = Asc(Mid(digits, i, 1))
					If (d &gt;= Asc("0")) And (d &lt;= Asc("9")) Then
						x = d - Asc("0")
					ElseIf (d &gt;= Asc("A")) And (d &lt;= Asc("F")) Then
						x = d - Asc("A") + 10
					ElseIf (d &gt;= Asc("a")) And (d &lt;= Asc("f")) Then
						x = d - Asc("a") + 10
					Else
						croak("readHex: invalid hex digit '" &amp; chr(d) &amp; "' in " &amp; toString(arg))
					End If
'On Local Error Goto readHex_blows		
					result = (result * 16) + x
				Next i
			End If
		Case Else
			croak("readHex: expected Array or String - got " &amp; t &amp; ":" &amp; CR &amp; toString(arg))
	End Select
	readHex = result
	Exit Function
	
readHex_blows:
	MsgBox(toString(result))
	Exit Function
End Function

'= tests ============================================================

Function test_Common()
	testLevel = 0
	test_passing_pointers()
	test_concat()
	test_toString()
	test_id()
	test_fstArg()
	test_sndArg()
	test_swap()
	test_add()
	test_mul()
	test_compose() ' tests use add and mul and toString
	test_inRange()
	test_equ()
	test_readHex()
End Function


Type TTest_NoTyname
End Type

Type TTest_Tyname
	tyname As String
End Type

Type TTest_Foo
	bar As Integer
End Type


Function test_passPtrByVal_Object(ByVal o As Object)
	o.bar = o.bar + 1
	o = Nothing
	test_passPtrByVal_Object = o
End Function

Function test_passPtrByVal_Type(ByVal o As TTest_Foo)
	o.bar = o.bar + 1
	o = Nothing
	test_passPtrByVal_Type = o
End Function

Function test_passPtrByRef_Object(ByRef o As Object)
	o.bar = o.bar + 1
	o = Nothing
	test_passPtrByRef_Object = o
End Function

Function test_passPtrByRef_Type(o As TTest_Foo)
	o.bar = o.bar + 1
	o = Nothing
	test_passPtrByRef_Type = o
End Function

Function test_passing_pointers()
	Dim o As Object
	o = New TTest_Foo
	o.bar = 7
	
	' make sure fn was actually executed:
	assertEqual(test_passPtrByVal_Object(o), Nothing).x
	' fn did not change the pointer o (because it was passed ByVal):
	assertEqual(isNull(o), False).x
	' fn did however change the object pointed to:
	assertEqual(o.bar, 8).x
	
	' Same if parameter is declared with the custom type instead of Object
	' make sure fn was actually executed:
	assertEqual(test_passPtrByVal_Type(o), Nothing).x
	' fn did not change the pointer o (because it was passed ByVal):
	assertEqual(isNull(o), False).x
	' fn did however change the object pointed to:
	assertEqual(o.bar, 9).x

	'Things change when we pass it ByRef (which is the default!)
	Dim o2 As Object
	o2 = o	' keep original in different var
	' call fn
	assertEqual(test_passPtrByRef_Object(o), Nothing).x
	' fn did change the pointer o (because it was passed ByRef):
	assertEqual(isNull(o), True).x
	' fn also did change the object pointed to:
	assertEqual(o2.bar, 10).x
	
	' Same if parameter is declared with the custom type instead of Object
	o = o2 ' restore o
	' make sure fn was actually executed:
	assertEqual(test_passPtrByRef_Type(o), Nothing).x
	' fn did change the pointer o (because it was passed ByRef):
	assertEqual(isNull(o), True).x
	' fn did however change the object pointed to:
	assertEqual(o2.bar, 11).x

	
	' Now try with an argument declared as the custom type (instead of Object):
	'--------------------------------------------------------------------------
	Dim p As New TTest_Foo
	p.bar = 7

	' make sure fn was actually executed:
	assertEqual(test_passPtrByVal_Object(p), Nothing).x
	' fn did not change the pointer p (because it was passed ByVal):
	assertEqual(isNull(p), False).x
	' fn did however change the object pointed to:
	assertEqual(p.bar, 8).x
	
	' Same if parameter is declared with the custom type instead of Object
	' make sure fn was actually executed:
	assertEqual(test_passPtrByVal_Object(p), Nothing).x
	' fn did not change the pointer p (because it was passed ByVal):
	assertEqual(isNull(p), False).x
	' fn did however change the object pointed to:
	assertEqual(p.bar, 9).x


	'Things change when we pass it ByRef (which is the default)
	Dim p2 As Object
	p2 = p	' keep original in different var
	' call fn
	assertEqual(test_passPtrByRef_Type(p), Nothing).x
	' fn did change the pointer p (because it was passed ByRef):
	assertEqual(isNull(p), True).x
	' fn also did change the object pointed to:
	assertEqual(p2.bar, 10).x
	
	' Same if parameter is declared with the custom type instead of Object
	p = p2 ' restore p
	' make sure fn was actually executed:
	assertEqual(test_passPtrByRef_Type(p), Nothing).x
	' fn did change the pointer p (because it was passed ByRef):
	assertEqual(isNull(p), True).x
	' fn did however change the object pointed to:
	assertEqual(p2.bar, 11).x
End Function
	


Function test_concat()
	assertEqual(concat("", ""), "").x
	assertEqual(concat("a", ""), "a").x
	assertEqual(concat("a", "b"), "ab").x
	assertEqual(concat("a", "bc"), "abc").x
	assertEqual(concat("ab", "c"), "abc").x
	
	assertEqual(arity(Fn.concat), 2).x	' from Fn object
	assertEqual(arity(concat), 	  2).x	' from 0-arg call

	assertEqual(apply(concat, "", ""), "").x
	assertEqual(apply(concat, "a", ""), "a").x
	assertEqual(apply(concat, "a", "b"), "ab").x
	assertEqual(apply(concat, "a", "bc"), "abc").x
	assertEqual(apply(concat, "ab", "c"), "abc").x
End Function




Function test_toString()
	assertEqual(toString(""),               "''").x
	assertEqual(toString(" "),              "' '").x
	assertEqual(toString("abc"),            "'abc'").x
	assertEqual(toString(0),                "0").x
	assertEqual(toString("0"),              "'0'").x
	assertEqual(toString(1),                "1").x
	assertEqual(toString("1"),              "'1'").x
	assertEqual(toString(" 1"),             "' 1'").x
	assertEqual(toString("01"),             "'01'").x
	assertEqual(toString(01),               "1").x
	assertEqual(toString(CR),             	"'\r'").x
	assertEqual(toString(LF),             	"'\n'").x
	assertEqual(toString(TAB),             	"'\t'").x
	assertEqual(toString(TAB &amp; "x"),       	"'\tx'").x
	assertEqual(toString("x" &amp; TAB),       	"'x\t'").x
	assertEqual(toString("x" &amp; CR),       	"'x\r'").x
	assertEqual(toString("x" &amp; LF),       	"'x\n'").x
	assertEqual(toString("x" &amp; TAB &amp; "y"), 	"'x\ty'").x
	assertEqual(toString("x" &amp; CR &amp; "y"), 	"'x\ry'").x
	assertEqual(toString("x" &amp; LF &amp; "y"), 	"'x\ny'").x
	assertEqual(toString(TAB &amp; CR &amp; "y"), 	"'\t\ry'").x
	assertEqual(toString(TAB &amp; LF &amp; "y"), 	"'\t\ny'").x

	assertEqual(toString("\"),              "'\\'").x
	assertEqual(toString(" \"),             "' \\'").x
	assertEqual(toString("\ "),             "'\\ '").x
	assertEqual(toString(" \ "),            "' \\ '").x

	assertEqual(toString(DQ),               "'\" &amp; DQ &amp; "'").x
	assertEqual(toString(" " &amp; DQ),         "' \" &amp; DQ &amp; "'").x
	assertEqual(toString(DQ &amp; " "),			"'\" &amp; DQ &amp; " '").x
	assertEqual(toString(" " &amp; DQ &amp; " "),   "' \" &amp; DQ &amp; " '").x

	Dim aLong As Long
	aLong = 0
	assertEqual(toString(aLong), 	 "0").x
	assertEqual(toString(aLong + 1), "1").x

	assertEqual(toString(Nothing), "Nothing").x
	assertEqual(toString(Empty), "Empty").x

	Dim t1 As New TTest_NoTyName
	assertEqual(toString(t1), "Object(...)").x

	Dim t2 As New TTest_TyName
	assertEqual(toString(t2), "Object(tyname='')").x
	t2.tyname = "foobar"
	'assertThrows("toString", Array(t2)).x
	assertEqual(toString(t2), "foobar(...)").x
End Function

Function test_id()
	assertEqual(arity(Fn.id), 1).x
	assertEqual(arity(id), 1).x

	assertEqual(id(Empty), Empty).x
	assertEqual(id(Nothing), Nothing).x
	
	assertEqual(id(0), 0).x
	assertEqual(id(1), 1).x
	assertEqual(id(-2), -2).x
	assertEqual(id("a"), "a").x
	assertEqual(id("b"), "b").x
End Function

Function test_fstArg()
	assertEqual(arity(Fn.fstArg), 2).x

	assertEqual(fstArg(1, 2), 1).x
	assertEqual(fstArg(2, 1), 2).x
	assertEqual(fstArg("a", "b"), "a").x
	assertEqual(fstArg("b", "a"), "b").x
End Function

Function test_sndArg()
	'assertEqual(arity(Fn.sndArg), 2).x	' well, not so sure...

	assertEqual(sndArg(1, 2), 2).x
	assertEqual(sndArg(2, 1), 1).x
	assertEqual(sndArg("a", "b"), "b").x
	assertEqual(sndArg("b", "a"), "a").x
End Function

Function test_swap()
	assertEqual(arity(Fn.swap), 3).x

	assertEqual(swap(Fn.fstArg, 1, 2), 2).x
	assertEqual(swap(Fn.sndArg, 1, 2), 1).x

	assertEqual(swap(Fn.fstArg, 1, 2), 2).x
	assertEqual(swap(Fn.sndArg, 1, 2), 1).x

	Dim f As Variant ' test partial application
	
	f = swap
	assertEqual(arity(f), 3).x
	assertEqual(apply(f, Fn.fstArg, 1, 2), 2).x
	assertEqual(apply(f, Fn.sndArg, 1, 2), 1).x

	assertEqual(apply(f, Fn.fstArg, 1, 2), 2).x
	assertEqual(apply(f, Fn.sndArg, 1, 2), 1).x
	
	' partially applied to 1 arg:
	f = swap(Fn.fstArg)
	assertEqual(arity(f), 2).x
	assertEqual(apply(f, 1, 2), 2).x
	
	f = swap(Fn.sndArg)
	assertEqual(arity(f), 2).x
	assertEqual(apply(f, 1, 2), 1).x
	
	' partially applied to 2 args:
	f = swap(Fn.fstArg, 1)
	assertEqual(arity(f), 1).x
	assertEqual(apply(f, 2), 2).x
		
	f = swap(Fn.sndArg, 1)
	assertEqual(arity(f), 1).x
	assertEqual(apply(f, 2), 1).x
End Function

Function test_add()
	assertEqual(typeOf(add( 0,  0)),  "Long").x
	assertEqual(add( 0,  0),  0).x
	assertEqual(add( 0,  1),  1).x
	assertEqual(add( 1,  1),  2).x
	assertEqual(add( 1,  1),  2).x
	assertEqual(add( 1, -1),  0).x
	assertEqual(add(-1, -1), -2).x
	assertEqual(add( 2,  2),  4).x
	
	assertEqual(add(42, 4711), 		42 + 4711).x
	assertEqual(add(65535, 65535), 	CLng(65535 * 2)).x	' not limited to 16 bit

	Dim f As Object
	Set f = add
	assertEqual(arity(f), 2).x
	Set f = add(1)
	assertEqual(arity(f), 1).x
	assertEqual(apply(f,  0),  1).x
	assertEqual(apply(f,  1),  2).x
	assertEqual(apply(f,  2),  3).x
	assertEqual(apply(f, -2), -1).x	
End Function

Function test_mul()
	assertEqual(mul( 0,  0),  0).x
	assertEqual(mul( 0,  1),  0).x
	assertEqual(mul( 1,  1),  1).x
	assertEqual(mul( 1, -1), -1).x
	assertEqual(mul(-1, -1),  1).x
	assertEqual(mul( 2,  2),  4).x
	
	assertEqual(mul(42, 4711),		CLng(42 * 4711)).x
	assertEqual(mul(65535, 32767),  CLng(65535 * 32767)).x	' not limited to 16 bit
End Function

Function assert_compose_equals(f As Object, g As Object, x As Object)
	assert_compose_equals = assertEqual(toString(compose(f, g)), toString(x))
End Function

Function assert_compApp_equals( _
	f As Object, _
	g As Object, _
	v As Variant, _
	x As Variant _
)
	assert_compApp_equals = assert_toString_equals( _
		apply(compose(f, g), v), _
		x)
End Function

Function test_compose()
	assertEqual(arity(Fn.compose),	3).x
	assertEqual(arity(compose), 	3).x

	Dim f As Variant, g As Variant, h As Variant, x As Variant
	
	f = compose
	assertEqual(isFn(f), True).x
	assertEqual(arity(f), 3).x
	
	f = compose(compose, compose)
	assertEqual(isFn(f), True).x
	assertEqual(arity(f), 1).x

	f = compose(fstArg(5), fstArg(7))
	assertEqual(isFn(f), True).x
	assertEqual(arity(f), 1).x
	assertEqual(apply(f, 42), 5).x
	
	assertEqual(compose(id, id, "asdf"), "asdf").x

	assertThrows("compose", Array("i-dont-exist", id, 42)).x
	assertThrows("compose", Array(Nothing, 		  id, 42)).x
	assertThrows("compose", Array(Empty, 		  id, 42)).x
	assertThrows("compose", Array(4711, 		  id, 42)).x
	
	''assertThrows doesn't really work with partial app
	''that is because it uses applyToList, which doesn't do
	''an actual call until more args come in
	'assertThrows("compose", Array(Nothing, Fn.id)).x	
	'assertThrows("compose", Array("i-dont-exist")).x

	assertThrows("compose", Array(id, "i-dont-exist", 42)).x
	assertThrows("compose", Array(id, Nothing, 		  42)).x
	assertThrows("compose", Array(id, Empty, 		  42)).x
	assertThrows("compose", Array(id, 4711, 		  42)).x
	''assertThrows doesn't really work with partial app
	'assertThrows("compose", Array(id, "i-dont-exist")).x

	assertThrows("compose", Array("i-dont-exist", "i-dont-exist-either", 42)).x
	''assertThrows doesn't really work with partial app
	'assertThrows("compose", Array("i-dont-exist", "i-dont-exist-either")).x

	test_compose_left_id()   ' not passing when delaying until 3rd arg
	test_compose_right_id()  ' not passing when delaying until 3rd arg
	test_compose_left_K()
	test_compose_left_K_v()  ' not passing when delaying until 3rd arg
	
	
	g = fstArg  ' again not too special: f ° K = \x.f (K x)
	' so we'll do the partial app in a first step but also
	' test what the result of that behaves like
	'--------------------------------------------------------------
	'f = fstArg    ' f ° g = K ° K; covered by test_compose_left_K
	'f = fstArg(3) ' f ° g = (K 3) ° K; covered by test_compose_left_K_v
	'f = add       ' f ° g = add ° K = \x.add (K x) - wouldn't type check
	f = sndArg     ' f ° g = sndArg ° K = \x.sndArg (K x)
	'                      = \x.id = sndArg
	assert_toString_equals( _
		apply(compose(f, g), "foo", "bar"), _
		"bar" _
	)
	' stronger assertion (ie sndArg actually simplifies partial app):
	assert_compApp_equals(f, g, "foo", id).x
	' even stronger assertion: simplification already done in compose:
	assert_compose_equals(f, g, sndArg).x	
	
	f = add(7)
	g = mul(11)
	h = add(5)
	' fn composition is both, left and right associative, 
	' ie it doesn't really matter.
	' Note: the following assertion might pass because 
	'       of two independent reasons:
	'       a) string repr: passes if parentheses are omitted there
	'       b) partial app repr: passes if that is canonicalized
	assert_compose_equals(compose(f, g), h, compose(f, compose(g, h))).x 
	x = compose(compose(f, g), h)
	assertEqual(arity(x), 1).x
	assertEqual(isPartialApp(x), True).x
	' We want fn composition to be represented as right-associative
	' (right-leaning tree, ie. left arg is never a composition)
	assert_toString_equals(cadr(partialArgs(x)), f).x
	assert_toString_equals(car(partialArgs(x)), compose(g, h)).x
End Function	
	
Function test_compose_left_id()
	Dim f As Object, g As Object
	f = id  ' I ° g = \x.I (g x) = \x.g x = g
	'----------------------------------------
	g = id						: assert_compose_equals(f, g, g).x
	g = fstArg					: assert_compose_equals(f, g, g).x
	g = fstArg(5)				: assert_compose_equals(f, g, g).x
	g = add						: assert_compose_equals(f, g, g).x
	g = add(7)					: assert_compose_equals(f, g, g).x
	g = mul						: assert_compose_equals(f, g, g).x
	g = mul(11)					: assert_compose_equals(f, g, g).x
	g = compose					: assert_compose_equals(f, g, g).x
	g = compose(add)			: assert_compose_equals(f, g, g).x
	g = compose(mul)			: assert_compose_equals(f, g, g).x
	g = compose(add(7), mul(11)): assert_compose_equals(f, g, g).x
	g = compose(mul(11), add(7)): assert_compose_equals(f, g, g).x
End Function

Function test_compose_right_id()
	Dim f As Object, g As Object
	g = id  ' f ° I = \x.f (I x) = \x.f x = f
	'----------------------------------------
	f = fstArg					: assert_compose_equals(f, g, f).x
	f = fstArg(5)				: assert_compose_equals(f, g, f).x
	f = add						: assert_compose_equals(f, g, f).x
	f = add(7)					: assert_compose_equals(f, g, f).x
	f = mul						: assert_compose_equals(f, g, f).x
	f = mul(11)					: assert_compose_equals(f, g, f).x
	f = compose					: assert_compose_equals(f, g, f).x
	f = compose(add)			: assert_compose_equals(f, g, f).x
	f = compose(mul)			: assert_compose_equals(f, g, f).x
	f = compose(add(7), mul(11)): assert_compose_equals(f, g, f).x
	f = compose(mul(11), add(7)): assert_compose_equals(f, g, f).x
End Function

Function test_compose_left_K()	
	Dim f As Object, g As Object
	f = fstArg	' nothing too special here: K ° g = \x.K (g x) = \x _.g x
	' so we'll do the partial app in a first step but also
	' test what the result of that behaves like
	'----------------------------------------------------------------
	g = fstArg ' f ° g = K ° K, so (K ° K) x = K (K x)
	assert_compApp_equals(f, g, "foo", fstArg(fstArg("foo"))).x
	g = fstArg(5) ' so (K ° (K 5)) x = K (K 5 x) = K 5 = g
	assert_compApp_equals(f, g, "foo", g).x
	g = add ' f ° g = K ° add, so (K ° add) x = K (add x)
	assert_compApp_equals(f, g, 5, fstArg(add(5))).x
	g = add(7) ' f ° g = K ° (add 7), so (K ° (add 7)) x = K (add 7 x)
	assert_compApp_equals(f, g, 5, fstArg(5 + 7)).x
	g = mul ' f ° g = K ° mul, so (K ° mul) x = K (mul x)
	assert_compApp_equals(f, g, 5, fstArg(mul(5))).x
	g = mul(11) ' f ° g = K ° (mul 11), so (K ° (mul 11)) x = K (mul 11 x)
	assert_compApp_equals(f, g, 5, fstArg(5 * 11)).x
	g = compose ' f ° g = K ° B, so (K ° B) h = K (B h)
	assert_compApp_equals(f, g, isString, fstArg(compose(isString))).x
	g = compose(add) ' f ° g = K ° (B add), 
					 ' so (K ° (B add)) h = K (add ° h)
	' Note: we only assert *same behaviour* of
	' K ° (B add)  and  \h.K (add ° h)
	assert_compApp_equals(f, g, mul, fstArg(compose(add, mul))).x
	g = compose(add(7)) ' f ° g = K ° (B (add 7)), 
						' so (K ° (B (add 7))) h = K ((add 7) ° h)
	assert_compApp_equals(f, g, mul, fstArg(compose(add(7), mul))).x
	assert_compApp_equals(f, g, mul(11), fstArg(compose(add(7), mul(11)))).x
	g = compose(add(7), mul(11)) ' f ° g = K ° ((add 7) ° (mul 11)), 
	' so K ° ((add 7) ° (mul 11)) x = K ((add 7) ((mul 11) x))
	'                               = K (7 + (11 * x))
	assert_compApp_equals(f, g, 3, fstArg(7 + (11 * 3))).x
	g = compose(mul(11), add(7)) ' f ° g = K ° ((mul 11) ° (add 7)), 
	' so K ° ((mul 11) ° (add 7)) x = K ((mul 11) ((add 7) x))
	'                               = K (11 * (7 * x))
	assert_compApp_equals(f, g, 3, fstArg(11 * (7 + 3))).x
End Function

Function test_compose_left_K_v()
	Dim f As Object, g As Object	
	f = fstArg(5)  ' (K v) ° g = \x.(\_.v) (g x) = \x.v = (K v) = f
	'--------------------------------------------------------------
	g = fstArg					: assert_compose_equals(f, g, f).x
	g = fstArg(3)				: assert_compose_equals(f, g, f).x
	g = add						: assert_compose_equals(f, g, f).x
	g = add(7)					: assert_compose_equals(f, g, f).x
	g = mul						: assert_compose_equals(f, g, f).x
	g = mul(11)					: assert_compose_equals(f, g, f).x
	g = compose					: assert_compose_equals(f, g, f).x
	g = compose(add)			: assert_compose_equals(f, g, f).x
	g = compose(add(7))			: assert_compose_equals(f, g, f).x
	g = compose(mul)			: assert_compose_equals(f, g, f).x
	g = compose(mul(11))		: assert_compose_equals(f, g, f).x
	g = compose(add(7), mul(11)): assert_compose_equals(f, g, f).x
	g = compose(mul(11), add(7)): assert_compose_equals(f, g, f).x
End Function


Function test_inRange()
	dim actual as Boolean
	assertEqual(inRange(48, 57, 47), False).x
	assertEqual(inRange(48, 57, 48), True).x
	assertEqual(inRange(48, 57, 55), True).x
	assertEqual(inRange(48, 57, 57), True).x
	assertEqual(inRange(48, 57, 58), False).x
End Function

Function test_equ()
	assertThrows("equ", Array(0, "one")).x
	
	assertEqual(equ(0, 0), True).x
	assertEqual(equ(0, 1), False).x
	assertEqual(equ(1, 0), False).x
	
	assertEqual(equ("a", "a"), True).x
	assertEqual(equ("a", "b"), False).x
	assertEqual(equ("b", "a"), False).x
	assertEqual(equ("x", "xx"), False).x
	assertEqual(equ("xx", "x"), False).x
	assertEqual(equ("xx", "xx"), True).x
	assertEqual(equ(" xx", "xx"), False).x
	
	assertEqual(equ(Nothing, Nothing), True).x
	
	Dim vEmpty          As Variant
	assertEqual(typeOf(vEmpty), "Empty").x
	
	Dim vNothing		As Variant
	vNothing = Nothing
	assertEqual(typeOf(vNothing), "Object").x
		
	Dim oNothing        As Object
	assertEqual(typeOf(oNothing), "Object").x
	
	Dim oUninitTyName   As Object
	Set oUninitTyName = New TTest_Tyname
	assertEqual(typeOf(oUninitTyName), "Object/").x
	
	Dim vUninitTyName As Variant
	vUninitTyName = oUninitTyName
	assertEqual(typeOf(vUninitTyName), "Object/").x
	
	Dim oInitTyName     As Object
	Set oInitTyName = New TTest_Tyname
	oInitTyName.tyname = "foobar"
	assertEqual(typeOf(oInitTyName), "Object/foobar").x

	Dim vInitTyName As Variant
	vInitTyName = oInitTyName
	assertEqual(typeOf(vInitTyName), "Object/foobar").x
	
	Dim oUninitNoTyName As Object
	oUninitNoTyName = New TTest_NoTyname
	assertEqual(typeOf(oUninitNoTyName), "Object").x

	Dim vUninitNoTyName As Variant
	vUninitNoTyName = oUninitNoTyName
	assertEqual(typeOf(vUninitNoTyName), "Object").x
	
	' Empty is comparable to anything:
	assertEqual(equ(Empty, Empty),		True).x
	assertEqual(equ(Empty, Nothing),	False).x
	assertEqual(equ(Nothing, Empty),	False).x
	assertEqual(equ(Empty, True),		False).x
	assertEqual(equ(True, Empty),		False).x
	assertEqual(equ(Empty, False),		False).x
	assertEqual(equ(False, Empty),		False).x
	assertEqual(equ(Empty, ""),			False).x
	assertEqual(equ("", Empty),			False).x
	assertEqual(equ(Empty, "a"),		False).x
	assertEqual(equ("a", Empty),		False).x
	assertEqual(equ(Empty, "foo"),		False).x
	assertEqual(equ("foo", Empty),		False).x
	assertEqual(equ(Empty, 0),			False).x
	assertEqual(equ(0, Empty),			False).x
	assertEqual(equ(Empty, 1),			False).x
	assertEqual(equ(1, Empty),			False).x
	assertEqual(equ(Empty, -1),			False).x
	assertEqual(equ(-1, Empty),			False).x
	assertEqual(equ(Empty, 2),			False).x
	assertEqual(equ(2, Empty),			False).x
	assertEqual(equ(Empty, -2),			False).x
	assertEqual(equ(-2, Empty),			False).x
	assertEqual(equ(Empty, 3.1415),		False).x
	assertEqual(equ(3.1415, Empty),		False).x

	assertEqual(equ(vEmpty, oNothing),		False).x
	assertEqual(equ(oNothing, vEmpty),		False).x
	assertEqual(equ(vEmpty, oUninitTyName),	False).x
	assertEqual(equ(oUninitTyName, vEmpty),	False).x
	assertEqual(equ(vEmpty, vUninitTyName),	False).x
	assertEqual(equ(vUninitTyName, vEmpty),	False).x
	assertEqual(equ(vEmpty, oUninitTyName),	False).x
	assertEqual(equ(oUninitTyName, vEmpty),	False).x
	

	assertEqual(equ(vEmpty, nil),			False).x
	assertEqual(equ(nil, vEmpty),			False).x
	assertEqual(equ(vEmpty, List(nil)),		False).x
	assertEqual(equ(List(nil), vEmpty),		False).x
	assertEqual(equ(vEmpty, List(1)),		False).x
	assertEqual(equ(List(1), vEmpty),		False).x
	assertEqual(equ(vEmpty, List(1, "a")),	False).x
	assertEqual(equ(List(1, "a"), vEmpty),	False).x
	
	'---------------
	
	assertThrows("equ", Array(vUninitTyName, oUninitTyName)).x	' cannot compare uninitialized instances of type Object/

	assertThrows("equ", Array(vUninitTyName, oInitTyName)).x	' missing fn "foobar_equ"
	
	assertThrows("equ", Array(Array(), Array())).x	' NYI
	
	assertEqual(equ(Nothing,		oNothing), 		True ).x
	assertEqual(equ(oNothing,		Nothing), 		True ).x
	assertEqual(equ(Nothing,		oUninitTyName), False).x
	assertEqual(equ(oUninitTyName,	Nothing),		False).x
	assertEqual(equ(Nothing,		oInitTyName),	False).x
	assertEqual(equ(oInitTyName,	Nothing),		False).x

	assertThrows("equ", Array(vUninitNoTyName, oUninitNoTyName)).x	' cannot compare values of underspecified type Object
	assertThrows("equ", Array(oUninitNoTyName, vUninitNoTyName)).x	' cannot compare values of underspecified type Object

	assertThrows("equ", Array(nil, oUninitNoTyName)).x	' incompatible types Object/TList and Object
End Function

Function test_readHex()
	assertEqual(arityF("readHex"), 1).x
	
	assertEqual(readHex( "0"),    0).x
	assertEqual(readHex( "1"),    1).x
	assertEqual(readHex( "2"),    2).x
	assertEqual(readHex( "3"),    3).x
	assertEqual(readHex( "4"),    4).x
	assertEqual(readHex( "5"),    5).x
	assertEqual(readHex( "6"),    6).x
	assertEqual(readHex( "7"),    7).x
	assertEqual(readHex( "8"),    8).x
	assertEqual(readHex( "9"),    9).x
	assertEqual(readHex( "a"),   10).x
	assertEqual(readHex( "A"),   10).x
	assertEqual(readHex( "b"),   11).x
	assertEqual(readHex( "B"),   11).x
	assertEqual(readHex( "c"),   12).x
	assertEqual(readHex( "C"),   12).x
	assertEqual(readHex( "d"),   13).x
	assertEqual(readHex( "D"),   13).x
	assertEqual(readHex( "e"),   14).x
	assertEqual(readHex( "E"),   14).x
	assertEqual(readHex( "f"),   15).x
	assertEqual(readHex( "F"),   15).x

	assertEqual(readHex( "1F"),  31).x
	assertEqual(readHex( "1f"),  31).x
	assertEqual(readHex( "ff"), 255).x
	assertEqual(readHex( "Ff"), 255).x
	
	Dim aLong As Long
	'31 bit
	aLong = 212855723
	assertEqual(typeOf(readHex( "CAFEBAB")), typeOf(aLong)).x
	assertEqual(readHex( "CAFEBAB"), aLong).x
	aLong = 233495534
	assertEqual(readHex( "deadbee"), aLong).x
	
'	'32 bit
'	assertEqual(readHex( "CAFEBABE"), 3405691582).x
'	assertEqual(readHex( "deadbeef"), 3735928559).x

	assertThrows("readHex", Array(3)).x
	assertThrows("readHex", Array("")).x
	assertThrows("readHex", Array(" ")).x
	assertThrows("readHex", Array("g")).x
	assertThrows("readHex", Array("G")).x
	assertThrows("readHex", Array("z")).x
	assertThrows("readHex", Array("Z")).x

	assertThrows("readHex", Array("014Z")).x
End Function

</script:module>
</file>

<file path=Basic/Standard/M02_Array.xml><?xml version="1.0" encoding="utf-8"?>
<!DOCTYPE module  PUBLIC '-//OpenOffice.org//DTD OfficeDocument 1.0//EN'  'module.dtd'>
<script:module xmlns:script="http://openoffice.org/2000/script" script:name="M02_Array" script:language="StarBasic">REM  *****  BASIC  *****
Option Explicit

Sub Main
	test_Array()
End Sub


Function getBounds(a As Array)
	Dim result As Variant, i As Integer, lo As Integer, hi As Integer
	result = nil
	i = 1
	On Local Error Goto ErrorHandler
	While True
		lo = LBound(a, i)
		hi = UBound(a, i)
		result = cons(List(lo, hi, hi - lo + 1), result)
		i = i + 1
	Wend
	ErrorHandler:
		getBounds = reverse(result)
End Function

Function getSizes(a As Array)
	getSizes = map("caddr", getBounds(a))
End Function

Function getDim(a As Array)
	getDim = length(getBounds(a))
End Function

Function Array_toString(v As Variant) As String
	Dim result As String
	result = "Array("
	Dim i As Integer
	For i = LBound(v) To UBound(v)
		If i &gt; LBound(v) Then
			result = result &amp; ", "
		End If
On Local Error Goto whatstheproblem		
		result = result &amp; toString(v(i))
	Next i
	result = result &amp; ")"
	Array_toString = result
	Exit Function
whatstheproblem:
	MsgBox("got problem at index " &amp; i &amp; CR &amp; "LBound=" &amp; LBound(v) &amp; ", UBound=" &amp; UBound(v))
End Function

'= tests ============================================================

Function test_Array()
	test_getBounds()
	test_getSizes()
	test_getDim()
	test_Array_toString()
End Function

Function test_getBounds()
	Dim bs As Variant
	bs = getBounds(Array())
	assertEqual(typeOf(bs), "Object/TList").x
	assertEqual(toString(bs), "[[0, -1, 0]]").x

	bs = getBounds(Array(1))
	assertEqual(typeOf(bs), "Object/TList").x
	assertEqual(toString(bs), "[[0, 0, 1]]").x

	bs = getBounds(Array(1, 2, 3))
	assertEqual(typeOf(bs), "Object/TList").x
	assertEqual(toString(bs), "[[0, 2, 3]]").x

	bs = getBounds(Array(1, Array(2, 3)))
	assertEqual(typeOf(bs), "Object/TList").x
	assertEqual(toString(bs), "[[0, 1, 2]]").x

	bs = getBounds(DimArray(1, 2, 3))
	assertEqual(typeOf(bs), "Object/TList").x
	assertEqual(toString(bs), "[[0, 1, 2], [0, 2, 3], [0, 3, 4]]").x

	Dim a(1 To 5, -7 To 2)
	bs = getBounds(a)
	assertEqual(typeOf(bs), "Object/TList").x
	assertEqual(toString(bs), "[[1, 5, 5], [-7, 2, 10]]").x
End Function

Function test_getSizes()
	Dim bs As Variant
	bs = getSizes(Array())
	assertEqual(typeOf(bs), "Object/TList").x
	assertEqual(toString(bs), "[0]").x

	bs = getSizes(Array(1, 2, 3))
	assertEqual(typeOf(bs), "Object/TList").x
	assertEqual(toString(bs), "[3]").x

	bs = getSizes(Array(1, Array(2, 3)))
	assertEqual(typeOf(bs), "Object/TList").x
	assertEqual(toString(bs), "[2]").x

	bs = getSizes(DimArray(1, 2, 3))
	assertEqual(typeOf(bs), "Object/TList").x
	assertEqual(toString(bs), "[2, 3, 4]").x

	Dim a(1 To 5, -7 To 2)
	bs = getSizes(a)
	assertEqual(typeOf(bs), "Object/TList").x
	assertEqual(toString(bs), "[5, 10]").x
End Function


Function test_getDim()
	assertEqual(getDim(Array()), 1).x
	assertEqual(getDim(DimArray(1, 4)), 2).x
	assertEqual(getDim(DimArray(1, 5, 3)), 3).x
End Function

Function test_Array_toString()
	assertEqual(toString(Array()), "Array()").x
	assertEqual(toString(Array(3, 2, "one")), "Array(3, 2, 'one')").x
	assertEqual(toString(Array(Array(1, 2, 3, 4), "five")), "Array(Array(1, 2, 3, 4), 'five')").x
End Function


</script:module>
</file>

<file path=Basic/Standard/M03_List.xml><?xml version="1.0" encoding="utf-8"?>
<!DOCTYPE module  PUBLIC '-//OpenOffice.org//DTD OfficeDocument 1.0//EN'  'module.dtd'>
<script:module xmlns:script="http://openoffice.org/2000/script" script:name="M03_List" script:language="StarBasic">REM  *****  BASIC  *****
Option Explicit

Const TList_tyname = "TList"
Type TList
	tyname As String
	ctor As Object
	head As Variant
	tail As TList
	len As Integer
End Type

Sub Main
	'show(Env_toString(TList))
	test_List()
End Sub

Function TList()
	Static out As Object : If isNull(out) Then
		Dim tv As Variant, t As Variant
		tv = mkTypeVar("a")
		t = mkTypeCtor("List", List(tv))
		out = envEmpty
		out = extend(out, cons, mkArrowType(tv, t))
		out = extend(out, nil, t)
		out = extend(envEmpty, "DataCtors", out)
		'out = extend(out, "TypeArgs", "a")
		out = extend(out, "TypeCtor", t)
		End If
	TList = out
End Function

' --- constructors ---

Function _newList(head As Variant, tail As TList) As TList
	Dim out As New TList
	out.tyname = TList_tyname
	out.head = head
	out.tail = tail
	_newList = out
End Function

Function nil() As TList
	Static out As Object
	If isNull(out) Then
		out = _newList(Empty, Nothing)
		out.ctor = out
		out.len = 0
	End If
	nil = out
End Function

Function cons(Optional x, Optional xs)
	Static oFn As Object : If isNull(oFn) Then : oFn = Fn.cons : End If
	Dim out As Variant
	If isMissing(x) Then :		out = oFn
	ElseIf isMissing(xs) Then : out = apply1(oFn, x)
	ElseIf isList(xs) Then
		out = _newList(x, xs)
		out.ctor = oFn
		out.len = xs.len + 1
	Else
		croak("cons: invalid tail - expected a List but got a " &amp; typeOf(xs) &amp; ":" &amp; NL &amp; toString(xs))
	End If
	cons = out
End Function

' --- destructors ---

Function car(Optional xs As TList) As Variant
	If isMissing(xs) Then : car = Fn.car : Exit Function : End If
	If isNil(xs) Then
		croak("car: nil")
	Else
		car = xs.head
	End If
End Function

Function cdr(Optional xs As TList) As TList
	If isMissing(xs) Then : cdr = Fn.cdr : Exit Function : End If
	If isNil(xs) Then
		croak("cdr: nil")
	Else
		cdr = xs.tail
	End If
End Function

Function length(Optional xs As TList)
	If isMissing(xs) Then : length = Fn.length : Else
		length = xs.len
	End If
End Function

' --- type test ---

Function isList(Optional x As Variant)
	If isMissing(x) Then
		isList = Fn.isList
	Else
		isList = (typeOf(x) = typeOf(nil))
	End If
End Function

' --- ctor test ---

Function isNil(Optional xs As TList)
	If isMissing(xs) Then : isNil = Fn.isNil : Else
		isNil = (xs.len = 0)
	End If
End Function

' --- toString ---

Function TList_toString(xs As TList)
'	concat "[" (concat (foldl1 (\acc.(concat acc) ° (concat ", "))) "[" (map toString xs)) "]"
	Dim result As String
	result = "[" &amp; Join(toArray(map(Fn.toString, xs)), ", ") &amp; "]"
	TList_toString = result
End Function

' --- equality ---

Function TList_equ(xs As TList, ys As TList) As Boolean
	Dim out As Boolean
	out = False
	Dim n As Integer
	n = length(xs)
	
	If n = length(ys) Then
TList_equ_compare_elems:
		If n = 0 Then
			out = True
		Else
			On Local Error Goto TList_equ_end ' if cars are incomparable
			If equ(car(xs), car(ys)) Then
				' tail-call:
				'out = TList_equ(cdr(xs), cdr(ys))
				xs = cdr(xs)
				ys = cdr(ys)
				n = n - 1
				Goto TList_equ_compare_elems
			End If
		End If
	End If
TList_equ_end:
	TList_equ = out
End Function


' --- fns on List ---

Function cadr(xs As TList)
	cadr = car(cdr(xs))
End Function

Function caddr(xs As TList)
	caddr = cadr(cdr(xs))
End Function

Function map(Optional f As Variant, Optional xs As Object)
	Dim result As Variant
	If isMissing(f) Then
		result = Fn.map
	ElseIf isMissing(xs) Then
		result = apply(Fn.map, f)
	Else
		If isArray(xs) Then
			result = toArray(map(f, toList(xs)))
		ElseIf isNil(xs) Then
			result = nil
		Else
			result = cons(apply(f, car(xs)), map(f, cdr(xs)))
		End If
	End If
	map = result
End Function

Function filter( _
	Optional ByRef f As Object, _
	Optional ByVal xs As Variant _
)
	Static oFn As Object : If isNull(oFn) Then : oFn = Fn.filter : End If
	Dim out As Variant
	If isMissing(f) Then
		out = oFn
	ElseIf isMissing(xs) Then
		out = apply(oFn, f)
	Else
		If IsArray(xs) Then
			xs = toList(xs)
		End If
		Dim x As Variant
		out = nil
		While Not(isNil(xs))
			x = car(xs)
			If (apply(f, x)) Then
				out = cons(x, out)
			End If
			xs = cdr(xs)
		Wend
		out = reverse(out)
	End If
	filter = out
End Function

Function skipWhile( _
	Optional ByRef f As Object, _
	Optional ByVal xs As Variant _
)
	Static oFn As Object : If isNull(oFn) Then : oFn = Fn.skipWhile : End If
	Dim out As Variant
	If isMissing(f) Then
		out = oFn
	ElseIf isMissing(xs) Then
		out = apply(oFn, f)
	Else
		If IsArray(xs) Then
			xs = toList(xs)
		End If
		Dim x As Variant
		out = xs
		Do Until isNil(out)
			If apply(f, car(out)) Then
				out = cdr(out)
			Else
				Exit Do
			End If
		Loop
	End If
	skipWhile = out
End Function

Function skipUntil( _
	Optional ByRef f As Object, _
	Optional ByVal xs As Variant _
)
	Static oFn As Object : If isNull(oFn) Then : oFn = Fn.skipUntil : End If
	Dim out As Variant
	If isMissing(f) Then
		out = oFn
	ElseIf isMissing(xs) Then
		out = apply(oFn, f)
	Else
		If IsArray(xs) Then
			xs = toList(xs)
		End If
		Dim x As Variant
		out = xs
		Do Until isNil(out)
			If apply(f, car(out)) Then
				Exit Do
			Else
				out = cdr(out)
			End If
		Loop
	End If
	skipUntil = out
End Function

Function foldl(Optional f As Object, Optional acc, Optional ByVal xs As TList)
	Static oFn As Object : If isNull(oFn) Then : oFn = Fn.foldl : End If
	If isMissing(xs) Then
		If isMissing(acc) Then
			If isMissing(f) Then
				foldl = oFn
			Else
				foldl = apply(oFn, f)
			End If
		Else
			foldl = apply(oFn, f, acc)
		End If
	Else
		If IsArray(xs) Then
			foldl = foldl(f, acc, toList(xs))
		Else
			Dim result As Variant
			result = acc
			While Not(isNil(xs))
				result = apply(f, result, car(xs))
				xs = cdr(xs)
			Wend
			foldl = result
		End If
	End If
End Function

Function foldl1(Optional f As Object, Optional xs As TList)
	Static oFn As Object : If isNull(oFn) Then : oFn = Fn.foldl1 : End If
	If isMissing(f) Then
		foldl1 = oFn
	ElseIf isMissing(xs) Then
		foldl1 = apply(oFn, f)
	Else
		If isNil(xs) Then
			croak("foldl1 on nil")
		End If
		foldl1 = foldl(f, car(xs), cdr(xs))
	End If
End Function

Function foldr(Optional f As Object, Optional acc As Variant, Optional xs As TList)
	Static oFn As Object : If isNull(oFn) Then : oFn = Fn.foldr : End If
	If isMissing(xs) Then
		If isMissing(acc) Then
			If isMissing(f) Then
				foldr = oFn
			Else
				foldr = apply(oFn, f)
			End If
		Else
			foldr = apply(oFn, f, acc)
		End If
	Else
		Dim result As Variant
		If IsNil(xs) Then
			result = acc
		ElseIf IsArray(xs) Then
			result = foldr(f, acc, toList(xs))
		Else
			result = apply(f, car(xs), foldr(f, acc, cdr(xs)))
		End If
		foldr = result
	End If
End Function

' Cannot name this function "append", seems to be a BASIC keyword(?)
Function adjoin(Optional xs As TList, Optional ys As TList)
	Static oFn As Object : If isNull(oFn) Then : oFn = Fn.adjoin : End If
	If isMissing(ys) Then 
		If isMissing(xs) Then
			adjoin = oFn
		Else
			adjoin = apply(oFn, xs)
		End If
	Else
		adjoin = foldr(cons, ys, xs)
	End If
End Function

' Normally this is called "concat" but we already have that for Strings
Function flatten(Optional xs As TList)
	If isMissing(xs) Then
		flatten = foldl(adjoin, nil)
	Else
		flatten = foldl(adjoin, nil, xs)
	End If
End Function

Function reverse(Optional ByVal xs As TList)
	Static oFn As Object : If isNull(oFn) Then : oFn = Fn.reverse : End If
	Dim out As Variant
	If isMissing(xs) Then : out = oFn
	Else
		'out = foldl(swap(cons), nil, xs)
		Dim n As Integer
		n = length(xs)
		If n &lt;= 1 Then
			out = xs
		Else
			out = nil
			Do Until (n = 0)
				out = cons(car(xs), out)
				xs = cdr(xs)
				n = n - 1
			Loop
		End If
	End If
	reverse = out
End Function

Function toArray(ByVal xs As TList)
	Dim n As Integer
	n = length(xs) - 1
	If n = -1 Then
		toArray = Array()
	Else
		Dim out(0 To n)
		Dim i As Integer
		For i = 0 To n
			out(i) = car(xs)
			xs = cdr(xs)
		Next i
		toArray = out
	End If
End Function

Function List(Optional a0, Optional a1, Optional a2, Optional a3, Optional a4, Optional a5, Optional a6, Optional a7, Optional a8, Optional a9, Optional a10)
	If Not(IsMissing(a10)) Then
		croak("List(...): cannot handle more than 10 args")
	End If
	Dim result As TList
	If isMissing(a0) Then
		result = nil
	Else
		' tail-call:
		result = cons(a0, List(a1, a2, a3, a4, a5, a6, a7, a8, a9))
	End If
	List = result
End Function

Function toList(a As Array)
	Dim result As TList
	Set result = nil
	Dim i As Integer, k As Integer
	Select Case getDim(a)
		Case 1
			For i = UBound(a) To LBound(a) Step -1
				result = cons(a(i), result)
			Next i
		Case 2
			For i = UBound(a, 1) To LBound(a, 1) Step -1
				Dim inner As TList
				Set inner = nil
				For k = UBound(a, 2) To LBound(a, 2) Step -1
					inner = cons(a(i, k), inner)
				Next k
				result = cons(inner, result)
			Next i
		Case Else
			croak("cannot handle " &amp; getDim(a) &amp; "-dimensional arrays")
	End Select
	toList = result
End Function
				
'= tests ============================================================

Function test_List()
	test_List_isList()
	test_List_isNil_and_cons()
	test_List_length()
	test_List_fnApp()
	test_List_typeOfAndToString()
	test_List_List()
	test_List_car()
	test_List_cdr()
	test_List_map()
	test_List_filter()
	test_List_skipWhile()
	test_List_skipUntil()
	test_List_foldl()
	test_List_foldl1()
	test_List_foldr()
	test_List_adjoin()
	test_List_flatten()
	test_List_reverse()
	test_List_equ()
End Function

Function test_List_isList()
	assertEqual(isList(Empty), 			False).x
	assertEqual(isList(Nothing), 		False).x
	assertEqual(isList(False),			False).x
	assertEqual(isList(True),			False).x
	assertEqual(isList(""), 			False).x
	assertEqual(isList("foobar"), 		False).x
	assertEqual(isList(0),				False).x
	assertEqual(isList(1),				False).x
	assertEqual(isList(-1),				False).x
	assertEqual(isList(3.1415),			False).x
	assertEqual(isList(Array()),		False).x
	assertEqual(isList(Array(1)),		False).x
	assertEqual(isList(Array(1, "x")),	False).x
	assertEqual(isList(Fn.id),			False).x

	assertEqual(isList(nil),			True).x
	assertEqual(isList(cons(nil, nil)),	True).x
End Function

Function test_List_isNil_and_cons()
	assertEqual(isNil(nil), True).x
'	assertThrows(isNil, Array()).x		' assertThrows can't test call with 0 args
	assertThrows(isNil, Array(Empty)).x
	assertThrows(isNil, Array(Nothing)).x

	assertThrows(cons, Array(42, Empty)).x
	assertThrows(cons, Array(42, Nothing)).x
	assertThrows(cons, Array(42, True)).x
	assertThrows(cons, Array(42, False)).x
	assertThrows(cons, Array(42, 87)).x
	assertThrows(cons, Array(42, "")).x
	assertThrows(cons, Array(42, "foo")).x
	assertThrows(cons, Array(42, Array())).x

	assertEqual(isNil(cons(nil, nil)), False).x
	assertEqual(isNil(cons(0, nil)), False).x
	assertEqual(isNil(cons("", nil)), False).x
	
	assertEqual(isFn(Fn.isNil), True).x	' from Fn object
	assertEqual(isFn(isNil), 	True).x	' from 0-arg call
	assertEqual(arity(isNil),	1).x

	assertEqual(isFn(Fn.cons),	True).x	' from Fn object
	assertEqual(isFn(cons),		True).x	' from 0-arg call
	assertEqual(arity(cons),	2).x

	assertEqual(apply(isNil, nil), True).x
		
	'assertEqual(toString(isNil(Empty)), "['isNil', True, 1]").x
	'assertEqual(apply(isNil, Nothing), True).x
End Function

Function test_List_length()
	assertEqual(length(					nil), 	0).x
	assertEqual(length(			cons(0, nil)), 	1).x
	assertEqual(length(cons(0, 	cons(0, nil))), 2).x

	assertEqual(isFn(Fn.length), 	True).x	' from Fn object
	assertEqual(isFn(length), 		True).x	' from 0-arg call
	assertEqual(arity(length), 		   1).x
	
	assertEqual(apply(length,						nil), 	0).x
	assertEqual(apply(length,				cons(0, nil)), 	1).x
	assertEqual(apply(length,	cons(0, 	cons(0, nil))), 2).x
End Function

Function test_List_fnApp()
	assertEqual(arityF("TList_toString"), 1).x

End Function

Function test_List_typeOfAndToString()
	assertEqual(typeOf(nil), "Object/TList").x
	assertEqual(toString(nil), "[]").x
	
	Dim lst As TList
	Set lst = cons(5, nil)
	assertEqual(typeOf(lst), "Object/TList").x
	assertEqual(toString(lst), "[5]").x

	Dim a As Variant
	a = Array(7)
	assertEqual(Join(a, ", "), "7")

	a = Array(7, 5)
	assertEqual(Join(a, ", "), "7, 5")

	Set lst = cons(7, lst)
	assertEqual(toString(lst), "[7, 5]").x
	Set lst = cons("a", lst)
	assertEqual(toString(lst), "['a', 7, 5]").x
	Set lst = cons("xxx", nil)
	assertEqual(toString(lst), "['xxx']").x

	Set lst = cons(nil, nil)
	assertEqual(toString(lst), "[[]]").x
	Set lst = cons("b", lst)
	assertEqual(toString(lst), "['b', []]").x
	Set lst = cons(cons("a", nil), lst)
	assertEqual(toString(lst), "[['a'], 'b', []]").x
End Function

Function test_List_foo(Optional a0, Optional a1)
	test_List_foo = List(a0, a1)
End Function

Function test_List_List()
	assertEqual(toString(List()), "[]").x
	assertEqual(toString(List(0)), "[0]").x
	assertEqual(toString(List(0, 1)), "[0, 1]").x
	assertEqual(toString(List(0, 1, 2)), "[0, 1, 2]").x
	assertEqual(toString(List(0, 1, 2, 3)), "[0, 1, 2, 3]").x
	assertEqual(toString(List(0, 1, 2, 3, 4)), "[0, 1, 2, 3, 4]").x
	assertEqual(toString(List(0, 1, 2, 3, 4, 5)), "[0, 1, 2, 3, 4, 5]").x
	assertEqual(toString(List(0, 1, 2, 3, 4, 5, 6)), "[0, 1, 2, 3, 4, 5, 6]").x
	assertEqual(toString(List(0, 1, 2, 3, 4, 5, 6, 7)), "[0, 1, 2, 3, 4, 5, 6, 7]").x
	assertEqual(toString(List(0, 1, 2, 3, 4, 5, 6, 7, 8)), "[0, 1, 2, 3, 4, 5, 6, 7, 8]").x
	assertEqual(toString(List(0, 1, 2, 3, 4, 5, 6, 7, 8, 9)), "[0, 1, 2, 3, 4, 5, 6, 7, 8, 9]").x

	'' assertThrows requires the function to be recognized by module "List"
	'assertThrows("List", Array(0, 1, 2, 3, 4, 5, 6, 7, 8, 9, 10)).x
	
	assertEqual(toString(test_List_foo(5)), "[5]").x
	assertEqual(toString(test_List_foo(5, 7)), "[5, 7]").x
End Function

Function test_List_car()
	assertThrows("car", Array(nil)).x
	assertEqual(car(List(1   	)), 1).x
	assertEqual(car(List(2, 1	)), 2).x
	assertEqual(car(List(3, 2, 1)), 3).x

	assertEqual(isFn(Fn.car), 	True).x	' from Fn object
	assertEqual(isFn(car), 		True).x	' from 0-arg call
	assertEqual(arity(car), 	   1).x

	assertEqual(apply(car, List(1   	)), 1).x
	assertEqual(apply(car, List(2, 1	)), 2).x
	assertEqual(apply(car, List(3, 2, 1	)), 3).x
End Function

Function test_List_cdr()
	assertThrows("cdr", Array(nil)).x
	assertEqual(toString(cdr(List(1   	 ))), "[]").x
	assertEqual(toString(cdr(List(2, 1	 ))), "[1]").x
	assertEqual(toString(cdr(List(3, 2, 1))), "[2, 1]").x

	assertEqual(isFn(Fn.cdr), 	True).x	' from Fn object
	assertEqual(isFn(cdr), 		True).x	' from 0-arg call
	assertEqual(arity(cdr), 	   1).x

	assertEqual(toString(apply(cdr, List(1   	))), "[]").x
	assertEqual(toString(apply(cdr, List(2, 1	))), "[1]").x
	assertEqual(toString(apply(cdr, List(3, 2, 1))), "[2, 1]").x
End Function

Function test_List_map()
	assertEqual(toString(map("toString", nil)), "[]").x
	assertEqual(toString(map("toString", List(1))), "['1']").x
	assertEqual(toString(map("toString", List("a"))), "[''a'']").x
	assertEqual(toString(map("toString", List("a", 42))), "[''a'', '42']").x
	assertEqual(toString(map("toString", List(nil, "a", 42))), "['[]', ''a'', '42']").x
	
	assertEqual(arityF("map"), 2).x
	assertEqual(toString(apply("map", "toString", nil)), "[]").x
	assertEqual(toString(apply("map", "toString", List(1))), "['1']").x
	assertEqual(toString(apply("map", "toString", List("a"))), "[''a'']").x
	assertEqual(toString(apply("map", "toString", List("a", 42))), "[''a'', '42']").x
	assertEqual(toString(apply("map", "toString", List(nil, "a", 42))), "['[]', ''a'', '42']").x
End Function

Function test_List_filter()
	Dim p As Object
	assertEqual(arity(filter), 2).x
	
	p = isNil
	assertEqual(arity(filter(p)), 1).x

	assertEqual(toString(filter(p, nil)), 		  	"[]").x
	assertEqual(toString(filter(p, List(nil))),		"[[]]" ).x
	assertEqual(toString(filter(p, List(nil, nil))), "[[], []]").x
	assertEqual(toString(filter(p, _
		List(List(1), List(1, 0), List(nil))  )), _
		"[]").x
	assertEqual(toString(filter(p, _
		List(nil, List(1), nil, List(1, 0), List(nil))  )), _
		"[[], []]").x
	
	p = equ(1)
	assertEqual(arity(filter(p)), 1).x
	assertEqual(toString(filter(p, _
		List(0, 1, 1, 0, 1, 0)  )), _
		"[1, 1, 1]").x
	
	' it preserves order of elements
	p = inRange(2, 4)
	assertEqual(toString(filter(p, _
		List(0, 1, 2, 3, 4, 5))), "[2, 3, 4]").x
End Function

Function test_List_skipWhile()
	Dim f As Object
	f = skipWhile
	assertEqual(arity(f), 2).x
	f = skipWhile(isNil)
	assertEqual(arity(f), 1).x
	
	f = compose(Fn.toString, skipWhile(isNil))

	assertEqual(apply(f, nil),				"[]").x
	assertEqual(apply(f, List(nil)),		"[]" ).x
	assertEqual(apply(f, List(nil, nil)),	"[]").x
	assertEqual(apply(f, List(List(nil), nil)),	"[[[]], []]").x
	assertEqual(apply(f, _
		List(List(1), nil, List(1, 0))), _
		"[[1], [], [1, 0]]").x
	assertEqual(apply(f, _
		List(nil, nil, List(1), nil, List(1, 0))), _
		"[[1], [], [1, 0]]").x
	
	f = compose(Fn.toString, skipWhile(inRange(0, 2)))
	
	assertEqual(apply(f, List(0, 1, 2)), 		  "[]").x
	assertEqual(apply(f, List(0, 1, 2, 3)),		  "[3]").x
	assertEqual(apply(f, List(0, 1, 2, 3, 4, 5)), "[3, 4, 5]").x
	assertEqual(apply(f, List(2, 0, 3, 1, 4, 5)), "[3, 1, 4, 5]").x
	assertEqual(apply(f, List(5, 4, 3, 2, 1, 0)), "[5, 4, 3, 2, 1, 0]").x
End Function

Function test_List_skipUntil()
	Dim f As Object
	f = skipUntil
	assertEqual(arity(f), 2).x
	f = skipUntil(isNil)
	assertEqual(arity(f), 1).x
	
	f = compose(Fn.toString, skipUntil(isNil))

	assertEqual(apply(f, nil),				"[]").x
	assertEqual(apply(f, List(nil)),		"[[]]" ).x
	assertEqual(apply(f, List(nil, nil)),	"[[], []]").x
	assertEqual(apply(f, List(List(nil), nil)),	"[[]]").x
	assertEqual(apply(f, _
		List(List(1), nil, List(1, 0))), _
		"[[], [1, 0]]").x
	assertEqual(apply(f, _
		List(nil, nil, List(1), nil, List(1, 0))), _
		"[[], [], [1], [], [1, 0]]").x
	
	f = compose(Fn.toString, skipUntil(inRange(0, 2)))
	
	assertEqual(apply(f, List(0, 1, 2)), 		  "[0, 1, 2]").x
	assertEqual(apply(f, List(0, 1, 2, 3)),		  "[0, 1, 2, 3]").x
	assertEqual(apply(f, List(0, 1, 2, 3, 4, 5)), "[0, 1, 2, 3, 4, 5]").x
	assertEqual(apply(f, List(2, 0, 3, 1, 4, 5)), "[2, 0, 3, 1, 4, 5]").x
	assertEqual(apply(f, List(5, 4, 3, 2, 1, 0)), "[2, 1, 0]").x
End Function

Function test_List_foldl() 'TODO: check order of args as they come in
	Dim f As Object
	f = Fn.foldl
	assertEqual(isFn(f), True).x
	assertEqual(arity(f),   3).x
	
	f = foldl(concat)
	assertEqual(isFn(f), True).x
	assertEqual(arity(f),   2).x
	
	f = foldl(concat, "xxx")
	assertEqual(isFn(f), True).x
	assertEqual(arity(f),   1).x
	
	assertEqual(apply(f, nil),                      "xxx").x
	assertEqual(apply(f, List("a")),			 	"xxxa").x
	assertEqual(apply(f, List("a", "b")),		 	"xxxab").x
	assertEqual(apply(f, List("a", "b", "c")),	 	"xxxabc").x
	assertEqual(apply(f, List("d", "a", "c", "b")),	"xxxdacb").x

	assertEqual(apply(foldl, add, 1, List(4, 1, 3, 2)), 11).x
End Function

Function test_List_foldl1() 'TODO: check order of args as they come in
	Dim f As Object
	f = Fn.foldl1
	assertEqual(isFn(f), True).x
	assertEqual(arity(f),   2).x
	
	f = foldl1(concat)
	assertEqual(isFn(f), True).x
	assertEqual(arity(f),   1).x
	assertThrows(f, Array(nil)).x
	assertEqual(apply(f, List("a")),			 	"a").x
	assertEqual(apply(f, List("a", "b")),		 	"ab").x
	assertEqual(apply(f, List("a", "b", "c")),	 	"abc").x
	assertEqual(apply(f, List("d", "a", "c", "b")),	"dacb").x

	assertEqual(apply(foldl1, add, List(4, 1, 3, 2)), 10).x
End Function

Function test_List_foldr() 'TODO: check order of args as they come in
	Dim f As Object, i As Integer, a As Variant
	f = Fn.foldr
	assertEqual(isFn(f), True).x
	assertEqual(arity(f),   3).x
	
	f = foldr(concat)
	assertEqual(isFn(f), True).x
	assertEqual(arity(f),   2).x
	
	a = Array(foldr(concat, "xxx"), apply(Fn.foldr, concat, "xxx"))
	For i = LBound(a) To UBound(a)
		f = a(i)
		assertEqual(isFn(f), True).x
		assertEqual(arity(f),   1).x
		
		assertEqual(apply(f, nil),                      "xxx").x
		assertEqual(apply(f, List("a")),			 	"axxx").x
		assertEqual(apply(f, List("a", "b")),		 	"abxxx").x
		assertEqual(apply(f, List("a", "b", "c")),	 	"abcxxx").x
		assertEqual(apply(f, List("d", "a", "c", "b")),	"dacbxxx").x
	Next i
	
	assertEqual(apply(foldr, add, 1, List(4, 1, 3, 2)), 11).x
End Function

Function test_List_adjoin()
	assertEqual(toString(adjoin(nil, nil)), "[]").x
	Dim lst As TList
	Set lst = cons(1, nil)
	assertEqual(toString(adjoin(lst, nil)), "[1]").x
	assertEqual(toString(adjoin(nil, lst)), "[1]").x

	assertEqual(toString(adjoin(lst, lst)), "[1, 1]").x
	Dim lst2 As TList
	Set lst2 = cons(2, nil)
	assertEqual(toString(adjoin(lst, lst2)), "[1, 2]").x
	assertEqual(toString(adjoin(lst2, lst)), "[2, 1]").x
	Set lst2 = cons(3, lst2)
	assertEqual(toString(adjoin(lst, lst2)), "[1, 3, 2]").x
	assertEqual(toString(adjoin(lst2, lst)), "[3, 2, 1]").x
	Set lst = cons(0, lst)
	assertEqual(toString(adjoin(lst, lst2)), "[0, 1, 3, 2]").x
	assertEqual(toString(adjoin(lst2, lst)), "[3, 2, 0, 1]").x
End Function

Function test_List_flatten()
	assertEqual(toString(flatten(nil)), "[]").x
	Dim lst As TList
	Set lst = cons(1, nil)
	assertThrows("flatten", Array(lst)).x
	Set lst = cons(lst, nil)	' [[1]]
	assertEqual(toString(flatten(lst)), "[1]").x
	Set lst = cons(nil, lst)	' [[], [1]]
	assertEqual(toString(flatten(lst)), "[1]").x
	Dim lst2 As TList
	Set lst2 = cons("a", cons("b", nil))
	Set lst = cons(lst2, lst)	' [['a', 'b'], [], [1]]
	assertEqual(toString(flatten(lst)), "['a', 'b', 1]").x
	Set lst2 = cons(lst2, nil)
	Set lst = cons(lst2, lst)	' [[['a', 'b']], ['a', 'b'], [], [1]]
	assertEqual(toString(flatten(lst)), "[['a', 'b'], 'a', 'b', 1]").x
End Function

Function test_List_reverse()
	assertEqual(toString(reverse(nil)), toString(nil)).x
	Dim lst As TList
	Set lst = cons(1, nil)
	assertEqual(toString(reverse(lst)), toString(lst)).x
	Set lst = cons(2, lst)
	assertEqual(toString(reverse(lst)), "[1, 2]").x
	Set lst = cons(3, lst)
	assertEqual(toString(reverse(lst)), "[1, 2, 3]").x
	
	assertEqual(isFn(Fn.reverse), True).x ' from Fn object
	assertEqual(isFn(reverse), 	  True).x ' from 0-arg call
End Function

Function test_List_equ()
	assertEqual(arityF("TList_equ"), 2).x
	
	assertEqual(equ(nil, Empty), False).x	' Empty is comparable to anything
	assertEqual(equ(Empty, nil), False).x

	assertEqual(equ(nil,		Nothing),		False).x	' TList is an Object type,
	assertEqual(equ(Nothing,	nil),			False).x	' ... so it's comparable to Nothing

	assertEqual(equ(nil,		nil),			True).x
	
	assertEqual(equ(List(1), 	nil),			False).x
	assertEqual(equ(nil, 		List(1)),		False).x
	
	assertEqual(equ(List(1), 	List(1)),		True).x
	assertEqual(equ(List(2), 	List(1)),		False).x
	assertEqual(equ(List(1), 	List(2)),		False).x
	
'	assertEqual(equ(List("1"), 	List(1)),		False).x
	assertEqual(equ(List(1, 2), List(1)),		False).x
	assertEqual(equ(List(1), 	List(1, 2)),	False).x
	assertEqual(equ(List(1, 2), List(1, 2)),	True).x
	assertEqual(equ(List(2, 2), List(1, 2)),	False).x
	assertEqual(equ(List(2, 1), List(1, 2)),	False).x

	assertEqual(equ(List(1, 2), List(1, "2")),	False).x

End Function

</script:module>
</file>

<file path=Basic/Standard/M04_Fn.xml><?xml version="1.0" encoding="utf-8"?>
<!DOCTYPE module  PUBLIC '-//OpenOffice.org//DTD OfficeDocument 1.0//EN'  'module.dtd'>
<script:module xmlns:script="http://openoffice.org/2000/script" script:name="M04_Fn" script:language="StarBasic">REM  *****  BASIC  *****
Option Explicit

Const TFn_tyname = "TFn"
Type TFn
	tyname		As String
	str			As Variant
	which		As Variant
	arity 		As Integer
	partialArgs As Variant
	args		As Variant
End Type

Type TFnObjs
	ctorOf		As Object
	
	isEmpty		As Object
	isString	As Object
	
	id 			As Object
	fstArg 		As Object
	sndArg 		As Object
	swap 		As Object
	compose 	As Object
	ite			As Object
	asc			As Object
	chr			As Object
	ucase		As Object
	lcase		As Object
	add			As Object
	mul			As Object
	toString	As Object
	concat		As Object
	readHex		As Object
	equ			As Object
	neq			As Object
	inRange		As Object
	
	TFn_toString	As Object
	applyToList		As Object

	isList		As Object
	isNil		As Object
	cons		As Object
	length		As Object
	car			As Object
	cdr			As Object
	cadr		As Object
	caddr		As Object
	map			As Object
	filter		As Object
	skipWhile	As Object
	skipUntil	As Object
	foldl		As Object
	foldr		As Object
	foldl1		As Object
'	foldr1		As Object
	adjoin		As Object
	flatten 	As Object
	reverse 	As Object
	
	TParser_toString	As Object
	mkParser 			As Object
	pReturn				As Object
	pStr				As Object
	pBind				As Object
	pChoice				As Object
	pMany				As Object
	pMany1				As Object
	pZeroOrOne			As Object
	pZeroOrOne2			As Object
	mkTypeVar			As Object
	maybeMakeArrowType	As Object
	mkTypeCtor			As Object
	mkTupleType			As Object
	
	TASN_dot			As Object
	TASN_toString		As Object
	mkASN				As Object
	mkDtTerminal		As Object
	mkDtCClass			As Object
	mkDtNonterminal		As Object
	mkDtMult			As Object
	
	isPattern			As Object
	TPattern_toString	As Object
	matches				As Object
	
	isExpr				As Object
End Type


Sub Main
	test_Fn()
End Sub


Function Fn
	Static result As Object
	If isNull(result) Then
		Set result = New TFnObjs
		result.ctorOf	= lookupFn("ctorOf")
		
		result.isEmpty	= lookupFn("isEmpty")
		result.isString	= lookupFn("isString")

		result.id      	= lookupFn("id")
		result.fstArg  	= lookupFn("fstArg")
		result.sndArg  	= lookupFn("sndArg")
		result.swap    	= lookupFn("swap")
		result.compose 	= lookupFn("compose")
		result.ite 		= lookupFn("ite")
		result.asc 		= lookupFn("asc")
		result.chr 		= lookupFn("chr")
		result.ucase	= lookupFn("ucase")
		result.lcase	= lookupFn("lcase")
		result.add 		= lookupFn("add")
		result.mul 		= lookupFn("mul")
		result.toString = lookupFn("toString")
		result.concat	= lookupFn("concat")
		result.readHex	= lookupFn("readHex")
		result.equ		= lookupFn("equ")
		result.neq		= lookupFn("neq")
		result.inRange	= lookupFn("inRange")
		
		result.TFn_toString = lookupFn("TFn_toString")
		result.applyToList 	= lookupFn("applyToList")

		result.isList	= lookupFn("isList")
		result.isNil	= lookupFn("isNil")
		result.cons		= lookupFn("cons")
		result.length	= lookupFn("length")
		result.car 		= lookupFn("car")
		result.cdr 		= lookupFn("cdr")
		result.cadr 	= lookupFn("cadr")
		result.caddr 	= lookupFn("caddr")
		result.map		= lookupFn("map")
		result.filter	= lookupFn("filter")
		result.skipWhile = lookupFn("skipWhile")
		result.skipUntil = lookupFn("skipUntil")
		result.foldl	= lookupFn("foldl")
		result.foldr	= lookupFn("foldr")
		result.foldl1	= lookupFn("foldl1")
'		result.foldr1	= lookupFn("foldr1")
		result.adjoin	= lookupFn("adjoin")
		result.flatten	= lookupFn("flatten")
		result.reverse	= lookupFn("reverse")

		result.TParser_toString = lookupFn("TParser_toString")
		result.mkParser	= lookupFn("mkParser")
		result.pReturn	= lookupFn("pReturn")
		result.pStr		= lookupFn("pStr")
		result.pBind	= lookupFn("pBind")
		result.pChoice	= lookupFn("pChoice")
		result.pMany		= lookupFn("pMany")
		result.pMany1		= lookupFn("pMany1")
		result.pZeroOrOne	= lookupFn("pZeroOrOne")
		result.pZeroOrOne2	= lookupFn("pZeroOrOne2")
		result.mkTypeVar		  = lookupFn("mkTypeVar")
		result.maybeMakeArrowType = lookupFn("maybeMakeArrowType")
		result.mkTypeCtor		  = lookupFn("mkTypeCtor")
		result.mkTupleType		  = lookupFn("mkTupleType")

		result.TASN_dot 		= lookupFn("TASN_dot")
		result.TASN_toString 	= lookupFn("TASN_toString")
		result.mkASN			= lookupFn("mkASN")
		result.mkDtTerminal		= lookupFn("mkDtTerminal")
		result.mkDtCClass		= lookupFn("mkDtCClass")
		result.mkDtNonterminal  = lookupFn("mkDtNonterminal")
		result.mkDtMult  		= lookupFn("mkDtMult")
		
		result.isPattern			= lookupFn("isPattern")
		result.TPattern_toString	= lookupFn("TPattern_toString")
		result.matches				= lookupFn("matches")
		
		result.isExpr			= lookupFn("isExpr")
	End If
	Fn = result
End Function

Function newFn(name As String, arity As Integer, Optional typ)
	Dim result As New TFn
	result.tyname = TFn_tyname
	result.which = name
	result.arity = arity
	If Not(isMissing(typ)) Then
		result.str = name &amp; " :: " &amp; typ
	Else
		result.str = name
	End If
	newFn = result
End Function

Function mkPartialApp(fn As Object, arg As Variant)
	Dim result As New TFn
	result.tyname = TFn_tyname
	Dim baseArity As Integer, newArity As Integer
	Dim args As Variant
	If isPartialApp(fn) Then
		Dim innerArity As Integer, argPos As Integer
		Dim innerArgs As Variant
		result.which = fn.which
		innerArity = fn.arity
		baseArity = fn.which.arity
		newArity = innerArity - 1
		argPos = baseArity - newArity - 1
		ReDim args(0 To baseArity - 2)
		args(argPos) = arg
		innerArgs = fn.args
		Do
			argPos = argPos - 1
			args(argPos) = innerArgs(argPos)
		Loop Until argPos = 0
		result.args = args
		result.partialArgs = cons(arg, partialArgs(fn))
	Else
		result.which = fn
		baseArity = fn.arity
		newArity = baseArity - 1
		ReDim args(0 To baseArity - 2)
		args(0) = arg
		result.args = args
		result.partialArgs = cons(arg, nil)
	End If
	result.arity = newArity
	mkPartialApp = result
End Function

Function TFn_toString(ByVal f)
	Dim result As String, r As Integer, n As String, h As Variant, t As Object, k As Integer
	f = asFn(f)
	r = arity(f)
	n = getFnName(f)
	k = 0
	If isPartialApp(f) Then
		t = reverse(partialArgs(f))
		If n = "compose" Then
			If r = 1 Then
				'result = "\a" &amp; k &amp; "." &amp; TFn_toString(car(t)) &amp; " (" &amp; TFn_toString(cadr(t)) &amp; " a" &amp; k &amp; ")"
				'k = k + 1
				result = TFn_toString(car(t)) &amp; " ° " &amp; TFn_toString(cadr(t))
				'result = "(" &amp; result &amp; ")"
			Else ' r = 2
				result = n &amp; TFn_toString(car(t))
				result = "(" &amp; result &amp; ")"
				'croak("TFn_toString/NYI: compose partially applied to just 1 arg")
			End If
		ElseIf (n = "swap") And (r = 1) Then
			Dim g As Object, x As Object
			g = car(t)
			x = cadr(t)
			If getFnName(g) = "cons" Then
				If isNil(x) Then
					result =  "\a" &amp; k &amp; ".[a" &amp; k &amp; "]"
					k = k + 1
				Else
					result =  "\a" &amp; k &amp; ".cons a" &amp; k &amp; " " &amp; toString(x)
					k = k + 1
				EndIf
			Else
				result =  "\a" &amp; k &amp; "." &amp; TFn_toString(g) &amp; " a" &amp; k &amp; " " &amp; toString(x)
				k = k + 1
			End If
		Else
			result = "(" &amp; n '&amp; "_" &amp; r
			While Not(isNil(t))
				h = car(t)
				t = cdr(t)
				If (isFn(h)) Then
					result = result &amp; " " &amp; TFn_toString(h)
				Else
					result = result &amp; " " &amp; toString(h)
				End If
			Wend
			result = result &amp; ")"
		End If
	Else
		result = n '&amp; "_" &amp; r
	End If
	TFn_toString = result
End Function

Function fnObjs()
	Static result As Object
	If IsNull(result) Then
		result = toList(Array(_
			newFn("ctorOf",			1, "Any -&gt; Maybe DataCtor"), _
			_
			newFn("isEmpty",		1, "Any -&gt; Bool"), _
			newFn("isString",		1, "Any -&gt; Bool"), _
			_
			newFn("toString",		1, "Any -&gt; Str"), _
			newFn("id",				1, "a -&gt; a"), _
			newFn("fstArg",			2, "a -&gt; b -&gt; a"), _
			newFn("sndArg",			1, "a -&gt; b -&gt; b"), _
			newFn("swap",			3, "(b -&gt; a -&gt; c) -&gt; a -&gt; b -&gt; c"), _
			newFn("compose",		3, "(b -&gt; c) -&gt; (a -&gt; b) -&gt; a -&gt; c"), _
			newFn("ite",			4, "(a -&gt; Bool) -&gt; (a -&gt; b) -&gt; (a -&gt; b) -&gt; a -&gt; b"), _
			newFn("add",			2, "Long -&gt; Long -&gt; Long"), _
			newFn("mul",			2, "Long -&gt; Long -&gt; Long"), _
			newFn("inRange",		3, "Long -&gt; Long -&gt; Long -&gt; Bool"), _
			newFn("equ",			2, "a -&gt; a -&gt; Bool"), _
			newFn("neq",			2, "a -&gt; a -&gt; Bool"), _
			newFn("concat",			2, "Str -&gt; Str -&gt; Str"), _
			newFn("asc",			1, "Char -&gt; Int"), _
			newFn("chr",			1, "Int -&gt; Char"), _
			newFn("ucase",			1, "Str -&gt; Str"), _
			newFn("lcase",			1, "Str -&gt; Str"), _
			newFn("readHex",		1, "Str -&gt; Long"), _
			_
			newFn("TFn_toString",	1, "(a -&gt; b) -&gt; Str"), _
			newFn("applyToList",	2), _
			newFn("existsF",		1), _
			newFn("arityF", 		1), _
			_
			newFn("TList_toString",	1), _
			newFn("TList_equ",		2), _
			newFn("isList",			1, "Any -&gt; Bool"), _
			newFn("isNil",			1, "[a] -&gt; Bool"), _
			newFn("cons",			2, "a -&gt; [a] -&gt; [a]"), _
			newFn("length",			1), _
			newFn("car",			1), _
			newFn("cdr",			1), _
			newFn("cadr",			1), _
			newFn("caddr",			1), _
			newFn("map",			2, "(a -&gt; b) -&gt; [a] -&gt; [b]"), _
			newFn("filter",			2, "(a -&gt; Bool) -&gt; [a] -&gt; [a]"), _
			newFn("skipWhile",		2, "(a -&gt; Bool) -&gt; [a] -&gt; [a]"), _
			newFn("skipUntil",		2, "(a -&gt; Bool) -&gt; [a] -&gt; [a]"), _
			newFn("foldl",			3), _
			newFn("foldr",			3), _
			newFn("foldl1",			2), _
			newFn("foldr1",			2), _
			newFn("adjoin",			2), _
			newFn("flatten",		1, "List List a -&gt; List a"), _
			newFn("reverse",		1, "List a -&gt; List a"), _
			_
			newFn("TParser_toString",	1, "Parser a -&gt; Str"), _
			newFn("mkParser",			2, "Str -&gt; Any -&gt; Parser a"), _
			newFn("pReturn",			1, "a -&gt; Parser a"), _
			newFn("pStr",				1, "Str -&gt; Parser Str"), _
			newFn("pBind",				2, "Parser a -&gt; (a -&gt; Parser b) -&gt; Parser b"), _
			newFn("pChoice",			2, "Parser a -&gt; Parser a -&gt; Parser a"), _
			newFn("pMany",				1, "Parser a -&gt; Parser [a]"), _
			newFn("pMany1",				1, "Parser a -&gt; Parser [a]"), _
			newFn("pZeroOrOne",			1, "Parser a -&gt; Parser (Maybe a)"), _
			newFn("pZeroOrOne2",		2, "Parser a -&gt; a -&gt; Parser a"), _
			newFn("mkTypeVar",			1, "Char -&gt; Str"), _
			newFn("maybeMakeArrowType",	2, "Typ -&gt; Maybe Typ -&gt; Typ"), _
			newFn("mkTypeCtor",			2, "Str -&gt; [Typ] -&gt; Typ"), _
			newFn("mkTupleType",		2, "Typ -&gt; [Typ] -&gt; Typ"), _
			_
			newFn("TASN_dot",			2, "Str -&gt; ASN -&gt; Any"), _
			newFn("TASN_toString",		1, "ASN -&gt; Str"), _
			newFn("mkASN",				3, "Any -&gt; a -&gt; [b] -&gt; ASN"), _
			newFn("mkDtTerminal",		1, "Str -&gt; ASN"), _
			newFn("mkDtCClass",			2, "Str -&gt; Str -&gt; ASN"), _
			newFn("mkDtNonterminal",	2, "Str -&gt; [ASN] -&gt; ASN"), _
			newFn("mkDtMult",			2, "Str -&gt; [ASN] -&gt; ASN"), _
			_
			newFn("isPattern",			1, "Any -&gt; Bool"), _
			newFn("TPattern_toString",	1, "Pattern a -&gt; Str"), _
			newFn("matches",			3, "Pattern a -&gt; Maybe Env -&gt; a -&gt; Maybe Env"), _
			_
			newFn("isExpr",				1, "Any -&gt; Bool") _
	))
	End If
	fnObjs = result
End Function

Function lookupFn(name As String) As Variant
	Dim result As Variant
	Dim fs As Object
	fs = fnObjs
	While Not(isNil(fs))
		If (getFnName(car(fs)) = name) Then
			result = car(fs)
			fs = nil
		Else
			fs = cdr(fs)
		End If
	Wend
	lookupFn = result
End Function

Function existsF(fName As String) As Boolean
	existsF = Not(isEmpty(lookupFn(fName)))
End Function

Function arityF(fName As String) As Integer
	If Not(existsF(fName)) Then
		arityF = -1
	Else
		arityF = arity(lookupFn(fName))
	End If
End Function

Function arity(fn As Object) As Integer
	arity = fn.arity
End Function

Function getFnTypeStr(f As Object) As String
	Dim fName As String
	fName = getFnName(f)
	getFnTypeStr = Mid(f.str, Len(fName &amp; " :: ") + 1)
End Function

Function isFn(ByVal fn As Variant) As Boolean
	If isObject(fn) Then
		Dim oFn As Object
		Set oFn = fn
		On Local Error Goto isFn_returnsFalse
		oFn.which
		oFn.arity
		oFn.partialArgs
		isFn = True
		Exit Function
	End If
isFn_returnsFalse:
	isFn = False
End Function

Function asFn(fn As Variant, Optional ByVal msg As String)
	Dim f As Variant
	If isString(fn) Then
		f = lookupFn(fn)
		If isEmpty(f) Then
			If isMissing(msg) Then : msg = "" : Else : msg = msg &amp; CR : End If
			croak(msg &amp; "unknown function: " &amp; toString(fn))
		End If
	Else
		f = fn
	End If
	If Not(isFn(f)) Then
		If isMissing(msg) Then : msg = "" : Else : msg = msg &amp; CR : End If
		croak(msg &amp; "not a valid function: " &amp; toString(f))
	End If
	asFn = f
End Function

Function isPartialApp(fn As Object) As Boolean
	isPartialApp = Not(isEmpty(fn.partialArgs))
End Function

Function partialArgs(fn As Object)	' ATTENTION: stored in reverse order!
	Dim result As Object
	If isPartialApp(fn) Then
		result = fn.partialArgs
	Else
		result = nil
	End If
	partialArgs = result
End Function

Function getFnName(f As Object)
	If isPartialApp(f) Then
		getFnName = getFnName(f.which)
	Else
		getFnName = f.which
	End If
End Function

Function apply1(ByVal fn As Variant, ByVal arg As Variant)
	Dim result As Variant, r As Integer
	fn = asFn(fn)	' makes sure it really is a function
	r = arity(fn)
	If r = 1 Then
		result = applyLast(fn, arg)
	Else
		result = mkPartialApp(fn, arg)
	End If
	apply1 = result
End Function

Function applyLast(ByVal fn As Object, arg As Variant)
	Dim result As Variant
	Dim reverseArgs As Object
	Dim baseArity As Integer
	Dim args As Variant
	Dim name As String
	If isPartialApp(fn) Then
		reverseArgs = partialArgs(fn)
		args = fn.args
		fn = fn.which
	Else
		reverseArgs = nil
	End If
	baseArity = fn.arity
	name = fn.which
	Dim a0 As Variant, a1 As Variant, a2 As Variant, a3 As Variant
	On baseArity(fn) Goto applyLast_of_one, applyLast_of_two, applyLast_of_three, applyLast_of_four
	Goto applyLast_of_fiveOrMore
applyLast_of_one:
	a0 = arg
	Select Case name
		Case "ctorOf":		result = ctorOf(	a0)
		
		Case "isEmpty":		result = isEmpty(	a0)
		Case "isString":	result = isString(	a0)

		Case "id": 			result = a0
		Case "sndArg":		result = sndArg(	a0)
		Case "asc":			result = Asc(		a0)
		Case "chr":			result = Chr(		a0)
		Case "ucase":		result = UCase(		a0)
		Case "lcase":		result = LCase(		a0)
		Case "toString":	result = toString(	a0)
		Case "readHex":		result = readHex(	a0)
		Case "isList":		result = isList(	a0)
		Case "isNil":		result = isNil(		a0)
		Case "length":		result = length(	a0)
		Case "car":			result = car(		a0)
		Case "cdr":			result = cdr(		a0)
		Case "cadr":		result = cadr(		a0)
		Case "caddr":		result = caddr(		a0)
		Case "flatten":		result = flatten(	a0)
		Case "reverse": 	result = reverse(	a0)
		Case "toArray": 	result = toArray(	a0)
		Case "pStr": 		result = pStr(		a0)
		Case "pReturn":		result = pReturn(	a0)
		Case "pMany":		result = pMany(		a0)
		Case "pMany1":		result = pMany1(	a0)
		Case "pZeroOrOne":	result = pZeroOrOne(a0)
		Case "mkTypeVar":	result = mkTypeVar(	a0)
		Case "TFn_toString":		result = TFn_toString(		a0)
		Case "TList_toString":		result = TList_toString(	a0)
		Case "TParser_toString":	result = TParser_toString(	a0)
		Case "TASN_toString":		result = TASN_toString(		a0)
		Case "mkDtTerminal":		result = mkDtTerminal(		a0)
		Case "isPattern":			result = isPattern(	a0)
		Case "TPattern_toString":	result = TPattern_toString(	a0)
		Case "isExpr":				result = isExpr(			a0)
		Case Else
			Goto applyLast_doTheCall
	End Select
	applyLast = result
	Exit Function
applyLast_of_two:
	a0 = car(reverseArgs) 'fn.args(0)
	a1 = arg
	Select Case name
		Case "fstArg":		result = a0
		Case "add":			result = CLng(a0 + a1)
		Case "mul":			result = CLng(a0 * a1)
		Case "concat":		result = a0 &amp; a1
		Case "equ":			result = equ(			a0, a1)
		Case "neq":			result = Not(equ(		a0, a1))
		Case "applyToList":	result = applyToList(	a0, a1)
		Case "cons":		result = cons(			a0, a1)
		Case "map":			result = map(			a0, a1)
		Case "filter":		result = filter(		a0, a1)
		Case "skipWhile":	result = skipWhile(		a0, a1)
		Case "skipUntil":	result = skipUntil(		a0, a1)
		Case "foldl1":		result = foldl1(		a0, a1)
'		Case "foldr1":		result = foldr1(		a0, a1)
		Case "adjoin":		result = adjoin(		a0, a1)
		Case "mkParser":	result = mkParser(		a0, a1)
		Case "pBind":		result = pBind(			a0, a1)
		Case "pChoice":		result = pChoice(		a0, a1)
		Case "pZeroOrOne2":	result = pZeroOrOne2(	a0, a1)
		Case "maybeMakeArrowType": result = maybeMakeArrowType(a0, a1)
		Case "mkTypeCtor":	result = mkTypeCtor(	a0, a1)
		Case "mkTupleType":	result = mkTupleType(	a0, a1)
		Case "TASN_dot":	result = TASN_dot(		a0, a1)
		Case "mkDtCClass":	result = mkDtCClass(	a0, a1)
		Case "mkDtNonterminal":	result = mkDtNonterminal(	a0, a1)
		Case "mkDtMult":		result = mkDtMult(	a0, a1)
		Case Else
			Goto applyLast_doTheCall
	End Select
	applyLast = result
	Exit Function
applyLast_of_three:
	a0 = cadr(reverseArgs) 'fn.args(0)
	a1 = car(reverseArgs) 'fn.args(1)
	a2 = arg
	Select Case name
		Case "swap":		result = apply(a0, a2, a1)
		Case "compose":		result = _compose(a0, a1, a2)	'	apply(a0, apply(a1, a2))	'
		Case "inRange":		result = CBool( (a0 &lt;= a2) And (a2 &lt;= a1) )
		Case "foldl":		result = foldl(		a0, a1, a2)
		Case "foldr":		result = foldr(		a0, a1, a2)
		Case "mkASN":		result = mkASN(		a0, a1, a2)
		Case "matches":		result = matches(	a0, a1, a2)
		Case Else
			Goto applyLast_doTheCall
	End Select
	applyLast = result
	Exit Function
applyLast_of_four:
	a0 = caddr(reverseArgs) 'fn.args(0)
	a1 = cadr(reverseArgs) 'fn.args(1)
	a2 = car(reverseArgs) 'fn.args(2)
	a3 = arg
	Select Case name
		Case "ite"
			If applyLast(a0, a3) Then
				result = apply1(a1, a3)
			Else
				result = apply1(a2, a3)
			End if
		Case Else
			Goto applyLast_doTheCall
	End Select
	applyLast = result
	Exit Function
applyLast_of_fiveOrMore:
	croak("NYI: applyLast_fiveOrMore")
applyLast_doTheCall:
	reverseArgs = cons(arg, reverseArgs)
	result = applyBuiltinRev(fn, reverseArgs)
	applyLast = result
End Function

Function applyBuiltinRev(fn As Object, ByVal reverseArgs As Object)
	Dim result As Variant
	Dim r As Integer, n As Integer
	r = arity(fn)
	n = length(reverseArgs)
	If (r &lt;&gt; n) Then
		croak("applyBuiltinRev: arity = " &amp; r &amp; " &lt;&gt; #args = " &amp; n)
	End If
	' Do NOT call or apply "reverse"!
	Dim a(0 To n - 1)
	Dim i As Integer
	For i = n - 1 To 0 Step -1
		a(i) = car(reverseArgs)
		reverseArgs = cdr(reverseArgs)
	Next i
	Select Case getFnName(fn)
		Case "arityF":				result = arityF(			a(0)				)
		Case "existsF":				result = existsF(			a(0)				)
		Case "TList_equ":			result = TList_equ(			a(0), a(1)			)
		Case Else
			croak("applyBuiltinRev: unknown function '" &amp; getFnName(fn) &amp; "'")
	End Select	
	applyBuiltinRev = result
End Function

Function applyToList(Optional ByVal f As Variant, Optional ByVal args As Object)
	Static oFn As Object : If isNull(oFn) Then : oFn = Fn.applyToList : End If
	Dim result As Variant
	If isMissing(args) Then
		If isMissing(f) Then
			result = oFn
		Else
			f = asFn(f, "applyToList: invalid 1st arg")
			result = apply1(oFn, f)
		End If
	ElseIf isNil(args) Then
		Dim fstr As String
		fstr = toString(f)
		croak("applyToList: empty args list for " &amp; CR &amp; fstr)
	Else
		' applyToList = foldl apply1 f args
		f = asFn(f, "applyToList: invalid 1st arg")
		result = f
		While Not(isNil(args))
			result = apply1(result, car(args))
			args = cdr(args)
		Wend
	End If
	applyToList = result
End Function

Function _apply(fn As Object, Optional a0, Optional a1, Optional a2, Optional a3, Optional a4)
	If isMissing(a0) Then
		_apply = fn
	ElseIf isMissing(a1) Then
		_apply = apply1(fn, a0)
	ElseIf isMissing(a2) Then
		_apply = apply1(apply1(fn, a0), a1)
	ElseIf isMissing(a3) Then
		_apply = apply1(apply1(apply1(fn, a0), a1), a2)
	ElseIf isMissing(a4) Then
		_apply = apply1(apply1(apply1(apply1(fn, a0), a1), a2), a3)
	Else
		croak("_apply/NYI: more than 4 args")
	End If
End Function

Function apply(ByVal fn As Variant, a0, Optional a1, Optional a2, Optional a3, Optional a4, Optional a5, Optional a6, Optional a7, Optional a8, Optional a9, Optional a10)
	Dim args As Object
	If Not(isFn(fn)) Then
'		croak("apply: invalid 1st arg:" &amp; CR &amp; toString(fn))
	End If
	fn = asFn(fn, "apply: invalid 1st arg")
	If isMissing(a1) Then
		If arity(fn) = 1 Then
			apply = applyLast(fn, a0)
		Else
			apply = apply1(fn, a0)
		End If
	ElseIf isMissing(a2) Then
		apply = apply1(apply1(fn, a0), a1)
	ElseIf isMissing(a3) Then
		apply = apply1(apply1(apply1(fn, a0), a1), a2)
	Else
		args = List(a0, a1, a2, a3, a4, a5, a6, a7, a8, a9, a10)
		apply = applyToList(fn, args)
	End If
End Function

'= tests ============================================================

Function test_Fn()
	Dim i As Integer
		
	Dim fId As Variant
	fId = Fn.id
	assertEqual(isPartialApp(fId), False).x
	assertEqual(arity(fId), 1).x
	assertEqual(apply(fId, 0), id(0)).x
	
	Dim temp As Object
	temp = fId ' do not access fields on fId directly...!
	assertEqual(temp.tyname &lt;&gt; "", True).x
	

	Dim fCar As Variant
	fCar = Fn.car
	assertEqual(isPartialApp(fCar), False).x
	assertEqual(isNil(partialArgs(fCar)), True).x
	assertEqual(arity(fCar), 1).x
	
	assertEqual( apply1(fCar, List(9)), 9 ).x
	assertEqual( apply1(fCar, List("a")), "a" ).x
		
	Dim fEqu As Variant
	fEqu = Fn.equ
	assertEqual(isPartialApp(fEqu), False).x
	assertEqual(isNil(partialArgs(fEqu)), True).x
	assertEqual(arity(fEqu), 2).x
	assertEqual(apply(fEqu, 1, 2), False).x
	assertEqual(apply(fEqu, 1, 1), True).x
	
	Dim eq5 As Variant
	eq5 = apply(fEqu, 5)
	assertEqual(isPartialApp(eq5), True).x
	assertEqual(isNil(partialArgs(eq5)), False).x
	assertEqual(arity(eq5), 1).x
	
	' partially applied fns also have a proper .tyname:
	' Note typeOf is the BASIC type, not the actual fn type
	assertEqual(typeOf(eq5), typeOf(fId)).x
	
	Dim eq5_7 As Variant
	eq5_7 = apply1(eq5, 7)
	assertEqual(eq5_7, False).x

	Dim eq5_5 As Variant
	eq5_5 = apply1(eq5, 5)
	assertEqual(eq5_5, True).x

	Dim konst5 As Variant
	konst5 = apply1(Fn.fstArg, 5)
	assertEqual(isPartialApp(konst5), True).x
	assertEqual(arity(konst5), 1).x
	assertEqual(apply1(konst5, 7), 	5).x
	' easy partial application:
	assertEqual(arity(fstArg), 2).x
	konst5 = fstArg(5)
	assertEqual(arity(konst5), 1).x
	assertEqual(apply(konst5, 7), 	5).x
	assertEqual(fstArg(5, 7), 		5).x
		
	Dim sndArg5 As Variant
	sndArg5 = apply1(Fn.sndArg, 5)
	
	assertEqual(arity(sndArg5), 1).x
	assertEqual(apply1(sndArg5, 7), 7).x
	
	' easy partial application:
	sndArg5 = sndArg(5)
	assertEqual(arity(sndArg5), 1).x
	assertEqual(apply(sndArg5, 7), 	7).x
	assertEqual(sndArg(5, 7), 		7).x
		
	Dim fIte As Variant
	fIte = Fn.ite
	assertEqual(isPartialApp(fIte), False).x
	assertEqual(arity(fIte), 4).x

	Dim iteKFalse As Variant
	iteKFalse = apply1(fIte, fstArg(False))
	assertEqual(isPartialApp(iteKFalse), True).x
	assertEqual(arity(iteKFalse), 3).x

	Dim iteKFalseK42 As Variant
	iteKFalseK42 = apply1(iteKFalse, fstArg(42))
	assertEqual(isPartialApp(iteKFalseK42), True).x
	assertEqual(arity(iteKFalseK42), 2).x
	
	Dim iteKFalseK42Id As Variant
	iteKFalseK42Id = apply1(iteKFalseK42, id)
	assertEqual(arity(iteKFalseK42Id), 1).x

	assertEqual(apply(iteKFalseK42Id, "Seven"), "Seven").x
	Dim iteKTrueK42Id As Variant, KTrue As Variant, K42 As Variant
	iteKTrueK42Id = ite(fstArg(True), fstArg(42), fId)
	assertEqual(arity(iteKTrueK42Id), 1).x
	assertEqual(apply(iteKTrueK42Id, "Seven"), 42).x
'	MsgBox( toString(iteFalse42Seven) )

	Dim fAsc As Variant
	fAsc = Fn.asc
	assertEqual(arity(fAsc), 1).x
	assertEqual(apply(fAsc, " "), 		Asc(" ")).x
	assertEqual(apply(fAsc, TAB), 	       9).x
	assertEqual(apply(fAsc, CR), 	      13).x
	assertEqual(apply(fAsc, "0"), 		Asc("0")).x
	assertEqual(apply(fAsc, "9"), 		Asc("9")).x
	assertEqual(apply(fAsc, "A"), 		Asc("A")).x
	assertEqual(apply(fAsc, "B"), 		Asc("B")).x
	assertEqual(apply(fAsc, "Z"), 		Asc("Z")).x

	Dim fChr As Variant
	fChr = Fn.chr
	assertEqual(arity(fChr), 1).x
	assertEqual(apply(fChr,  9), 	TAB).x
	assertEqual(apply(fChr, 13), 	CR).x
	assertEqual(apply(fChr, 32), 	Chr(32)).x
	assertEqual(apply(fChr, 48), 	Chr(48)).x
	assertEqual(apply(fChr, 65), 	Chr(65)).x
	assertEqual(apply(fChr, 66), 	Chr(66)).x
	assertEqual(apply(fChr, 90), 	Chr(90)).x


	Dim fAdd As Variant
	fAdd = Fn.add
	assertEqual(arity(fAdd), 2).x
	assertEqual(apply(fAdd,  0,  0), 	add(0, 0)).x
	assertEqual(apply(fAdd,  0,  1), 	add(0, 1)).x
	assertEqual(apply(fAdd,  7, -5), 	add(7, -5)).x
	' partial application
	fAdd = apply(fAdd, 65535)
	assertEqual(apply(fAdd, 65535), add(65535, 65535)).x

	Dim fMul As Variant
	fMul = Fn.mul
	assertEqual(arity(fMul), 2).x
	assertEqual(apply(fMul,  0,  0), 	mul(0, 0)).x
	assertEqual(apply(fMul,  0,  1), 	mul(0, 1)).x
	assertEqual(apply(fMul,  7, -5), 	mul(7, -5)).x
	' partial application
	fMul = apply(fMul, 65535)
	assertEqual(apply(fMul, 32767), mul(65535, 32767)).x

	Dim fReadhex As Variant
	fReadHex = Fn.readHex
	assertEqual(arity(fReadHex), 1).x
	assertEqual(apply(fReadHex,  "0"),  readHex("0")).x
	assertEqual(apply(fReadHex,  "1"),  readHex("1")).x
	assertEqual(apply(fReadHex,  "2"),  readHex("2")).x
	assertEqual(apply(fReadHex,  "3"),  readHex("3")).x
	assertEqual(apply(fReadHex,  "4"),  readHex("4")).x
	assertEqual(apply(fReadHex,  "5"),  readHex("5")).x
	assertEqual(apply(fReadHex,  "6"),  readHex("6")).x
	assertEqual(apply(fReadHex,  "7"),  readHex("7")).x
	assertEqual(apply(fReadHex,  "8"),  readHex("8")).x
	assertEqual(apply(fReadHex,  "9"),  readHex("9")).x

	assertEqual(apply(fReadHex,  "A"),  readHex("A")).x
	assertEqual(apply(fReadHex,  "a"),  readHex("a")).x

	assertEqual(apply(fReadHex,  "F"),  readHex("F")).x
	assertEqual(apply(fReadHex,  "f"),  readHex("f")).x


	assertEqual(arityF("arityF"), 1).x
	assertEqual(arityF("applyToList"), 2).x

	assertEqual(apply("arityF",  "foo"),            -1).x
	assertEqual(apply("arityF",  "arityF"),          1).x
	assertEqual(apply("arityF",  "applyToList"),     2).x

	assertEqual(apply("toString", "abcd"), "'abcd'").x
End Function

</script:module>
</file>

<file path=Basic/Standard/M05_Parser.xml><?xml version="1.0" encoding="utf-8"?>
<!DOCTYPE module  PUBLIC '-//OpenOffice.org//DTD OfficeDocument 1.0//EN'  'module.dtd'>
<script:module xmlns:script="http://openoffice.org/2000/script" script:name="M05_Parser" script:language="StarBasic">REM  *****  BASIC  *****
Option Explicit

Const TParser_tyname = "TParser"

Type Parser
	tyname As String
	id As Integer
	tp As String
	st As Variant
	st0 As Variant
	st1 As Variant
	st2 As Variant
	st3 As Variant
	st4 As Variant
	str As String
	typ As String
End Type

Public applyP_callCount 			As Integer
Public _applyP_callCount(0 To 1) 	As Integer
Public applyP_return 				As Integer
Public applyP_fail 					As Integer
Public applyP_item 					As Integer
Public applyP_bind 					As Integer
Public applyP_bind_K_x 				As Integer
Public applyP_bind_K_return 		As Integer
Public applyP_bind_B_f_g 			As Integer
Public applyP_bind_B_return_g 		As Integer
Public applyP_bind_other 			As Integer
Public applyP_choice 				As Integer
Public applyP_zeroOrOne 			As Integer
Public applyP_many1 				As Integer
Public applyP_str 					As Integer
Public applyP_seq 					As Integer
Public applyP_skip 					As Integer
Public applyP_sat 					As Integer
Public applyP_end 					As Integer
Public applyP_ind 					As Integer

Sub Main
	test_Parser()
	Stop
	Dim s As String
	Set pHexLit = pSeq(Array(pStr("0x"), pHexNum), "sndArg")
	Dim p As Parser 
	'pChoice(pItem(), pReturn("bar"))
	Set p = pSeq(Array(pHexLit, pMany(pWhite)), "fstArg")
	s = "FF 0x1F __µ 0"

	MsgBox( _
		"applying parser '" &amp; p.tp &amp; "' to " &amp; toString(s) &amp; ": " &amp; CR _
		&amp; toString(applyP(p, s)) _
	)
End Sub

'==================================================================

Function isParser(x As Variant)
	isParser = (typeOf(x) = typeOf(pFail))
End Function


' TODO: TParser_toString: seriously work out where to put parens and where not
Function TParser_toString(Optional ByVal p As Variant)
	Dim result As Variant
	If isMissing(p) Then
		result = Fn.TParser_toString
	Else
		If isString(p) Then
			p = lookupParser(p)
		End If
		Dim rules As Object, seen As Object
		rules = nil
		seen = nil
		result = _TParser_toString(p, 0, "", False, rules, seen)
		If Not(isNil(rules)) Then
			Dim newLine As String
			newLine = NL
			result = result &amp; " where" &amp; NL _
				   &amp; Join(toArray(rules), NL)
		End If
		While Not(isNil(seen))
			car(seen).st2 = False
			seen = cdr(seen)
		Wend
	End If
	TParser_toString = result
End Function

Function _TParser_toString( _
	ByVal p As Object, _
	ByRef k As Integer, _
	ByVal indent As String, _
	ByVal isNewLines As Boolean, _
	ByRef rules As Object, _
	ByRef seen As Object _
)
	Dim result As String, f As Object
	Dim q As Object
	If p.str &lt;&gt; "" Then
		result = p.str
	ElseIf isPMany(p) Then
		' it has shape (many1 q)?
		q = p.st0.st0
		If (q.tp = "choice") Or (q.tp = "bind") Then
			result = "(" &amp; _TParser_toString( _
						q, k, indent &amp; " ", False, rules, seen) _
				   &amp; ")"
		Else
			result = _TParser_toString( _
						q, k, indent, False, rules, seen)
		End If
		result = result &amp; "*"
	ElseIf isPZeroOrOne(p) Then
		q = p.st0
		If (q.tp = "choice") Or (q.tp = "bind") Then
			result = "(" &amp; _TParser_toString( _
						q, k, indent &amp; " ", False, rules, seen) _
				   &amp; ")"
		Else
			result = _TParser_toString( _
						q, k, indent, False, rules, seen)
		End If
		result = result &amp; "?"
	Else : Select Case p.tp
		Case "ind"
			Dim name As String
			name = getPIndName(p)
			If p.st2 Then ' seen it before
				result = name
			ElseIf isNull(p.st0) Then ' yet uninitialized indirection
				result = "(ind " &amp; p.st1 &amp; " Nothing)"	' p.st1 ' contains a name like Rule_123
			Else ' initialized but not seen before
				p.st2 = True	' set the "visited"-mark
				seen = cons(p, seen)
				result = name &amp; " ::= "
				' In the new rule, start over fresh indent and var counter
				indent = Space(Len(result))
				Dim j As Integer
				j = 0
				result = result &amp; _TParser_toString( _
					p.st0, j, indent, True, rules, seen)
				rules = cons(result, rules)
				result = name	' just return the name
			End If
		Case "sat"
			result = "(sat "
			If isPartialApp(p.st) Then
				result = result &amp; "(" &amp; TFn_toString(p.st) &amp; ")"
			Else
				result = result &amp; getFnName(p.st)
			End If
			result = result &amp; ")"
		Case "fail":		result = "fail"
		Case "return":		result = "(return " &amp; toString(p.st) &amp; ")"
		Case "item": 		result = "item"
		Case "str":			result = "(str " &amp; toString(p.st(0)) &amp; ")"
		Case "strXXX":			result = toString(p.st(0))
		Case "skip"
			result = "(skip " &amp; _TParser_toString( _
						p.st, k, indent, False, rules, seen) _
				   &amp; ")"
		Case "many1"
			If (p.st.tp) = "choice" Or (p.st.tp = "bind") Then
				result = "(" &amp; _TParser_toString( _
							p.st, k, indent &amp; " ", False, rules, seen) _
					   &amp; ")"
			Else
				result = _TParser_toString( _
					p.st, k, indent, False, rules, seen)
			End If
			result = result &amp; "+"
		Case "choice"
			Dim altL As Object, altR As Object
			altL = p.st0
			altR = p.st1
			Dim altLStr As String, altRStr As String
			If isNewLines Then
				altLStr = _TParser_toString( _
							altL, k, indent, isNewLines, rules, seen)
				altRStr = _TParser_toString( _
							altR, k, indent, isNewLines, rules, seen)	
				result = altLStr _
					   &amp; NL _
					   &amp; space(len(indent) - 2) _
					   &amp; "| " _
					   &amp; altRStr
			Else
				altLStr = _TParser_toString( _
							altL, k, indent, isNewLines, rules, seen)
				altRStr = _TParser_toString( _
							altR, k, indent, isNewLines, rules, seen)
				If altL.tp = "bind" Then
					altLStr = "(" &amp; altLStr &amp; ")"
				End If
				If altR.tp = "bind" Then
					altRStr = "(" &amp; altRStr &amp; ")"
				End If
				result = altLStr _
					   &amp; " | " _
					   &amp; altRStr
			End If
		Case "bind"
			q = p.st(0)
			f = p.st(1)
			result = _TParser_toString(q, k, indent, False, rules, seen) _
				   &amp; " &gt;&gt;= "
			If isKsomething(f) Then
				q = car(partialArgs(f)) ' peel off the K
				If isKreturn(f) Then
					Dim v As Variant			
					v = q.st ' peel off the pReturn
					result = result &amp; "\_.return " &amp; toString(v)
				Else
					result = result &amp; "\_." &amp; _TParser_toString( _
						q, k, indent, False, rules, seen)
				End If
			Else
				If isBreturn(f) Then
					f = car(partialArgs(f)) ' get out B's 2nd arg (they're in reverse!)
					result = result &amp; "return ° "
				End If
				result = result &amp; TFn_toString(f)
				result = "(" &amp; result &amp; ")"
			End If
		Case "seq"
			Dim ps As Variant, i As Integer
			Dim fName As String, args As Object, argsStr As String
			ps = p.st(0)
			f  = p.st(1)
			fName = getFnName(f)
			args = nil
			result = "(do "
			Dim addIndent As String, newLine As String, innerIndent As String
			addIndent = Space(Len(result))
			newLine = NL &amp; indent
			innerIndent = indent &amp; addIndent &amp; Space(Len("aX &lt;- "))
			For i = LBound(ps) To UBound(ps)
				If isPSkip(ps(i)) Then
					If ps(i).st.tp = "choice" Then
						isNewLines = True
					Else
						isNewLines = False
					End If
					result = result _
						   &amp; " _ &lt;- " _
						   &amp; _TParser_toString( _
						   	ps(i).st, k, innerIndent, isNewLines, rules, seen)
				Else
					If ps(i).tp = "choice" Then
						isNewLines = True
					Else
						isNewLines = False
					End If
					result = result &amp; "a" &amp; k
					args = cons("a" &amp; k, args)
					k = k + 1
					result = result _
						   &amp; " &lt;- " _
						   &amp; _TParser_toString( _
						   	ps(i), k, innerIndent, isNewLines, rules, seen)
				End If
				result = result &amp; newLine
				If i &lt; UBound(ps) Then
					result = result &amp; addIndent
				End If
			Next i
			result = result &amp; " return"
			If isApplyToListSomething(f) Then
				argsStr = " " &amp; Join(toArray(reverse(args)), " ")
				If isApplyToListId(f) Then
					result = result &amp; argsStr
				Else
					result = result _
						   &amp; " (" _
						   &amp; TFn_toString(car(partialArgs(f))) &amp; argsStr _
						   &amp; ")"
				End If
			Else
				argsStr = " [" &amp; Join(toArray(reverse(args)), ", ") &amp; "]"
				If fName = getFnName(Fn.id) Then
					result = result &amp; argsStr
				Else
					result = result &amp; " (" &amp; TFn_toString(f) &amp; argsStr &amp; ")"
				End If
			End If
			result = result &amp; newLine &amp; ")"
		Case Else
			croak("TParser_toString/NYI: .tp = " &amp; toString(p.tp))
	End Select : End If
	_TParser_toString = result
End Function

Function mkParser(Optional tp As String, Optional st As Variant)
	Static oFn As Object
	Static instId As Long
	Dim result As Object
	If isMissing(st) Then
		If isNull(oFn) Then : Set oFn = Fn.mkParser : End If
		If isMissing(tp) Then
			result = oFn
		Else
			result = apply1(oFn, tp)
		End If
	Else
		Set result = New Parser
		result.tyname = TParser_tyname
		result.id = instId
		instId = instId + 1
		result.tp = tp
		result.st = st
	End If
	mkParser = result
End Function

Function parseFailure()
	parseFailure = Empty
End Function

Function isParseFailure(parseResult) As Boolean
	isParseFailure = isEmpty(parseResult)
'	If typeOf(parseResult) &lt;&gt; typeOf(parseFailure) Then
'		isParseFailure = False
'	Else
'		isParseFailure = equ(parseResult, parseFailure)
'	End If
End Function

' always fails on any string; failure is indicated by returning parseFailure()
Function pFail()
	Static result As Object
	If isNull(result) Then : result = mkParser("fail", Nothing) : End If
	pFail = result
End Function

' always succeeds by returning the provided value; without increasing pos
Function pReturn(Optional v As Variant)
	Static oFn As Object : If isNull(oFn) Then : oFn = Fn.pReturn : End If
	Static returnEmpty As Object : If isNull(returnEmpty) Then
		returnEmpty = mkParser("return", Empty)
		returnEmpty.st0 = Empty
	End If
	Dim out As Variant
	If isMissing(v) Then
		out = oFn
	ElseIf isEmpty(v) Then
		out = returnEmpty
	Else
		out = mkParser("return", v)
		out.st0 = v
	End If
	pReturn = out
End Function

' monadic bind, aka "&gt;&gt;="
' for the Parser type that is the fn of type Parser a -&gt; (a -&gt; Parser b) -&gt; Parser b
' which applies the Parser p and if that succeeds feeds its result to the fn f
' to give the overall result Parser b that f returns
Function pBind(Optional ByVal p As Parser, Optional ByVal f As Object)
	Static oFn As Object : If isNull(oFn) Then : oFn = Fn.pBind : End If
	Dim result As Variant
	If isMissing(f) Then
		If isMissing(p) Then
			result = oFn
		Else
			' TODO: pBind: check if p is proper Parser
			result = apply(oFn, p)
		End If
	Else
	' In general: (q &gt;&gt;= return ° g) &gt;&gt;= f
	'            = q &gt;&gt;= f ° g
	'        and: (K v) ° g
	'            = K v
	'        and: f ° (K v)
	'            = K (f v)
		Dim q As Object, g As Object, v As Object	
		If p.tp = "fail" Then '   fail &gt;&gt;= f
			pBind = p         ' = fail        
			Exit Function
		ElseIf p.tp = "return" Then '  (return v) &gt;&gt;= f
			pBind = apply(f, p.st0) ' = (f v)
			Exit Function
		ElseIf p.tp = "bind" Then
			If p.st2 = 3 Then '  (q &gt;&gt;= return ° g) &gt;&gt;= f
							  ' = q &gt;&gt;= f ° g
				f = compose(f, p.st3) ' the g has been stored in p.st3
				p = p.st0
			ElseIf p.st2 = 2 Then
				'  (q &gt;&gt;= K (return v)) &gt;&gt;= f
				' = q &gt;&gt;= K (f v)
				f = fstArg(apply(f, p.st3)) ' the v has been stored in p.st3
				p = p.st0
			ElseIf p.st2 = 1 Then
				'  (q &gt;&gt;= K r) &gt;&gt;= f  [where r is a Parser]
				' = q &gt;&gt;= K (r &gt;&gt;= f)
				f = fstArg(pBind(p.st3, f)) ' the r has been stored in p.st3
				p = p.st0
			Else ' p has general shape q &gt;&gt;= g
				q = p.st0
				g = p.st1
				croak("NYI: p = pBind (q &gt;&gt;= g) f; p.st2: " &amp; p.st2 _
					&amp; NL &amp; NL &amp; "q: " &amp; toString(q) _
					&amp; NL &amp; NL &amp; "g: " &amp; toString(g) _
					&amp; NL &amp; NL &amp; "f: " &amp; toString(f) _
				)
			End If
		End If

		bindStats(p, f)
		' TODO: pBind: check if f is proper function
		result = mkParser("bind", Array(p, f))
		result.st0 = p
		result.st1 = f
		' Classify this bind s.t. we can optimize in subsequent
		' binds and also specialize in _applyP:
		If isKsomething(f) Then
			v = car(partialArgs(f)) ' peel off K	
			If isKreturn(f) Then
				result.st2 = 2
				result.st3 = v.st ' peel off pReturn
			Else
				result.st2 = 1
				result.st3 = v	' the subsequent parser
			End If
		ElseIf isBreturn(f) Then
			g = car(partialArgs(f))		' get out B's 2nd arg (they're in reverse!)
			result.st2 = 3
			result.st3 = g	' g produces the overall result value of the bind
		Else
			result.st2 = 0
		End If
	End If
	pBind = result
End Function

Function isKsomething(f As Object) As Boolean
	isKsomething = (getFnName(f) = getFnName(Fn.fstArg)) And (arity(f) = 1)
End Function

Function isKreturn(f As Object) As Boolean
	Dim result As Boolean
	result = False
	If isKsomething(f) Then
		Dim v As Object
		v = car(partialArgs(f))
		If v.tp = "return" Then
			result = True
		End If
	End If
	isKreturn = result
End Function

Function isKEmpty(f As Object) As Boolean
	Dim result As Boolean
	result = False
	If isKsomething(f) Then
		Dim a0 As Variant
		a0 = car(partialArgs(f))
		result = isEmpty(a0)
	End If
	isKEmpty = result
End Function

Function isBsomething(f As Object) As Boolean
	isBsomething = (getFnName(f) = getFnName(Fn.compose)) And (arity(f) = 1)
End Function

Function isBreturn(f As Object) As Boolean
	Dim result As Boolean
	result = False
	If isBsomething(f) Then
		Dim v As Object
		v = cadr(partialArgs(f)) ' they're in reverse!
		result = (getFnName(v) = getFnName(Fn.pReturn))
	End If
	isBreturn = result
End Function

Function isApplyToListSomething(f As Object) As Boolean
	isApplyToListSomething = (getFnName(f) = getFnName(Fn.applyToList)) _
		And (arity(f) = 1)
End Function

Function isApplyToListId(f As Object) As Boolean
	Dim result As Boolean
	result = False
	If isApplyToListSomething(f) Then
		Dim g As Object
		g = car(partialArgs(f))
		result = (getFnName(g) = getFnName(Fn.id))
	End If
	isApplyToListId = result
End Function

Function bindFns(Optional f As Object)
	Static fns As Object : If isNull(fns) Then : fns = nil : End If
	If isMissing(f) Then
		Dim x As Object, xs As Object, out As Object, xStr As String
		xs = fns
		out = nil
		While Not(isNil(xs))
			x = car(xs)
			If isKsomething(x) Then
				x = car(partialArgs(x))
				If (x.tp &lt;&gt; "ind") Then
					xStr = "K " &amp; TParser_toString(x)
				Else
					If isNull(x.st) Then
						xStr = "K P???" &amp; x.id
					Else
						xStr = "K P" &amp; x.st.id
					End If
				End If
			'ElseIf isBsomething(x) Then
			'	Dim g As Object, h As Object
			'	g = cadr(partialArgs(x)) ' they're in reverse order!
			'	h = car(partialArgs(x))
			'	xStr = "B (" &amp; getFnName(g) &amp; "...) (" &amp; getFnName(h) &amp; "...)"
			Else
				xStr = TFn_toString(x)
			End If
			out = cons(xStr, out)
			xs = cdr(xs)
		Wend
		bindFns = out
	Else
		fns = cons(f, fns)
		bindFns = fns
	End If
End Function

Function bindStats(p As Parser, f As Object)
	'If isKsomething(f) Then
		bindFns(f)
	'End If
End Function

' fails on empty string but succeeds on all others
' by returning the first character; and increasing pos by 1
Function pItem()
	Static result As Object
	If isNull(result) Then : result = mkParser("item", Nothing) : End If
	pItem = result
End Function

' succeeds on empty string (by returning Empty) but fails on all others
Function pEnd()
	Static result As Object
	If isNull(result) Then : result = mkParser("end", Empty) : End If
	pEnd = result
End Function

Function pSat(predicate As Object)
	Dim result As Object
'	result = pBind( pItem, ite(predicate, pReturn, fstArg(pFail)) )
	result = mkParser("sat", predicate)
	result.st0 = predicate
	pSat = result
End Function

' pattern-matches p against "q &gt;&gt;= K (return Empty)" where q any parser
Function isPSkip(p As Parser)
	Dim result As Boolean : result = False
	If p.tp = "skip" Then
		result = True
	'ElseIf p.tp = "bind" Then
	'	Dim f As Object
	'	f = p.st(1)
	'	If (getFnName(f) = getFnName(Fn.fstArg)) And (arity(f) = 1) Then
	'		Dim innerP As Object
	'		innerP = car(partialArgs(f))
	'		result = (innerP.tp = "return") And isEmpty(innerP.st)
	'	End If
	End If
	isPSkip = result
End Function

Function pSkip(p As Object)
	Dim result As Variant
	Select Case p.tp
		Case "fail":	result = p
		Case "return":	result = pReturn(Empty)
		Case Else
			If isPSkip(p) Then
				result = p
			Else
				'result = pBind(p, fstArg(pReturn(Empty)))
				result = mkParser("skip", p)
				result.st0 = p
			End If
	End Select
	pSkip = result
End Function

' succeeds on strings with the given prefix t by returning t,
' and advancing pos by the length of t
Function pStr(Optional t As String)
	Static oFn As Object : If isNull(oFn) Then : oFn = Fn.pStr : End If
	If isMissing(t) Then
		pStr = oFn
	Else
		If (Len(t) = 0) Then
			croak("pStr: cannot match 'exactly' the empty string t=''")
		Else
			pStr = mkParser("str", Array(t, Len(t)))
		End If	
	End If
End Function

' succeeds if either p1 succeeds (then returning p1's result and pos)
' or (and only if p1 fails) if p2 succeeds, returns p2's result and pos.
' fails if both, p1 and p2 fail
Function pChoice(Optional p1 As Parser, Optional p2 As Parser)
	Static oFn As Object :	If isNull(oFn) Then : oFn = Fn.pChoice : End If
	Dim result As Object
	If isMissing(p1) Then
		result = oFn
	ElseIf isMissing(p2) Then
		result = apply(oFn, p1)
	Else
		'If p2.tp = "return" Then
		'	'msgBox("choice ... " &amp; toString(p2) _
		'	'	&amp; NL &amp; NL &amp; toString(p1))
		'	pChoice = pZeroOrOne2(p2.st, p1)
		'	Exit Function
		'End If
	
		' TODO: @pChoice: strip out always failing parsers
		' TODO: @pChoice: if p1 always succeeds strip out p2
		' linearize choice of choice:
		If (p1.tp = "choice") Then ' if left-hand-side is a choice...
			'...then push its right alternative over to *our* right:
			result = pChoice(p1.st0, pChoice(p1.st1, p2))
		Else
			If (p1.tp = "ind") Then
				If isNull(p1.st) Then
					'msgbox("pChoice: " &amp; toString(mkParser("choice", Array(p1, p2)))
				ElseIf (p1.st.tp = "choice") Then
					'msgbox("pChoice!: lhs ind to choice: " &amp; toString(p1))
				End If
			End If
			result = mkParser("choice", Array(p1, p2))
			result.st0 = p1
			result.st1 = p2
			' we use .st2 to count the total nr of alternatives:
			If p2.tp = "choice" Then
				result.st2 = p2.st2 + 1
			Else
				result.st2 = 2
			End If
		End If
	End If
	pChoice = result
End Function

Function isPZeroOrOne(p As Parser)
	Dim result As Boolean : result = False
	If p.tp = "zeroOrOne" Then
		result = True
	End If
	isPZeroOrOne = result
End Function

' Equivalent to pChoice(p, pReturn(v))
' never fails: if p fails then pZeroOrOne2(p) returns a constant value
' + same pos as result, otherwise returns whatever p returns as result (+ pos)
' matches at most once
Function pZeroOrOne2(Optional v As Variant, Optional p As Parser)
	Static oFn As Object : If isNull(oFn) Then : oFn = Fn.pZeroOrOne2 : End If
	Dim result As Variant
	If isMissing(v) Then
		result = oFn
	ElseIf isMissing(p) Then
		result = apply(oFn, v)
	Else
		If isPZeroOrOne(p) Then
			result = pZeroOrOne2(v, p.st0)
		Else
			result = mkParser("zeroOrOne", Array(p, v))
			result.st0 = p
			result.st1 = v
		End If
	End If
	pZeroOrOne2 = result
End Function

' same as pZeroOrOne2(Empty, p)
Function pZeroOrOne(Optional p As Parser)
	Dim result As Variant
	If isMissing(p) Then
		result = pZeroOrOne2(Empty)
	Else
		result = pZeroOrOne2(Empty, p)
	End If
	pZeroOrOne = result
End Function

Function isPMany1(p As Parser) As Boolean
	isPMany1 = (p.tp = "many1")
End Function

Function isPMany(p As Parser) As Boolean
	Dim result As Boolean
	result = False
	If isPZeroOrOne(p) Then
		result = isPMany1(p.st0)
	End If
	isPMany = result
End Function

' pMany: equivalent to pZeroOrOne2(nil, pMany1(p))
' pMany never fails: if p fails then pMany(p) returns nil + same pos as result,
' otherwise returns a list of p results (in the order as in the parsed string) + last pos
' matches as many as possible
Function pMany(Optional p As Parser)
	Static oFn As Object : If isNull(oFn) Then : oFn = Fn.pMany : End If
	Dim result As Variant
	If isMissing(p) Then
		result = oFn
		' result = compose(swap(pChoice, pReturn(nil)), pMany1)
	Else
		' Note: direct impl might give a little more perf (not worth it)
		result = pZeroOrOne2(nil, pMany1(p))
	End If
	pMany = result
End Function

' pMany1: same as pMany except that it fails if there is no match at all
' matches as many as possible
Function pMany1(Optional p As Parser)
	Static oFn As Object : If isNull(oFn) Then : oFn = Fn.pMany1 : End If
	Dim result As Variant
	If isMissing(p) Then
		result = oFn
	Else
		result = mkParser("many1", p)
		result.st0 = p	
	End If
	pMany1 = result
End Function

' pSeq: make a sequence of parsers, collect their results in a list 
' and finally process that list by passing it to the given function
' fails if any of the given parsers fails
' if instead all succeed, collects their results in a list 
' which is then passed on the the given function. The result
' of this function application is then packed up with the last
' parsers pos to give the overall result
Function pSeq(ps As Array, ByVal f As Variant)
	'TODO: pSeq: check if ps is proper Array of Parsers
	f = asFn(f, "pSeq: invalid 2nd arg " &amp; toString(f))
	pSeq = pSeqL(ps, applyToList(f))
End Function

Function pSeqL(ps As Array, ByVal f As Variant)
	'TODO: pSeqL: check if ps is proper Array of Parsers
	f = asFn(f, "pSeqL: invalid 2nd arg " &amp; toString(f))
	pSeqL = mkParser("seq", Array(ps, f))
End Function

' pInd: for building recursive parsers; returns a dummy Parser instance
' which serves as an indirection to another Parser. This pointer later 
' has to set calling fixIndirection with the dummy and the actual instance
Function pInd(ByVal name As String)
	Static n As Integer
	Dim result As Variant
	If name = "" Then
		name = "Rule"
	End If
	result = mkParser("ind", Nothing)
	result.st0 = Nothing
	n = n + 1
	result.st1 = name &amp; "_" &amp; n
	result.st2 = False
	pInd = result
End Function

Function getPIndName(p As Parser)
	Dim result As Variant
	If p.tp &lt;&gt; "ind" Then
		croak("getPIndName: need .tp = 'ind' - got " &amp; p.tp)
	End If
	result = Mid(p.st1, 1, InStr(p.st1, "_") - 1)
	getPIndName = result
End Function

Function fixIndirection(dummy As Parser, target As Parser)
	If dummy.tp &lt;&gt; "ind" Then
		croak("fixIndirection: invalid dummy - tp = " &amp; dummy.tp
	End If
	If Not(isNull(dummy.st)) Then
		croak("fixIndirection: cannot set target " &amp; target.id &amp; " - already points to " &amp; dummy.st.id)
	End If
	dummy.st = target
	dummy.st0 = target
	fixIndirection = dummy
End Function


'==================================================================

Function escapeCClass(ByVal c As String)
	Dim out As Variant
	If (Len(c) &lt;&gt; 1) Then
		croak("escapeCClass: invalid char " &amp; toString(c))
	End If
	If (c = CR) Or (c = LF) Or (c = TAB) Then
		c = toString(c)
		out = Mid(c, 2, Len(c) - 2) ' strip off surrounding quotes
	ElseIf (c = "[") Or (c = "-") Or (c = "]") OR (c = "\") Then
		out = "\" &amp; c
	Else
		out = c
	End If	
	escapeCClass = out
End Function

Function pRange( _
	ByVal lo As String, _
	ByVal hi As String _
)
	Dim out As Object
	out = pSat(compose(inRange(Asc(lo), Asc(hi)), Fn.asc))
	
	out.str = "[" &amp; escapeCClass(lo) &amp; "-" &amp; escapeCClass(hi) &amp; "]"
	pRange = out
End Function

' TODO: optimize pCClass
Function pCClass(ByVal cs As Object)
	Static esc As Object : If isNull(esc) Then 
		esc = List("\", "[", "-", "]")
	End If
	assertEqual(isList(cs), True).x
	Dim out As Object
	Dim f As Object
	f = compose(swap(skipUntil, cs), equ)
	out = pSat(ite(compose(isNil, f), _
				fstArg(False), _
				fstArg(True) _
	))
	'out.str = foldl(concat, "[", map(escapeCClass, cs)) &amp; "]"
	Dim s As String, c As String
	s = ""
	Do Until(isNil(cs))
		c = car(cs)
		s = s &amp; escapeCClass(c)
		cs = cdr(cs)
	Loop
	out.str = "[" &amp; s &amp; "]"
	pCClass = out
End Function

Function pWhite()
	Static result As Object
	If isNull(result) Then
		result = pChoice(pStr(" "), pStr(TAB)
		result.str = "[ \t]"
		result.typ = "Parser Char"
		result = fixIndirection(pInd("ws"), result)
	End If
	pWhite = result
End Function

Function pAlphaLower()
	Static result As Object
	If isNull(result) Then : result = pRange("a", "z") : End If
	pAlphaLower = result
End Function

Function pAlphaUpper()
	Static result As Object
	If isNull(result) Then : result = pRange("A" ,"Z") : End If
	pAlphaUpper = result
End Function

Function pBinDigit()
	Static result As Parser	' an uninitialized instance of Parser at first
	If result.tp = "" Then
		result = pChoice(_
			pBind(pStr("0"), fstArg(pReturn(0))), _
			pBind(pStr("1"), fstArg(pReturn(1)))_
		)
		''not paying off (yet):
'		result = pBind(pItem, compose(ite(inRange(Asc("0"), Asc("1")), compose(pReturn, add(-Asc("0"))), fstArg(pFail)), Fn.asc)
		result = pSeq(Array(pRange("0", "1")), _
			compose(add(-Asc("0")), Fn.Asc))
		
		result = fixIndirection(pInd("BinDigit"), result)
	End If
	pBinDigit = result
End Function

Function pDecDigit()
	Static result As Parser	' an uninitialized instance of Parser at first
	If result.tp = "" Then
		result = pInd("DecDigit")
		result = fixIndirection(result, foldl1(pChoice, _
			List(pBinDigit, _
				 pBind(pStr("2"), fstArg(pReturn(2))), _
				 pBind(pStr("3"), fstArg(pReturn(3))), _
				 pBind(pStr("4"), fstArg(pReturn(4))), _
				 pBind(pStr("5"), fstArg(pReturn(5))), _
				 pBind(pStr("6"), fstArg(pReturn(6))), _
				 pBind(pStr("7"), fstArg(pReturn(7))), _
				 pBind(pStr("8"), fstArg(pReturn(8))), _
				 pBind(pStr("9"), fstArg(pReturn(9))) _
		)   )
		pDecDigit = result
		Exit Function

		''this is in fact paying off:
		Dim f as Object
		'Set f = compose(add(-Asc("0")), Fn.asc)
		'MsgBox(TFn_toString(f))
		f = ite(inRange(Asc("0"), Asc("9")), compose(pReturn, add(-Asc("0"))), fstArg(pFail))
		f = compose(f, Fn.Asc)
		result = pBind(pItem, f)
	End If
	pDecDigit = result
End Function

Function pHexDigit()
	Static result As Parser	' an uninitialized instance of Parser at first
	If result.tp = "" Then
		result = pInd("HexDigit")
'		result = pChoice(pDecDigit,	pBind(pChoice(pStr("A"), pStr("a")), fstArg(pReturn(10))) )
'		result = pChoice(result,	pBind(pChoice(pStr("B"), pStr("b")), fstArg(pReturn(11))) )
'		result = pChoice(result,	pBind(pChoice(pStr("C"), pStr("c")), fstArg(pReturn(12))) )
'		result = pChoice(result,	pBind(pChoice(pStr("D"), pStr("d")), fstArg(pReturn(13))) )
'		result = pChoice(result,	pBind(pChoice(pStr("E"), pStr("e")), fstArg(pReturn(14))) )
'		result = pChoice(result,	pBind(pChoice(pStr("F"), pStr("f")), fstArg(pReturn(15))) )
		'pHexDigit = result
		'Exit Function

		''not really paying off (yet):
		Dim retZero As Object, retUpperA As Object, retLowerA As Object, Kfail As Object
		Set retZero   = compose(pReturn, add(  -Asc("0")))
		Set retUpperA = compose(pReturn, add(10-Asc("A")))
		Set retLowerA = compose(pReturn, add(10-Asc("a")))
		Set Kfail = fstArg(pFail)
		result = fixIndirection(result, pBind(pItem, compose( _
			ite( inRange(Asc("0"), Asc("9")), _
				retZero, _
				ite(inRange(Asc("A"), Asc("F")), _
					retUpperA, _
					ite(inRange(Asc("a"), Asc("f")), _
						retLowerA, _
						fstArg(pFail) _
					) _
				) _
			), Fn.asc) _
		)

	End If
	pHexDigit = result
End Function

Function pHexNum()
	Static result As Object
	If isNull(result) Then
		result = fixIndirection(pInd("HexNum"), _
			pSeq(Array( _
					pMany1(pHexDigit) _
				), foldl1(compose(add, mul(16))) _
			) _
		)
	End If
	pHexNum = result
End Function

Function pHexLit()
	Static result As Parser	' an uninitialized instance of Parser at first
	If result.tp = "" Then
		result = fixIndirection(pInd("HexLit"), _
			pSeq(Array( _
				pSkip(pStr("0x")), _
				pHexNum _
			), id) _
		)
	End If
	pHexLit = result
End Function

' Type expressions: base types (atomic/built-in types), arrow types (fns), and n-ary Type constructors
' Grammar for type expressions:
'   TypeExpr ::= ws* N ws* ("-&gt;" TypeExpr)?		; "ws" means whitespace, "*" means many and "?" zeroOrOne
'          N ::= BaseType			; need extra rule "N" for "-&gt;" to bind most strongly
'              | TypeVar
'              | TypeCtor (ws+ N)*	; "+" means many1
'              | "(" TypeExpr ")"
'   BaseType ::= "Bool" | "Str" | "Int" | "Long" | ...
'    TypeVar ::= [a-z]
'   TypeCtor ::= "List" | "Maybe" | ...
' This makes the binary (infix) type constructor "-&gt;" right-associative
' and also make it bind more weakly than any other type constructor 
' "TypeCtor".
' For example: "Parser a -&gt; b" = "(Parser a) -&gt; b"; NOT "Parser (a -&gt; b)"
' Now, this grammar is tricky to implement because it contains both,
' - simple recursion (TypeExpr in TypeExpr and N in N)
' - mutual recursion (N in TypeExpr and TypeExpr in N)
Function pTypeExpr()
	Static result As Object
	If isNull(result) Then
		Dim pRight As Object
		Dim pS As Object
		Dim pListType As Object
		Dim pParenS As Object
		Dim pTypeArg As Object
		Dim pCtor As Object
		Dim pN As Object
		Dim recDummy As Object
		
		pS = pInd("TypeExpr")
		pN = pInd("NonArrow")

		' Right ::= "-&gt;" S
		' pRight = do _ &lt;- (str "-&gt;")
		'             s &lt;- S
		'          return s
		'pRight = pSeq(Array(pSkip(pStr("-&gt;")), pS), id)
		pRight = pBind(pStr("-&gt;"), fstArg(pS))
		
		' S ::= ws* N ws* ((str "-&gt;") S)?
		' pS = do   _ &lt;- many white
		'		   in &lt;- S
		'           _ &lt;- many white
		'         out &lt;- zeroOrOne pRight
		'      return (if (empty? out) in else (mkArrowType in out))
		pS = fixIndirection(pS, pSeq(Array( _
				pSkip(pMany(pWhite)), _
				pN, _
				pSkip(pMany(pWhite)), _
				pZeroOrOne(pRight) _
			), Fn.maybeMakeArrowType _
		))
		
		' ListType ::= "[" S "]"
		pListType = fixIndirection(pInd("ListType"), pSeq(Array( _
				pSkip(pStr("[")), _
				pSeq(Array(pS, pReturn(nil)), cons), _
				pSkip(pStr("]")) _
			), mkTypeCtor("List") _
		))

		' ParenS ::= "(" S? ")"
		' ParenS ::= "(" (S ("," S)*)? ")" ' with tuple types
		Dim pTyUnitSuffix As Object, pTySingleSuffix As Object, pTyTupleSuffix As Object
		pTyUnitSuffix = fixIndirection(pInd("TyUnitSuffix"), pBind( _
			pStr(")"), fstArg(pReturn(mkTypeCtor("Unit", nil))) _
		))
		pTySingleSuffix = fixIndirection(pInd("TySingleSuffix"), pSeq(Array( _
				pS, _
				pSkip(pStr(")")) _
			), id _
		))
		pTyTupleSuffix = fixIndirection(pInd("TyTupleSuffix"), pSeq(Array( _
				pS, _
				pMany1(pSeq(Array( _
						pSkip(pStr(",")), _
						pS _
					), id _
				)), _
				pSkip(pStr(")")) _
			), Fn.mkTupleType _
		))
		
		pParenS = pInd("ParensTyEx")
		pParenS = fixIndirection(pParenS, pSeq(Array( _
				pSkip(pStr("(")), _
				foldl1(pChoice, List( _
					pTyUnitSuffix, _
					pTySingleSuffix, _
					pTyTupleSuffix) _
				) _
			), id _
		))
				
		' TypeArg ::= ws+ N
		'pTypeArg = pSeq(Array(pSkip(pMany1(pWhite)), pN), id)
		pTypeArg = pBind(pMany1(pWhite), fstArg(pN))
		' don't need to skip the pMany1(pWhite) - done by optimization
		
		' Ctor ::= TypeCtor pTypeArg*
		pCtor = pSeq(Array( _
						pTypeCtor, _
						pMany(pTypeArg) _
					), Fn.mkTypeCtor _
				)
		
		' N ::= BaseType | TypeVar | ListType | ParenS | Ctor
		pN = fixIndirection( pN, _
			foldl1(pChoice, List(pBaseType, pTypeVar, pListType, pParenS, pCtor)) _
		)
			
		result = pS
		'MsgBox(toString(result))
		'Stop
	End If
	pTypeExpr = result
End Function

Function pBaseType()
	Static out As Object
	If isNull(out) Then
		out = pInd("BaseType")
		out = fixIndirection(out, foldl1(pChoice, _
				map(pStr, List("Any", "Bool", "Char", "Str", "Int", "Long")) _
		)
		'msgbox(toString(out))
	End If
	pBaseType = out
End Function

Function pTypeVar()
	Static out As Object
	If isNull(out) Then
		out = pInd("TypeVar")
		out = fixIndirection(out, pBind(pAlphaLower, compose(pReturn, mkTypeVar)))
	'	out = fixIndirection(out, pSeq(Array(pAlphaLower), mkTypeVar))
	End If
	pTypeVar = out
End Function

Function pTypeCtor()
	Static result As Object
	If isNull(result) Then
'		result = foldl1( pChoice, _
'						 map(pStr, List("List", "Maybe", "Parser")) )

		' \a bs.foldl concat a bs
		result = pSeq(Array( _
						pAlphaUpper, _
						pMany1(pAlphaLower) _
					 ), _
					 foldl(concat) _
		)
	End If
	pTypeCtor = result
End Function

Function mkTypeVar(Optional ByVal name As String)
	Static oFn As Object : If isNull(oFn) Then : oFn = Fn.mkTypeVar : End If
	If isMissing(name) Then
		mkTypeVar = oFn
	Else
		mkTypeVar = "'" &amp; name
	End If
End Function

Function mkArrowType(tIn, tOut)
	mkArrowType = "(-&gt; " &amp; tIn &amp; " " &amp; tOut &amp; ")"
End Function

Function maybeMakeArrowType(i, o)
	If isEmpty(o) Then
		maybeMakeArrowType = i
	Else
		maybeMakeArrowType = mkArrowType(i, o)
	End If
End Function

Function mkTypeCtor(Optional ctorName As String, Optional typeArgs As Object)
	Static oFn As Object : If isNull(oFn) Then : oFn = Fn.mkTypeCtor : End If
	Dim result As Variant
	If isMissing(typeArgs) Then
		If isMissing(ctorName) Then
			result = oFn
		Else
			result = apply(oFn, ctorName)
		End If
	Else
		result = "(" &amp; ctorName
		If isNil(typeArgs) Then
			result = result &amp; " [])"
		Else
			Dim toStr As Object
			'  \acc a.concat acc (concat ", " a)
			'= \acc a.(swap concat) (concat ", " a) acc
			'= swap \a acc.(swap concat) (concat ", " a) acc
			'= swap \a.(swap concat) (concat ", " a)
			'= swap ((swap concat) ° (concat ", "))
			toStr = swap(compose(swap(concat) , concat(", ")))
			result = result &amp; " [" &amp; foldl1(toStr, typeArgs) &amp; "])"
		End If
	End If
	mkTypeCtor = result
End Function

Function mkTupleType(Optional x As Variant, Optional xs As Variant)
	Static oFn As Object : If isNull(oFn) Then : oFn = Fn.mkTupleType : End If
	Dim result As Variant
	If isMissing(xs) Then
		If isMissing(x) Then
			result = oFn
		Else
			result = apply(oFn, x)
		End If
	Else
		result = "(Tuple" &amp; (length(xs) + 1)
		Dim ts As Object
		ts = map(Fn.toString, cons(x, xs))
		Dim listJoin As Object
		'  \acc a.concat acc (concat ", " a)
		'= \acc a.(swap concat) (concat ", " a) acc
		'= swap \a acc.(swap concat) (concat ", " a) acc
		'= swap \a.(swap concat) (concat ", " a)
		'= swap ((swap concat) ° (concat ", "))
		listJoin = swap(compose(swap(concat) , concat(", ")))
		result = result &amp; " [" &amp; foldl1(listJoin, ts) &amp; "])"
	End If
	mkTupleType = result
End Function


' =============================================================================

Function lookupParser(pName As String) As Parser
	Dim result As Parser
	Select Case pName
		Case "pWhite":		result = pWhite
		Case "pBinDigit":	result = pBinDigit
		Case "pDecDigit":	result = pDecDigit
		Case "pHexDigit":	result = pHexDigit
		Case "pHexNum":		result = pHexNum
		Case "pHexLit":		result = pHexLit
		Case "pTypeExpr":	result = pTypeExpr
		Case "pLogic_dt":	result = pLogic_dt
		Case Else
			croak("unknown parser " &amp; pName)
	End Select
	lookupParser = result
End Function

Function parse(pName As String, s As String)
	Dim result As String
	result = toString(applyP(lookupParser(pName), s))
	if (result = "Empty") then
		MsgBox(pName &amp; " on " &amp; tostring(s) &amp; " yielded " &amp; result)
	end if
	parse = result
End Function

Function applyP(ByVal parser As Variant, s As String, Optional pos As Integer)
	applyP_callCount = applyP_callCount + 1
	Dim p As Parser
	If IsNull(parser) Or IsEmpty(parser) Then
		croak("applyP: invalid arg parser - " &amp; toString(parser))
	ElseIf TypeName(parser) = "Object" Then
		Set p = parser
	Else
		croak("applyP: invalid arg parser - " &amp; toString(parser))
	End If
	If IsMissing(pos) Then
		pos = 1
	End If
	Dim endPos As Integer, parseResult As Variant
	parseResult = _applyP(p, s, pos, endPos, False)
	If endPos &lt; 0 Then ' indicates failure
		applyP = parseFailure
	Else ' package up result and endPos for the outside world			
		applyP = Array(parseResult, endPos)
	End If
End Function

Function _applyP( _
	ByVal p As Parser, _
	ByRef s As String, _
	ByVal pos As Integer, _
	ByRef endPos As Integer, _
	ByVal isUnderSkip As Boolean _
) As Variant
	_applyP_callCount(0) = _applyP_callCount(0) + 1
	If isUnderSkip Then : _applyP_callCount(1) = _applyP_callCount(1) + 1 : End If
	Dim result As Variant
	Dim i As Integer
	Dim innerParser As Parser
	Dim innerParsers As Variant
	Dim lst As Object
	'_applyP = Empty
	
_applyP_begin:
	_applyP_stats(p, s, pos, endPos, isUnderSkip)
	Select Case p.tp
		Case "str"
			Dim match As String
			Dim matchLen As Integer
			match = p.st(0)
			matchLen = p.st(1)
			If (Mid(s, pos, matchLen) &lt;&gt; match) Then
				Goto _applyP_parseFailure
			End If
			endPos = pos + matchLen
			If Not(isUnderSkip) Then
				result = match
			End If
		Case "zeroOrOne"
			result = _applyP(p.st0, s, pos, endPos, isUnderSkip)
			If endPos &lt; 0 Then
				endPos = pos
				If isUnderSkip Then
					result = Empty
				Else
					result = p.st1
				End If
			End If
		Case "choice"	' tail-recursive (in the 2nd alternative)
_applyP_choiceL:
			result = _applyP(p.st0, s, pos, endPos, isUnderSkip)
			If endPos &lt; 0 Then
				'result = _applyP(p.st1, s, pos, endPos, isUnderSkip)
				If p.st2 &gt; 2 Then	' p.st2 = total nr alternatives
					p = p.st1	' 2nd alternative is a choice again
					Goto _applyP_choiceL
				Else	' 2nd alt is NOT a choice
					p = p.st1
					Goto _applyP_begin
				End If
			End If
		Case "item"
			If pos &gt; Len(s) Then
				Goto _applyP_parseFailure
			End If
			endPos = pos + 1
			If Not(isUnderSkip) Then
				result = Mid(s, pos, 1)
			End If
		Case "return"
			endPos = pos
			If isUnderSkip Then
				result = Empty
			Else
				result = p.st
			End If
		Case "bind"	' tail-recursive
			On p.st2 Goto _applyP_bind_K, _applyP_bind_K_return, _applyP_bind_B_return
_applyP_bind_general:			
			'ATTENTION: when applying the parser (bind's 1st arg)
			'           we MUST NOT propagate down isUnderSkip
			'           because the fn (bind's 2nd arg) might need it
			result = _applyP(p.st0, s, pos, endPos, False)
			If endPos &lt; 0 Then : Exit Function : End If
			'HOWEVER: when applying the parser *produced* by the fn
			'         we *must* do this under the isUnderSkip:
			'result = _applyP(apply1(p.st1, result), s, endPos, endPos, isUnderSkip)
			pos = endPos
			p = apply1(p.st1, result)
			If isUnderSkip Then : result = Empty : End If
			Goto _applyP_begin
_applyP_bind_K:
			' We know that the function (bind's 2nd arg) ignores
			' the parsers result value, so we can savely apply it 
			' "under-skip", and ignore the result value:
			_applyP(p.st0, s, pos, endPos, True)
			If endPos &lt; 0 Then : Exit Function : End If
			' Since at construction we peeled off the K, we have the
			' subsequent parser stored directly in .st3:
			pos = endPos
			p = p.st3
			If isUnderSkip Then : result = Empty : End If
			Goto _applyP_begin
_applyP_bind_K_return:
			' We know that the function (bind's 2nd arg) will always
			' produce a constant pReturn(x), so we can savely apply 
			' the parser (bind's 1st arg) "under-skip", 
			' and ignore the result value:
			_applyP(p.st0, s, pos, endPos, True)
			If endPos &lt; 0 Then : Exit Function : End If
			' Since at construction we peeled off the K and the pReturn,
			' we have the result value stored directly in .st3:
			If isUnderSkip Then 
				result = Empty 
			Else
				result = p.st3
			End If
			' and we're finished in this call (still have to set _applyP)
			Goto _applyP_parseSuccess
_applyP_bind_B_return:
			' We know that the function (bind's 2nd arg) will always
			' produce a pReturn(x), where x is produced by an inner 
			' function (which we have stored in .st3)
			' Therefore we can directly apply this function to the 
			' parser's result (bind's 1st arg) in order to get the 
			' overall result value.
			' However, we need not apply this function at all if we're
			' "under-skip", so in that case the parser can be applied
			' "under-skip" as well:
			If isUnderSkip Then
				_applyP(p.st0, s, pos, endPos, True)
				' result not needed, endPos set by inner parser
				Exit Function
			Else
				result = _applyP(p.st0, s, pos, endPos, False)
			End If
			If endPos &lt; 0 Then : Exit Function : End If
			' Since at construction we peeled off the B and the pReturn,
			' we have the inner function stored directly in .st3:
			result = apply1(p.st3, result)
			' and we're finished in this call (still have to set _applyP)
			Goto _applyP_parseSuccess
		Case "seq"
			innerParsers = p.st(0)
			If isUnderSkip Then
				For i = LBound(innerParsers) To UBound(innerParsers)
					_applyP(innerParsers(i), s, pos, endPos, True)
					If endPos &lt; 0 Then : Exit Function : End If
					pos = endPos
				Next
				result = Empty		
			Else
				lst = nil
				For i = LBound(innerParsers) To UBound(innerParsers)
					innerParser = innerParsers(i)
					result = _applyP(innerParser, s, pos, endPos, False)
					If endPos &lt; 0 Then : Exit Function : End If
					pos = endPos
					' TODO: precalculate isPSkip check in pSeq
					If Not(isPSkip(innerParser)) Then
						lst = cons(result, lst)
					End If
				Next
				result = apply(p.st(1), reverse(lst))
			End If
		Case "skip"	' tail-recursive
			p = p.st0
			isUnderSkip = True
			Goto _applyP_begin
			'result = _applyP(p.st0, s, pos, endPos, True)
			'If endPos &gt; 0 Then
			'	assertEqual(result, Empty).x
			'End If
		Case "sat"
			If pos &gt; Len(s) Then
				Goto _applyP_parseFailure
			End If
			result = Mid(s, pos, 1)
			If Not(apply(p.st0, result)) Then
				Goto _applyP_parseFailure
			End If
			endPos = pos + 1
			If isUnderSkip Then
				result = Empty
			End If
		Case "many1"
			innerParser = p.st
			If isUnderSkip Then
				_applyP(innerParser, s, pos, endPos, True)
				If endPos &lt; 0 Then : Exit Function : End If
				Do
					pos = endPos
					_applyP(innerParser, s, pos, endPos, True)
				Loop Until (endPos &lt; 0)
				endPos = pos
			Else
				Set lst = nil
				result = _applyP(innerParser, s, pos, endPos, False)
				If endPos &lt; 0 Then : Exit Function : End If
				Do
					Set lst = cons(result, lst)
					pos = endPos
					result = _applyP(innerParser, s, pos, endPos, False)
				Loop Until (endPos &lt; 0)
				endPos = pos
				result = reverse(lst)
			End If
		Case "fail"
			Goto _applyP_parseFailure
		Case "ind"	' tail-recursive
			p = p.st0
			Goto _applyP_begin
'			result = _applyP(p.st, s, pos, endPos, isUnderSkip)
		Case "end"
			If pos &lt;= Len(s) Then
				Goto _applyP_parseFailure
			End If
			endPos = pos
		Case Else
			result = "unknown Parser '" &amp; p.tp &amp; "'"
			MsgBox("Error in applyP: " &amp; result)
	End Select
_applyP_parseSuccess:
	assertEqual(endPos &gt; 0, True).x
	If isUnderSkip Then
		If Not(isEmpty(result)) Then
			MsgBox("isUnderSkip=True, so..." &amp; NL _
				&amp; NL &amp; toString(p) _
				&amp; NL &amp; "...should have yielded Empty but yielded " _
					 &amp; toString(result) _
				&amp; NL &amp; "(pos = " &amp; pos &amp; "; endPos = " &amp; endPos &amp; ")"_
				&amp; NL &amp; "Mid(s, pos) = " &amp; toString(Mid(s, pos)) _
			)
		End If
		assertEqual(result, Empty).x
	End If
	_applyP = result
	Exit Function
_applyP_parseFailure:
	_applyP = Empty	' needed to ensure that under skip really *always* Empty is returned
	endPos = -1
End Function

Function _applyP_stats( _
	ByVal p As Parser, _
	ByRef s As String, _
	ByVal pos As Integer, _
	ByRef endPos As Integer, _
	ByVal isUnderSkip As Boolean _
)	
	Select Case p.tp
		Case "str"
			applyP_str = applyP_str + 1
		Case "choice"	' tail-recursive
			applyP_choice = applyP_choice + 1
		Case "item"
			applyP_item = applyP_item + 1 
		Case "return"
			'Dim tmp As Variant
			'tmp = assertFails("assertThrows", Array("assertEqual", Array(p.st, p.st0)))
			'If Not(tmp.isFail) Then
			'	show(p)
			'End If
			applyP_return = applyP_return + 1
		Case "bind"	' tail-recursive
			applyP_bind = applyP_bind + 1
			If isKsomething(p.st1) Then
				applyP_bind_K_x = applyP_bind_K_x + 1
				If isKreturn(p.st1) Then
					applyP_bind_K_return = applyP_bind_K_return + 1
					assertEqual(p.st2, 2).x
				Else
					assertEqual(p.st2, 1).x
				End If
			ElseIf isBsomething(p.st1) Then
				applyP_bind_B_f_g = applyP_bind_B_f_g + 1
				If isBreturn(p.st1) Then
					applyP_bind_B_return_g = applyP_bind_B_return_g + 1
					assertEqual(p.st2, 3).x
				End If
			Else
				applyP_bind_other = applyP_bind_other + 1
				assertEqual(p.st2, 0).x
			End If
		Case "seq"
			applyP_seq = applyP_seq + 1
		Case "skip"	' tail-recursive
			assertEqual(isParser(p.st(0)), True).x
			assertEqual(isParser(p.st0),   True).x
			assertEqual(p.st0.id, p.st(0).id).x
			applyP_skip = applyP_skip + 1
		Case "sat"
			assertEqual(isFn(p.st),  True).x
			assertEqual(isFn(p.st0), True).x
			assertEqual(arity(p.st0), arity(p.st)).x
			assertEqual(getFnName(p.st0), getFnName(p.st)).x
			applyP_sat = applyP_sat + 1
		Case "zeroOrOne"
			applyP_zeroOrOne = applyP_zeroOrOne + 1
		Case "many1"
			applyP_many1 = applyP_many1 + 1
		Case "fail"
			applyP_fail = applyP_fail + 1
		Case "ind"	' tail-recursive
			applyP_ind = applyP_ind + 1
			If isNull(p.st0) Then
				assertEqual(p.st(0), p.st0).x
			Else
				assertEqual(isParser(p.st(0)), True).x
				assertEqual(isParser(p.st0),   True).x
				assertEqual(p.st0.id, p.st(0).id).x
			End If
		Case "end"
			applyP_end = applyP_end + 1
	End Select
End Function

'= tests ======================================================================

Function [-----------------------------]()
End Function

Function test_Parser(Optional what)
'	what = "primitives"
	Dim failure As String
	failure = toString(parseFailure)
	
	Dim result As Variant
	Dim ticksPerSec As Long
	ticksPerSec = GetSystemTicks()
	Wait(100) ' wait a hundred milliseconds
	ticksPerSec = 10 * (GetSystemTicks() - ticksPerSec)

	Dim tm As Double, aCount As Integer, aPerSec As Double
	aCount = assertionCount
	tm = GetSystemTicks
	
	If isMissing(what) Or (what = "all") Or (what = "primitives") Then
		test_Parser_fail()
		test_Parser_return()
		test_Parser_item()
		test_Parser_end()
		test_Parser_str()
		test_Parser_choice()
		test_Parser_bind()
		test_Parser_bind_simplify()
		test_Parser_sat()
		test_Parser_skip()
	End If
	If isMissing(what) Or (what = "all") Or (what = "multiplicity") Then
		test_Parser_zeroOrOne()
		test_Parser_skip_zeroOrOne()
		test_Parser_many()
		test_Parser_many1()
	End If
	If isMissing(what) Or (what = "all") Or (what = "basic") Then
		test_Parser_range()
		test_Parser_cclass()
		test_Parser_white()
		test_Parser_seq()
		test_Parser_alphaLower()
		test_Parser_alphaUpper()
	End If
	If isMissing(what) Or (what = "all") Or (what = "special") Then
		test_Parser_indirect()
		test_Parser_toString()
	End If
	If isMissing(what) Or (what = "all") Or (what = "numbers") Then
		test_Parser_binDigit()
		test_Parser_decDigit()
		test_Parser_hexDigit()
		test_Parser_hexNum()
		test_Parser_hexLit()
	End If	
	If isMissing(what) Or (what = "all") Or (what = "types") Then
		test_Parser_baseType()
		test_Parser_TypeVar()
		test_Parser_TypeCtor()
		test_Parser_TypeExpr()
	End If
	
end_of_Parser_tests:	
	aCount = assertionCount - aCount
	tm = CLng(10 * (GetSystemTicks() - tm) / ticksPerSec) / 10
	If tm = 0 Then : tm = 1 : End If ' avoid divide-by-zero
	If isMissing(what) Then
		aPerSec =  CLng(10 * aCount / tm) / 10
		Dim summary As String
		summary = tm &amp; " sec for " &amp; aCount &amp; " assertions, "_
		&amp; CR &amp; "that's ~" &amp; aPerSec &amp; " assertions/sec"
		MsgBox(summary)
		result = summary
		MsgBox(parserStats)
	Else
		result = Join(Array("test_Parser(" &amp; what &amp; "):", tm, aCount), " ")
	End If
	test_Parser = result
End Function


Function parserStats()
	Dim msg As String
	msg = pReturn(GetSystemTicks()).id &amp; " Parser instances" _
			&amp; NL &amp; "applyP_callCount: " &amp; applyP_callCount _
			&amp; NL &amp; "_applyP_callCount: " _
					&amp; toString(toList(_applyP_callCount)) _
					&amp; " / " &amp; toString(List("ttl", "underSkip")) _
			&amp; NL &amp; "applyP_str: " &amp; applyP_str _
			&amp; NL &amp; "applyP_choice: " &amp; applyP_choice _
			&amp; NL &amp; "applyP_item: " &amp; applyP_item _
			&amp; NL &amp; "applyP_end: " &amp; applyP_end _
			&amp; NL &amp; "applyP_bind: " &amp; applyP_bind _
			&amp; NL &amp; "  (applyP_bind_K_x: " &amp; applyP_bind_K_x &amp; ")" _
			&amp; NL &amp; "    (applyP_bind_K_return: " &amp; applyP_bind_K_return &amp; ")" _
			&amp; NL &amp; "  (applyP_bind_B_f_g: " &amp; applyP_bind_B_f_g &amp; ")" _
			&amp; NL &amp; "    (applyP_bind_B_return_g: " &amp; applyP_bind_B_return_g &amp; ")" _
			&amp; NL &amp; "  (applyP_bind_other: " &amp; applyP_bind_other &amp; ")" _
			&amp; NL &amp; "applyP_return: " &amp; applyP_return _
			&amp; NL &amp; "applyP_seq: " &amp; applyP_seq _
			&amp; NL &amp; "applyP_skip: " &amp; applyP_skip _
			&amp; NL &amp; "applyP_sat: " &amp; applyP_sat _
			&amp; NL &amp; "applyP_zeroOrOne: " &amp; applyP_zeroOrOne _
			&amp; NL &amp; "applyP_many1: " &amp; applyP_many1 _
			&amp; NL &amp; "applyP_fail: " &amp; applyP_fail _
			&amp; NL &amp; "applyP_ind: " &amp; applyP_ind _
			&amp; NL &amp; length(bindFns) &amp; " bindFns: " _
			     &amp; "[" &amp; NL &amp; "  " _
			     &amp; Join(toArray(bindFns), "," &amp; NL &amp; "  ") _
			     &amp; NL &amp; "]"
	parserStats = msg
End Function

'= test helpers ===============================================================

Function refute_parses(p As Parser, ByVal ss As Variant)
	Static refute_parses_pass As Object
	If isNull(refute_parses_pass) Then
		refute_parses_pass = assertEqual(parseFailure, parseFailure)
	End If
	Dim actual As Variant, testResult As Variant
	Dim actualS As String, expectedS As String
	If isArray(ss) Then
		Dim i As Integer
		For i = LBound(ss) To UBound(ss)
			actual = applyP(p, ss(i), 1)
			assertionCount = assertionCount + 1
			If Not(isParseFailure(actual)) Then
				Goto refute_parses_failed
			End If
		Next i
	Else
		actual = applyP(p, ss, 1)
		assertionCount = assertionCount + 1
		If Not(isParseFailure(actual)) Then
			Goto refute_parses_failed
		End If
	End If
	refute_parses = refute_parses_pass
	Exit Function
refute_parses_failed:
	actualS = toString(actual)
	expectedS = toString(parseFailure)
	testResult = assertEqual(actualS, expectedS)
	If isArray(ss) Then
		MsgBox("at index " &amp; i &amp; ": " &amp; toString(ss(i)))
	End If
	refute_parses = testResult
End Function

Function assert_parses(p As Parser, ByVal ss As Variant, expVal As Variant, expPos As Integer)
	assertEqual(isParser(p), True).x
	Dim actual As Variant, expected As Variant
	Dim msg As String
	Dim actVal As Variant
	Dim actPos As Integer
	Dim actTyp As String, expTyp As String
	Dim actStr As String, expStr As String
	Dim gotArray As Boolean
	gotArray = isArray(ss)
	If Not(gotArray) Then
		ss = Array(ss)
	End If
	Dim i As Integer
	For i = LBound(ss) To UBound(ss)
		actual = applyP(p, ss(i), 1)
		actVal = actual(0)
		actPos = actual(1)
		actTyp = typeOf(actVal)
		expTyp = typeOf(expVal)
		actStr = toString(actVal)
		expStr = toString(expVal)
		
		If isObject(expVal) Then
			If assertEqual(actPos, expPos).isFail _
			Or assertEqual(actTyp, expTyp).isFail _
			Or assertEqual(actStr, expStr).isFail _
			Then : Goto assert_parses_failed : End If
		Else
			If assertEqual(actPos, expPos).isFail _
			Or assertEqual(actVal, expVal).isFail _
			Then : Goto assert_parses_failed : End If
		End If
	Next i
	assert_parses = mkPass()
	Exit Function
assert_parses_failed:
	actual   = List(actPos, actTyp, actStr)
	expected = List(expPos, expTyp, expStr)
	msg = "actual " _
		&amp; NL &amp; NL &amp; "  " &amp; toString(actual) _
		&amp; NL &amp; NL &amp; "expected to equal:" _
		&amp; NL &amp; NL &amp; "  " &amp; toString(expected)
	If gotArray Then
		msg = "at index " &amp; i &amp; ": " &amp; toString(ss(i)) _
			&amp; NL &amp; msg
	End If
	assert_parses = mkFail(actual, expected, msg)
End Function

'= actual tests ===============================================================

Function test_Parser_fail()
	refute_parses(pFail, Array( _
		"",	" ", "   ", CR, TAB, "a", "1", "[]", "asdf" _
	)).x
End Function

Function test_Parser_return()
	Dim p As Variant
	Dim expected As Variant
	
	p = pReturn
	assertEqual(isFn(p), True).x
	assertEqual(arity(p),  1).x

	p = pReturn("bar")
	assert_parses(p, "",		"bar", 1).x
	assert_parses(p, " ",		"bar", 1).x
	assert_parses(p, "a",		"bar", 1).x
	assert_parses(p, "1",		"bar", 1).x
	assert_parses(p, "[]",		"bar", 1).x
	assert_parses(p, "abcd",	"bar", 1).x
	assert_parses(p, CR,	"bar", 1).x

	p = pReturn(4711)	
	assert_parses(p, "",		4711, 1).x
	assert_parses(p, " ",		4711, 1).x
	assert_parses(p, "a",		4711, 1).x
	assert_parses(p, "1",		4711, 1).x
	assert_parses(p, "[]",		4711, 1).x
	assert_parses(p, "abcd",	4711, 1).x
	assert_parses(p, CR,	4711, 1).x
End Function

Function test_Parser_item()
	Dim p As Parser
	Set p = pItem

	refute_parses(p, "").x
	assert_parses(p, " ",		" ", 2).x
	assert_parses(p, "a",		"a", 2).x
	assert_parses(p, "1",		"1", 2).x
	assert_parses(p, "[]",		"[", 2).x
	assert_parses(p, "abcd",	"a", 2).x
	assert_parses(p, CR,	CR, 2).x
	assert_parses(p, TAB,	TAB, 2).x
End Function

Function test_Parser_end()
	Dim p As Object
	
	p = pEnd
	assert_parses(p, "", Empty, 1).x
	refute_parses(p, " ").x
	refute_parses(p, "a").x
	refute_parses(p, "5").x
End Function

Function test_Parser_str()
	Dim p As Object
	
	p = pStr
	assertEqual(isFn(p), True).x
	assertEqual(arity(p),  1).x
	
'	assertThrows(pStr, Array("")).x

	p = pStr("bar")
	refute_parses(p, "").x
	refute_parses(p, " ").x
	refute_parses(p, " " &amp; CR).x
	refute_parses(p, "asdf").x
	refute_parses(p, " bar").x
	refute_parses(p, "b").x
	refute_parses(p, "ba").x
	assert_parses(p, "bar",		"bar", 4).x
	assert_parses(p, "barb",	"bar", 4).x
	assert_parses(p, "barba",	"bar", 4).x
	assert_parses(p, "barbar",	"bar", 4).x

	p = pStr(CR)
	refute_parses(p, "").x
	refute_parses(p, " ").x
	refute_parses(p, " " &amp; CR).x
	refute_parses(p, "asdf").x
	refute_parses(p, " bar").x
	refute_parses(p, "b").x
	refute_parses(p, "ba").x
	refute_parses(p, "bar").x
	refute_parses(p, "barb").x
	refute_parses(p, "barba").x
	refute_parses(p, "barbar").x
	assert_parses(p, CR,				CR, 2).x
	assert_parses(p, CR &amp; "bar",		CR, 2).x
	assert_parses(p, CR &amp; CR,			CR, 2).x
	assert_parses(p, CR &amp; CR &amp; "bar",	CR, 2).x
End Function

Function test_Parser_choice()
	Dim p As Object
	Dim data As Variant

	p = pChoice
	assertEqual(isFn(p), True).x
	assertEqual(arity(p),  2).x
	p = apply(p, pItem)
	assertEqual(isFn(p), True).x
	assertEqual(arity(p),  1).x
	p = apply(p, pReturn(7))
		
	data = Array("", " ", " " &amp; CR, "asdf", " bar", "b", "ba", "bar", "barb",_
		"barba", "barbar", CR, CR &amp; "bar", CR &amp; CR,_
		CR &amp; CR &amp; "bar"_
	)
	p = pChoice(pFail, pFail)
	refute_parses(p, data).x
	
	p = pChoice(pReturn(7), pFail)
	assert_parses(p, data, 7, 1).x
	
	p = pChoice(pFail, pReturn(7))
	assert_parses(p, data, 7, 1).x
	
	p = pChoice(pReturn(42), pReturn(7))
	assert_parses(p, data, 42, 1).x
	
	assert_parses(pChoice(pItem, pReturn(11)), 	"", 11, 1	).x
	refute_parses(pChoice(pItem, pStr("x")),	"").x
	assert_parses(pChoice(pReturn(11), pItem), 	"", 11, 1	).x
	refute_parses(pChoice(pStr("x"), pItem),	"").x
	
	assert_parses(pChoice(pItem, pReturn(11)), 	" ", " ", 2	).x
	assert_parses(pChoice(pItem, pStr("x")), 	" ", " ", 2	).x
	assert_parses(pChoice(pReturn(11), pItem), 	" ", 11, 1	).x
	assert_parses(pChoice(pStr("x"), pItem), 	" ", " ", 2	).x
	
	assert_parses(pChoice(pItem, pReturn(11)), 	"x", "x", 2	).x
	assert_parses(pChoice(pItem, pStr("x")), 	"x", "x", 2	).x
	assert_parses(pChoice(pReturn(11), pItem), 	"x", 11, 1	).x
	assert_parses(pChoice(pStr("x"), pItem), 	"x", "x", 2	).x
End Function

Function test_Parser_bind()
	Dim p As Object
	
	p = pBind
	assertEqual(isFn(p), True).x
	assertEqual(arity(p),   2).x
	
	p = pBind(pItem)
	assertEqual(isFn(p), True).x
	assertEqual(arity(p),   1).x
	
	p = apply(p, fstArg(pStr("y")))
	assert_parses(p, "xy", "y", 3).x
	refute_parses(p, "xx").x
	refute_parses(p, "yx").x
	assert_parses(p, " yabcd", "y", 3).x
	
'	p = item &gt;&gt;= return ° (concat "FOO")
	p = pBind(pItem, compose(pReturn, concat("FOO")))
	assert_parses(p, "xy",		"FOOx", 2).x
	assert_parses(p, "xx",		"FOOx", 2).x
	assert_parses(p, "yx",		"FOOy", 2).x
	assert_parses(p, " yabcd",	"FOO ", 2).x
	
'	p = item &gt;&gt;= \x.if (=? "y" x) then (return x) else fail 
'     = item &gt;&gt;= \x.ite (=? "y") return (K fail)
	p = pBind( pItem, ite(equ("y"), pReturn, fstArg(pFail)) )
	refute_parses(p, "xy").x
	refute_parses(p, "xx").x
	assert_parses(p, "yx",		"y", 2).x
	assert_parses(p, "yy",		"y", 2).x
	refute_parses(p, " yabcd").x	

	' under-skip-status MUST NOT be passed down into the parser (bind's 1st arg)
	' because the function (bind's 2nd arg) might need the parser's
	' result in order to decide what other parser to produce:
'	p = (skip ( item &gt;&gt;= \x.if (=? "y" x) then (return x) else fail ))
'     = (skip ( item &gt;&gt;= \x.ite (=? "y") return (K fail) ))
	p = pSkip(pBind( pItem, ite(equ("y"), pReturn, fstArg(pFail)) ))
	refute_parses(p, "xy").x
	refute_parses(p, "xx").x
	assert_parses(p, "yx",		Empty, 2).x	' succeeds but skips result
	assert_parses(p, "yy",		Empty, 2).x	' succeeds but skips result
	refute_parses(p, " yabcd").x
End Function

Function test_Parser_bind_simplify()
	Dim p As Object, q As Object, r As Object, x As Object
	Dim f As Object, g As Object, h As Object, i As Object
	Dim v As Variant
	
	' pBind( pFail, ...)
	'===================
	' p = fail &gt;&gt;= f
	'   = fail
	q = pFail
	f = fstArg(pStr("x"))
	p = pBind(q, f)
	refute_parses(p, Array("", "x", "xx")).x
	' So it's behaving like pFail. But is pBind actually doing the simplification?
	assert_toString_equals(p, pFail).x
	
	' pBind( (pReturn v), ...)
	'=========================
	' p = (return v) &gt;&gt;= f
	'   = (f v)
	v = "foobar"
	q = pReturn(v)
	assert_parses(q, "", v, 1).x
	f = pStr
	p = pBind(q, f) ' long-winded way of building pStr("foobar")
	refute_parses(p, Array("", "foo", "bar", "fooBAR", "FOObar")).x
	assert_parses(p, v, v, Len(v) + 1).x
	x = apply(f, v)
	refute_parses(x, Array("", "foo", "bar", "fooBAR", "FOObar")).x
	assert_parses(x, v, v, Len(v) + 1).x
	' assert that pBind does the simplification:
	assert_toString_equals(p, x).x


	' pBind( (pBind ...), ...)
	'=========================
	
	' p = (q &gt;&gt;= return ° g) &gt;&gt;= f
	'-----------------------------
	'   = q &gt;&gt;= f ° g
	q = pStr("foo")
	g = concat("bar")
	r = pBind(q, compose(pReturn, g))	' r = (str "bar") &gt;&gt;= (return ° (concat "bar"))
	f = pStr
	p = pBind(r, f) '  p = ((str "bar") &gt;&gt;= (return ° (concat "bar")) ) &gt;&gt;= pStr
	'...which matches "foo" then "barfoo" and returns the latter
	refute_parses(p, Array("foo", "foobar", "foofoobar", "foobarbar")).x
	assert_parses(p, "foobarfoo", "barfoo", 10).x
	' But this can be simplified to p = (str "bar") &gt;&gt;= pStr ° (concat "bar")
	' In general: ((q &gt;&gt;= return ° g) &gt;&gt;= f) = (q &gt;&gt;= f ° g)
	p = pBind(q, compose(f, g))
	refute_parses(p, Array("foo", "foobar", "foofoobar", "foobarbar")).x
	assert_parses(p, "foobarfoo", "barfoo", 10).x
	' assert that pBind actually does this simplification:
	assert_toString_equals(pBind(r, f), pBind(q, compose(f, g))).x
	
	' p = (q &gt;&gt;= return ° g) &gt;&gt;= f  where f = (K r)
	'----------------------------------------------
	'   = q &gt;&gt;= (K r) ° g
	'   = q &gt;&gt;= (K r)
	'   = q &gt;&gt;= f
	q = pStr("foo")
	g = concat("bar")
	r = pStr("qmbl")
	f = fstArg(r)
	p = pBind( pBind(q, compose(pReturn, g)), f )
	refute_parses(p, Array("foo", "foobar", "foobarqmbl")).x
	assert_parses(p, "fooqmbl", "qmbl", 8).x
	' simplified: q &gt;&gt;= f
	refute_parses(pBind(q, f), Array("foo", "foobar", "foobarqmbl")).x
	assert_parses(pBind(q, f), "fooqmbl", "qmbl", 8).x
	' pBind actually does simplify it:
	assert_toString_equals(p, pBind(q, f)).x
	
	' p = (q &gt;&gt;= return ° g) &gt;&gt;= f  where f = h ° i
	'----------------------------------------------
	'   = q &gt;&gt;= (h ° i) ° g
	'   = q &gt;&gt;= h ° (i ° g)
	q = pStr("foo")
	g = concat("bar")
	h = pStr
	i = Fn.UCase ' turns a string into all upper-case
	f = compose(h, i)
	r = pBind(q, compose(pReturn, g))
	p = pBind(r, f) ' p = (str "foo") &gt;&gt;= return ° (concat "bar")) &gt;&gt;= (pStr ° ucase)
	' p matches "foo", then "BARFOO" and returns the latter
	'show(p)
	refute_parses(p, Array("foo", "foobar", "foobarfoo", "fooBARfoo", "FOOBARfoo")).x
	assert_parses(p, "fooBARFOO", "BARFOO", 10).x
	' simplified: x = q &gt;&gt;= h ° (i ° g)
	x = pBind(q, compose(h, compose(i, g)))
	refute_parses(x, Array("foo", "foobar", "foobarfoo", "fooBARfoo", "FOOBARfoo")).x
	assert_parses(x, "fooBARFOO", "BARFOO", 10).x
	' pBind actually does simplify it:
	assert_toString_equals(p, x).x
	' Note: fn composition is associative, ie (h ° i) ° g = h ° (i ° g)
	'       So semantically they're the same. However, from an implementation
	'       point of view - in pBind - we would like it to be represented as
	'       right-associative (as on rhs of the equality), so we can easily
	'       spot pReturn ° (...)

	 
	' p = (q &gt;&gt;= K r) &gt;&gt;= f
	'----------------------
	'   = q &gt;&gt;= K (r &gt;&gt;= f)
	q = pStr("foo")
	r = pStr("bar")
	f = compose(pStr, Fn.ucase)
	p = pBind( pBind(q, fstArg(r)), f )
	refute_parses(p, "", "foo", "bar", "foobarbar", "fooBARbar", "fooBARBAR").x
	assert_parses(p, "foobarBAR", "BAR", 10).x
	x = pBind(q, fstArg(pBind(r, f)))	
	refute_parses(x, "", "foo", "bar", "foobarbar", "fooBARbar", "fooBARBAR").x
	assert_parses(x, "foobarBAR", "BAR", 10).x
	' assert that pBind actually does the simplification:
	assert_toString_equals(p, x).x
	
	
	' p = (q &gt;&gt;= K (return v)) &gt;&gt;= f
	'-------------------------------
	'   = q &gt;&gt;= K (f v)
	' This is a special of the above and should be covered
	' by it plus the (return v) &gt;&gt;= f  ~&gt;  (f v) simplification
	q = pStr("foo")
	v = "bar"
	f = compose(pStr, Fn.ucase)
	r = pBind(q, fstArg(pReturn(v)))
	p = pBind(r, f)
	refute_parses(p, "", "foo", "bar", "foobar").x
	assert_parses(p, "fooBAR", "BAR", 7).x
	x = pBind(q, fstArg(apply(f, v)))
	refute_parses(x, "", "foo", "bar", "foobar").x
	assert_parses(x, "fooBAR", "BAR", 7).x
	' assert that pBind actually does the simplification:
	assert_toString_equals(p, x).x

End Function

Function test_Parser_sat()
	Dim p As Parser, actual As Variant
	Set p = pSat(apply(Fn.equ, "a")
	
	refute_parses(p, "").x
	refute_parses(p, " ").x
	assert_parses(p, "a",		"a", 2).x
	assert_parses(p, "aa",		"a", 2).x
	refute_parses(p, "1").x
	refute_parses(p, "[]").x
	assert_parses(p, "abcd",	"a", 2).x
	refute_parses(p, CR).x
	refute_parses(p, TAB).x
End Function

Function test_Parser_skip()
	Dim p As Parser, actual As Variant
	Set p = pSkip(pItem)
	refute_parses(p, "").x
	applyP(p, " ")
	assert_parses(p, " ",		Empty, 2).x
	assert_parses(p, "a",		Empty, 2).x
	assert_parses(p, "1",		Empty, 2).x
	assert_parses(p, "[]",		Empty, 2).x
	assert_parses(p, "abcd",	Empty, 2).x
	assert_parses(p, CR,   Empty, 2).x
	assert_parses(p, TAB,	Empty, 2).x
	
	' skip fail = fail
	Set p = pSkip(pFail)
	refute_parses(p, "").x
	refute_parses(p, " ").x
	refute_parses(p, "a").x
	refute_parses(p, "1").x
	refute_parses(p, "[]").x
	refute_parses(p, "abcd").x
	refute_parses(p, CR).x
	refute_parses(p, TAB).x
		
	Set p = pSkip(pBind(pItem, fstArg(pItem)))
	refute_parses(p, "").x
	refute_parses(p, " ").x
	refute_parses(p, "a").x
	refute_parses(p, "1").x
	assert_parses(p, "[]",				Empty, 3).x
	assert_parses(p, "abcd",			Empty, 3).x
	refute_parses(p, CR).x
	refute_parses(p, TAB).x
	assert_parses(p, CR &amp; CR,	Empty, 3).x
	assert_parses(p, TAB &amp; TAB,	Empty, 3).x

	' skip (return x) = return Empty
	Set p = pSkip(pReturn("foo"))
	assert_parses(p, "",		Empty, 1).x
	assert_parses(p, " ",		Empty, 1).x
	assert_parses(p, "a",		Empty, 1).x
	assert_parses(p, "1",		Empty, 1).x
	assert_parses(p, "[]",		Empty, 1).x
	assert_parses(p, "abcd",	Empty, 1).x
	assert_parses(p, CR,   Empty, 1).x
	assert_parses(p, TAB,	Empty, 1).x

	' skip (skip x) = skip x
	Set p = pSkip(pSkip(pItem))
'	msgbox(toString(p))
	refute_parses(p, "").x
	assert_parses(p, " ",		Empty, 2).x
	assert_parses(p, "a",		Empty, 2).x
	assert_parses(p, "1",		Empty, 2).x
	assert_parses(p, "[]",		Empty, 2).x
	assert_parses(p, "abcd",	Empty, 2).x
	assert_parses(p, CR,   Empty, 2).x
	assert_parses(p, TAB,	Empty, 2).x

	Set p = pSkip(pStr("foo"))
	refute_parses(p, "").x
	refute_parses(p, " ").x
	refute_parses(p, "a").x
	refute_parses(p, "1").x
	refute_parses(p, "[]").x
	refute_parses(p, "abcd").x
	refute_parses(p, CR).x
	refute_parses(p, TAB).x
	
	assert_parses(p, "foo",				Empty, 4).x
	assert_parses(p, "foo ",			Empty, 4).x
	assert_parses(p, "fooa",			Empty, 4).x
	assert_parses(p, "foo1",			Empty, 4).x
	assert_parses(p, "foo[]",			Empty, 4).x
	assert_parses(p, "fooabcd",			Empty, 4).x
	assert_parses(p, "foo" &amp; CR,   Empty, 4).x
	assert_parses(p, "foo" &amp; TAB,	Empty, 4).x
	
	Set p = pSkip(pSeq(Array(pStr("f"), pStr("oo")), concat)
	refute_parses(p, "").x
	refute_parses(p, " ").x
	refute_parses(p, "a").x
	refute_parses(p, "1").x
	refute_parses(p, "[]").x
	refute_parses(p, "abcd").x
	refute_parses(p, CR).x
	refute_parses(p, TAB).x
	
	assert_parses(p, "foo",				Empty, 4).x
	assert_parses(p, "foo ",			Empty, 4).x
	assert_parses(p, "fooa",			Empty, 4).x
	assert_parses(p, "foo1",			Empty, 4).x
	assert_parses(p, "foo[]",			Empty, 4).x
	assert_parses(p, "fooabcd",			Empty, 4).x
	assert_parses(p, "foo" &amp; CR,   Empty, 4).x
	assert_parses(p, "foo" &amp; TAB,	Empty, 4).x
	
	Set p = pSkip(pZeroOrOne(pItem))
	assert_parses(p, "",		Empty, 1).x
	assert_parses(p, " ",		Empty, 2).x
	assert_parses(p, "a",		Empty, 2).x
	assert_parses(p, "1",		Empty, 2).x
	assert_parses(p, "[]",		Empty, 2).x ' reads at most one
	assert_parses(p, "abcd",	Empty, 2).x
	assert_parses(p, CR,   Empty, 2).x
	assert_parses(p, TAB,	Empty, 2).x
	
	Set p = pSkip(pMany(pItem))
'	msgbox(toString(p))
	assert_parses(p, "",		Empty, 1).x
	assert_parses(p, " ",		Empty, 2).x
	assert_parses(p, "a",		Empty, 2).x
	assert_parses(p, "1",		Empty, 2).x
	assert_parses(p, "[]",		Empty, 3).x
	assert_parses(p, "abcd",	Empty, 5).x
	assert_parses(p, CR,   Empty, 2).x
	assert_parses(p, TAB,	Empty, 2).x	
	
	Set p = pSkip(pMany1(pItem))
	refute_parses(p, "").x
	assert_parses(p, " ",		Empty, 2).x
	assert_parses(p, "a",		Empty, 2).x
	assert_parses(p, "1",		Empty, 2).x
	assert_parses(p, "[]",		Empty, 3).x
	assert_parses(p, "abcd",	Empty, 5).x
	assert_parses(p, CR,   Empty, 2).x
	assert_parses(p, TAB,	Empty, 2).x	

	Set p = pSkip(pMany(pWhite))
	assert_parses(p, "",		Empty, 1).x
	assert_parses(p, " ",		Empty, 2).x
	assert_parses(p, "  ",		Empty, 3).x
	assert_parses(p, "a",		Empty, 1).x
	assert_parses(p, "1",		Empty, 1).x
	assert_parses(p, " a",		Empty, 2).x
	assert_parses(p, "  1",		Empty, 3).x
	assert_parses(p, "[]",		Empty, 1).x
	assert_parses(p, "abcd",	Empty, 1).x
	assert_parses(p, "   d",	Empty, 4).x
	assert_parses(p, CR,   Empty, 1).x
	assert_parses(p, TAB,	Empty, 2).x	
	
	Set p = pBind(pSkip(pMany(pWhite)), fstArg(pStr("xx"))
	refute_parses(p, "").x
	refute_parses(p, "x").x
	assert_parses(p, "xx",		"xx",  3).x
	assert_parses(p, "xxx",		"xx",  3).x
	refute_parses(p, " ").x
	refute_parses(p, " x").x
	assert_parses(p, " xx",		"xx",  4).x
	assert_parses(p, " xxx",	"xx",  4).x
	refute_parses(p, "  ").x
	refute_parses(p, "  x").x
	assert_parses(p, "  xx",	"xx",  5).x
	assert_parses(p, "  xxx",	"xx",  5).x
	refute_parses(p, TAB).x
	refute_parses(p, TAB &amp; "  ").x
	refute_parses(p, TAB &amp; "  x").x
	assert_parses(p, TAB &amp; "  xx",	"xx",  6).x
	assert_parses(p, TAB &amp; "  xxx",	"xx",  6).x
	
	Dim mkList1 As Object, mkList2 As Object, expected As Object
	Set mkList1 = swap(cons, nil) ' \y.cons y nil
	Set mkList2 = swap(compose(swap(cons), mkList1)) ' \x y.cons x (cons y nil))
	Set expected = apply(mkList2, "foo", "bar")
	assertEqual(toString(expected), "['foo', 'bar']").x
	Set p = pSeq(Array(pSkip(pMany(pWhite)), _
					   pStr("foo"), _
					   pSkip(pMany(pWhite)), _
					   pStr("bar"), _
					   pSkip(pMany(pWhite)) _
				 ), mkList2 _
	)
	assert_parses(p, "foobar", 		expected,  7).x
	assert_parses(p, "   foobar", 	expected, 10).x
	assert_parses(p, "foobar   ", 	expected, 10).x
	assert_parses(p, "foo   bar", 	expected, 10).x
	assert_parses(p, " foo  bar", 	expected, 10).x
	assert_parses(p, "foo  bar ", 	expected, 10).x
	assert_parses(p, " foo bar ", 	expected, 10).x
End Function

Function test_Parser_indirect()
	Dim p As Parser, q As Parser, r As Parser
	r = pInd("Something")
	'Note: most of the parsers we create here don't actually make sense
	'      the important thing for testing is their structure
	
	assertEqual(getPIndName(r), "Something").x
	
	p = pInd("") : q = pInd("")
	assertEqual(p.id = q.id, False).x
	
	p = pInd("") : q = pReturn("foo")
	p = fixIndirection(p, q)
	assertEqual(p.tp, r.tp).x		' p points to q
	assertEqual(p.st.id, q.id).x
	
	p = pInd("") : q = pFail
	p = fixIndirection(p, q)
	assertEqual(p.tp, r.tp).x		' p points to q
	assertEqual(p.st.id, q.id).x
	
	p = pInd("") : q = pItem
	p = fixIndirection(p, q)
	assertEqual(p.tp, r.tp).x		' p points to q
	assertEqual(p.st.id, q.id).x
	
	p = pInd("") : q = pStr("bar")
	p = fixIndirection(p, q)
	assertEqual(p.tp, r.tp).x		' p points to q
	assertEqual(p.st.id, q.id).x
	
	p = pInd("") : q = pSat(compose(inRange(5, 7), Fn.asc))
	p = fixIndirection(p, q)
	assertEqual(p.tp, r.tp).x		' p points to q
	assertEqual(p.st.id, q.id).x
	
	p = pInd("") : q = pSkip(pItem)
	p = fixIndirection(p, q)
	assertEqual(p.tp, r.tp).x		' p points to q
	assertEqual(p.st.id, q.id).x
	
	p = pInd("") : q = pSkip(pStr("foo"))
	p = fixIndirection(p, q)
	assertEqual(p.tp, r.tp).x		' p points to q
	assertEqual(p.st.id, q.id).x
	
	p = pInd("") : q = pSkip(p)
	p = fixIndirection(p, q)
	assertEqual(p.tp, r.tp).x		' p points to q
	assertEqual(p.st.id, q.id).x
	
	p = pInd("") : q = pChoice(pStr("foo"), p)
	p = fixIndirection(p, q)
	assertEqual(p.tp, r.tp).x		' p points to q
	assertEqual(p.st.id, q.id).x
	Dim altsP As Object, altsQ As Object
	altsP = p.st.st : altsQ = q.st
	Dim alt1P As Object, alt1Q As Object
	alt1P = altsP(0) : alt1Q = altsQ(0)
	assertEqual(alt1P.tp, alt1Q.tp).x
	assertEqual(alt1P.id, alt1Q.id).x
	assertEqual(alt1P.st, alt1Q.st).x

	Dim alt2P As Object, alt2Q As Object
	alt2P = altsP(1) : alt2Q = altsQ(1)
	assertEqual(alt2P.tp, alt2Q.tp).x
	assertEqual(alt2P.id, alt2Q.id).x
	assertEqual(alt2P.tp, p.tp).x ' there is the recursion!
	assertEqual(alt2P.id, p.id).x ' there is the recursion!


	p = pInd("") : q = pZeroOrOne(p)
	p = fixIndirection(p, q)
	assertEqual(p.tp, r.tp).x		' p points to q
	assertEqual(p.st.id, q.id).x

	p = pInd("") : q = pMany1(p)
	p = fixIndirection(p, q)
	assertEqual(p.tp, r.tp).x		' p points to q
	assertEqual(p.st.id, q.id).x

	p = pInd("") : q = pMany(p)
	p = fixIndirection(p, q)
	assertEqual(p.tp, r.tp).x		' p points to q
	assertEqual(p.st.id, q.id).x

	p = pInd("") : q = pChoice( pStr("x"), pSeq(Array(pSkip(pStr("(")), p, pSkip(pStr(")"))), id) )
	p = fixIndirection(p, q)
	assertEqual(p.tp, r.tp).x		' p points to q
	assertEqual(p.st.id, q.id).x
	
	refute_parses(p, "").x
	refute_parses(p, "()").x
	refute_parses(p, "(x").x
	assert_parses(p, "x))", 		"x",  2).x
	refute_parses(p, "(())").x
	refute_parses(p, "((x)").x
	assert_parses(p, "(x))",		"x",  4).x
	assert_parses(p, "x", 			"x",  2).x
	assert_parses(p, "(x)", 		"x",  4).x
	assert_parses(p, "((x))", 		"x",  6).x
	assert_parses(p, "(((x)))", 	"x",  8).x
	assert_parses(p, "((((x))))", 	"x", 10).x
	assert_parses(p, "(((((x)))))",	"x", 12).x
	
			
	'TODO: test_Parser_ind: fixIndirection .. bind
	
End Function

Function test_Parser_zeroOrOne()
	Dim p As Parser
	Dim data As Variant
	Dim zeroMatches As Variant, oneMatch As Variant
	zeroMatches = Empty
	oneMatch    = "x"
		
	data = Array("", " ", " " &amp; CR, "asdf", " bar", "b", "ba", "bar", "barb",_
		"barba", "barbar", CR, CR &amp; "bar", CR &amp; CR,_
		CR &amp; CR &amp; "bar"_
	)

	p = pZeroOrOne(pStr("x"))
	assert_parses(p, data,	zeroMatches, 1).x
	assert_parses(p, "x", 	oneMatch, 2).x
	assert_parses(p, "xx", 	oneMatch, 2).x
	assert_parses(p, "xxx", oneMatch, 2).x
	assert_parses(p, " x", 	zeroMatches, 1).x
	assert_parses(p, " xx", zeroMatches, 1).x
	assert_parses(p, " xxx",zeroMatches, 1).x
	
	' double p?? is the same as p?:
	p = pZeroOrOne(pZeroOrOne(pStr("x")))
	assert_parses(p, data,	zeroMatches, 1).x
	assert_parses(p, "x", 	oneMatch, 2).x
	assert_parses(p, "xx", 	oneMatch, 2).x
	assert_parses(p, "xxx", oneMatch, 2).x
	assert_parses(p, " x", 	zeroMatches, 1).x
	assert_parses(p, " xx", zeroMatches, 1).x
	assert_parses(p, " xxx",zeroMatches, 1).x
	
	' (skip p)? always yields Empty, but pos may or may not be advanced:
	p = pZeroOrOne(pSkip(pStr("x")))
	assert_parses(p, data,	Empty, 1).x
	assert_parses(p, "x", 	Empty, 2).x
	assert_parses(p, "xx", 	Empty, 2).x
	assert_parses(p, "xxx", Empty, 2).x
	assert_parses(p, " x", 	Empty, 1).x
	assert_parses(p, " xx", Empty, 1).x
	assert_parses(p, " xxx",Empty, 1).x
	
	' (skip p?) always yields Empty, but pos may or may not be advanced.
	' So: (skip p?) = (skip p)?
	p = pSkip(pZeroOrOne(pStr("x")))
	assert_parses(p, data,	Empty, 1).x
	assert_parses(p, "x", 	Empty, 2).x
	assert_parses(p, "xx", 	Empty, 2).x
	assert_parses(p, "xxx", Empty, 2).x
	assert_parses(p, " x", 	Empty, 1).x
	assert_parses(p, " xx", Empty, 1).x
	assert_parses(p, " xxx",Empty, 1).x
End Function

Function test_Parser_skip_zeroOrOne()
	Dim p As Parser
	Dim data As Variant
			
	data = Array("", " ", " " &amp; CR, "asdf", " bar", "b", "ba", "bar", "barb",_
		"barba", "barbar", CR, CR &amp; "bar", CR &amp; CR,_
		CR &amp; CR &amp; "bar"_
	)

	p = pSkip(pZeroOrOne(pStr("x")))
	assert_parses(p, data,	Empty, 1).x
	assert_parses(p, "x", 	Empty, 2).x
	assert_parses(p, "xx", 	Empty, 2).x
	assert_parses(p, "xxx", Empty, 2).x
	assert_parses(p, " x", 	Empty, 1).x
	assert_parses(p, " xx", Empty, 1).x
	assert_parses(p, " xxx",Empty, 1).x
	
	'TODO: is that what we want?: pZeroOrOne (pSkip p) = pSkip (pZeroOrOne p)  ...?
	p = pZeroOrOne(pSkip(pStr("x")))
	assert_parses(p, data,	Empty, 1).x
	assert_parses(p, "x", 	Empty, 2).x
	assert_parses(p, "xx", 	Empty, 2).x
	assert_parses(p, "xxx", Empty, 2).x
	assert_parses(p, " x", 	Empty, 1).x
	assert_parses(p, " xx", Empty, 1).x
	assert_parses(p, " xxx",Empty, 1).x
End Function

Function test_Parser_white()
	Dim p As Parser
	p = pWhite

	refute_parses(p, "").x
	assert_parses(p, " ", 					" ", 2	).x
	assert_parses(p, TAB, 					TAB, 2	).x
	refute_parses(p, CR).x
	refute_parses(p, "asdf").x
	assert_parses(p, " asdf", 				" ", 2).x
	assert_parses(p, TAB &amp; "asdf", 			TAB, 2).x
	refute_parses(p, CR &amp; "asdf").x
	assert_parses(p, "  asdf", 				" ", 2).x
	assert_parses(p, TAB &amp; TAB &amp; "asdf", 	TAB, 2).x
	refute_parses(p, CR &amp; TAB &amp; "asdf").x
	assert_parses(p, TAB &amp; CR &amp; "asdf", 	TAB, 2).x
	refute_parses(p, CR &amp; CR &amp; "asdf").x
End Function

Function test_Parser_range()
	Dim p As Parser, i As Integer
	
	p = pRange("A", "Z")
	For i = 1 To Asc("A") - 1
		refute_parses(p, Chr(i)).x
	Next i
	For i = Asc("A") To Asc("Z")
		assert_parses(p, Chr(i), Chr(i), 2).x
	Next i
	For i = Asc("Z") + 1 To 255
		refute_parses(p, Chr(i)).x
	Next i
	assertEqual(toString(p), "[A-Z]").x
	
	p = pRange(TAB, CR)
	For i = 1 To Asc(TAB) - 1
		refute_parses(p, Chr(i)).x
	Next i
	For i = Asc(TAB) To Asc(CR)
		assert_parses(p, Chr(i), Chr(i), 2).x
	Next i
	For i = Asc(CR) + 1 To 255
		refute_parses(p, Chr(i)).x
	Next i
	assertEqual(toString(p), "[\t-\r]").x	
	
	p = pRange(LF, "-")
	For i = 1 To Asc(LF) - 1
		refute_parses(p, Chr(i)).x
	Next i
	For i = Asc(LF) To Asc("-")
		assert_parses(p, Chr(i), Chr(i), 2).x
	Next i
	For i = Asc("-") + 1 To 255
		refute_parses(p, Chr(i)).x
	Next i
	assertEqual(toString(p), "[\n-\-]").x	
	
	p = pRange(DQ, "-")
	For i = 1 To Asc(DQ) - 1
		refute_parses(p, Chr(i)).x
	Next i
	For i = Asc(DQ) To Asc("-")
		assert_parses(p, Chr(i), Chr(i), 2).x
	Next i
	For i = Asc("-") + 1 To 255
		refute_parses(p, Chr(i)).x
	Next i
	' Note: DQ should not be escaped
	assertEqual(toString(p), "[" &amp; DQ &amp; "-\-]").x	
	
	p = pRange("[", "]")
	For i = 1 To Asc("[") - 1
		refute_parses(p, Chr(i)).x
	Next i
	For i = Asc("[") To Asc("]")
		assert_parses(p, Chr(i), Chr(i), 2).x
	Next i
	For i = Asc("]") + 1 To 255
		refute_parses(p, Chr(i)).x
	Next i
	assertEqual(toString(p), "[\[-\]]").x	
End Function

Function test_Parser_cclass()
	Dim p As Parser, i As Integer
	p = pCClass(List(" ", TAB)
	
	refute_parses(p, Array( _
		"", "*", "+", "?", "=", ".", "|", "-", "_", "\", "/", _
		"(", ")", "[", "]", "{", "}", DQ, _
		     CR, LF,     _
		"0", "1", "2", "3", "4", "5", "6", "7", "8", "9", _
		"a", "b", "c",   "q",        "x", "y", "z", _
		"A", "B", "C",        "R",   "X", "Y", "Z", _
		_dq("\"), _dq("\-"), _dq("\["), _dq("\]"), _
		_dq(CR), _dq(LF) _
	)).x
	
	assert_parses(p, " " &amp; TAB,	" ", 2).x
	assert_parses(p, TAB &amp; " ", TAB, 2).x
	assertEqual(toString(p), "[ \t]").x

	p = pCClass(List("[", "-", "]", CR, LF, DQ, "\")
	
	refute_parses(p, Array( _
		"", "*", "+", "?", "=", ".", "|",      "_",      "/", _
		"(", ")",          "{", "}",     _
		" ",         TAB, _
		"0", "1", "2", "3", "4", "5", "6", "7", "8", "9", _
		"a", "b", "c",   "q",        "x", "y", "z", _
		"A", "B", "C",        "R",   "X", "Y", "Z" _
	)).x
	
	assert_parses(p, "[",	"[", 2).x
	assert_parses(p, "-",	"-", 2).x
	assert_parses(p, "]",	"]", 2).x
	assert_parses(p, CR,	CR,	 2).x
	assert_parses(p, LF,	LF,  2).x
	assert_parses(p, DQ,	DQ,  2).x
	assert_parses(p, "\",	"\", 2).x
	' Note: DQ should not be escaped
	assertEqual(toString(p), "[\[\-\]\r\n" &amp; DQ &amp; "\\]").x
End Function

Function test_Parser_alphaLower()
	Dim p As Parser
	p = pAlphaLower

	refute_parses(p, Array(" ", TAB, CR, "_", _
		"0", "1", "2", "3", "4", "5", "6", "7", "8", "9", _
		"+", "-", "-&gt;", "*", "?", "#",_
		"A", "B", "C", "D", "E", "F", "G", "H", "I", "J", "K", "L", "M", _
		"N", "O", "P", "Q", "R", "S", "T", "U", "V", "W", "X", "Y", "Z", _
		"")).x
	assert_parses(p, "asdf", "a", 2).x
	assert_parses(p, "a", "a", 2).x
	assert_parses(p, "b", "b", 2).x
	assert_parses(p, "c", "c", 2).x
	assert_parses(p, "d", "d", 2).x
	assert_parses(p, "e", "e", 2).x
	assert_parses(p, "f", "f", 2).x
	assert_parses(p, "g", "g", 2).x
	assert_parses(p, "h", "h", 2).x
	assert_parses(p, "i", "i", 2).x
	assert_parses(p, "j", "j", 2).x
	assert_parses(p, "k", "k", 2).x
	assert_parses(p, "l", "l", 2).x
	assert_parses(p, "m", "m", 2).x
	assert_parses(p, "n", "n", 2).x
	assert_parses(p, "o", "o", 2).x
	assert_parses(p, "p", "p", 2).x
	assert_parses(p, "q", "q", 2).x
	assert_parses(p, "r", "r", 2).x
	assert_parses(p, "s", "s", 2).x
	assert_parses(p, "t", "t", 2).x
	assert_parses(p, "u", "u", 2).x
	assert_parses(p, "v", "v", 2).x
	assert_parses(p, "w", "w", 2).x
	assert_parses(p, "x", "x", 2).x
	assert_parses(p, "y", "y", 2).x
	assert_parses(p, "z", "z", 2).x
End Function

Function test_Parser_alphaUpper()
	Dim p As Parser
	p = pAlphaUpper

	refute_parses(p, Array(" ", TAB, CR, "_", _
		"0", "1", "2", "3", "4", "5", "6", "7", "8", "9", _
		"+", "-", "-&gt;", "*", "?", "#",_
		"a", "b", "c", "d", "e", "f", "g", "h", "i", "j", "k", "l", "m", _
		"n", "o", "p", "q", "r", "s", "t", "u", "v", "w", "x", "y", "z", _
		"")).x
	assert_parses(p, "ASDF", "A", 2).x
	assert_parses(p, "A", "A", 2).x
	assert_parses(p, "B", "B", 2).x
	assert_parses(p, "C", "C", 2).x
	assert_parses(p, "D", "D", 2).x
	assert_parses(p, "E", "E", 2).x
	assert_parses(p, "F", "F", 2).x
	assert_parses(p, "G", "G", 2).x
	assert_parses(p, "H", "H", 2).x
	assert_parses(p, "I", "I", 2).x
	assert_parses(p, "J", "J", 2).x
	assert_parses(p, "K", "K", 2).x
	assert_parses(p, "L", "L", 2).x
	assert_parses(p, "M", "M", 2).x
	assert_parses(p, "N", "N", 2).x
	assert_parses(p, "O", "O", 2).x
	assert_parses(p, "P", "P", 2).x
	assert_parses(p, "Q", "Q", 2).x
	assert_parses(p, "R", "R", 2).x
	assert_parses(p, "S", "S", 2).x
	assert_parses(p, "T", "T", 2).x
	assert_parses(p, "U", "U", 2).x
	assert_parses(p, "V", "V", 2).x
	assert_parses(p, "W", "W", 2).x
	assert_parses(p, "X", "X", 2).x
	assert_parses(p, "Y", "Y", 2).x
	assert_parses(p, "Z", "Z", 2).x
End Function

Function test_Parser_baseType()
	Dim p As Parser
	p = pBaseType

	refute_parses(p, "").x
	refute_parses(p, "asdf").x
	refute_parses(p, "a").x
	refute_parses(p, "b").x
	refute_parses(p, "c").x
	
	assert_parses(p, "Bool -&gt; Bool", "Bool", 5).x
	assert_parses(p, "Bool", "Bool", 5).x
	refute_parses(p, "bool").x

	assert_parses(p, "Str", "Str", 4).x
	refute_parses(p, "str").x

	assert_parses(p, "Int", "Int", 4).x
	refute_parses(p, "int").x

	assert_parses(p, "Long", "Long", 5).x
	refute_parses(p, "long").x
End Function

Function test_Parser_TypeVar()
	Dim p As Parser
	p = pTypeVar

	refute_parses(p, Array(" ", TAB, CR, "_", _
		"0", "1", "2", "3", "4", "5", "6", "7", "8", "9", _
		"+", "-", "-&gt;", "*", "?", "#",_
		"A", "B", "C", "D", "E", "F", "G", "H", "I", "J", "K", "L", "M", _
		"N", "O", "P", "Q", "R", "S", "T", "U", "V", "W", "X", "Y", "Z", _
		"")).x
	assert_parses(p, "asdf", "'a", 2).x
	assert_parses(p, "a", "'a", 2).x
	assert_parses(p, "b", "'b", 2).x
	assert_parses(p, "c", "'c", 2).x
	assert_parses(p, "d", "'d", 2).x
	assert_parses(p, "e", "'e", 2).x
	assert_parses(p, "f", "'f", 2).x
	assert_parses(p, "g", "'g", 2).x
	assert_parses(p, "h", "'h", 2).x
	assert_parses(p, "i", "'i", 2).x
	assert_parses(p, "j", "'j", 2).x
	assert_parses(p, "k", "'k", 2).x
	assert_parses(p, "l", "'l", 2).x
	assert_parses(p, "m", "'m", 2).x
	assert_parses(p, "n", "'n", 2).x
	assert_parses(p, "o", "'o", 2).x
	assert_parses(p, "p", "'p", 2).x
	assert_parses(p, "q", "'q", 2).x
	assert_parses(p, "r", "'r", 2).x
	assert_parses(p, "s", "'s", 2).x
	assert_parses(p, "t", "'t", 2).x
	assert_parses(p, "u", "'u", 2).x
	assert_parses(p, "v", "'v", 2).x
	assert_parses(p, "w", "'w", 2).x
	assert_parses(p, "x", "'x", 2).x
	assert_parses(p, "y", "'y", 2).x
	assert_parses(p, "z", "'z", 2).x
End Function

Function test_Parser_TypeCtor()
	Dim p As Parser
	p = pTypeCtor

	refute_parses(p, "").x
	refute_parses(p, "asdf").x
	refute_parses(p, "a").x
	refute_parses(p, "b").x
	refute_parses(p, "c").x
	
	assert_parses(p, "List", "List", 5).x
	assert_parses(p, "Maybe", "Maybe", 6).x

	' any capitalized String with more than 2 chars does
	assert_parses(p, "Bool", "Bool", 5).x ' 
	refute_parses(p, "bool").x

	assert_parses(p, "Str", "Str", 4).x
	refute_parses(p, "str").x

	assert_parses(p, "Int", "Int", 4).x
	refute_parses(p, "int").x

	assert_parses(p, "Long", "Long", 5).x
	refute_parses(p, "long").x

	assert_parses(p, "Avalidtypector", "Avalidtypector", 15).x
	assert_parses(p, "NotAValidTypeCtor", "Not", 4).x
End Function

Function test_Parser_TypeExpr()
	Dim p As Parser
	p = pTypeExpr
	
	assert_parses(p, "Bool", 			"Bool", 5).x
	assert_parses(p, "Int",	 			"Int", 4).x
	assert_parses(p, "Int-&gt;Int",	 	"(-&gt; Int Int)", 9).x
	assert_parses(p, "Int-&gt;Str-&gt;Bool",	"(-&gt; Int (-&gt; Str Bool))", 15).x
	assert_parses(p, "a-&gt;b-&gt;c",	 		"(-&gt; 'a (-&gt; 'b 'c))", 8).x
	assert_parses(p, "(a-&gt;b)-&gt;c",	 	"(-&gt; (-&gt; 'a 'b) 'c)", 10).x
	assert_parses(p, "(a-&gt;b)-&gt;(c)",	 	"(-&gt; (-&gt; 'a 'b) 'c)", 12).x
	assert_parses(p, "List",	 		"(List [])", 5).x
	assert_parses(p, "List a",	 		"(List ['a])", 7).x
	assert_parses(p, "List a b",	 	"(List ['a, 'b])", 9).x
	assert_parses(p, "List Int",	 	"(List [Int])", 9).x
	assert_parses(p, "List a-&gt;b",	 	"(-&gt; (List ['a]) 'b)", 10).x
	assert_parses(p, "List (a-&gt;b)",	 	"(List [(-&gt; 'a 'b)])", 12).x
	assert_parses(p, "List Maybe a",	"(List [(Maybe ['a])])", 13).x
	assert_parses(p, "List Maybe a b",	"(List [(Maybe ['a, 'b])])", 15).x
	assert_parses(p, "List (Maybe a) b","(List [(Maybe ['a]), 'b])", 17).x
	
	refute_parses(p, "-&gt;a").x
	'refute_parses(p, "a-&gt;").x	' parses the a as a TypeVar, then stops

	' skips over trailing whitespace:
	assert_parses(p, "Bool   ", 				"Bool", 8).x
	assert_parses(p, "Int    ",	 				"Int",  8).x
	assert_parses(p, "Int -&gt; Int            ",	"(-&gt; Int Int)", 23).x
	assert_parses(p, "Int  -&gt; Str -&gt;   Bool ",	"(-&gt; Int (-&gt; Str Bool))", 23).x

	' skips over leading whitespace:
	assert_parses(p, " Bool  ", 				"Bool", 8).x
	assert_parses(p, " Int   ",	 				"Int",  8).x
	assert_parses(p, " Int -&gt; Int           ",	"(-&gt; Int Int)", 23).x
	assert_parses(p, " Int  -&gt; Str -&gt;  Bool ",	"(-&gt; Int (-&gt; Str Bool))", 23).x

	' fn type variations:
	assert_parses(p, "((a) -&gt; ((b)))", "(-&gt; 'a 'b)", 15).x
	assert_parses(p, " a -&gt; (b -&gt; c)", "(-&gt; 'a (-&gt; 'b 'c))", 15).x
	assert_parses(p, " a -&gt;  b -&gt; c ", "(-&gt; 'a (-&gt; 'b 'c))", 15).x
	assert_parses(p, "(a -&gt; b) -&gt; c ", "(-&gt; (-&gt; 'a 'b) 'c)", 15).x
	assert_parses(p, "(a -&gt; (b)-&gt; c)", "(-&gt; 'a (-&gt; 'b 'c))", 15).x

	' some real types:
	' type of fn isNil:
	assert_parses(p, "[a] -&gt; Bool", "(-&gt; (List ['a]) Bool)", 12).x
	' type of fn flatten:
	assert_parses(p, "[[a]] -&gt; [a]", "(-&gt; (List [(List ['a])]) (List ['a]))", 13).x
	' type of fn compose:
	assert_parses(p, "(b -&gt; c) -&gt; (a -&gt; b) -&gt; a -&gt; c", _
					 "(-&gt; (-&gt; 'b 'c) (-&gt; (-&gt; 'a 'b) (-&gt; 'a 'c)))", 31).x
	' type of pBind:
	assert_parses(p, "Parser a -&gt; (a -&gt; Parser b) -&gt; Parser b", _
					 "(-&gt; (Parser ['a]) (-&gt; (-&gt; 'a (Parser ['b])) (Parser ['b])))", 40).x			

	' [] (List) type variations:
	refute_parses(p, "[]").x
	refute_parses(p, "[a b]").x
	refute_parses(p, "[a, b]").x
	assert_parses(p, "[a]", 	"(List ['a])", 4).x
	assert_parses(p, "([(a)])", "(List ['a])", 8).x
	assert_parses(p, "([[a]])", "(List [(List ['a])])", 8).x
	assert_parses(p, "[[(a)]]", "(List [(List ['a])])", 8).x
	assert_parses(p, "[[[a]]]", "(List [(List [(List ['a])])])", 8).x
	assert_parses(p, "[a-&gt;b]",  "(List [(-&gt; 'a 'b)])", 7).x
	
	'isNil:
	assert_parses(p, "[a] -&gt; Bool", "(-&gt; (List ['a]) Bool)", 12).x
	'cons:
	assert_parses(p, "a -&gt; [a] -&gt; [a]", "(-&gt; 'a (-&gt; (List ['a]) (List ['a])))", 16).x
	
	' (,) tuple type variations:
	assert_parses(p, "()", 		"(Unit [])", 3).x
	refute_parses(p, "( )").x
	assert_parses(p, "(())", 	"(Unit [])", 5).x
	assert_parses(p, "[()]", 	"(List [(Unit [])])", 5).x
	refute_parses(p, "([])").x
	
	refute_parses(p, ",").x
	refute_parses(p, "(,)").x
	refute_parses(p, "(a,)").x
	refute_parses(p, "(,b)").x
	' TODO: double toString on the inner types since we don't yet represent types as proper objects
	assert_parses(p, "(a,b)", "(Tuple2 [''a', ''b'])", 6).x
	assert_parses(p, "(a ,b, c)", "(Tuple3 [''a', ''b', ''c'])", 10).x
	assert_parses(p, "((a,b),c)", "(Tuple2 ['(Tuple2 [''a', ''b'])', ''c'])", 10).x
	 
	Dim fns As Object, f As Object, fName As String, typStr As String
	fns = fnObjs
	While Not(isNil(fns))
		f = car(fns)
		typStr = getFnTypeStr(f)
		If typStr &lt;&gt; "" Then
			fName = getFnName(f)
'			assert_parses(p, typStr, fName &amp; " :: asdf", Len(typStr) + 1).x
		End If
		fns = cdr(fns)
	Wend
End Function

Function test_Parser_binDigit()
	Dim p As Parser
	p = pBinDigit

	refute_parses(p, "").x
	refute_parses(p, " ").x
	refute_parses(p, "sadf").x
	assert_parses(p, "0sadf",	0, 2).x
	assert_parses(p, "1sadf",	1, 2).x
	refute_parses(p, "2sadf").x
	refute_parses(p, "3sadf").x
	refute_parses(p, "4sadf").x
	refute_parses(p, "5sadf").x
	refute_parses(p, "6sadf").x
	refute_parses(p, "7sadf").x
	refute_parses(p, "8sadf").x
	refute_parses(p, "9sadf").x
	refute_parses(p, "Asadf").x
	refute_parses(p, "asadf").x
	refute_parses(p, "Bsadf").x
	refute_parses(p, "bsadf").x
	refute_parses(p, "Csadf").x
	refute_parses(p, "csadf").x
	refute_parses(p, "Dsadf").x
	refute_parses(p, "dsadf").x
	refute_parses(p, "Esadf").x
	refute_parses(p, "esadf").x
	refute_parses(p, "Fsadf").x
	refute_parses(p, "fsadf").x
	refute_parses(p, "Gsadf").x
	refute_parses(p, "gsadf").x
End Function

Function test_Parser_decDigit()
	Dim p As Parser
	p = pDecDigit

	refute_parses(p, "").x
	refute_parses(p, " ").x
	refute_parses(p, "sadf").x
	assert_parses(p, "0sadf",	0, 2).x
	assert_parses(p, "1sadf",	1, 2).x
	assert_parses(p, "2sadf",	2, 2).x
	assert_parses(p, "3sadf",	3, 2).x
	assert_parses(p, "4sadf",	4, 2).x
	assert_parses(p, "5sadf",	5, 2).x
	assert_parses(p, "6sadf",	6, 2).x
	assert_parses(p, "7sadf",	7, 2).x
	assert_parses(p, "8sadf",	8, 2).x
	assert_parses(p, "9sadf",	9, 2).x
	refute_parses(p, "Asadf").x
	refute_parses(p, "asadf").x
	refute_parses(p, "Bsadf").x
	refute_parses(p, "bsadf").x
	refute_parses(p, "Csadf").x
	refute_parses(p, "csadf").x
	refute_parses(p, "Dsadf").x
	refute_parses(p, "dsadf").x
	refute_parses(p, "Esadf").x
	refute_parses(p, "esadf").x
	refute_parses(p, "Fsadf").x
	refute_parses(p, "fsadf").x
	refute_parses(p, "Gsadf").x
	refute_parses(p, "gsadf").x
End Function

Function test_Parser_hexDigit()
	Dim p As Parser
	p = pHexDigit

	refute_parses(p, "").x
	refute_parses(p, " ").x
	refute_parses(p, "sadf").x
	assert_parses(p, "0sadf",	 0, 2).x
	assert_parses(p, "1sadf",	 1, 2).x
	assert_parses(p, "2sadf",	 2, 2).x
	assert_parses(p, "3sadf",	 3, 2).x
	assert_parses(p, "4sadf",	 4, 2).x
	assert_parses(p, "5sadf",	 5, 2).x
	assert_parses(p, "6sadf",	 6, 2).x
	assert_parses(p, "7sadf",	 7, 2).x
	assert_parses(p, "8sadf",	 8, 2).x
	assert_parses(p, "9sadf",	 9, 2).x
	assert_parses(p, "Asadf",	10, 2).x
	assert_parses(p, "asadf",	10, 2).x
	assert_parses(p, "Bsadf",	11, 2).x
	assert_parses(p, "bsadf",	11, 2).x
	assert_parses(p, "Csadf",	12, 2).x
	assert_parses(p, "csadf",	12, 2).x
	assert_parses(p, "Dsadf",	13, 2).x
	assert_parses(p, "dsadf",	13, 2).x
	assert_parses(p, "Esadf",	14, 2).x
	assert_parses(p, "esadf",	14, 2).x
	assert_parses(p, "Fsadf",	15, 2).x
	assert_parses(p, "fsadf",	15, 2).x
	refute_parses(p, "Gsadf").x
	refute_parses(p, "gsadf").x
End Function

Function test_Parser_many()
	Dim p As Parser
	Dim data As Variant
	Dim zeroMatches As Variant
	zeroMatches = nil
	
	data = Array("", " ", " " &amp; CR, "asdf", " bar", "b", "ba", "bar", "barb",_
		"barba", "barbar", CR, CR &amp; "bar", CR &amp; CR,_
		CR &amp; CR &amp; "bar"_
	)
	p = pMany(pFail)
	assert_parses(p, data, zeroMatches, 1).x
	
	'p = pMany(pReturn(3)) - yields infite sequence of 3s, even on empty string
	
	p = pMany(pItem)
	assert_parses(p, "", 			zeroMatches, 1).x
	assert_parses(p, " ", 			List(" "), 2).x
	assert_parses(p, " " &amp; CR,		List(" ", CR), 3).x
	assert_parses(p, " " &amp; LF,		List(" ", LF), 3).x
	assert_parses(p, "asdf",		List("a", "s", "d", "f"), 5).x
	
	p = pMany(pStr(" "))
	assert_parses(p, "", 			zeroMatches, 1).x
	assert_parses(p, " ", 			List(" "), 2).x
	assert_parses(p, " " &amp; CR,		List(" "), 2).x
	assert_parses(p, "asdf",		zeroMatches, 1).x
	assert_parses(p, "  ",			List(" ", " "), 3).x
	assert_parses(p, "   ",			List(" ", " ", " "), 4).x
	assert_parses(p, " x ",			List(" "), 2).x
	assert_parses(p, " x  ",		List(" "), 2).x
	assert_parses(p, "  x ",		List(" ", " "), 3).x
	
	p = pMany(pDecDigit)
	assert_parses(p, "", 			zeroMatches, 1).x
	assert_parses(p, " ", 			zeroMatches, 1).x
	assert_parses(p, "1", 			List(1), 2).x
	assert_parses(p, "10 ", 		List(1, 0), 3).x
	assert_parses(p, "102345", 		List(1, 0, 2, 3, 4, 5), 7).x
End Function

Function test_Parser_many1()
	Dim p As Parser
	Dim data As Variant
	
	data = Array("", " ", " " &amp; CR, "asdf", " bar", "b", "ba", "bar", "barb",_
		"barba", "barbar", CR, CR &amp; "bar", CR &amp; CR,_
		CR &amp; CR &amp; "bar"_
	)
	p = pMany1(pFail)
	refute_parses(p, data).x
	
	'p = pMany1(pReturn(3)) - yields infite sequence of 3s, except on empty string
	
	p = pMany1(pItem)
	refute_parses(p, "").x
	assert_parses(p, " ", 			List(" "), 2).x
	assert_parses(p, " " &amp; CR,		List(" ", CR), 3).x
	assert_parses(p, " " &amp; LF,		List(" ", LF), 3).x
	assert_parses(p, "asdf",		List("a", "s", "d", "f"), 5).x
	
	p = pMany1(pStr(" "))
	refute_parses(p, "").x
	assert_parses(p, " ", 			List(" "), 2).x
	assert_parses(p, " " &amp; CR,		List(" "), 2).x
	refute_parses(p, "asdf").x
	assert_parses(p, "  ",			List(" ", " "), 3).x
	assert_parses(p, "   ",			List(" ", " ", " "), 4).x
	assert_parses(p, " x ",			List(" "), 2).x
	assert_parses(p, " x  ",		List(" "), 2).x
	assert_parses(p, "  x ",		List(" ", " "), 3).x
	
	p = pMany1(pDecDigit)
	refute_parses(p, "").x
	refute_parses(p, " ").x
	assert_parses(p, "1", 			List(1), 2).x
	assert_parses(p, "10 ", 		List(1, 0), 3).x
	assert_parses(p, "102345", 		List(1, 0, 2, 3, 4, 5), 7).x
	
	p = pMany1(pSeqL(Array(pStr(" ")), id))
	refute_parses(p, "").x
	assert_parses(p, " ", 			List(List(" ")), 2).x
	assert_parses(p, " " &amp; CR,	List(List(" ")), 2).x
	refute_parses(p, "asdf").x
	assert_parses(p, "  ",			List(List(" "), List(" ")), 3).x
	assert_parses(p, "   ",			List(List(" "), List(" "), List(" ")), 4).x
	assert_parses(p, " x ",			List(List(" ")), 2).x
	assert_parses(p, " x  ",		List(List(" ")), 2).x
	assert_parses(p, "  x ",		List(List(" "), List(" ")), 3).x

End Function

Function test_Parser_seq()
	Dim p As Parser, f As Variant
	Dim data As Variant
	
	data = Array("", " ", " " &amp; CR, "asdf", " bar", "b", "ba", "bar", "barb",_
		"barba", "barbar", CR, CR &amp; "bar", CR &amp; CR,_
		CR &amp; CR &amp; "bar"_
	)
	f = Fn.asc
	p = pSeq(Array(pFail), f)
	refute_parses(p, data).x
	
	f = Fn.asc
	p = pSeq(Array(pItem), f)
	refute_parses(p, "").x
	assert_parses(p, "0", 	asc("0"), 2).x
	assert_parses(p, "1", 	asc("1"), 2).x
	assert_parses(p, "A", 	asc("A"), 2).x
	assert_parses(p, "B", 	asc("B"), 2).x
	assert_parses(p, "AB",	asc("A"), 2).x
	assert_parses(p, "BA",	asc("B"), 2).x
	
	f = "concat"
	p = pSeq(Array(pItem, pItem), f)
	refute_parses(p, "").x
	refute_parses(p, "A").x
	refute_parses(p, "B").x
	assert_parses(p, "AB",	"AB", 3).x
	assert_parses(p, "BA",	"BA", 3).x
	
	p = pSeq(Array(pDecDigit, pDecDigit), f)
	refute_parses(p, "").x
	refute_parses(p, "A").x
	refute_parses(p, "B").x
	refute_parses(p, "AB").x
	refute_parses(p, "BA").x
	refute_parses(p, "0B").x		' *ALL* in sequence must succeed!
	refute_parses(p, "1A").x		' *ALL* in sequence must succeed!
	assert_parses(p, "01",	"01", 3).x
	assert_parses(p, "10",	"10", 3).x
	
	f = Fn.asc
	p = pSeq(Array(pDecDigit), f)
	refute_parses(p, "").x
	refute_parses(p, "A").x
	refute_parses(p, "B").x
	refute_parses(p, "AB").x
	refute_parses(p, "BA").x
	assert_parses(p, "0", 			48, 2).x
	assert_parses(p, "1", 			49, 2).x
	assert_parses(p, "123456789",	49, 2).x
	
	p = pMany1(pSeq(Array(pDecDigit), f))
	refute_parses(p, "").x
	refute_parses(p, "A").x
	refute_parses(p, "B").x
	refute_parses(p, "AB").x
	refute_parses(p, "BA").x
	assert_parses(p, "0", 			List(48), 2).x
	assert_parses(p, "1", 			List(49), 2).x
	assert_parses(p, "123456789",	List(49, 50, 51, 52, 53, 54, 55, 56, 57), 10).x
	assert_parses(p, "123456789 0",	List(49, 50, 51, 52, 53, 54, 55, 56, 57), 10).x
End Function

Function assert_toStr(p As Object, expected As String)
	Dim testResult As Variant
	testResult = assertEqual(TParser_toString(p), expected)
	If testResult.isFail Then
		assert_toStr = testResult
		Exit Function
	End If
	' try polymorphic dispatch:
	testResult = assertEqual(toString(p), expected)
	assert_toStr = testResult
End Function

Function test_Parser_toString()
	Dim f As Object, p As Object, q As Object, k As Integer
	f = TParser_toString
	assertEqual(isFn(f), True).x
	assertEqual(arity(f),   1).x
	assertEqual(apply(f, pFail), "fail").x

	' pSeqL(..., id)
	p = pSeqL(Array(pItem), id)
	assert_toStr(p, "(do a0 &lt;- item" &amp; NL _
				  &amp; " return [a0]" &amp; NL _
				  &amp; ")").x
	p = pSeqL(Array(pItem, pItem), id)
	assert_toStr(p, "(do a0 &lt;- item" &amp; NL _
				  &amp; "    a1 &lt;- item" &amp; NL _
				  &amp; " return [a0, a1]" &amp; NL _
				  &amp; ")").x
	p = pSeqL(Array(pItem, pStr("x"), pItem), id)
	assert_toStr(p, "(do a0 &lt;- item" &amp; NL _
				  &amp; "    a1 &lt;- (str 'x')" &amp; NL _
				  &amp; "    a2 &lt;- item" &amp; NL _
				  &amp; " return [a0, a1, a2]" &amp; NL _
				  &amp; ")").x
	p = pSeqL(Array(pItem, pSkip(pStr("x")), pItem), id)
	assert_toStr(p, "(do a0 &lt;- item" &amp; NL _
				  &amp; "     _ &lt;- (str 'x')" &amp; NL _
				  &amp; "    a1 &lt;- item" &amp; NL _
				  &amp; " return [a0, a1]" &amp; NL _
				  &amp; ")").x

	' pSeqL(..., reverse)
	p = pSeqL(Array(pItem), reverse)
	assert_toStr(p, "(do a0 &lt;- item" &amp; NL _
				  &amp; " return (reverse [a0])" &amp; NL _
				  &amp; ")").x
	p = pSeqL(Array(pItem, pStr("x"), pItem), reverse)
	assert_toStr(p, "(do a0 &lt;- item" &amp; NL _
				  &amp; "    a1 &lt;- (str 'x')" &amp; NL _
				  &amp; "    a2 &lt;- item" &amp; NL _
				  &amp; " return (reverse [a0, a1, a2])" &amp; NL _
				  &amp; ")").x
	p = pSeqL(Array(pItem, pSkip(pStr("x")), pItem), reverse)
	assert_toStr(p, "(do a0 &lt;- item" &amp; NL _
				  &amp; "     _ &lt;- (str 'x')" &amp; NL _
				  &amp; "    a1 &lt;- item" &amp; NL _
				  &amp; " return (reverse [a0, a1])" &amp; NL _
				  &amp; ")").x

	' pSeq(..., id) ' NOT pSeqL!
	p = pSeq(Array(pItem), id)
	assert_toStr(p, "(do a0 &lt;- item" &amp; NL _
				  &amp; " return a0" &amp; NL _
				  &amp; ")").x
	p = pSeq(Array(pItem, pSkip(pItem)), id)
	assert_toStr(p, "(do a0 &lt;- item" &amp; NL _
				  &amp; "     _ &lt;- item" &amp; NL _
				  &amp; " return a0" &amp; NL _
				  &amp; ")").x
	p = pSeq(Array(pSkip(pItem), pItem), id)
	assert_toStr(p, "(do  _ &lt;- item" &amp; NL _
				  &amp; "    a0 &lt;- item" &amp; NL _
				  &amp; " return a0" &amp; NL _
				  &amp; ")").x
	
	assert_toStr(pFail, 							"fail").x
	assert_toStr(pReturn(7), 						"(return 7)").x
	assert_toStr(pReturn("seven"),					"(return 'seven')").x
	assert_toStr(pItem,								"item").x
	assert_toStr(pStr("a"),							"(str 'a')").x
	assert_toStr(pSkip(pItem), 						"(skip item)").x
	assert_toStr(pSkip(pStr("a")),					"(skip (str 'a'))").x
	assert_toStr(pChoice(pStr("a"), pStr("b")),		"(str 'a') | (str 'b')").x
	assert_toStr(pChoice(pStr("b"), pStr("a")),		"(str 'b') | (str 'a')").x
	assert_toStr(pChoice(pChoice(pStr("a"), pStr("b")),	pStr("c")), _
		"(str 'a') | (str 'b') | (str 'c')").x
	assert_toStr(pChoice(pStr("a"), pChoice(pStr("b"), pStr("c"))), _
		"(str 'a') | (str 'b') | (str 'c')").x
	assert_toStr(pZeroOrOne(pStr("a")),				"(str 'a')?").x
	' double p?? is the same as p?:
	assert_toStr(pZeroOrOne(pZeroOrOne(pStr("a"))),	"(str 'a')?").x

	assert_toStr(pMany1(pItem),						"item+").x
	assert_toStr(pSkip(pMany1(pItem)),				"(skip item+)").x
'	assert_toStr(pMany1(pWhite),					toString(pWhite) &amp; "+").x
'	assert_toStr(pSkip(pMany1(pWhite)),				"(skip (" &amp; toString(pWhite) &amp; ")+)").x

	assert_toStr(pMany(pItem),						"item*").x
	assert_toStr(pSkip(pMany(pItem)),				"(skip item*)").x


	' Q ::= (do  x &lt;- (str "x")
	'           xs &lt;- P
	'        return (cons x xs))
	'     | (do  y &lt;- (str "y")
	'           ys &lt;- P
	'        return (cons y ys))
	' P ::= Q
	' P MUST NOT be visited twice when traversing Q!
	p = pInd("P")
	q = fixIndirection(pInd("Q"), pChoice( _
		pSeq(Array(pStr("x"), p), cons), _
		pSeq(Array(pStr("y"), p), cons) _
	))
	p = fixIndirection(p, q)
	k = InStr(1, TParser_toString(p), "P ::= Q")
	assertEqual(k &gt;= 1, True).x	' it does appear once
	k = InStr(k + 1, TParser_toString(p), "P ::= Q")
	assertEqual(k &gt;= 1, False).x ' but only once
	
	'MsgBox(toString(pTypeExpr))

	p = pInd("")
	assert_toStr(p,	"(ind " &amp; p.st1 &amp; " Nothing)").x
	q = pItem
	p = fixIndirection(p, q)
	k = InStr(TParser_toString(p), _
		getPIndName(p) &amp; " ::= " &amp; TParser_toString(q))
	assertEqual(k &gt;= 1, True).x

	p = pInd("")
	p = fixIndirection(p, pChoice(pStr("x"), pSeq(Array(pSkip(pStr("(")), p, pSkip(pStr(")"))), id))
'	assert_toStr(p,	"(str 'x') +++ ?????? )").x
	

End Function

Function test_Parser_hexNum()
	Dim p As Parser
	Dim data As Variant
	p = pHexNum

	refute_parses(p, "").x
		
	data = Array(" ", " " &amp; CR, "qasdf", " bar", "qb", "qba", "qbar", "qbarb",_
		"qbarba", "qbarbar", CR, CR &amp; "qbar", CR &amp; CR,_
		CR &amp; CR &amp; "bar"_
	)
	refute_parses(p, data).x

	assert_parses(p, "0",	 0, 2).x
	assert_parses(p, "1",	 1, 2).x
	assert_parses(p, "2",	 2, 2).x
	assert_parses(p, "3",	 3, 2).x
	assert_parses(p, "4",	 4, 2).x
	assert_parses(p, "5",	 5, 2).x
	assert_parses(p, "6",	 6, 2).x
	assert_parses(p, "7",	 7, 2).x
	assert_parses(p, "8",	 8, 2).x
	assert_parses(p, "9",	 9, 2).x

	assert_parses(p, "a",	10, 2).x
	assert_parses(p, "b", 	11, 2).x
	assert_parses(p, "c", 	12, 2).x
	assert_parses(p, "d", 	13, 2).x
	assert_parses(p, "e", 	14, 2).x
	assert_parses(p, "f", 	15, 2).x
	assert_parses(p, "A", 	10, 2).x
	assert_parses(p, "B", 	11, 2).x
	assert_parses(p, "C", 	12, 2).x
	assert_parses(p, "D", 	13, 2).x
	assert_parses(p, "E", 	14, 2).x
	assert_parses(p, "F", 	15, 2).x

	assert_parses(p, "FF", 		readHex("FF"), 	3).x
	assert_parses(p, "123", 	readHex("123"), 4).x

	assert_parses(p, "0FF", 	readHex("FF"), 	4).x	' leading 0s don't matter
	assert_parses(p, "0123", 	readHex("123"), 5).x	' leading 0s don't matter

	assert_parses(p, "00FF", 	readHex("FF"), 	5).x	' leading 0s don't matter
	assert_parses(p, "00123", 	readHex("123"), 6).x	' leading 0s don't matter

	' 31 bit
	assert_parses(p, "CAFEBAB", readHex("CAFEBAB"), 	8).x
	assert_parses(p, "DEADBEE", readHex("DEADBEE"), 	8).x
	assert_parses(p, "CAFEBAB", readHex("cafebab"), 	8).x	' case doesn't matter
	assert_parses(p, "dEaDbEe", readHex("DeAdBeE"), 	8).x	' case doesn't matter

'	' 32 bit
'	assert_parses(p, "CAFEBABE", readHex("CAFEBABE"), 	9).x
'	assert_parses(p, "DEADBEEF", readHex("DEADBEEF"), 	9).x
'	assert_parses(p, "CAFEBABE", readHex("cafebabe"), 	9).x	' case doesn't matter
'	assert_parses(p, "dEaDbEeF", readHex("DeAdBeEf"), 	9).x	' case doesn't matter
End Function

Function test_Parser_hexLit()
	Dim p As Parser
	Dim data As Variant
	p = pHexLit

	refute_parses(p, "").x
		
	data = Array(" ", " " &amp; CR, "qasdf", " bar", "qb", "qba", "qbar", "qbarb",_
		"qbarba", "qbarbar", CR, CR &amp; "qbar", CR &amp; CR,_
		CR &amp; CR &amp; "bar",_
		"0", "1", "2", "3", "4", "5", "6", "7", "8", "9",_
		"a", "A", "b", "B", "c", "C", "d", "D", "e", "E", "f", "F",_
		"0x"_
	)
	refute_parses(p, data).x

	assert_parses(p, "0x0", 	 0, 4).x
	assert_parses(p, "0x1", 	 1, 4).x
	assert_parses(p, "0x2", 	 2, 4).x
	assert_parses(p, "0x3", 	 3, 4).x
	assert_parses(p, "0x4", 	 4, 4).x
	assert_parses(p, "0x5", 	 5, 4).x
	assert_parses(p, "0x6", 	 6, 4).x
	assert_parses(p, "0x7", 	 7, 4).x
	assert_parses(p, "0x8", 	 8, 4).x
	assert_parses(p, "0x9",		 9, 4).x

	assert_parses(p, "0xa",		10, 4).x
	assert_parses(p, "0xb",		11, 4).x
	assert_parses(p, "0xc", 	12, 4).x
	assert_parses(p, "0xd", 	13, 4).x
	assert_parses(p, "0xe", 	14, 4).x
	assert_parses(p, "0xf", 	15, 4).x
	assert_parses(p, "0xA", 	10, 4).x
	assert_parses(p, "0xB", 	11, 4).x
	assert_parses(p, "0xC", 	12, 4).x
	assert_parses(p, "0xD", 	13, 4).x
	assert_parses(p, "0xE", 	14, 4).x
	assert_parses(p, "0xF", 	15, 4).x

	assert_parses(p, "0xFF", 	readHex("FF"), 	5).x
	assert_parses(p, "0x123", 	readHex("123"), 6).x

	assert_parses(p, "0x0FF", 	readHex("FF"), 	6).x	' leading 0s don't matter
	assert_parses(p, "0x0123", 	readHex("123"), 7).x	' leading 0s don't matter

	assert_parses(p, "0x00FF", 	readHex("FF"), 	7).x	' leading 0s don't matter
	assert_parses(p, "0x00123", readHex("123"), 8).x	' leading 0s don't matter

	' 31 bit
	assert_parses(p, "0xCAFEBAB", readHex("CAFEBAB"), 	10).x
	assert_parses(p, "0xDEADBEE", readHex("DEADBEE"), 	10).x
	assert_parses(p, "0xCAFEBAB", readHex("cafebab"), 	10).x	' case doesn't matter
	assert_parses(p, "0xdEaDbEe", readHex("DeAdBeE"), 	10).x	' case doesn't matter

'	' 32 bit
'	assert_parses(p, "0xCAFEBABE", readHex("CAFEBABE"), 	11).x
'	assert_parses(p, "0xDEADBEEF", readHex("DEADBEEF"), 	11).x
'	assert_parses(p, "0xCAFEBABE", readHex("cafebabe"), 	11).x	' case doesn't matter
'	assert_parses(p, "0xdEaDbEeF", readHex("DeAdBeEf"), 	11).x	' case doesn't matter
End Function

</script:module>
</file>

<file path=Basic/Standard/M06_AST.xml><?xml version="1.0" encoding="utf-8"?>
<!DOCTYPE module  PUBLIC '-//OpenOffice.org//DTD OfficeDocument 1.0//EN'  'module.dtd'>
<script:module xmlns:script="http://openoffice.org/2000/script" script:name="M06_AST" script:language="StarBasic">REM  *****  BASIC  *****
Option Explicit

Const TASN_tyname = "TASN"
Type TASN ' "Abstract Syntax Node"
	tyname As String
	label As Variant
	value As Variant
	children As Object
End Type


Sub Main
	test_AST()
End Sub

Const dtReturnLabel = "(◄─)"	'	"◄┘"	'	
Const dtAnonConLabel = "(. . .)"
Const dtAnonAltLabel = "(..|..)"
Const typ_Parser_ASN = "Parser ASN"
Const typ_Parser_List_ASN = "Parser [ASN]"

' Function rather than Const so it can be accessed from spreadsheet
Function dtOpt_hideSkipped()   : dtOpt_hideSkipped   = 1 : End Function
Function dtOpt_doFoldlConcat() : dtOpt_doFoldlConcat = 2 : End Function
Function dtOpt_implicitMult()  : dtOpt_implicitMult  = 4 : End Function
Function dtOpt_promoteSingleTerminal()  : dtOpt_promoteSingleTerminal  = 8 : End Function


Function isASN(x As Variant) As Boolean
	isASN = (typeOf(x) = "Object/" &amp; TASN_tyname)
End Function

Function TASN_dot( _
	Optional fieldName As String, _
	Optional instance As Object _
)
	Static oFn As Object : If isNull(oFn) Then : oFn = Fn.TASN_dot : End If
	Dim result As Variant
	If isMissing(fieldName) Then
		result = oFn
	Else
		' TODO/dot-access: check if fieldName is valid, even before we get an instance
		If isMissing(instance) Then
			result = apply(oFn, fieldName)
		ElseIf isASN(instance) Then
			Select Case fieldName
				Case "label":	 result = instance.label
				Case "value":	 result = instance.value
				Case "children": result = instance.children
				Case Else
					croak("TASN_dot: no such field: " &amp; toString(fieldName))
			End Select
		Else
			croak("TASN_dot: ." &amp; fieldName &amp; " - not an ASN instance:" _
				&amp; NL &amp; toString(instance))
		End If
	End If
	TASN_dot = result
	Exit Function
End Function

Function mkASN( _
	Optional label, _
	Optional value, _
	Optional children As Object _
)
	Static oFn As Object : If isNull(oFn) Then : oFn = Fn.mkASN : End If
	Dim result As Variant
	If isMissing(label) Then
		result = oFn
	ElseIf isMissing(value) Then
		result = apply(oFn, label)
	ElseIf isMissing(children) Then
		result = apply(oFn, label, value)
	Else
		result = New TASN
		result.tyname = "TASN"
		result.label = label
		result.value = value
		If Not(typeOf(children) = typeOf(nil)) Then
			croak("mkASN: invalid list of children " &amp; toString(children))
		End If
		result.children = children
	End If
	mkAsn = result
End Function


Function asnLabel(Optional n As Object)
	asnLabel = _apply(Fn.TASN_dot, "label", n)
End Function

Function asnValue(Optional n As Object)
	asnValue = _apply(Fn.TASN_dot, "value", n)
End Function

Function asnChildren(n As Object)
	asnChildren = _apply(Fn.TASN_dot, "children", n)
End Function

Function asnIsLeaf(n As Object) As Boolean
	asnIsLeaf = isNil(asnChildren(n))
End Function

Function asnChildCount(n As Object) As Integer
	asnChildCount = length(asnChildren(n))
End Function

Function TASN_toString(Optional n As Object)
	Dim result As Variant
	If isMissing(n) Then
		result = Fn.TASN_toString
	Else
		result = _TASN_toString(n, "", "")
	End If
	TASN_toString = result
End Function

Function _TASN_toString( _
	n As Object, _
	ByVal prefixN As String, _
	ByVal prefixC As String _
) As String
	Dim result As String
	result = _TASN_toString_head(n)
	Dim k As Integer, i As Integer
	k = asnChildCount(n)
	If k &gt; 0 Then
		i = InStr(1, result, ":")
		If i = 0 Then : i = 1 : End If
		prefixC = prefixC &amp; Space(i)
		Dim child As Variant
		k = k - 1
		For i = 0 To k
			child = asnChild(n, i)
			If (i = k) Then ' last child
				result = result _
					   &amp; NL _
					   &amp; _TASN_toString( _
					   		child, _
							prefixC &amp; "└" , _
							prefixC &amp; " " _
						 )
			Else
				result = result _
					   &amp; NL _
					   &amp; _TASN_toString( _
					   		child, _
							prefixC &amp; "├" , _
							prefixC &amp; "│" _
						 )
			End If
		Next i
	End If
	result = prefixN &amp; "─" &amp; result
	_TASN_toString = result
End Function

Function _TASN_toString_head(n As Object) As String
	Dim result As String, lbl As Variant, val As Variant
	lbl = asnLabel(n)
	val = asnValue(n)
	If isEmpty(val) Then
		val = ""
	ElseIf isString(val) Then
		If (val = "") Then
			val = "ε"
		Else
			val = toString(val)
		End If
	Else
		val = toString(val)
	End If
	If isEmpty(lbl) Then
		If val = "" Then
			result = ":"
		Else
			result = val
		End If
	Else
		If Not(isString(lbl)) Then
			lbl = toString(lbl)
		End If
		If val = "" Then
			result = lbl
		Else
			result = lbl &amp; ":" &amp; val
		End If
	End If
	_TASN_toString_head = result
End Function


Function asnChild(n As Object, ByVal i As Integer)
	Dim result As Variant, cs As Object, len As Integer
	If (i &lt; 0) Then
		croak("asnChild: invalid child index " &amp; i)
	End If
	cs = asnChildren(n)
	len = length(cs)
	If (i &gt;= len) Then
		If len = 0 Then
			croak("asnChild: invalid child index " &amp; i &amp; " - has none")
		Else
			croak("asnChild: invalid child index " &amp; i &amp; " - has only " &amp; len)
		End If
	Else
		While i &gt; 0
			cs = cdr(cs)
			i = i - 1
		Wend
		result = car(cs)
	End If
	asnChild = result
End Function

Function mkDtReturn(Optional value As Variant)
	Dim oFn As Object : If isNull(oFn) Then
		oFn = swap(mkASN(dtReturnLabel), nil)
	End If
	If isMissing(value) Then
		mkDtReturn = oFn
	Else
		mkDtReturn = apply(oFn, value)
	End If
End Function

Function mkDtTerminal(Optional value As String)
	If isMissing(value) Then
		mkDtTerminal = Fn.mkDtTerminal
	Else
		mkDtTerminal = mkASN(Empty, value, nil)
	End If
End Function

Function mkDtCClass(Optional cclass As String, Optional value As String)
	If isMissing(cclass) Then
		mkDtCClass = Fn.mkDtCClass
	ElseIf isMissing(value) Then
		mkDtCClass = apply(Fn.mkDtCClass, cclass)
	Else
		mkDtCClass = mkASN(cclass, value, nil)
	End If
End Function
	
Function mkDtNonterminal( _
	Optional ruleName As String, _
	Optional children As Object _
)
	Dim result As Variant
	If isMissing(ruleName) Then
		result = Fn.mkDtNonterminal
	ElseIf isMissing(children) Then
		result = apply(Fn.mkDtNonterminal, ruleName)
	ElseIf isNil(children) Then
		croak("mkDtNonterminal: " _
			&amp; toString(ruleName) _
			&amp; " nil not valid as list of children")
	Else
		result = mkASN(ruleName, Empty, children)
	End If
	mkDtNonterminal = result
End Function

' Abstract Syntax Node representing an anonymous alternation
Function mkDtAnonAlt(Optional children As Object)
	Static oFn As Object : If isNull(oFn) Then
		oFn = mkASN(dtAnonAltLabel, Empty)
	End If
	Dim result As Variant
	If isMissing(children) Then
		result = oFn
	Else
		result = apply(oFn, children)
	End If
	mkDtAnonAlt = result
End Function

' Abstract Syntax Node representing an anonymous concatenation
Function mkDtAnonCon(Optional children As Object)
	Static oFn As Object : If isNull(oFn) Then 
		oFn = mkASN(dtAnonConLabel, Empty)
	End If
	Dim result As Variant
	If isMissing(children) Then
		result = oFn
	Else
		result = apply(oFn, children)
	End If
	mkDtAnonCon = result
End Function

Function mkDtMult( _
	Optional label As String, _
	Optional children As Object _
)
	Dim result As Variant
	If isMissing(label) Then
		result = Fn.mkDtMult
	ElseIf isMissing(children) Then
		result = apply(Fn.mkDtMult, label)
	Else
		'If isNil(children) Then
		'	result = mkASN(label, "", nil)
		'Else
			result = mkASN(label, Empty, children)
		'End If
	End If
	mkDtMult = result
End Function

Function mkDtSkip( _
	p As Object, _
	Optional children As Object _
)
	Dim out As Variant
	If isMissing(children) Then
		out = mkDtMult(dtMultLabel("/", p))
	Else
		out = mkDtMult(dtMultLabel("/", p), children)
	End If
	mkDtSkip = out
End Function

Function dtMultLabel(m As String, p As Object)
	Dim t As String
	If isPMany(p) Then
		dtMultLabel = dtMultLabel(m &amp; "°*", p.st0.st0)
		Exit Function
	ElseIf isPZeroOrOne(p) Then
		dtMultLabel = dtMultLabel(m &amp; "°?", p.st0.st0)
		Exit Function
	End If
	Select Case p.tp
		Case "item"	:	t = "." 
		Case "str":		t = toString(p.st(0))
		Case "choice":	t = dtAnonAltLabel
		Case "seq":		t = dtAnonConLabel
		Case "ind":		t = getPIndName(p)
		Case "skip":	
			dtMultLabel = dtMultLabel(m &amp; "°skip", p.st0)
			Exit Function
		Case "many1":	
			dtMultLabel = dtMultLabel(m &amp; "°+", p.st0)
			Exit Function
		Case "sat"
			If p.str &lt;&gt; "" Then
				t = "(" &amp; p.str &amp; ")"
			Else
				t = "(" &amp; TFn_toString(p.st0) &amp; ")"
			End If
		Case Else
			croak("dtMultLabel: cannot handle .tp=" _
				&amp; toString(p.tp) _
				&amp; NL &amp; "m: " &amp; toString(m) _
				&amp; NL &amp; "p: " &amp; toString(p) _
			)
	End Select
	dtMultLabel = "■(" &amp; m &amp; ")" &amp; t
End Function

Function match_mkDtTerminal(q)
	Dim result As Boolean
	result = False
	If q.tp = "bind" Then
		Dim f As Object
		f = q.st1
		If isBreturn(f) Then
			If arity(f) = 1 Then
				f = car(partialArgs(f)) ' partial args are backwards!
				If (getFnName(f) = getFnName(Fn.mkDtTerminal)) _
					And (arity(f) = 1) _
				Then
					result = True
				End If
			End If
		End If
	End If
	match_mkDtTerminal = result
End Function

Function toDerivationP(p As Object, options As Integer)
	Dim result As Object
	Dim seen As Object, q As Object
	seen = nil
	result = _toDerivationP(p, seen, options)
	While Not(isNil(seen))
		q = car(seen)
		q.st2 = False	' clear visited marker
		q.st3 = Empty	' clear ptr to with what it was replaced
		seen = cdr(seen)
	Wend
	toDerivationP = result
End Function

Function _wrapSkipWithDummyASN(p As Object)
	Dim result As Object
	If isPSkip(p) Then ' it'll return Empty on success
		' so when we still need an ASN, we wrap it with a dummy
		result = pBind(p, fstArg(pReturn( _
			mkDtSkip(p.st0, nil) _
		)))
		result.typ = typ_Parser_ASN
	Else
		result = p
	End If
	_wrapSkipWithDummyASN = result
End Function

Function _toDerivationP( _
	ByVal p As Object, _
	ByRef seen As Object, _
	ByVal options As Integer _
)
	Dim result As Object
	result = Nothing
	Dim f As Object, s As String, fName As String
	Dim q As Object, r As Object
	Dim qs As Object, rs As Object
	If isPMany(p) Then ' p is of shape (many1 q)?
		q = p.st0.st0
		s = dtMultLabel("*", q)
		f = mkDtMult(s)
		q = _toDerivationP(q, seen, options)
		If q.typ = typ_Parser_List_ASN Then
			q = pBind(q, compose(pReturn, mkDtAnonCon))
		End If
		result = pMany(q)
		If (options And dtOpt_implicitMult) &lt;&gt; 0 Then
			result.typ = typ_Parser_List_ASN
		Else
			result = pBind(result, compose(pReturn, f))
			result.typ = typ_Parser_ASN
		End If
	ElseIf isPZeroOrOne(p) Then
		q = p.st0
		q = _toDerivationP(q, seen, options)
		q = _wrapSkipWithDummyASN(q)
		If q.typ = typ_Parser_ASN Then
			q = pBind(q, compose(pReturn, swap(cons, nil)))
		ElseIf q.typ = typ_Parser_List_ASN Then
			q = pBind(q, compose(pReturn, _
				compose( _
					swap(cons, nil), _
					mkDtAnonCon _
				) _
			))
		Else
			croak("toDerivationP/zeroOrOne: q.typ = " _
				&amp; toString(q.typ) _
				&amp; NL &amp; toString(q) _
			)
		End If
		result = pZeroOrOne2(nil, q)
		If (options And dtOpt_implicitMult) &lt;&gt; 0 Then
			result.typ = typ_Parser_List_ASN
		Else
			s = dtMultLabel("?", p.st0)
			f = mkDtMult(s)
			result = pBind(result, compose(pReturn, f))
			result.typ = typ_Parser_ASN
		End If
	Else
		Select Case p.tp
			Case "many1"
				q = p.st0
				s = dtMultLabel("+", q)
				f = mkDtMult(s)
				q = _toDerivationP(q, seen, options)
				If q.typ = typ_Parser_List_ASN Then
					q = pBind(q, compose(pReturn, mkDtAnonCon))
				End If
				result = pMany1(q)
				If (options And dtOpt_implicitMult) &lt;&gt; 0 Then
					result.typ = typ_Parser_List_ASN
				Else
					result = pBind(result, compose(pReturn, f))
					result.typ = typ_Parser_ASN
				End If
			Case "return"
				result = pReturn(mkDtReturn(p.st0))
				result.typ = typ_Parser_ASN
			Case "item"
				f = mkDtCClass("(.)")
				result = pBind(p, compose(pReturn, f))
				'result = pSeq(Array(p),f)
				result.typ = typ_Parser_ASN
			Case "str"
				f = mkDtTerminal
				result = pBind(p, compose(pReturn, f))
				'result = pSeq(Array(p), f)
				result.typ = typ_Parser_ASN
			Case "bind" ' only certain variants supported here
				f = p.st1
				If isBreturn(f) Then
					f = car(partialArgs(f))	' get out B's 2nd arg (they're in reverse!)
					q = p.st0
					result = _toDerivationP(pSeq(Array(p.st0), f), seen, options)
				ElseIf isKreturn(f) Then
					q = car(partialArgs(f)) ' peel off the K
					result = _toDerivationP( _
						pSeq(Array( _
							pSkip(p.st0), _
							q _
						), id), _
					seen, options)
				End If
			Case "skip"
				If (options And dtOpt_hideSkipped) Then
					result = p ' so when applying p it'll return Empty
				Else
					q = p.st0
					f = mkDtSkip(q)
					q = _toDerivationP(p.st0, seen, options)
					If q.typ = typ_Parser_ASN Then
						f = compose(f, swap(cons, nil))
					End If
					q = pBind(q, compose(pReturn, f))
					q.typ = typ_Parser_ASN
					result = q
				End If
			Case "sat"
				If p.str &lt;&gt; "" Then
					f = mkDtCClass("(" &amp; p.str &amp; ")"
				Else
					f = mkDtCClass("(.):" &amp; TFn_toString(p.st0))
				End If
				result = pBind(p, compose(pReturn, f))
				'result = pSeq(Array(p), f)
				result.typ = typ_Parser_ASN
			Case "choice"
				q = _toDerivationP(p.st0, seen, options)
				r = _toDerivationP(p.st1, seen, options)
				If q.typ &lt;&gt; r.typ Then
					If q.typ = typ_Parser_ASN Then
						q = pBind(q, compose(pReturn, swap(cons, nil)))
					Else
						r = pBind(r, compose(pReturn, swap(cons, nil)))
					End If
				End If
				result = pChoice(q, r)
				result.typ = q.typ
			Case "seq" ' only simple sequences supported here
				'result = Empty
				qs = toList(p.st(0))
				rs = nil
				f = p.st(1)
				fName = getFnName(f)
				If (fName = getFnName(Fn.id)) Then
					While Not(isNil(qs))
						q = car(qs)
						q = _toDerivationP(q, seen, options)
						If q.typ = typ_Parser_List_ASN Then
							q = pBind(q, compose(pReturn, _
								mkDtAnonCon))
						End If
						rs = cons(q, rs)
						qs = cdr(qs)
					Wend
					result = pSeqL( _
						toArray(reverse(rs)), _
						id _
					)
					result.typ = typ_Parser_List_ASN
				ElseIf fName = getFnName(Fn.applyToList) Then
					f = car(partialArgs(f))
					fName = getFnName(f)
					If fName = getFnName(Fn.id) Then
						If (options And dtOpt_hideSkipped) Then
							Dim tmpTyp As Variant
							While Not(isNil(qs))
								q = car(qs)
								q = _toDerivationP(q, seen, options)
								If Not(isPSkip(q)) Then
									tmpTyp = q.typ
								End If
								rs = cons(q, rs)
								qs = cdr(qs)
							Wend
							result = pSeq( _
								toArray(reverse(rs)), _
								id _
							)
							result.typ = tmpTyp
						Else
							result = _toDerivationP( _
								pSeqL(p.st(0), id), _
								seen, options)
						End If
					ElseIf fName = getFnName(Fn.cons) Then
						' For this to take effect in the derivation tree
						' we must end up with an ASN and a [ASN], and
						' nothing else as arguments for cons.
						' So, if there are skips amongst the inner parsers
						' they must be hidden (dtOpt_hideSkipped).
						' Similarly, if there are multiplicity ops then these
						' must not be made explicit (dtOpt_implicitMult).
						' However, we do not test those options here.
						' Rather we look at the .typ s of the transformed
						' inner parsers.
						Dim intendedInTyps As Object
						Dim intendedOutTyp As String
						Dim actualInTyps As Object
						' ATTENTION: actualTyps will be backwards!
						intendedInTyps = List( _
							typ_Parser_List_ASN, _
							typ_Parser_ASN _
						)
						intendedOutTyp = typ_Parser_List_ASN
						actualInTyps = nil
						While Not(isNil(qs))
							q = car(qs)
							q = _toDerivationP(q, seen, options)
							If Not(isPSkip(q)) Then
								actualInTyps = cons(q.typ, actualInTyps)
							End If
							rs = cons(q, rs)
							qs = cdr(qs)
						Wend
						' ATTENTION: typs is backwards
						If equ(actualInTyps, intendedInTyps) Then
							result = pSeq(toArray(reverse(rs)), cons)
							result.typ = intendedOutTyp
						Else
							' Otherwise just treat it as a list
							' and return that
							'msgbox("pSeq(..., " &amp; fName &amp; "): " _
							'	&amp; toString(actualTyps) _
							'	&amp; NL &amp; toString(p))
							result = _toDerivationP( _
								pSeqL(p.st(0), id), _
								seen, options)
						End If
					ElseIf (fName = getFnName(Fn.foldl)) Or (fName = getFnName(Fn.foldl1)) Then
						f = car(partialArgs(f))
						fName = getFnName(f)
						If fName = getFnName(Fn.concat) Then
							If (options And dtOpt_doFoldlConcat) Then
								' let it do its thing and package up
								' the result under a Terminal ASN
								result = pBind(p, compose(pReturn, _
									mkDtTerminal))
								result.typ = typ_Parser_ASN
							Else
								' ignore the foldl concat and show
								' results as a list:
								result = _toDerivationP( _
									pSeq(p.st(0), cons), seen, options)
							End If
						End If
					ElseIf fName = getFnName(Fn.concat) Then
						If (options And dtOpt_doFoldlConcat) Then
							' let it do its thing and package up
							' the result under a Terminal ASN
							result = pBind(p, compose(pReturn, _
								mkDtTerminal))
							result.typ = typ_Parser_ASN
						Else
							' ignore the concat and show
							' results as a list:
							result = _toDerivationP( _
								pSeqL(p.st(0), id), seen, options)
						End If
					End If		
				End If
			Case "ind"
				If p.st2 Then ' seen before
					If isEmpty(p.st3) Then
						croak("toDerivationP: replace " &amp; p.st1 &amp; "???")
					End If
					result = p.st3
				ElseIf isNull(p.st0) Then
					croak("toDerivationP/NYI: uninitialized indirection " &amp; p.st1)
				Else
					p.st2 = True ' set the "visited"-mark
					seen = cons(p, seen)
					s = getPIndName(p)
					p.st3 = pInd(s)
					q = _toDerivationP(p.st0, seen, options)
					q = _wrapSkipWithDummyASN(q)
					
					If (options And dtOpt_promoteSingleTerminal) _
						And (q.typ = typ_Parser_ASN) _
					Then ' TODO: do the work at transformation time rather than parse time
						If False Then
							If q.tp = "bind" Then
								f = q.st1
								show("@" &amp; s &amp; "/bind :: " &amp; q.typ, f)
							ElseIf q.tp = "seq" Then
								show("@" &amp; s &amp; "/seq :: " &amp; q.typ &amp; " / (return) " &amp; toString(q.st(1)), q)
							Else
								show("@" &amp; s &amp; "/" &amp; q.tp &amp; " :: " &amp; q.typ &amp; " (?)", q)
							End If
						End If
						
						f = swap(mkASN(s), nil)
						f = ite(compose(Fn.isEmpty, asnLabel), _
								compose(f, asnValue), _
								compose(mkDtNonterminal(s), swap(cons, nil)) _
							)
						q = pBind(q, compose(pReturn, f))
					Else
						f = mkDtNonterminal(s)
						If q.typ = typ_Parser_ASN Then
							f = compose(f, swap(cons, nil))
						End If
						On local error goto fuck
						q = pBind(q, compose(pReturn, f))
					End If
					result = fixIndirection(p.st3, q)
					result.typ = typ_Parser_ASN
				End If
			Case Else
				result = Nothing
		End Select
	End If
	If isNull(result) Then
		croak("toDerivationP: cannot handle .tp=" _
			&amp; toString(p.tp) _
			&amp; NL &amp; NL &amp; toString(p) _
		)
	End If
	_toDerivationP = result
	Exit Function
fuck:
	show("fuck " &amp; Err$, f)
	show("fuck " &amp; Err$, q)
End Function

'= tests ======================================================================

Function test_AST()
	test_AST_toDerivationP_typ(0)
	test_AST_toDerivationP_typ(dtOpt_hideSkipped)
	
	test_AST_toDerivationP_return()
	
	'test_AST_match_mkDtTerminal()
		
	test_AST_toDerivationP_skip(0)
	test_AST_toDerivationP_skip(dtOpt_hideSkipped)

	test_AST_mkASN()
	test_AST_TASN_toString()
	
	test_AST_toDerivationP_simple(0)
	test_AST_toDerivationP_simple(dtOpt_hideSkipped)

	test_AST_toDerivationP_mult(0)
	test_AST_toDerivationP_mult(dtOpt_hideSkipped)

	test_AST_toDerivationP_skip(0)
	test_AST_toDerivationP_skip(dtOpt_hideSkipped)
	

End Function 


Function test_AST_mkASN()
	Dim f As Object
	f = Fn.mkASN
	assertEqual(isFn(f), True).x
	assertEqual(arity(f), 3).x

	f = mkASN
	assertEqual(isFn(f), True).x
	assertEqual(arity(f), 3).x

	f = mkASN("foo")
	assertEqual(isFn(f), True).x
	assertEqual(arity(f), 2).x

	f = mkASN("foo", "bar")
	assertEqual(isFn(f), True).x
	assertEqual(arity(f), 1).x
	
	Dim n0 As Object
	n0 = mkASN("foo", "bar", nil)
	
	assertEqual(typeOf(n0), "Object/TASN").x
	assertEqual(length(asnChildren(n0)), 0).x
	assertEqual(asnChildCount(n0), 0).x
	assertEqual(asnIsLeaf(n0), True).x
	assertEqual(toString(n0), "─foo:'bar'").x

	Dim n1 As Object
	n1 = mkASN(Empty, "bar", nil)
	assertEqual(asnChildCount(n1), 0).x
	assertEqual(asnIsLeaf(n1), True).x
	assertEqual(toString(n1), "─'bar'").x

	Dim n2 As Object
	n2 = mkASN("foo", Empty, nil)
	assertEqual(asnChildCount(n2), 0).x
	assertEqual(asnIsLeaf(n2), True).x
	assertEqual(toString(n2), "─foo").x

	Dim n3 As Object
	n3 = mkASN(Empty, Empty, nil)
	assertEqual(asnChildCount(n3), 0).x
	assertEqual(asnIsLeaf(n3), True).x
	assertEqual(toString(n3), "─:").x

	Dim n4 As Object, c0 As Object
	n4 = mkASN("S", Empty, List(n1))
	assertEqual(asnChildCount(n4), 1).x
	assertEqual(asnIsLeaf(n4), False).x
	c0 = asnChild(n4, 0)
	assertEqual(asnLabel(c0), asnLabel(n1)).x
	assertEqual(asnValue(c0), asnValue(n1)).x
	assertEqual(asnChildCount(c0), asnChildCount(n1)).x
	
	'assertEqual(toString(n4), ":").x
	
	Dim s As String
	n0 = mkDtTerminal("A")
	n0 = mkDtNonterminal("I", List(n0))
	n0 = mkDtNonterminal("F", List(n0))
	n0 = mkDtNonterminal("T", List(n0))
	
	n1 = mkDtTerminal("+")
	
	n2 = mkDtTerminal("B")
	n2 = mkDtNonterminal("I", List(n2))
	n2 = mkDtNonterminal("F", List(n2))
	
	n3 = mkDtTerminal("*")
	
	n4 = mkDtTerminal("C")
	n4 = mkDtNonterminal("I", List(n4))
	n4 = mkDtNonterminal("F", List(n4))
	n4 = mkDtNonterminal("T", List(n4))
	
	n4 = mkDtNonterminal("T", List(n2, n3, n4))
	n4 = mkDtNonterminal("S", List(n4))

	n4 = mkDtNonterminal("S", List(n0, n1, n4))
	
	s = toString(n4)
	test_AST_mkASN = s
End Function

Function test_AST_TASN_toString()
	Dim n As Object
	n = mkASN(Empty, Empty, nil)
	assertEqual(TASN_toString(n), "─:").x
	
	n = mkASN(Empty, "x", nil)
	assertEqual(TASN_toString(n), "─'x'").x
	n =mkASN(Empty, "", nil)
	assertEqual(TASN_toString(n), "─ε").x
	n = mkASN(Empty, "foobar", nil)
	assertEqual(TASN_toString(n), "─'foobar'").x

	n = mkASN("S", Empty, nil)
	assertEqual(TASN_toString(n), "─S").x
	n = mkASN("Foo", Empty, nil)
	assertEqual(TASN_toString(n), "─Foo").x

	n = mkASN("*", "", nil)
	assertEqual(TASN_toString(n), "─*:ε").x
	n = mkASN("+", "", nil)
	assertEqual(TASN_toString(n), "─+:ε").x
	n = mkASN("?", "", nil)
	assertEqual(TASN_toString(n), "─?:ε").x

	n = mkASN("*", "W", nil)
	assertEqual(TASN_toString(n), "─*:'W'").x
	n = mkASN("+", "W", nil)
	assertEqual(TASN_toString(n), "─+:'W'").x
	n = mkASN("?", "W", nil)
	assertEqual(TASN_toString(n), "─?:'W'").x
	
	n = mkASN("W*", Empty, nil)
	assertEqual(TASN_toString(n), "─W*").x
	n = mkASN("W+", Empty, nil)
	assertEqual(TASN_toString(n), "─W+").x
	n = mkASN("W?", Empty, nil)
	assertEqual(TASN_toString(n), "─W?").x
End Function

Function test_AST_toDerivationP_typ(opts As Integer)
	Dim p As Object, q As Object, x As Variant
	Dim hideSkipped As Boolean
	hideSkipped = (opts And dtOpt_hideSkipped)
	
	p = pReturn("foo")
	q = toDerivationP(p, opts)
	assertEqual(q.typ, typ_Parser_ASN).x
	
	p = pItem
	q = toDerivationP(p, opts)
	assertEqual(q.typ, typ_Parser_ASN).x
	
	p = pStr("x")
	q = toDerivationP(p, opts)
	assertEqual(q.typ, typ_Parser_ASN).x
	
	p = pSat(equ("x"))
	q = toDerivationP(p, opts)
	assertEqual(q.typ, typ_Parser_ASN).x
	
	p = pSkip(pItem)
	q = toDerivationP(p, opts)
	'show(q)
	assertEqual(q.typ, IIf(hideSkipped, "", typ_Parser_ASN)).x
	
	p = pSkip(pStr("x"))
	q = toDerivationP(p, opts)
	assertEqual(q.typ, IIf(hideSkipped, "", typ_Parser_ASN)).x
End Function

Function test_AST_toDerivationP_return()
	Dim p As Object, q As Object, x As Variant
	
	p = pReturn("foo")
	q = toDerivationP(p, 0)
	x = mkDtReturn("foo")
	assert_parses(q, "", x, 1).x
	
	p = pSeqL(Array( _
			pReturn("foo"), _
			pReturn("bar") _
		), id)
	q = toDerivationP(p, 0)
	x = List(mkDtReturn("foo"), mkDtReturn("bar"))
	assert_parses(q, "", x, 1).x

	' r &gt;&gt;= K x   is  like having a skip on r
	p = pBind(pStr("foo"), fstArg(pReturn("bar")))
	q = toDerivationP(p, 0)
	x = List( _
		mkDtSkip(pStr("foo"), List(mkDtTerminal("foo"))), _
		mkDtReturn("bar") _
	)
	assert_parses(q, "foo", x, 4).x
	q = toDerivationP(p, dtOpt_hideSkipped)
	x = mkDtReturn("bar")
	assert_parses(q, "foo", x, 4).x
End Function

Function test_AST_toDerivationP_simple(opts As Integer)
	Dim p As Object, q As Object, x As Object

	' ------------------------
	' pItem under toDerivationP

	p = pItem
	q = toDerivationP(p, opts)
	refute_parses(q, "").x
	x = mkDtCClass("(.)", "a")
	assert_parses(q, "a", x, 2).x
	x = mkDtCClass("(.)", "b")
	assert_parses(q, "bca", x, 2).x
	x = mkDtCClass("(.)", "c")
	assert_parses(q, "cabc", x, 2).x
	x = mkDtCClass("(.)", " ")
	assert_parses(q, " xyzabc", x, 2).x
	
	' ------------------------
	' pStr under toDerivationP

	p = pStr("z")
	q = toDerivationP(p, opts)
	refute_parses(q, Array("", "cba", "x", "y")).x
	x = mkDtTerminal("z")
	assert_parses(q, "z", x, 2).x
	' really reads only as many chars as pStr does:
	assert_parses(q, "zz", x, 2).x
	assert_parses(q, "zy", x, 2).x

	p = pStr("abc")
	q = toDerivationP(p, opts)
	refute_parses(q, Array("", "y", "cba")).x
	x = mkDtTerminal("abc")
	assert_parses(q, "abc", x, 4).x
	' really reads only as many chars as pStr does:
	assert_parses(q, "abcabc", x, 4).x
	assert_parses(q, "abcxyz", x, 4).x
	
	' ------------------------
	' pSat under toDerivationP

	p = pSat(equ("z"))
	p.str = "[z]"
	q = toDerivationP(p, opts)
	x = mkDtCClass("([z])", "z")
	refute_parses(q, Array("", "x", "xy", "xyz")).x
	assert_parses(q, "z", x, 2).x
	assert_parses(q, "zy", x, 2).x
	assert_parses(q, "zyz", x, 2).x
	assert_parses(q, "zzy", x, 2).x

	' ---------------------------
	' pChoice under toDerivationP

	p = pChoice(pStr("0"), pStr("1"))
	q = toDerivationP(p, opts)
	refute_parses(q, Array("", "y", "cba")).x
	x = mkDtTerminal("0")
	assert_parses(q, "0", x, 2).x
	x = mkDtTerminal("1")
	assert_parses(q, "1", x, 2).x

	' -------------------------
	' pSeqL under toDerivationP

	p = pSeqL(Array(pItem), id)
	q = toDerivationP(p, opts)
	refute_parses(q, "").x
	x = List(mkDtCClass("(.)", "x"))
	assert_parses(q, "x", x, 2).x
	assert_parses(q, "x1", x, 2).x
	x = List(mkDtCClass("(.)", "y"))
	assert_parses(q, "y1abc", x, 2).x

	p = pSeqL(Array(pItem, pStr("1")), id)
	q = toDerivationP(p, opts)
	refute_parses(q, "", "x0", " a").x
	x = List(mkDtCClass("(.)", "x"), mkDtTerminal("1"))
	assert_parses(q, "x1", x, 3).x
	x = List(mkDtCClass("(.)", "y"), mkDtTerminal("1"))
	assert_parses(q, "y1abc", x, 3).x

	p = pSeqL(Array(pStr("0"), pItem, pStr("1")), id)
	q = toDerivationP(p, opts)
	refute_parses(q, "", "0", "0a", "xa1").x
	x = List(mkDtTerminal("0"), mkDtCClass("(.)", "a"), mkDtTerminal("1"))
	assert_parses(q, "0a1", x, 4).x
	x = List(mkDtTerminal("0"), mkDtCClass("(.)", "b"), mkDtTerminal("1"))
	assert_parses(q, "0b1xyz", x, 4).x
	
	' ------------------------
	' pInd under toDerivationP

	p = pInd("Foo")
	p = fixIndirection(p, pItem)
	q = toDerivationP(p, opts)
	refute_parses(q, "").x
	x = mkDtNonterminal(getPIndName(p), List(mkDtCClass("(.)", "a")))
	assert_parses(q, "a", x, 2).x
	x = mkDtNonterminal(getPIndName(p), List(mkDtCClass("(.)", "b")))
	assert_parses(q, "b", x, 2).x
	assert_parses(q, "bb", x, 2).x
	assert_parses(q, "bc", x, 2).x
		
	p = pInd("Bar")
	p = fixIndirection(p, pSeqL(Array(pItem, pStr("1")), id)
	q = toDerivationP(p, opts)
	'msgbox(toString(p) &amp; CR &amp; CR &amp; toString(q))
	refute_parses(q, "", "a", "aa", "a0", "b", "b1").x
	x = mkDtNonterminal(getPIndName(p), List( _
			mkDtCClass("(.)", "a"), mkDtTerminal("1") _
		))
	'msgbox(toString(x))
	assert_parses(q, "a1", x, 3).x
	assert_parses(q, "a1b", x, 3).x
End Function

Function test_AST_toDerivationP_mult(opts As Integer)
	Dim p As Object, q As Object, r As Variant, x As Object

	Dim termEps As Object, termY As Object, termZ As Object, termZY As Object
	termEps = mkDtTerminal("")
	termY   = mkDtTerminal("y")
	termZ   = mkDtTerminal("z")
	termZY	= mkDtTerminal("zy")

	' ------------------------------
	' pZeroOrOne under toDerivationP

	' -- pZeroOrOne(pItem)
	
	p = pItem
	q = toDerivationP(pZeroOrOne(p), opts)
	x = mkDtMult(dtMultLabel("?", p), nil)
	assert_parses(q, "", x, 1).x
	x = mkDtMult(dtMultLabel("?", p), List(mkDtCClass("(.)", "z")))
	assert_parses(q, "z", x, 2).x
	assert_parses(q, "zy", x, 2).x	' reads at most one

	' -- pZeroOrOne(pStr)
	
	p = pStr("z")
	q = toDerivationP(pZeroOrOne(p), opts)
	x = mkDtMult(dtMultLabel("?", p), nil)
	assert_parses(q, "", x, 1).x
	assert_parses(q, "y", x, 1).x
	assert_parses(q, "yz", x, 1).x
	x = mkDtMult(dtMultLabel("?", p), List(termZ))
	assert_parses(q, "z", x, 2).x
	assert_parses(q, "zz", x, 2).x	' reads at most one
	assert_parses(q, "zy", x, 2).x


	' -- pZeroOrOne(pSeqL(..., id))
	
	p = pSeqL(Array(pStr("z"), pStr("y")), id)
	q = toDerivationP(pZeroOrOne(p), opts)
	x = mkDtMult(dtMultLabel("?", p), nil)
	assert_parses(q, "", x, 1).x
	assert_parses(q, "abc", x, 1).x
	x = mkDtMult(dtMultLabel("?", p), List( _
		mkDtAnonCon(List(termZ, termY)) _
	))
	assert_parses(q, "zy", x, 3).x
	assert_parses(q, "zyz", x, 3).x
	assert_parses(q, "zyzz", x, 3).x
	assert_parses(q, "zyzy", x, 3).x	' reads at most one
	assert_parses(q, "zyzyz", x, 3).x
	assert_parses(q, "zyzyzz", x, 3).x
		

	' -------------------------
	' pMany under toDerivationP

	' -- pMany(pStr(...))

	p = pStr("z")
	q = toDerivationP(pMany(p), opts)
	x = mkDtMult(dtMultLabel("*", p), nil)
	assert_parses(q, "", x, 1).x
	assert_parses(q, "x", x, 1).x
	assert_parses(q, "xy", x, 1).x
	assert_parses(q, "xyz", x, 1).x

	x = mkDtMult(dtMultLabel("*", p), List(termZ))
	assert_parses(q, "z", x, 2).x
	assert_parses(q, "zx", x, 2).x

	x = mkDtMult(dtMultLabel("*", p), List(termZ, termZ))
	assert_parses(q, "zz", x, 3).x
	assert_parses(q, "zza", x, 3).x

	p = pStr("zy")
	q = toDerivationP(pMany(p), opts)
	x = mkDtMult(dtMultLabel("*", p), nil)
	assert_parses(q, "", x, 1).x
	assert_parses(q, "x", x, 1).x
	assert_parses(q, "xy", x, 1).x
	assert_parses(q, "z", x, 1).x
	assert_parses(q, "xzy", x, 1).x
	
	x = mkDtMult(dtMultLabel("*", p), List(termZY))
	assert_parses(q, "zy", x, 3).x
	assert_parses(q, "zyX", x, 3).x
	assert_parses(q, "zyXzy", x, 3).x
	
	x = mkDtMult(dtMultLabel("*", p), List(termZY, termZY))
	assert_parses(q, "zyzy", x, 5).x
	assert_parses(q, "zyzyX", x, 5).x
	
	x = mkDtMult(dtMultLabel("*", p), List(termZY, termZY, termZY))
	assert_parses(q, "zyzyzy", x, 7).x
	assert_parses(q, "zyzyzyX", x, 7).x

	' -- pMany(pSeqL(..., id))
	
	p = pSeqL(Array(pStr("z"), pStr("y")), id)
	q = toDerivationP(pMany(p), opts)
	x = mkDtMult(dtMultLabel("*", p), nil)
	assert_parses(q, "", x, 1).x
	assert_parses(q, "abc", x, 1).x
	x = mkDtMult(dtMultLabel("*", p), List( _
		mkDtAnonCon(List(termZ, termY)) _
	))
	assert_parses(q, "zy", x, 3).x
	assert_parses(q, "zyz", x, 3).x
	assert_parses(q, "zyzz", x, 3).x
	x = mkDtMult(dtMultLabel("*", p), List( _
		mkDtAnonCon(List(termZ, termY)), _
		mkDtAnonCon(List(termZ, termY)) _
	))
	assert_parses(q, "zyzy", x, 5).x
	assert_parses(q, "zyzyz", x, 5).x
	assert_parses(q, "zyzyzz", x, 5).x
			

	' --------------------------
	' pMany1 under toDerivationP

	' -------------------------
	' pMany1(pSat) under toDerivationP

	p = pSat(compose(inRange(Asc("y"), Asc("z")), Fn.Asc))
	p.str = "[y-z]"
	q = toDerivationP(pMany1(p), opts)
	x = mkDtMult(dtMultLabel("+", p), List( _
		mkDtCClass("([y-z])", "z") _
	))
	refute_parses(q, Array("", "x", "xy", "xyz")).x
	assert_parses(q, "z", x, 2).x
	assert_parses(q, "zx", x, 2).x
	assert_parses(q, "zxz", x, 2).x
	x = mkDtMult(dtMultLabel("+", p), List( _
		mkDtCClass("([y-z])", "y"), _
		mkDtCClass("([y-z])", "z") _
	))
	assert_parses(q, "yz", x, 3).x
	assert_parses(q, "yzx", x, 3).x
	assert_parses(q, "yzxz", x, 3).x
	
	
	' -- pMany1(pSeqL(..., id))
	
	p = pSeqL(Array(pStr("z"), pStr("y")), id)
	q = toDerivationP(pMany1(p), opts)
	refute_parses(q, "", x, 1).x
	refute_parses(q, "abc", x, 1).x
	x = mkDtMult(dtMultLabel("+", p), List( _
		mkDtAnonCon(List(termZ, termY)) _
	))
	assert_parses(q, "zy", x, 3).x
	assert_parses(q, "zyz", x, 3).x
	assert_parses(q, "zyzz", x, 3).x
	x = mkDtMult(dtMultLabel("+", p), List( _
		mkDtAnonCon(List(termZ, termY)), _
		mkDtAnonCon(List(termZ, termY)) _
	))
	assert_parses(q, "zyzy", x, 5).x
	assert_parses(q, "zyzyz", x, 5).x
	assert_parses(q, "zyzyzz", x, 5).x

	' -- pMany1(pSeqL(pStr, id))
	
	p = pStr("z")
	p = pSeqL(Array(p), id)
	r = pMany1(p)
	q = toDerivationP(r, opts)
	refute_parses(r, "").x
	refute_parses(q, "").x
	x = mkDtMult(dtMultLabel("+", p), List( _
		mkDtAnonCon(List(termZ)) _
	))
	assert_parses(r, "z",  List(List("z")), 2).x
	assert_parses(r, "zy", List(List("z")), 2).x
	assert_parses(q, "z",  x, 2).x
	assert_parses(q, "zy", x, 2).x
	x = mkDtMult(dtMultLabel("+", p), List( _
		mkDtAnonCon(List(termZ)), _
		mkDtAnonCon(List(termZ)) _
	))
	assert_parses(r, "zz",  List(List("z"), List("z")), 3).x
	assert_parses(r, "zzy", List(List("z"), List("z")), 3).x
	assert_parses(q, "zz",  x, 3).x
	assert_parses(q, "zzy", x, 3).x
End Function

Function test_AST_toDerivationP_skip(opts As Integer)
	Dim p As Object, q As Object, x As Variant
	Dim hideSkipped As Boolean
	hideSkipped = ((opts And dtOpt_hideSkipped) &lt;&gt; 0)
	
	Dim termEps As Object, termY As Object, termZ As Object, termZY As Object
	termEps = mkDtTerminal("")
	termY   = mkDtTerminal("y")
	termZ   = mkDtTerminal("z")
	termZY	= mkDtTerminal("zy")

	' -- pSkip(pItem)
	
	p = pItem
	q = toDerivationP(pSkip(p), opts)
	refute_parses(q, "").x
	If hideSkipped Then
		x = Empty
	Else
		x = mkDtSkip(p, List(mkDtCClass("(.)", "y")))
	End If
	assert_parses(q, "y", x, 2).x
	assert_parses(q, "yz", x, 2).x

	' -- pInd(pSkip(...))
	
	p = fixIndirection(pInd("P"), pSkip(pItem))
	q = toDerivationP(p, opts)
	refute_parses(q, "").x
	If hideSkipped Then
		' even with hideSkipped it'll show up because it's under pInd
		x = mkDtNonterminal("P", List(mkDtSkip(pItem, _
				nil _
			)))
	Else
		x = mkDtNonterminal("P", List(mkDtSkip(pItem, _
				List(mkDtCClass("(.)", "y")) _
			)))
	End If
	'TODO: handle empty pSeq/pSeqL (ie maybe all innerParsers are skip)
	assert_parses(q, "y", x, 2).x
	assert_parses(q, "yz", x, 2).x

	' -- pZeroOrOne(pSkip(...))
	
	p = pSkip(pItem)
	q = toDerivationP(pZeroOrOne(p), opts)
	x = mkDtMult(dtMultLabel("?", p), nil)
	assert_parses(q, "", x, 1).x
	If hideSkipped Then
		' even with hideSkipped it'll show up because it's under pZeroOrOne
		x = mkDtMult(dtMultLabel("?", p), List(mkDtSkip(p.st0, _
				nil _
			)))
	Else
		x = mkDtMult(dtMultLabel("?", p), List(mkDtSkip(p.st0, _
				List(mkDtCClass("(.)", "y")) _
			)))
	End If		
	assert_parses(q, "y", x, 2).x
	assert_parses(q, "yz", x, 2).x

	If Not(hideSkipped) Then
		x = mkDtMult(dtMultLabel("?", p), List(mkDtSkip(p.st0, _
				List(mkDtCClass("(.)", "z")) _
			)))
	End If		
	assert_parses(q, "z", x, 2).x
	assert_parses(q, "zz", x, 2).x	' reads at most one
	assert_parses(q, "zy", x, 2).x

	' -- pSeq(pSkip, ..., id)
	
	p = pSeq(Array(pSkip(pStr(" ")), pStr("z")), id)
	refute_parses(p, Array("", "z", " ", "zz", "  ")).x
	assert_parses(p, " z",  "z", 3).x
	assert_parses(p, " z ", "z", 3).x
	assert_parses(p, " zz", "z", 3).x
	q = toDerivationP(p, opts)
	If hideSkipped Then
		x = mkDtTerminal("z")
	Else
		x = List( _
			mkDtSkip(pStr(" "), List(mkDtTerminal(" "))), _
			mkDtTerminal("z") _
		)
	End If
	refute_parses(q, Array("", "z", " ", "zz", "  ")).x
	assert_parses(q, " z",  x, 3).x
	assert_parses(q, " z ", x, 3).x
	assert_parses(q, " zz", x, 3).x
End Function


Function test_AST_match_mkDtTerminal()
	Dim p As Object, q As Object
	
	p = pStr("x")
	q = toDerivationP(p, 0)
	assertEqual(match_mkDtTerminal(q), True).x
	
	p = pItem	' really?
	q = toDerivationP(p, 0)
		assertEqual(match_mkDtTerminal(q), False).x

	p = pSeq(Array(pStr("x")), id)
	q = toDerivationP(p, dtOpt_hideSkipped)
	msgBox(toString(q) &amp; NL &amp; ":: " &amp; q.typ)
	MsgBox(parserStats)
	assertEqual(match_mkDtTerminal(q), True).x
End Function


</script:module>
</file>

<file path=Basic/Standard/M07_PrsLogic.xml><?xml version="1.0" encoding="utf-8"?>
<!DOCTYPE module  PUBLIC '-//OpenOffice.org//DTD OfficeDocument 1.0//EN'  'module.dtd'>
<script:module xmlns:script="http://openoffice.org/2000/script" script:name="M07_PrsLogic" script:language="StarBasic">REM  *****  BASIC  *****
Option Explicit


Sub Main
	test_PrsLogic()
End Sub

Function mkConst(value As Boolean)
	mkConst = mkASN("C", value, nil)
End Function

Function mkVar(varName As String)
	mkVar = mkASN("I", varName, nil)
End Function

Function mkUnaryOp(opName As String, child As Object)
	Dim result As Object
	result = mkASN("op1", opName, cons(child, nil))
	mkUnaryOp = result
End Function

Function mkBinaryOp(opName As String, left As Object, right As Object)
  Dim result As Object
  result = mkASN("op2", opName, cons(left, cons(right, nil))
  
  mkBinaryOp = result
End Function

'    R ::= T X* U
'~&gt;  R ::= T Y
'    Y ::= U | X Y

Function pLogic_dt()
	Static result As Object
	If isNull(result) Then
		Dim pW As Object, pN As Object, pI As Object, pC As Object
		Dim pF As Object, pT As Object, pS As Object
		pS = pInd("S")
		pT = pInd("T")
		pF = pInd("F")
		pW = fixIndirection(pInd("W"), _
			pChoice(pStr(" "), pStr(TAB)) _
		)
		pC = fixIndirection(pInd("C"), _
			pChoice(pStr("0"), pStr("1")) _
		)
		pI = fixIndirection(pInd("I"), _
			 pMany1(pChoice( _
				pRange("A", "Z"), _
				pRange("a", "z") _
			)) _
		)
		pN = fixIndirection(pInd("N"), pSeqL(Array( _
				pStr("!"), _
				pMany(pW), _
				pF _
			), id _
		))
		pF = fixIndirection(pF, foldl1(pChoice, List( _
			pC, _
			pI, _
			pN, _
			pSeqL(Array( _
				pStr("("), _
				pS, _
				pStr(")") _
			), id) _
		)))
		pT = fixIndirection(pT, _
			pSeqL(Array( _
				pMany(pW), _
				pF, _
				pMany(pW), _
				pZeroOrOne( _
					pSeqL(Array( _
							pStr("*"), _
							pMany(pW), _
							pT _
					), id) _
				) _
			), id) _
		)
		pS = fixIndirection(pS, _
			pSeqL(Array( _
				pMany(pW), _
				pT, _
				pMany(pW), _
				pZeroOrOne( _
					pSeqL(Array( _
							pStr("+"), _
							pMany(pW), _
							pS _
					), id) _
				) _
			), id) _
		)
		msgbox(toString(pS))
		result = toDerivationP(pS, 0)
		
		
		
'		pS = fixIndirection(pS, pSeq(Array( _
'				pSkip(pMany(pWhite)), _
'				pT
'				pSkip(pMany(pWhite)), _
'				pOneOrZero(pSeq(Array(, _
'						pSkip(pStr("+")),
'						pS
'					), id_
'				))
'		  	), _
'		))
	End If
	pLogic_dt = result
End Function

'= tests ======================================================================

Function test_PrsLogic()
	test_PrsLogic_mkConst()
	test_PrsLogic_mkVar()
	test_PrsLogic_mkUnaryOp()
	test_PrsLogic_mkBinaryOp()
	test_PrsLogic_pLogic_dt()
	test_PrsLogic_toString()
End Function

Function test_PrsLogic_mkConst()
	Dim n As Object

	n = mkConst(True)
	assertEqual(asnIsLeaf(n), True).x
	assertEqual(asnLabel(n), "C").x
	assertEqual(asnValue(n), True).x

	n = mkConst(False)
	assertEqual(asnIsLeaf(n), True).x
	assertEqual(asnLabel(n), "C").x
	assertEqual(asnValue(n), False).x
End Function

Function test_PrsLogic_mkVar()
	Dim n As Object

	n = mkVar("a")
	assertEqual(asnIsLeaf(n), True).x
	assertEqual(asnLabel(n), "I").x
	assertEqual(asnValue(n), "a").x

	n = mkVar("b")
	assertEqual(asnIsLeaf(n), True).x
	assertEqual(asnLabel(n), "I").x
	assertEqual(asnValue(n), "b").x
End Function

Function test_PrsLogic_mkUnaryOp()
	Dim v As Object, n As Object, u As Object
	v = mkVar("A")
	n = mkUnaryOp("!", v)

	assertEqual(asnIsLeaf(n), False).x
	assertEqual(asnLabel(n), "op1").x
	assertEqual(asnValue(n), "!").x
	assertEqual(asnChildCount(n), 1).x

	u = car(asnChildren(n))
	assertEqual(asnIsLeaf(u), asnIsLeaf(v)).x 
	assertEqual(asnLabel(u), asnLabel(v)).x 
	assertEqual(asnValue(u), asnValue(v)).x 

	u = asnChild(n, 0)
	assertEqual(asnIsLeaf(u), asnIsLeaf(v)).x 
	assertEqual(asnLabel(u), asnLabel(v)).x 
	assertEqual(asnValue(u), asnValue(v)).x 
End Function

Function test_PrsLogic_mkBinaryOp()
	Dim a As Object, b As Object, n As Object, u As Object
	a = mkVar("A")
	b = mkVar("B")
	n = mkBinaryOp("+", a, b)

	assertEqual(asnIsLeaf(n), False).x
	assertEqual(asnLabel(n), "op2").x
	assertEqual(asnValue(n), "+").x
	assertEqual(asnChildCount(n), 2).x
	
	u = asnChild(n, 0)
	assertEqual(asnIsLeaf(u), asnIsLeaf(a)).x 
	assertEqual(asnLabel(u), asnLabel(a)).x 
	assertEqual(asnValue(u), asnValue(a)).x 

	u = asnChild(n, 1)
	assertEqual(asnIsLeaf(u), asnIsLeaf(b)).x 
	assertEqual(asnLabel(u), asnLabel(b)).x 
	assertEqual(asnValue(u), asnValue(b)).x 
End Function

Function test_PrsLogic_pLogic_dt(Optional ByVal s As String)
	Dim p As Object, r As Variant
	p = pLogic_dt()
	
	If isMissing(s) Then
		r = applyP(p, "!0")
		s = toString(r(0))
	'	assertEqual(s, "aasdf").x
	Else
		r = applyP(p, s)
		If isParseFailure(r) Then
			test_PrsLogic_pLogic_dt = "!ParseFailure!"
		Else
			test_PrsLogic_pLogic_dt = toString(r(0))
		End If
	End If
End Function

Function test_PrsLogic_toString()
	Dim a As Object, b As Object, c As Object
	Dim k As Object, n As Object, p As Object, t As Object, q As Object
	Dim s As String
	a = mkVar("A")
	b = mkVar("B")
	c = mkVar("C")
	k = mkConst(False)
	n = mkUnaryOp("!", k)
	t = mkBinaryOp("*", b, c)
	p = mkBinaryOp("+", t, a)
	q = mkBinaryOp("*", n, p)
	
	s = toString(q)
	
	test_PrsLogic_toString = s
End Function
</script:module>
</file>

<file path=Basic/Standard/M08_PrsGrammar.xml><?xml version="1.0" encoding="utf-8"?>
<!DOCTYPE module  PUBLIC '-//OpenOffice.org//DTD OfficeDocument 1.0//EN'  'module.dtd'>
<script:module xmlns:script="http://openoffice.org/2000/script" script:name="M08_PrsGrammar" script:language="StarBasic">REM  *****  BASIC  *****
Option Explicit

Sub Main
	[test_PrsGrammar======================================]
End Sub

Function derivationTree_prsGrammar( _
	s As String, _
	Optional ByVal options As Integer _
)
	Dim p As Object
	Dim result As Variant, parseResult As Variant
	p = toDerivationP(pGrmGrammar, options)
	parseResult = applyP(p, s)
	If isParseFailure(parseResult) Then
		result = "!ParseFailure!"
	Else
		result = toString(parseResult(0))
	End If
	MsgBox(parserStats)	
	derivationTree_prsGrammar = result
End Function


Function pGrmLinebreak()
	Static result As Object
	If isNull(result) Then
		result = pChoice( _
			pSeq(Array( _
				pStr(CR), _
				pZeroOrOne2("", pStr(LF)) _
			), concat), _
			pSeq(Array( _
				pStr(LF), _
				pZeroOrOne2("", pStr(CR)) _
			), concat) _
		)
		result = fixIndirection(pInd("nl"), result)
	End If
	pGrmLinebreak = result	
End Function

Function pGrmIdent()
	Static result As Object
	If isNull(result) Then
		Dim pAlpha As Object, pAlphaNumDash As Object
		
		pAlpha = foldl1(pChoice, List( _
			pStr("_"), _
			pRange("A", "Z"), _
			pRange("a", "z") _
		))
		'pAlpha = fixIndirection(pInd("pAlpha"), pAlpha)

		pAlphaNumDash = foldl1(pChoice, List( _
			pAlpha, _
			pStr("-"), _
			pRange("0", "9") _
		))
		'pAlphaNumDash = fixIndirection(pInd("pAlphaNumDash"), pAlphaNumDash)

		result = pSeq(Array( _
						pAlpha, _
						pMany(pAlphaNumDash), _
					), foldl(concat))
		result = fixIndirection(pInd("Ident"), result)
	End If
	pGrmIdent = result
End Function

Function pGrmEscQ()
	Static result As Object
	If isNull(result) Then
		result = pSeq(Array( _
					pSkip(pStr("\")), _
					foldl1(pChoice, List( _
						pBind(pStr("r"), fstArg(pReturn(CR))), _
						pBind(pStr("n"), fstArg(pReturn(LF))), _
						pBind(pStr("t"), fstArg(pReturn(TAB))), _
						pCClass(List("\", DQ)) _
					) ) _
				 ), id)
		result = fixIndirection(pInd("escQ"), result)
	End If
	pGrmEscQ = result
End Function

Function pGrmEscC()
	Static result As Object
	If isNull(result) Then
		result = pSeq(Array( _
					pSkip(pStr("\")), _
					foldl1(pChoice, List( _
						pBind(pStr("r"), fstArg(pReturn(CR))), _
						pBind(pStr("n"), fstArg(pReturn(LF))), _
						pBind(pStr("t"), fstArg(pReturn(TAB))), _
						pCClass(List("\", DQ, "[", "-", "]")) _
					) ) _
				 ), id)
		result = fixIndirection(pInd("escC"), result)
	End If
	pGrmEscC = result
End Function

Function pGrmGrammar()
	Static out As Object
	If isNull(out) Then
		out = pSeq(Array( _
				pSkip(pMany(pWhite)), _
				pGrmRule, _
				pSkip(pMany(pWhite)), _
				pMany( _
					pSeq(Array( _
						pSkip(pMany1(pGrmLinebreak)), _
						pGrmRule _
					), id) _
				) _
			 ), cons)
		out = fixIndirection(pInd("Grammar"), out)
	End If
	pGrmGrammar = out	
End Function

Function pGrmRule()
	Static result As Object
	If isNull(result) Then
		result = pSeqL(Array( _
					pSkip(pMany(pWhite)), _
					pGrmRuleName, _
					pSkip(pMany(pWhite)), _
					pSkip(pStr("::=")), _
					pGrmAlt, _
				 ), id)
		
		result = fixIndirection(pInd("Rule"), result)
	End If
	pGrmRule = result
End Function

Function pGrmRuleName()
	Static result As Object
	If isNull(result) Then
		result = pGrmIdent
		result = fixIndirection(pInd("RuleName"), result)
	End If
	pGrmRuleName = result
End Function

Function pGrmAlt()
	Static result As Object
	If isNull(result) Then
		result = pSeq(Array( _
			pGrmCon, _
			pMany( _
				pSeq(Array( _
					pSkip(pZeroOrOne(pGrmLinebreak)), _
					pSkip(pMany(pWhite)), _
					pSkip(pStr("|")), _
					pGrmCon _
				), id) _
			) _
		), cons)
		result = fixIndirection(pInd("Alt"), result)
	End If
	pGrmAlt = result
End Function

Function pGrmCon()
	Static result As Object
	If isNull(result) Then
		Dim pCon As Object
		pCon = pInd("Con")
		result = pMany1( _
			pSeq(Array( _
				pSkip(pMany(pWhite)), _
				pGrmAtom, _
				pSkip(pMany(pWhite)) _
			), id) _
		)
		result = fixIndirection(pCon, result)
	End If
	pGrmCon = result
End Function

Function pGrmAtom()
	Static result As Object
	If isNull(result) Then
		result = pInd("Atom")
		Dim pAtom As Object
		' building up the implementation will call pGrmAtom again
		' (via pGramAlt), but that's fine since we have already set
		' result to the (yet uninitialized indirection).
		pAtom = foldl1(pChoice, List( _
			pSeq(Array( _
				pSkip(pStr("(")), _
				pGrmAlt, _
				pSkip(pStr(")")) _
			), id), _
			pGrmNonterminal, _
			pGrmTerminal, _
			pGrmCClass _
		))
		result = fixIndirection(result, pAtom)
	End If
	pGrmAtom = result
End Function

Function pGrmNonterminal()
	Static result As Object
	If isNull(result) Then
		result = pGrmIdent
		result = fixIndirection(pInd("Nonterminal"), result)
	End If
	pGrmNonterminal = result
End Function

Function pGrmTerminal()
	Static result As Object
	If isNull(result) Then
		Dim nonEscQ As Object
		nonEscQ = pSat( _
					ite(equ(DQ), _
						fstArg(False), _
						ite(equ("\"), _
							fstArg(False), _
							ite(equ(CR), _
								fstArg(False), _
								neq(LF) _
							) _
						) _
					) _
				)
		nonEscQ.str = "[-" &amp; DQ &amp; "\r\n\t\\]"
		result = pSeq(Array( _
					pSkip(pStr(DQ)), _
					pMany1( _
						pChoice( _
							pGrmEscQ, _
							nonEscQ _
						) _
					), _
					pSkip(pStr(DQ)) _
				 ), foldl1(concat))
		result = fixIndirection(pInd("Terminal"), result)
	End If
	pGrmTerminal = result
End Function

Function pGrmCClass()
	Static result As Object
	If isNull(result) Then
		result = pChoice( _
			pBind(pStr("."), fstArg(pReturn(pItem))), _
			pSeq(Array( _
				pSkip(pStr("[")), _
				pChoice( _
					pGrmNCList, _
					pGrmPCList _
				), _
				pSkip(pStr("]")), _
			), id) _
		)
		result = fixIndirection(pInd("CClass"), result)
	End If
	pGrmCClass = result
End Function

Function pGrmNCList()
	Static result As Object
	If isNull(result) Then
		result = pSeq(Array( _
					pSkip(pStr("-")), _
					pGrmPCList _
				), id)
		result = fixIndirection(pInd("NCList"), result)
	End If
	pGrmNCList = result
End Function

Function pGrmPCList()
	Static result As Object
	If isNull(result) Then
		result = pMany1( _
					pChoice( _
						pGrmCCRange, _
						pGrmCCItem _
					) _
				)
		result = fixIndirection(pInd("PCList"), result)
	End If
	pGrmPCList = result
End Function

Function pGrmCCRange()
	Static result As Object
	If isNull(result) Then
		result = pSeqL(Array( _
					pGrmCCItem, _
					pSkip(pStr("-")), _
					pGrmCCItem, _
				), id)
		result = fixIndirection(pInd("CCRange"), result)
	End If
	pGrmCCRange = result
End Function

Function pGrmCCItem()
	Static result As Object
	If isNull(result) Then
		Dim nonEscC As Object, cs As Object, ds As Object
		Dim kTrue As Object, kFalse As Object
		kTrue  = fstArg(True)
		kFalse = fstArg(False)
		cs = List(CR, LF, TAB, "[", "-", "]", "\")
		ds = map(neq, cs)
		ds = cons( _
			car(ds), _
			map(ite, cdr(ds)) _
		)
		'cs = cons(apply(car(cs), kTrue, kFalse), cdr(cs))
		'show(cs)
		Dim f As Object, g As Object
		' f = \x.[x, K False]
		f = swap(cons, List(kFalse))
		' g = \x h.(applyToList h (f x)
		g = compose(swap(Fn.applyToList), f)
		nonEscC = pSat( foldl1(g, ds) )
		' nonEscC = pSat ite (neq LF)
		'                    (ite (neq TAB)
		'                         ...
		'                              (ite (neq "\")
		'                                   (neq CR)
		'                                   (K False) )
		'                         ...
		'                         (K False) )
		'                     (K False) )
		Dim s As String, c As String
		s = "[-"
		While Not(isNil(cs))
			c = toString(car(cs))
			c = Mid(c, 2, Len(c) - 2) ' remove surrounding quotes
			If (c = "[") Or (c = "-") Or (c = "]") Then
				c = "\" &amp; c
			End If
			s = s &amp; c
			cs = cdr(cs)
		Wend
		nonEscC.str = s &amp; "]"
		'show(nonEscC)
		result = pChoice( _
					pGrmEscC, _
					nonEscC _
				)
		result = fixIndirection(pInd("CCItem"), result)
	End If
	pGrmCCItem = result
End Function


Function pGrmMult()
	Static result As Object
	If isNull(result) Then
		result = foldl1(pChoice, List( _
			pBind(pStr("*"), fstArg(pReturn(pMany))), _
			pBind(pStr("+"), fstArg(pReturn(pMany1))), _
			pBind(pStr("?"), fstArg(pReturn(pZeroOrOne))) _
		))
	End If
	pGrmMult = result
End Function


'= tests ======================================================================

Function [test_PrsGrammar======================================]()
	test_PrsGrammar_linebreak()
	test_PrsGrammar_escQ()
	test_PrsGrammar_escC()
	test_PrsGrammar_pclist()
	test_PrsGrammar_terminal()
	test_PrsGrammar_cclass()
	test_PrsGrammar_pGrmMult()

	' pGrmIdent, pGrmRuleName and pGrmNonterminal are essentially the same
	test_PrsGrammar_ident(pGrmIdent)
	test_PrsGrammar_ident(pGrmRuleName) 	'    RuleName ::= ident
	test_PrsGrammar_ident(pGrmNonterminal)	' Nonterminal ::= ident
End Function


Function test_PrsGrammar_linebreak()
	Dim p As Object, x As Object
	p = pGrmLinebreak
	
	refute_parses(p, Array( _
		"", "*", "+", "?", "=", ":", ".", "|", "-", "_", "\", "/", _
		"(", ")", "[", "]", "{", "}", DQ, _
		" ",           TAB, _
		"0", "1", "2", "3", "4", "5", "6", "7", "8", "9", _
		"a", "b", "c",   "q",        "x", "y", "z", _
		"A", "B", "C",        "R",   "X", "Y", "Z" _
	)).x
	Dim CRLF As String,  LFCR As String
	CRLF = CR &amp; LF
	LFCR = LF &amp; CR
	
	assert_parses(p, CR,		CR, 2).x
	assert_parses(p, LF, 		LF, 2).x
	assert_parses(p, CR &amp; " ",	CR, 2).x
	assert_parses(p, LF &amp; " ",	LF, 2).x
	assert_parses(p, CR &amp; CR,	CR, 2).x ' consumes only one!
	assert_parses(p, LF &amp; LF,	LF, 2).x

	assert_parses(p, CRLF, 			CRLF, 3).x ' consumes both!
	assert_parses(p, LFCR, 			LFCR, 3).x
	assert_parses(p, CRLF &amp; " ",	CRLF, 3).x
	assert_parses(p, LFCR &amp; " ",	LFCR, 3).x
	
	assert_parses(p, CRLF &amp; CR, CRLF, 3).x ' consumes only first two!
	assert_parses(p, CRLF &amp; LF, CRLF, 3).x
	assert_parses(p, LFCR &amp; CR, LFCR, 3).x
	assert_parses(p, LFCR &amp; LF, LFCR, 3).x
	
	p = pMany(pGrmLinebreak)
	' all the following yield exactly two strings:
	assert_parses(p, CR &amp; CR,			List(CR, CR),		3).x
	assert_parses(p, LF &amp; LF,			List(LF, LF),		3).x
	assert_parses(p, CR &amp; CRLF,			List(CR, CRLF),		4).x
	assert_parses(p, LF &amp; LFCR,			List(LF, LFCR),		4).x
	assert_parses(p, CRLF &amp; CR,			List(CRLF, CR),		4).x
	assert_parses(p, CRLF &amp; LF,			List(CRLF, LF),		4).x
	assert_parses(p, LFCR &amp; CR,			List(LFCR, CR),		4).x
	assert_parses(p, LFCR &amp; LF,			List(LFCR, LF),		4).x
	assert_parses(p, CRLF &amp; CRLF,		List(CRLF, CRLF),	5).x
	assert_parses(p, CRLF &amp; LFCR,		List(CRLF, LFCR),	5).x
	assert_parses(p, LFCR &amp; CRLF,		List(LFCR, CRLF),	5).x
	assert_parses(p, LFCR &amp; LFCR,		List(LFCR, LFCR),	5).x
	' again with an additional non-CR, non-LF character suffix:
	assert_parses(p, CR &amp; CR &amp; " ",		List(CR, CR),		3).x
	assert_parses(p, LF &amp; LF &amp; " ",		List(LF, LF),		3).x
	assert_parses(p, CR &amp; CRLF &amp; " ",	List(CR, CRLF),		4).x
	assert_parses(p, LF &amp; LFCR &amp; " ",	List(LF, LFCR),		4).x
	assert_parses(p, CRLF &amp; CR &amp; " ",	List(CRLF, CR),		4).x
	assert_parses(p, CRLF &amp; LF &amp; " ",	List(CRLF, LF),		4).x
	assert_parses(p, LFCR &amp; CR &amp; " ",	List(LFCR, CR),		4).x
	assert_parses(p, LFCR &amp; LF &amp; " ",	List(LFCR, LF),		4).x
	assert_parses(p, CRLF &amp; CRLF &amp; " ",	List(CRLF, CRLF),	5).x
	assert_parses(p, CRLF &amp; LFCR &amp; " ",	List(CRLF, LFCR),	5).x
	assert_parses(p, LFCR &amp; CRLF &amp; " ",	List(LFCR, CRLF),	5).x
	assert_parses(p, LFCR &amp; LFCR &amp; " ",	List(LFCR, LFCR),	5).x
End Function

Function test_PrsGrammar_escQ()
	Dim p As Object, x As Object
	p = pGrmEscQ
		
	refute_parses(p, Array( _
		"", "*", "+", "?", "=", ":", ".", "|", "-", "_",     "/", _
		"(", ")", "[", "]", "{", "}", DQ, _
		" ", CR, LF, TAB, _
		"0", "1", "2", "3", "4", "5", "6", "7", "8", "9", _
		"a", "b", "c",   "q",        "x", "y", "z", _
		"A", "B", "C",        "R",   "X", "Y", "Z" _
	)).x
	
	assert_parses(p, "\\", 		"\", 3).x
	assert_parses(p, "\r", 		CR,  3).x
	assert_parses(p, "\n", 		LF,  3).x
	assert_parses(p, "\t", 		TAB, 3).x
	assert_parses(p, "\" &amp; DQ, 	DQ, 3).x
End Function

Function test_PrsGrammar_escC()
	Dim p As Object, x As Object
	p = pGrmEscC
		
	refute_parses(p, Array( _
		"", "*", "+", "?", "=", ":", ".", "|", "-", "_",     "/", _
		"(", ")", "[", "]", "{", "}", DQ, _
		" ", CR, LF, TAB, _
		"0", "1", "2", "3", "4", "5", "6", "7", "8", "9", _
		"a", "b", "c",   "q",        "x", "y", "z", _
		"A", "B", "C",        "R",   "X", "Y", "Z" _
	)).x
	
	assert_parses(p, "\\", 		"\", 3).x
	assert_parses(p, "\r", 		CR,  3).x
	assert_parses(p, "\n", 		LF,  3).x
	assert_parses(p, "\t", 		TAB, 3).x
	assert_parses(p, "\" &amp; DQ, 	DQ,  3).x
	assert_parses(p, "\[",		"[", 3).x
	assert_parses(p, "\-",		"-", 3).x
	assert_parses(p, "\]",		"]", 3).x
End Function

Function test_PrsGrammar_pclist()
	Dim p As Object, x As Object
	p = pGrmPCList
	
	assert_parses(p, "\\", 		List("\"), 3).x
	assert_parses(p, "\r", 		List(CR),  3).x
	assert_parses(p, "\n", 		List(LF),  3).x
	assert_parses(p, "\t", 		List(TAB), 3).x
	assert_parses(p, "\[",		List("["), 3).x
	assert_parses(p, "\-",		List("-"), 3).x
	assert_parses(p, "\]",		List("]"), 3).x	

	' can escape DQ
	assert_parses(p, "\" &amp; DQ, 	List(DQ),  3).x
	' but don't need to:
	assert_parses(p, DQ, 	List(DQ),  2).x

	assert_parses(p, "\\\r", 	List("\", CR), 		 5).x
	assert_parses(p, "\t\-\r", 	List(TAB, "-", CR),  7).x
	assert_parses(p, "\t-\r", 	List(List(TAB, CR)), 6).x

	assert_parses(p, " \t", 	List(" ", TAB),		 4).x
	assert_parses(p, "\r\n\t\[\-\]\\", _
					 List(CR, LF, TAB, "[", "-", "]", "\"),	15).x
	assert_parses(p, "abc.DEF", List( _
					 	"a", "b", "c", ".", "D", "E", "F" _
					 ), 8).x
	assert_parses(p, "a-zA-Z_", List( _
					 	List("a", "z"), _
					 	List("A", "Z"), _
					 	"_" _
					 ), 8).x
	assert_parses(p, "a-zA-Z_0-9", List( _
					 	List("a", "z"), _
					 	List("A", "Z"), _
					 	"_", _
					 	List("0", "9") _
					 ), 11).x

End Function

Function _dq(s As String) : _dq = DQ &amp; s &amp; DQ : End Function

Function test_PrsGrammar_terminal()
	Dim p As Object, x As Object
	p = pGrmTerminal
	
	refute_parses(p, Array( _
		"", "*", "+", "?", "=", ":", ".", "|", "-", "_", "\", "/", _
		"(", ")", "[", "]", "{", "}", DQ, _
		_dq(""), _
		" ", CR, LF, TAB, _
		"0", "1", "2", "3", "4", "5", "6", "7", "8", "9", _
		"a", "b", "c",   "q",        "x", "y", "z", _
		"A", "B", "C",        "R",   "X", "Y", "Z", _
		_dq("\"), _dq("\-"), _dq("\["), _dq("\]"), _
		_dq(CR), _dq(LF) _
	)).x
	assert_parses(p, _dq("\\"),     "\",   5).x
	assert_parses(p, _dq("\" &amp; DQ), DQ,    5).x

	assert_parses(p, _dq("\t"),		TAB,   5).x
	assert_parses(p, _dq("\r"),		CR,    5).x
	assert_parses(p, _dq("\n"),		LF,    5).x
	assert_parses(p, _dq("\r\n"),	CR &amp; LF, 7).x
	assert_parses(p, _dq("\n\r"),	LF &amp; CR, 7).x
	assert_parses(p, _dq(TAB), TAB, 4).x
		
	assert_parses(p, _dq(" "), " ", 4).x
	assert_parses(p, _dq("a"), "a", 4).x
	assert_parses(p, _dq("b"), "b", 4).x
	assert_parses(p, _dq("c"), "c", 4).x
	assert_parses(p, _dq("z"), "z", 4).x
End Function

Function test_PrsGrammar_cclass()
	Dim p As Object
	p = pGrmCClass
	
	refute_parses(p, Array( _
		"", "*", "+", "?", "=",    , "|", "-", "_", "\", "/", _
		"(", ")", "[", "]", "{", "}", DQ, _
		" ", CR, LF, TAB, _
		"0", "1", "2", "3", "4", "5", "6", "7", "8", "9", _
		"a", "b", "c",   "q",        "x", "y", "z", _
		"A", "B", "C",        "R",   "X", "Y", "Z", _
		_dq("\"), _dq("\-"), _dq("\["), _dq("\]"), _
		_dq(CR), _dq(LF) _
	)).x
	
	assert_parses(p, ".", 		pItem, 2).x
	assert_parses(p, "[.]", 	List("."), 4).x
	assert_parses(p, "[\r]", 	List(CR),  5).x
	assert_parses(p, "[\n]", 	List(LF),  5).x
	assert_parses(p, "[\t]", 	List(TAB), 5).x
	assert_parses(p, "[\[]", 	List("["), 5).x
	assert_parses(p, "[\-]", 	List("-"), 5).x
	assert_parses(p, "[\]]", 	List("]"), 5).x
	assert_parses(p, "[\\]", 	List("\"), 5).x

	assert_parses(p, "[.\r]", 	List(".", CR), 6).x

	' we may escape the double quote "
	assert_parses(p, "[\" &amp; DQ &amp; "]", 	List(DQ), 5).x
	' but we don't need to:
	assert_parses(p, "[" &amp; DQ &amp; "]", 	List(DQ), 4).x

	'assert_parses(p, "[-.]", 	".", 5).x
End Function

Function test_PrsGrammar_ident(p As Object)
	Dim x As Object
	refute_parses(p, Array( _
		"", "*", "+", "?", "=", ".", "|", "-",      "\", "/", _
		"(", ")", "[", "]", "{", "}", DQ, _
		" ", CR, LF, TAB, _
		"0", "1", "2", "3", "4", "5", "6", "7", "8", "9" _
	)).x
	
	'msgbox(toString(p))
	
	assert_parses(p, "_", "_", 2).x
	assert_parses(p, "A", "A", 2).x
	assert_parses(p, "B", "B", 2).x
	assert_parses(p, "Z", "Z", 2).x
	assert_parses(p, "a", "a", 2).x
	assert_parses(p, "b", "b", 2).x
	assert_parses(p, "z", "z", 2).x
	
	assert_parses(p, "__", "__", 3).x
	assert_parses(p, "AB", "AB", 3).x
	assert_parses(p, "CB", "CB", 3).x
	assert_parses(p, "Z_", "Z_", 3).x
	assert_parses(p, "aB", "aB", 3).x
	assert_parses(p, "by", "by", 3).x
	assert_parses(p, "zz", "zz", 3).x
	
	assert_parses(p, "__0", "__0", 	4).x
	assert_parses(p, "A1B|", "A1B", 4).x
	assert_parses(p, "CBZ ", "CBZ", 4).x
	assert_parses(p, "Z_a*", "Z_a", 4).x
	assert_parses(p, "aBc+", "aBc", 4).x
	assert_parses(p, "b23?", "b23", 4).x
	assert_parses(p, "zzx(", "zzx", 4).x
End Function

Function test_PrsGrammar_pGrmMult()
	Dim p As Object, x As Object
	p = pGrmMult
	
	refute_parses(p, Array("", "abc", ".", ":", "=", "_", "(", ")", " ", "A", "Z")).x
	assert_parses(p, "*", pMany, 2).x
	assert_parses(p, "+", pMany1, 2).x
	assert_parses(p, "?", pZeroOrOne, 2).x
End Function


</script:module>
</file>

<file path=Basic/Standard/M09_Pattern.xml><?xml version="1.0" encoding="utf-8"?>
<!DOCTYPE module  PUBLIC '-//OpenOffice.org//DTD OfficeDocument 1.0//EN'  'module.dtd'>
<script:module xmlns:script="http://openoffice.org/2000/script" script:name="M09_Pattern" script:language="StarBasic">REM  *****  BASIC  *****
Option Explicit

' data Pattern a = Any
'                | Val a
'                | Var Str
'                | Dat TypeCtor [Pattern Any]  ~~~~~

Const TPattern_tyname = "TPattern"
Type TPattern
	tyname	As String
	which	As String
	a0		As Variant
End Type


Sub Main
	[test_Pattern======================================]
End Sub


Function newPattern(which As String, a0 As Variant)
	Dim out As New TPattern
	out.tyname = TPattern_tyname
	out.which  = which
	out.a0	   = a0
	newPattern = out
End Function

Function isPattern(Optional x As Variant)
	Static oFn As Object : If isNull(oFn) Then : oFn = Fn.isPattern : End If
	Dim out As Variant
	If isMissing(x) Then
		out = oFn
	Else
		out = (typeOf(x) = "Object/" &amp; TPattern_tyname)
	End If
	isPattern = out
End Function

Function TPattern_toString(p As Object)
	Dim out As Variant
	Select Case p.which
		Case "Any":			out = "_"
		Case "Var":			out = p.a0
		Case "Val"
			If isEmpty(p.a0) Then
				out = "()"
			Else
				out = toString(p.a0)
			End If
		Case "Dat":			out = getFnName(p.a0)
		Case "App"
			out = "(" &amp; TPattern_toString(p.a0) _
				&amp; " " &amp; TPattern_toString(p.a1) _
				&amp; ")"
		Case "List.nil":	out = "[]"
		Case "List.cons"
			Dim patHd As Object, patTl As Object
			patHd = car(p.a0)
			patTl = cadr(p.a0)
			If (patTl.which = patList_nil.which) Then
				out = "[" _
					&amp; TPattern_toString(patHd) _
					&amp; "]"
			Else
				out = "(" _
					&amp; TPattern_toString(patHd) _
					&amp; ":" _
					&amp; TPattern_toString(patTl) _
					&amp; ")"
			End If
		Case "ASN"
			out = "(ASN " _
				&amp; TPattern_toString(car(p.a0)) _
				&amp; " " _
				&amp; TPattern_toString(cadr(p.a0)) _
				&amp; " " _
				&amp; TPattern_toString(caddr(p.a0)) _
				&amp; ")"
		Case Else
			croak("TPattern_toString: unsupported pattern .which = " &amp; toString(p.which))
	End Select
	TPattern_toString = out
End Function

Function patAny()
	Static out As Object : If isNull(out) Then
		out = newPattern("Any", Empty)
	End If
	patAny = out
End Function

Function patVal(v As Variant)
	Dim out As Variant
	out = newPattern("Val", v)
	patVal = out
End Function

Function patVar(s As String)
	Dim out As Variant
	out = newPattern("Var", s)
	patVar = out
End Function

Function patList_nil()
	Static out As Object : If isNull(out) Then : out = newPattern("List.nil", nil) : End If
	patList_nil = out
End Function

Function patDat(ctor As Object)
	Dim out As Object
	out = newPattern("Dat", ctor)
	patDat = out
End Function

Function patList_cons(patHd As Variant, patTl As Object)
	Dim out As Variant
	' TODO: make sure patHd and patTl are proper patterns
	out = newPattern("List.cons", List(patHd, patTl))
	patList_cons = out
End Function

Function patASN(patLabel As Variant, patValue As Object, patChildren As Object)
	Dim out As Variant
	' TODO: make sure patLabel, patValue and patChildren are proper patterns
	out = newPattern("ASN", List(patLabel, patValue, patChildren))
	patASN = out
End Function

' matches :: Pattern a -&gt; Maybe Env -&gt; a -&gt; Maybe Env
' matches _          None     _ = None
' matches Any        (Some e) x = Some e
' matches (Val v)    (Some e) x = if x = v then Some e else None
' matches (Var s)    (Some e) x = case (lookup s e) of
'                              None   -&gt; Some (extend e s x)
'                              Some y -&gt; matches (Val y) (Some e) x
' matches (Dat c qs) (Some e) x = if (typeCtor x) != c
'                                 then None
'                                 else let f = (\acc q.let fs = fst acc
'                                                          me = snd acc
'                                                      in
'                                                      case me of
'                                                        None   -&gt; None
'                                                        e' -&gt; (matches q e' (car fs), cdr fs)
'									   in
'                                      foldl f (fields x, Some e) qs
Function matches( _
	Optional ByRef p As Object, _
	Optional ByRef e As Variant, _
	Optional ByVal x As Variant _
)
	Static oFn As Object : If isNull(oFn) Then : oFn = Fn.matches : End If
	Dim out As Variant
	If isMissing(e) Then 		: out = oFn
	ElseIf isMissing(p) Then 	: out = apply(oFn, e)
	ElseIf isMissing(x) Then	: out = apply(oFn, e, p)
	ElseIf isEmpty(e) Then		: out = Empty
	Else
		out = _matches(p, e, x, nil)
	End If
	matches = out
End Function

Function _matches( _
	ByVal p As Object, _
	ByVal e As Variant, _
	ByVal x As Variant, _
	ByVal args As Object _
)
	If isEmpty(e) Then
		_matches = Empty
		Exit Function
	End If
	Dim out As Variant, u As Variant
_matches_dispatch:
	Select Case p.which
		Case "Any": 	out = e
		Case "Val"
			u = p.a0
_matches_Val_equalityTest:
			If equ(x, u) Then
				out = e
			Else
				out = Empty
			End If
		Case "Var"
			Dim s As String, y As Variant
			s = p.a0
			y = lookup(s, e)
			If isEmpty(y) Then
				out = extend(e, s, x)
			Else
				' tail-call:
				'out = _matches(patVal(y), e, x, args)
				u = y
				Goto _matches_Val_equalityTest
			End If
		Case "App"
			Dim f As Object, a As Variant
_matches_descend_Apps:
			f = p.a0
			a = p.a1
			If (f.which = "App") Then
				' tail-call:
				'out = _matches(f, e, x, cons(a, args))
				args = cons(a, args)
				p = f
				Goto _matches_descend_Apps
			Else
				' tail-call:
				out = _matchApplication(f, e, x, cons(a, args))
			End If
		Case "List.nil"
			If Not(isList(x)) Then
				out = Empty	' TODO: maybe throw on type error?
			ElseIf isNil(x) Then
				out = e
			Else
				out = Empty
			End If
		Case "List.cons"
			If Not(isList(x)) Then
				out = Empty	' TODO: maybe throw on type error?
			ElseIf isNil(x) Then
				out = Empty
			Else
				Dim patHd As Object, patTl As Object
				patHd = car(p.a0)
				out = _matches(patHd, e,   car(x), args)
				If isEmpty(out) Then : Goto _matches_end : End If
				patTl = cadr(p.a0)
				' tail-call:
				'out = _matches(patTl, out, cdr(x), args)
			
				p = patTl
				e = out
				x = cdr(x)
				Goto _matches_dispatch
			End If
		Case "ASN"
			If Not(isASN(x)) Then
				out = Empty	' TODO: maybe throw on type error?
			Else
				Dim patLabel As Object, patValue As Object, patChildren As Object
				patLabel    = car(p.a0)
				out = _matches(patLabel,    e,   asnLabel(x),    args)
				If isEmpty(out) Then : Goto _matches_end : End If
				patValue    = cadr(p.a0)
				out = _matches(patValue,    out, asnValue(x),    args)
				If isEmpty(out) Then : Goto _matches_end : End If
				patChildren = caddr(p.a0)
				' tail-call:
				'out = _matches(patChildren, out, asnChildren(x), args)
				p = patChildren
				e = out
				x = asnChildren(x)
				Goto _matches_dispatch
			End If
		Case Else
			croak("TPattern_matches: unsupported pattern .which = " &amp; toString(p.which))
	End Select
_matches_end:
	_matches = out
End Function

Function _matchApplication( _
	ByVal ptOp  As Object, _
	ByVal env   As Variant, _
	ByVal val   As Variant, _
	ByVal args  As Object _
)
	Dim out As Variant
	out = Empty
	If ptOp.which &lt;&gt; "Dat" Then
		croak("_matchApplication: unsupported op pattern " &amp; NL &amp; TPattern_toString(ptOp))
	End If
	Dim ctor As Variant
	ctor = ctorOf(val)
	If isEmpty(ctor) Then ' not a datatype value
		out = Empty	' TODO: maybe throw on type error?
	Else
		Dim ctorName As String, opName As String
		ctorName = getFnName(ctor)
		opName = getFnName(ptOp.a0)
		If ctorName = opName Then
			Dim opArity As Integer, ctorArity As Integer
			opArity = arity(ptOp.a0)
			ctorArity = arity(ctor)
			If opArity &lt;&gt; ctorArity Then
				croak("_matchApplication/NYI: unequal arities of op " _
					&amp; opName &amp; " (" &amp; opArity &amp; ")" _
					&amp; " &lt;&gt; " &amp; ctorName &amp; " (" &amp; ctorArity &amp; ")" _
				)
			End If
			show("_matchApplication/NYI: applyToList " &amp; opName _
				&amp; " " &amp; toString(args) _
				&amp; NL &amp; " matched against", val _
			)
		End If
	End If
	_matchApplication = out
End Function


Function [test_Pattern======================================]()
	test_Pattern_isPattern()
	test_Pattern_toString()
	test_Pattern_matches_Any()
	test_Pattern_matches_Val()
	test_Pattern_matches_Var()
	test_Pattern_matches_List()
	test_Pattern_matches_ASN()
End Function

Function test_Pattern_isPattern()
	assertEqual(isPattern(patAny), 			True).x
	
	assertEqual(isPattern(patVal(Empty)), 	True).x
	assertEqual(isPattern(patVal(Nothing)), True).x
	assertEqual(isPattern(patVal("")), 		True).x
	assertEqual(isPattern(patVal("a")),		True).x
	
	assertEqual(isPattern(patVar("a")),		True).x
	assertEqual(isPattern(patVar("b")),		True).x

	assertEqual(isPattern(patList_nil),						True).x
	assertEqual(isPattern(patList_cons(patAny, patAny)),	True).x

	assertEqual(isPattern(patASN(patAny, patAny, patAny)),	True).x

	assertEqual(isPattern(Empty),		False).x
	assertEqual(isPattern(Nothing),		False).x
	assertEqual(isPattern(True),		False).x
	assertEqual(isPattern(False),		False).x
	assertEqual(isPattern(""),			False).x
	assertEqual(isPattern("foo"),		False).x
	assertEqual(isPattern(0),			False).x
	assertEqual(isPattern(1),			False).x
	assertEqual(isPattern(4711),		False).x
	assertEqual(isPattern(CLng(4711)),	False).x
	assertEqual(isPattern(3.1415),		False).x
	
	Dim f As Object
	f = isPattern	' "partial" application
	assertEqual(arity(f),				1).x
	
	assertEqual(apply(f, Empty),		False).x
	assertEqual(apply(f, Nothing),		False).x
	assertEqual(apply(f, True),			False).x
	assertEqual(apply(f, False),		False).x
	assertEqual(apply(f, ""),			False).x
	assertEqual(apply(f, "foo"),		False).x
	assertEqual(apply(f, 0),			False).x
	assertEqual(apply(f, 1),			False).x
	assertEqual(apply(f, 4711),			False).x
	assertEqual(apply(f, CLng(4711)),	False).x
	assertEqual(apply(f, 3.1415),		False).x
End Function

Function test_Pattern_toString()
	Dim p As Object
	assertEqual(toString(patAny),   		      "_").x

	assertEqual(toString(patVal(Empty)), 	     "()").x

	assert_toString_equals(patVal(Nothing),   Nothing).x
	assert_toString_equals(patVal(True),	     True).x
	assert_toString_equals(patVal(False),	    False).x
	assert_toString_equals(patVal(""), 		       "").x
	assert_toString_equals(patVal("a"), 	      "a").x
	assert_toString_equals(patVal("foo"), 	    "foo").x
	assert_toString_equals(patVal(CR), 	  	       CR).x
	assert_toString_equals(patVal(LF), 	  	       LF).x
	assert_toString_equals(patVal(TAB),   	      TAB).x
	assert_toString_equals(patVal(    0),           0).x
	assert_toString_equals(patVal(    1),           1).x
	assert_toString_equals(patVal(    2),           2).x
	assert_toString_equals(patVal( 4711),        4711).x
	assert_toString_equals(patVal(3.1415),     3.1415).x
	assert_toString_equals(patVal(CLng(42)), CLng(42)).x
	assert_toString_equals(patVal(CLng(42)),       42).x
	
	assertEqual(toString(patVar("a")), "a").x
	assertEqual(toString(patVar("b")), "b").x
	
	assertEqual(toString(patDat(cons)), "cons").x
	'assertEqual(toString(patDat(nil)),  "nil").x ' TODO: handle 0-arity datactors
	
	p = xpApp(xpApp(patDat(cons), patVar("x")), patVar("xs"))
	assertEqual(TPattern_toString(p), "((cons x) xs)").x
	
	assertEqual(toString(patList_nil), 					"[]").x
	assertEqual(toString(patList_cons(patAny, patAny)), "(_:_)").x
	assertEqual(toString(patList_cons(patVar("x"), patList_nil)), "[x]").x
	
	assertEqual(toString(patASN(patVar("lbl"), patVal(Empty), patList_nil)), "(ASN lbl () [])").x
End Function

Function assert_matches(p As Object, env As Variant, ByVal vs As Variant)
	assert_matches = _match_assertions(p, env, vs, envEmpty) ' TODO: expect particular env
End Function

Function refute_matches(p As Object, env As Variant, ByVal vs As Variant)
	refute_matches = _match_assertions(p, env, vs, Empty)
End Function

Function _match_assertions(p As Object, env As Variant, ByVal vs As Variant, expected As Variant)
	If Not(isPattern(p)) Then
		croak(IIf(isEmpty(expected), "refute", "assert") &amp; "_matches: invalid pattern " &amp; toString(p))
	End If
	Dim testResult As Object
	Dim val As Variant, i As Integer, gotArray As Boolean
	gotArray = isArray(vs)
	If Not(gotArray) Then
		vs = Array(vs)
	End If
	For i = LBound(vs) To UBound(vs)
		testResult = _single_match_assertion(p, env, vs(i), expected, gotArray, i)
		If testResult.isFail Then
			Goto _match_assertions_end
		End If
	Next i
_match_assertions_end:
	_match_assertions = testResult
End Function

Function _single_match_assertion( _
	p As Object, _
	env As Variant, _
	val As Variant, _
	expected As Variant, _
	gotArray As Boolean, _
	i As Integer _
)
	Dim matchResult As Variant, testResult As Object
	matchResult = matches(p, env, val)
	If isEmpty(matchResult) = isEmpty(expected) Then ' don't use assertEqual in order to avoid stupid MsgBox
		testResult = assertEqual(True, True) ' inc assertionCount
	Else
		Dim msg As String, valStr As String, pStr As String, eStr As String, mStr As String
		valStr = toString(val)
		pStr = toString(p)
		If isEmpty(env) Then : eStr = "Empty (None)"
		Else : eStr = Env_toString(env) : End If
		If isEmpty(matchResult) Then : mStr = "Empty (None)"
		Else : mStr = Env_toString(matchResult) : End If
		msg = "pattern" _
			&amp; NL &amp; "  " &amp; pStr _
			&amp; NL &amp; "under env" _
			&amp; NL &amp; "  " &amp; eStr _
			&amp; NL &amp; NL &amp; "expected " &amp; IIf(isEmpty(expected), "NOT ", "") &amp; "to match:" _
			&amp; NL &amp; "  " &amp; valStr _
			&amp; NL &amp; NL &amp; "but returned env" _
			&amp; NL &amp; mStr
		If gotArray Then
			msg = "at index " &amp; i &amp; ": " _
				&amp; NL &amp; msg
		End If
		testResult = mkFail(matchResult, expected, msg)
	End If
	_single_match_assertion = testResult
End Function

Function test_Pattern_matches_Any()
	Dim p As TPattern, f As Object, e As Object
	f = matches
	e = envEmpty
	assertEqual(arity(f), 3).x
	
	p = patAny
	assert_matches(p, e, Array( _
		Empty, Nothing, _
		True, False, _
		"", "a", "b", "foo", _
		0, 1, 2, 3, 4711, CLng(4711), 3.1415, _
		nil, List(nil), List(1, 2, 3) _
	)).x
	' under env = Empty (None) it does not match anything:
	refute_matches(p, Empty, Array( _
		Empty, Nothing, _
		True, False, _
		"", "a", "b", "foo", _
		0, 1, 2, 3, 4711, CLng(4711), 3.1415, _
		nil, List(nil), List(1, 2, 3) _
	)).x
End Function

Function test_Pattern_matches_Val()
	Dim p As TPattern, f As Object, e As Object
	f = matches
	e = envEmpty

	p = patVal(Empty)
	assert_matches(p, e, Empty).x
	refute_matches(p, e, Array( _
		       Nothing, _
		True, False, _
		"", "a", "b", "foo", _
		0, 1, 2, 3, 4711, CLng(4711), 3.1415, _
		nil, List(nil), List(1, 2, 3) _
	)).x
	' under env = Empty (None) it does not match anything:
	refute_matches(p, Empty, Array( _
		Empty, Nothing, _
		True, False, _
		"", "a", "b", "foo", _
		0, 1, 2, 3, 4711, CLng(4711), 3.1415, _
		nil, List(nil), List(1, 2, 3) _
	)).x
		
	p = patVal(Nothing)
	assert_matches(p, e, Nothing).x
	refute_matches(p, e, Array( _
		Empty, _
		nil, List(nil), List(1, 2, 3) _
	)).x
	f = matches(p, e)
	assertThrows(f, Array(      True)).x
	assertThrows(f, Array(     False)).x
	assertThrows(f, Array(         0)).x
	assertThrows(f, Array(         1)).x
	assertThrows(f, Array(         2)).x
	assertThrows(f, Array(      4711)).x
	assertThrows(f, Array(CLng(4711))).x
	assertThrows(f, Array(    3.1415)).x
	' under env = Empty (None) it does not match anything:
	refute_matches(p, Empty, Array( _
		Empty, Nothing, _
		True, False, _
		"", "a", "b", "foo", _
		0, 1, 2, 3, 4711, CLng(4711), 3.1415, _
		nil, List(nil), List(1, 2, 3) _
	)).x
	
	p = patVal("")
	assert_matches(p, e, "").x
	refute_matches(p, e, Array( Empty, "a", "b", "foo" )).x
	f = matches(p, e)
	assertThrows(f, Array(   Nothing)).x
	assertThrows(f, Array(      True)).x
	assertThrows(f, Array(     False)).x
	assertThrows(f, Array(         0)).x
	assertThrows(f, Array(         1)).x
	assertThrows(f, Array(         2)).x
	assertThrows(f, Array(      4711)).x
	assertThrows(f, Array(CLng(4711))).x
	assertThrows(f, Array(    3.1415)).x	
	' under env = Empty (None) it does not match anything:
	refute_matches(p, Empty, Array( _
		Empty, Nothing, _
		True, False, _
		"", "a", "b", "foo", _
		0, 1, 2, 3, 4711, CLng(4711), 3.1415, _
		nil, List(nil), List(1, 2, 3) _
	)).x
End Function	
	
Function test_Pattern_matches_Var()
	Dim p As TPattern, f As Object, e As Object
	f = matches
	e = envEmpty
	
	p = patVar("a")
	assert_matches(p, e, Array( _
		Empty, Nothing, _
		True, False, _
		"", "a", "b", "foo", _
		0, 1, 2, 3, 4711, CLng(4711), 3.1415, _
		nil, List(nil), List(1, 2, 3) _
	)).x
	' under env = Empty (None) it does not match anything:
	refute_matches(p, Empty, Array( _
		Empty, Nothing, _
		True, False, _
		"", "a", "b", "foo", _
		0, 1, 2, 3, 4711, CLng(4711), 3.1415, _
		nil, List(nil), List(1, 2, 3) _
	)).x
	
	' bind the var "a" to the value "foo":
	e = matches(p, envEmpty, "foo")
	' under this env var-pattern "a" matches only "foo":
	assert_matches(p, e, 		"foo").x
	refute_matches(p, e, 		"bar").x
	' but under an env where "a" isn't bound it still matches anything
	e = extend(envEmpty, "b", "foo")
	assert_matches(p, e, "foo").x
	assert_matches(p, e, "bar").x
	f = matches(p, e)
	assertThrows(f, Array(   Nothing)).x
	assertThrows(f, Array(      True)).x
	assertThrows(f, Array(     False)).x
	assertThrows(f, Array(         0)).x
	assertThrows(f, Array(         1)).x
	assertThrows(f, Array(         2)).x
	assertThrows(f, Array(      4711)).x
	assertThrows(f, Array(CLng(4711))).x
	assertThrows(f, Array(    3.1415)).x	
End Function	
	
Function test_Pattern_matches_List()
	Dim p As TPattern, f As Object, e As Object
	f = matches
	e = envEmpty
	
	' pattern of the empty list
	p = patList_nil
	assert_matches(p, e, nil).x
	refute_matches(p, e, List(nil)).x
	
	' pattern of a non-empty list
	p = patList_cons(patVar("x"), patVar("xs"))
	refute_matches(p, e, nil).x
	assert_matches(p, e, List(nil)				).x
	assert_matches(p, e, List(nil, nil)			).x
	assert_matches(p, e, List(1)				).x
	assert_matches(p, e, List(1, 2, 3)			).x
	assert_matches(p, e, List("a")				).x
	assert_matches(p, e, List("a", "b", "c")	).x
	
	' pattern of a singleton list
	p = patList_cons(patVar("x"), patList_nil)
	refute_matches(p, e, nil).x
	assert_matches(p, e, List(nil)				).x
	refute_matches(p, e, List(nil, nil)			).x
	assert_matches(p, e, List(1)				).x
	refute_matches(p, e, List(1, 2, 3)			).x
	assert_matches(p, e, List("a")				).x
	refute_matches(p, e, List("a", "b", "c")	).x
	
	' pattern of a list with head equal to tail (so head must be a list, too)
	p = patList_cons(patVar("x"), patVar("x"))
	refute_matches(p, e, nil).x
	assert_matches(p, e, List(nil)				).x
	refute_matches(p, e, List(nil, nil)			).x
	'refute_matches(p, e, List(1)				).x	' does not type-check (x:1 matched against a list)
	'refute_matches(p, e, List(1, 2, 3)			).x ' -"-
	'assert_matches(p, e, List("a")				).x ' -"-
	'refute_matches(p, e, List("a", "b", "c")	).x ' -"-
	'refute_matches(p, e, List(List(1), List(1))	).x ' does not type-check
	assert_matches(p, e, List(List(1), 1) ).x
	refute_matches(p, e, List(List(1), 2) ).x
	
	' pattern of a list with first two elems equal
	p = patList_cons(patVar("x"), patList_cons(patVar("x"), patAny))
	refute_matches(p, e, nil).x
	refute_matches(p, e, List(nil)				).x
	assert_matches(p, e, List(nil, nil)			).x
	refute_matches(p, e, List(1)				).x
	assert_matches(p, e, List(1, 1)				).x
	refute_matches(p, e, List(1, 2)				).x
	assert_matches(p, e, List(1, 1, 3)			).x
	refute_matches(p, e, List(1, 2, 3)			).x
	assert_matches(p, e, List(1, 1, 2, 3)		).x
End Function
	
Function test_Pattern_matches_ASN()
	Dim p As Object, f As Object, e As Object, v As Object
	Dim act As Variant
	Dim x As Object, w As Object
	f = matches
	e = envEmpty

	v = mkDtTerminal("Foo")
	p = patASN(patAny, patAny, patList_nil)
	assert_matches(p, e, v).x
	p = patASN(patVal(Empty), patVar("val"), patList_nil)
	assert_matches(p, e, v).x
	e = matches(p, e, v)
	assertEqual(lookup("val", e), "Foo").x
	

	'ASN "Alt"  () [x]        -&gt; x
	p = patASN(patVal("Alt"), patVal(Empty), patList_cons(patVar("x"), patList_nil))
	v = mkDtNonterminal("Con", List(mkDtNonterminal("Atom", List(mkASN("Terminal", "foo", nil)))))
	e = envEmpty
	refute_matches(p, e, v).x
	v = mkDtNonterminal("Alt", List(v))
	assert_matches(p, e, v).x
	e = matches(p, e, v)
	assertEqual(isASN(lookup("x", e)), True).x
	assert_toString_equals(lookup("x", e), asnChild(v, 0)).x
	
	'ASN lbl    () [ASN () val []] -&gt; ASN lbl v []
	'inner one first:
	p = patASN(patVal(Empty), patVar("val"), patList_nil)
	p = patASN(patVar("lbl"), patVal(Empty), patList_cons(p, patList_nil))
	v = mkDtNonTerminal("Foo", List(mkDtTerminal("bar")))
	e = envEmpty
	assert_matches(p, e, v).x
	e = matches(p, e, v)
	assertEqual(lookup("lbl", e), "Foo").x
	assertEqual(lookup("val", e), "bar").x
	
	w = xpApp( _
			xpApp( _
				xpApp( _
					xpBuiltin(mkASN), _
					xpVar("lbl") _
				), _
				xpVar("val") _
			), xpVal(nil) _
		)
	w = evalX(w, e)
	'show(v)
	'show(w)
	assert_toString_equals(w, mkASN("Foo", "bar", nil)).x
	
	p = xpApp( _
			xpApp( _
				patDat(cons), _
				patVar("x") _
			), _
			patVar("xs") _
		)
	v = List(1, 2, 3)	'	mkDtTerminal("asdf") ' 
	e = envEmpty
	act = matches(p, e, v)
	show(act)
	
	'ASN "Con"  () [x]        -&gt; x
	'ASN "Atom" () [x]        -&gt; x
	
End Function	


</script:module>
</file>

<file path=Basic/Standard/M10_Env.xml><?xml version="1.0" encoding="utf-8"?>
<!DOCTYPE module  PUBLIC '-//OpenOffice.org//DTD OfficeDocument 1.0//EN'  'module.dtd'>
<script:module xmlns:script="http://openoffice.org/2000/script" script:name="M10_Env" script:language="StarBasic">REM  *****  BASIC  *****
Option Explicit



Sub Main
	[test_Env======================================]
End Sub

Function envEmpty
	Static out As Object
	If isNull(out) Then
		out = fstArg(Empty)
		out.str = "{}"
	End If
	envEmpty = out
End Function

Function lookup(key As Variant, env As Object)
	lookup = apply(env, key)
End Function

Function extend(env As Object, key As Variant, value As Variant)
	Dim out As Variant
	out = ite(equ(key), fstArg(value), env)
	out.str = Env_toString(out)
	extend = out
End Function

Function Env_toString(env As Object)
	Env_toString = "{" &amp; _Env_toString(env) &amp; "}"
End Function

Function _Env_toString(ByVal env As Object)
	Dim out As Variant, seen As Object
	out = ""
	seen = envEmpty
_Env_toString_start:	
	If isKEmpty(env) Then
		' nothing to do
	Else
		Dim args As Object, a0 As Object, a1 As Object, a2 As Object
		args = partialArgs(env)
		a2 = car(args) : args = cdr(args)
		a1 = car(args) : args = cdr(args)
		a0 = car(args)
		Dim key As Variant, val As Variant
		key = car(partialArgs(a0))
		val = car(partialArgs(a1))
		'If isEmpty(lookup(key, seen)) Then ' don't show shadowed entries
		'	seen = extend(seen, key, val)
			key = toString(key)
			If isEnv(val) Then
				val = Env_toString(val)
			Else
				val = toString(val)
			End If
			If (out = "") Then
				out = key &amp; ": " &amp; val
			Else
				out = out &amp; ", " &amp; key &amp; ": " &amp; val
			End If
		'End If
		env = a2
		Goto _Env_toString_start
	End If
	_Env_toString = out
End Function


Function isEnv(ByVal x As Variant)
	Dim out As Variant
	out = False
isEnv_start:
	If isFn(x) Then
		If isKEmpty(x) Then
			out = True
		ElseIf (getFnName(x) = getFnName(Fn.ite)) And (arity(x) = 1) Then
			Dim args As Object, a0 As Variant, a1 As Variant, a2 As Variant
			args = partialArgs(x)
			a2 = car(args) : args = cdr(args)
			a1 = car(args) : args = cdr(args)
			a0 = car(args)
			If (getFnName(a0) = getFnName(Fn.equ)) _
				And (arity(a0) = 1) _
				And isKsomething(a1) _
			Then
				x = a2
				Goto isEnv_start
			End If
		End If
	End If
	isEnv = out
End Function

Function [test_Env======================================]
	test_Env_empty()
	test_Env_extend()
	test_Env_toString()
End Function

Function test_Env_empty()
	Dim e As Object
	e = envEmpty
	assertEqual(isEnv(e),	   True).x
	assertEqual(lookup("a", e), Empty).x
	assertEqual(lookup("b", e), Empty).x
	assertEqual(lookup("c", e), Empty).x
End Function

Function test_Env_extend()
	Dim e As Object
	e = envEmpty	
	
	e = extend(e, "a", 7)
	assertEqual(isEnv(e),	   True).x
	assertEqual(lookup("a", e), 7).x
	assertEqual(lookup("b", e), Empty).x
	assertEqual(lookup("c", e), Empty).x
	
	
	e = extend(e, "b", 42)
	assertEqual(isEnv(e),	   True).x
	assertEqual(lookup("a", e), 7).x
	assertEqual(lookup("b", e), 42).x
	assertEqual(lookup("c", e), Empty).x
	
	e = extend(e, "a", 4711)
	assertEqual(isEnv(e),	   True).x
	assertEqual(lookup("a", e), 4711).x
	assertEqual(lookup("b", e), 42).x
	assertEqual(lookup("c", e), Empty).x
End Function

Function test_Env_toString()
	Dim e As Object
	e = envEmpty
	
	assertEqual(Env_toString(e), "{}").x
	e = extend(e, "a", 7)
	assertEqual(Env_toString(e), "{'a': 7}").x
	e = extend(e, "b", 42)
	assertEqual(Env_toString(e), "{'b': 42, 'a': 7}").x
	e = extend(e, "c", 4711)
	assertEqual(Env_toString(e), "{'c': 4711, 'b': 42, 'a': 7}").x
	e = extend(e, "a", 88)
	assertEqual(Env_toString(e), "{'a': 88, 'c': 4711, 'b': 42, 'a': 7}").x
	
	' nested envs
	Dim d As Object
	d = extend(envEmpty, "foo", e)
	assertEqual(Env_toString(d), "{'foo': " &amp; Env_toString(e) &amp; "}").x
	
	
End Function

</script:module>
</file>

<file path=Basic/Standard/M11_Expr.xml><?xml version="1.0" encoding="utf-8"?>
<!DOCTYPE module  PUBLIC '-//OpenOffice.org//DTD OfficeDocument 1.0//EN'  'module.dtd'>
<script:module xmlns:script="http://openoffice.org/2000/script" script:name="M11_Expr" script:language="StarBasic">REM  *****  BASIC  *****
Option Explicit

' data Expr = Val Any
'           | Var Str
'           | Lam Str Expr
'           | App Expr Expr
'           | Err Str
'           | Builtin Obj

Const TExpr_tyname = "TExpr"
Type TExpr
	tyname	As String
	which	As String
	id		As Long
	a0		As Variant
	a1		As Variant
End Type


Sub Main
	[test_Expr======================================]
End Sub


Function newExpr(which As String, a0 As Variant, a1 As Variant)
	Static instanceCount As Long
	Dim out As New TExpr
	out.tyname = TExpr_tyname
	out.which  = which
	out.a0	   = a0
	out.a1	   = a1
	out.id     = instanceCount
	instanceCount = instanceCount + 1
	newExpr = out
End Function

Function isExpr(Optional x As Variant)
	Static oFn As Object : If isNull(oFn) Then : oFn = Fn.isExpr : End If
	Dim out As Variant
	If isMissing(x) Then
		out = oFn
	Else
		out = (typeOf(x) = "Object/" &amp; TExpr_tyname)
	End If
	isExpr = out
End Function

Function TExpr_same(Optional x As Object, Optional y As Object)
	'Static oFn As Object : If isNull(oFn) Then : oFn = Fn.TExpr_same : End If
	Dim out As Variant
	If isMissing(x) Then 	 : out = oFn
	ElseIf isMissing(y) Then : out = apply(oFn, x)
	Else
		If isExpr(x) And isExpr(y) Then
			out = (x.id = y.id)
		Else
			croak("TExpr_same: invalid types " &amp; typeOf(x) &amp; ", " &amp; typeOf(y))
		End If
	End If
	TExpr_same = out
End Function

Function TExpr_equ(Optional x As Object, Optional y As Object)
	'Static oFn As Object : If isNull(oFn) Then : oFn = Fn.TExpr_equ : End If
	Dim out As Variant
	If isMissing(x) Then 	 : out = oFn
	ElseIf isMissing(y) Then : out = apply(oFn, x)
	ElseIf TExpr_same(x, y) Then
		out = True
	ElseIf (x.which = y.which) Then
		Select Case x.which
			Case "Val":	out = equ(x.a0, y.a0)
			Case "Var":	out = (x.a0 = y.a0)
			Case "Lam"
				If (x.a0 = y.a0) Then
					out = TExpr_equ(x.a1, y.a1) ' tail-recursive!
				Else
					out = False
				End If
			Case "App"
				out = TExpr_equ(x.a0, y.a0) 
				If out Then
					out = TExpr_equ(x.a1, y.a1) ' tail-recursive!
				End If
			'Case "BuiltIn" ' TODO: TExpr_equ Builtin
		Case Else
			croak("TExpr_equ: unsupported expr .which = " &amp; toString(x.which))
		End Select
	Else
		out = False
	End If
	TExpr_equ = out
End Function

Function xpVal(v As Variant)
	xpVal = newExpr("Val", v, Empty)
End Function

Function xpVar(ByVal s As String)
	xpVar = newExpr("Var", s, Empty)
End Function

Function xpLam(ByVal s As String, ByVal x As Object)
	xpLam = newExpr("Lam", s, x)
End Function

Function xpApp(ByVal f As Object, ByVal a As Variant)
	xpApp = newExpr("App", f, a)
End Function

Function xpBuiltin(ByVal oFn As Object)
	xpBuiltin = newExpr("Builtin", oFn, Empty)
End Function

Function xpErr(ByVal msg As String)
	xpErr = newExpr("Err", msg, Empty)
End Function


' Builtin (+) 
' ~&gt; Lam "fresh_1" 
'        (Lam "fresh_2"
'             (App
'                  (App (Builtin (+))
'                       (fresh_1)     
'                  )
'                  fresh_2
'             )
'        )


Function evalX(ByVal x As Object, ByVal env As Object)
	evalX = _evalX(x, env, nil)
End Function

Function _evalX( _
	ByVal x     As Object, _
	ByVal env   As Object, _
	ByVal argXs As Object _
)
	Dim out As Variant
	Select Case x.which
		Case "Val":	out = x.a0
		Case "Var"
			Dim v As Variant
			v = lookup(x.a0, env)
			If isEmpty(v) Then
				croak("evalX: unbound Var " &amp; toString(x.a0))
			Else
				out = v
			End If
		Case "Lam"
		 	out = List(x, env)
		Case "Builtin": out = x.a0
		Case "App"
			Dim f As Object, a As Variant
_evalX_descend_Apps:
			f = x.a0
			a = x.a1
			If (f.which = "App") Then
				' tail-call:
				'out = _evalX(f, env, cons(a, argXs))
				argXs = cons(a, argXs)
				x = f
				Goto _evalX_descend_Apps
			Else
				f = evalX(f, env)
				out = _applyX(f, env, cons(a, argXs))
			End If
		Case "Err"
		 	croak(x.a0)
		Case Else
			croak("evalX: unsupported expr .which = " &amp; toString(x.which))
	End Select
	_evalX = out
End Function

Function _applyX( _
	ByVal f As Object, _
	ByVal dynamicEnv As Object, _
	ByVal argXs As Object _
)
	Dim out As Variant, arg As Variant
_applyX_begin:
	If isList(f) Then ' eval'd Lambda (= nothing but the lambda expr together with a (lexical) env)
		Dim x As Object, v As String, body As Object, lexicalEnv As Object
		x = car(f)
		v = x.a0
		body = x.a1
		lexicalEnv = cadr(f)
		If (v &lt;&gt; "_") Then
			arg = evalX(car(argXs), dynamicEnv)
			lexicalEnv = extend(lexicalEnv, v, arg)
		End If
		out = evalX(body, lexicalEnv)
		argXs = cdr(argXs)
		If Not(isNil(argXs)) Then
			'out = _applyX(out, dynamicEnv, argXs) ' tail-recursive
			f = out
			Goto _applyX_begin
		End If
	Else
		Dim r As Integer, n As Integer, argVs As Object
			n = length(argXs)
			argVs = nil
			Do Until(isNil(argXs))	' strict: eval argXs from left to right
				arg = car(argXs)	' *before* passing them to oFn
				argVs = cons(evalX(arg, dynamicEnv), argVs)
				argXs = cdr(argXs)
			Loop
		argVs = reverse(argVs)		
		r = arity(f)
		If False And (r &lt;&gt; n) Then
			show("applying " &amp; getFnName(f) _
					&amp; " (arity " &amp; r &amp; ") to " &amp; n &amp; " args", _
				argVs _
			)
		End If
		out = applyToList(f, argVs)
	End If
	_applyX = out
End Function

Function [test_Expr======================================]
	test_Expr_isExpr()
	' TODO: test TExpr_same
	' TODO: test TExpr_equ
	test_Expr_eval_Val()
	test_Expr_eval_Var()
	test_Expr_eval_Builtin() ' App (Builtin ...) ... tested here
	test_Expr_eval_Lam() ' App (Lam ...) ... tested here
End Function

Function test_Expr_isExpr()
	Dim x As Object
	assertEqual(isExpr(xpVal(True)), 					 True).x
	assertEqual(isExpr(xpVar("a")), 					 True).x
	assertEqual(isExpr(xpLam("a", xpVar("a"))), 		 True).x
	assertEqual(isExpr(xpApp(xpVar("a"), xpVal(False))), True).x
End Function

Function test_Expr_eval_Val()
	Dim x As Object, e As Object, v As Variant
	e = envEmpty
	v = "foo" :	x = xpVal(v)
	assertEqual(evalX(x, e), v).x
	v = "bar"
	assertEqual(evalX(x, e), "foo").x
	e = extend(e, "foo", "bar")
	assertEqual(evalX(x, e), "foo").x
End Function

Function test_Expr_eval_Var()
	Dim x As Object, e As Object, v As Variant
	e = envEmpty
	x = xpVar("a")
	v = "foo"
	e = extend(e, "a", v) ' must wrap it in a Val
	assertEqual(evalX(x, e), v).x
	
	e = extend(e, "b", v)
	x = xpVar("b")
	assertEqual(evalX(x, e), v).x
End Function

Function test_Expr_eval_Builtin()
	Dim f As Object, a As Object, e As Object, x As Variant, act As Variant
	e = envEmpty
	assertEqual(arity(Fn.fstArg), 2).x ' are we assuming the right arity?
	f = xpBuiltin(Fn.fstArg)
	
	' first, Builtin as such evaluates to the fn obj withing:
	a = evalX(f, e)
	assertEqual(isFn(a), True).x
	assertEqual(getFnName(a), getFnName(Fn.fstArg)).x
	assertEqual(arity(a), 2).x
	
	' let's apply it to as many args as it expects:
	a = xpVal(42)
	x = xpApp(xpApp(f, a), xpVal(88))
	act = evalX(x, e)
	assertEqual(act, 42).x
	
	' partial application:
	x = xpApp(f, a)
	act = evalX(x, e)
	assertEqual(isFn(act), True).x
	assertEqual(getFnName(act), getFnName(Fn.fstArg)).x
	assertEqual(arity(act), 1).x
	
	' apply partially applied fn to more args:
	x = xpApp(xpVar("K_42"), xpVal(88))
	act = evalX(x, extend(e, "K_42", act))
	assertEqual(act, 42).x
	
	' "over-application":
	x = xpApp(xpApp(xpApp(f, xpBuiltin(id)), xpVal(1)), xpVal(2))
	act = evalX(x, e)
	assertEqual(act, 2).x
	
	'----------------
	' apply builtin swap (arity 3)
	assertEqual(arity(Fn.swap), 3).x ' are we assuming the right arity?
	f = xpBuiltin(Fn.swap)

	' let's apply it to as many args as it expects:
	a = xpBuiltin(Fn.cons)
	x = xpApp(xpApp(xpApp(f, a), xpVal(nil)), xpVal(42))
	act = evalX(x, e)
	assert_toString_equals(act, List(42)).x
	
	' partial application (2 more missing):
	x = xpApp(f, a)
	act = evalX(x, e)
	assertEqual(isFn(act), True).x
	assertEqual(getFnName(act), getFnName(Fn.swap)).x
	assertEqual(arity(act), 2).x
	
	' partial application (1 more missing):
	x = xpApp(xpApp(f, a), xpVal(List(2))
	act = evalX(x, e)
	assertEqual(isFn(act), True).x
	assertEqual(getFnName(act), getFnName(Fn.swap)).x
	assertEqual(arity(act), 1).x

	' apply partially applied fn to more args:
	x = xpApp(xpVar("swap_cons_[2]"), xpVal(1))
	act = evalX(x, extend(e, "swap_cons_[2]", act))
	assert_toString_equals(act, List(1, 2)).x
End Function

Function test_Expr_eval_Lam()
	Dim x As Object, e As Object, act As Variant
	e = envEmpty
	x = xpLam("a", xpVal(42))
	
	act = evalX(x, e)
	assertEqual(isList(act), True).x
	assertEqual(length(act), 2).x
	assertEqual(TExpr_same(car(act), x), True).x
	assertEqual(Env_toString(cadr(act)), Env_toString(e)).x
		
	e = extend(e, "a", 4711)
	act = evalX(x, e)
	assertEqual(isList(act), True).x
	assertEqual(length(act), 2).x
	assertEqual(TExpr_same(car(act), x), True).x
	assertEqual(Env_toString(cadr(act)), Env_toString(e)).x

	' one-arg lambda

	Dim f As Object, a As Object
	e = envEmpty
	f = xpLam("a", xpVal(42))
	a = xpVal(88)
	x = xpApp(f, a)
	assertEqual(evalX(x, e), 42).x
	e = extend(e, "a", 4711)
	assertEqual(evalX(x, e), 42).x

	f = xpLam("a", xpVar("a"))
	x = xpApp(f, a)
	assertEqual(evalX(x, e), 88).x

	f = xpLam("_", xpVar("a"))
	x = xpApp(f, a)
	assertEqual(evalX(x, e), 4711).x

	' lexical scope:
	' evaluate the lambda in its own env, then apply that in another
	e = extend(envEmpty, "a", 4711)
	act = evalX(xpLam("_", xpVar("a")), e)
	e = extend(envEmpty, "it", act)
	x = xpApp(xpVar("it"), xpVal(88))
	act = evalX(x, e)
	assertEqual(act, 4711).x

	' "over-applying a one-arg lambda (which returns a builtin fn obj)
	' make sure we're assuming the right arity:
	assertEqual(arity(Fn.fstArg), 2).x
	f = xpLam("_", xpVal(Fn.fstArg))
	x = xpApp(xpApp(xpApp(f, xpVal(1)), xpVal(2)), xpVal(3))
	assertEqual(evalX(x, e), 2).x

	' two-arg lambda
	' \ys.\y.cons y ys
	f = xpLam("ys", xpLam("y", xpApp(xpApp(xpVar("cons"), xpVar("y")), xpVar("ys")))
	e = extend(envEmpty, "cons", Fn.cons)
	x = xpApp(xpApp(f, xpVal(List(2, 3))), xpVal(1))
	act = evalX(x, e)
	assertEqual(equ(act, List(1, 2, 3)), True).x

	' "_" parameter isn't eval'd
	f = xpLam("_", xpVal(42))
	x = xpApp(f, xpErr("Boom!"))
	act = evalX(x, envEmpty)
	assertEqual(act, 42).x
	
	f = xpLam("a", xpLam("_", xpVar("a")))
	x = xpApp(xpApp(f, xpVal(42)), xpErr("Boom!"))
	act = evalX(x, envEmpty)
	assertEqual(act, 42).x

End Function


</script:module>
</file>

<file path=Basic/Standard/M12_Type.xml><?xml version="1.0" encoding="utf-8"?>
<!DOCTYPE module  PUBLIC '-//OpenOffice.org//DTD OfficeDocument 1.0//EN'  'module.dtd'>
<script:module xmlns:script="http://openoffice.org/2000/script" script:name="M12_Type" script:language="StarBasic">REM  *****  BASIC  *****
Option Explicit


Type TypeCtor
	_name	  As String	 ' cannot use just "name", that's a BASIC directive
	arity	  As Integer ' the nr of typeArgs
	dataCtors As Array
End Type

Type DataType
	str		 As String	' debugger shows that in inspector
	typeArgs As Array
	typeCtor As TypeCtor
End Type

Type DataCtor
	tag		 As String
	str		 As String	' debugger shows that in inspector
	_name	 As String	' see TypeCtor._name
	typeCtor As TypeCtor
	argTypes As Array
	arity    As Integer
End Type

Type DataValue
	str		 As String	' debugger shows that in inspector
	ctor	 As DataCtor
	dataType As DataType
	fields   As Array
End Type

Sub Main
	[test_Type======================================]
End Sub


Function _newDataCtor( _
	typeCtor As TypeCtor, _
	name 	 As String, _
	argTypes As Array _
)
	Dim out As New DataCtor
	out.tag = "DataCtor"
	out._name = name
	out.typeCtor = typeCtor
	Dim lo As Integer : lo = LBound(argTypes)
	Dim hi As Integer : hi = UBound(argTypes)
	Dim n  As Integer : n = hi - lo + 1
	out.arity = n

	Dim typeStr As String, i As Integer
	typeStr = ""
	If n = 0 Then
		out.argTypes = Array()
	Else
		Dim ats(0 To n - 1)
		Dim t As Variant
		Dim k As Integer : k = 0
		For i = lo To hi
			t = argTypes(i)
			If isInteger(t) Then
				If (t &lt; 0) Or (t &gt;= typeCtor.arity) Then
					croak("_newDataCtor " &amp; name &amp; ": " _
						&amp; "invalid type var index " &amp; t _
						&amp; " - expected [0.." &amp; (typeCtor.arity - 1) &amp; "]"_
					)
				End If
				typeStr = typeStr &amp; "a" &amp; t &amp; " -&gt; "
			ElseIf isType(t) Then
				If isArrowType(t) Then
					typeStr = typeStr &amp; "(" &amp; t.str &amp; ")"
				Else
					typeStr = typeStr &amp; t.str
				End If
				typeStr = typeStr &amp; " -&gt; "
			Else
				croak("_newDataCtor " &amp; name &amp; ": " _
					&amp; "invalid type arg " &amp; toString(t) _
				)
			End If
			ats(k) = t
			k = k + 1
		Next i
	End If
	
	typeStr = typeStr &amp; typeCtor._name
	For i = 0 To typeCtor.arity - 1
		typeStr = typeStr &amp; " a" &amp; i
	Next i

	out.str = typeCtor._name &amp; "." &amp; name &amp; " :: " &amp; typeStr
	_newDataCtor = out
End Function

Function _newTypeCtor( _
	name As String, _
	arity As Integer, _
	dataCtorDefs As Array _
) As TypeCtor
	Dim out As New TypeCtor
	out._name = name
	out.arity = arity
	Dim lo As Integer : lo = LBound(dataCtorDefs)
	Dim hi As Integer : hi = UBound(dataCtorDefs)
	Dim n  As Integer : n = hi - lo + 1
	If n = 0 Then
		out.dataCtors = Array()
	Else
		n = CInt(n / 2)
		Dim dataCtors(0 To n - 1)
		Dim c As Object
		Dim i As Integer : i = lo
		Dim k As Integer : k = 0
		Dim argTypes ' the types of the ctors arguments - NOT typeArgs!
		Do Until i &gt; hi
			c = _newDataCtor(out, dataCtorDefs(i), dataCtorDefs(i + 1))
			dataCtors(k) = c
			i = i + 2
			k = k + 1
		Loop
		out.dataCtors = dataCtors
	End If
	_newTypeCtor = out
End Function

Function TypeCtor_equ(a As TypeCtor, b As TypeCtor)
	Dim out
	out = (a._name = b._name)
	TypeCtor_equ = out
End Function

Function isDataType(x As Variant)
	Dim out
	out = False
	On Local Error Goto isDataType_end
	out = _isDataType(x) ' DON'T .-access x here!! (simpler this way anyhow)
isDataType_end:
	isDataType = out
End Function

' provokes an error if x isn't a DataType
Function _isDataType(x As DataType) As Boolean
	_isDataType = Not(isNull(x.typeCtor)) And isArray(x.typeArgs)
End Function

Function isType(t As Variant)
	isType = isDataType(t) Or False
End Function

Function isArrowType(x As Variant)
	Dim out
	out = False
	' TODO: implent isArrowType
	isArrowType = out
End Function

' that's how to make a DataType: apply a typeCtor to some types
Function applyTC(tc As TypeCtor, typeArgs As Array) As DataType
	Dim out, n As Integer, k As Integer
	k = LBound(typeArgs)
	n = UBound(typeArgs) - k + 1
	If (n &lt;&gt; tc.arity) Then
		croak("applyTC " &amp; tc._name &amp; ": expected " &amp; tc.arity _
			&amp; " type arg" &amp; IIf(tc.arity = 1, "", "s") &amp; " but got " &amp; n _
			&amp; ": " &amp; NL &amp; toString(typeArgs) _
		)
	End If
	out = New DataType
	out.typeCtor = tc
	Dim str As String
	str = tc._name
	If n = 0 Then
		out.typeArgs = Array()
	Else
		Dim tas(0 To n - 1)
		Dim a
		Dim i As Integer
		For i = 0 To n - 1
			a = typeArgs(k)
			If isType(a) Then
				If isDataType(a) Then
					If a.typeCtor.arity = 0 Then
						str = str &amp; " " &amp; a.str
					Else
						str = str &amp; " (" &amp; a.str &amp; ")"
					End If
				'ElseIf isBaseType(a) Or isTypeVar(a) Then
				'	str = str &amp; " " a._name
				End If
			Else
				croak("applyTc: invalid type arg " _
					&amp; "- expected a Type, not " &amp; typeOf(a) _
					&amp; ": " &amp; NL &amp; toString(a) _
				)
			End If
			tas(i) = a
			k = k + 1
		Next i
		out.typeArgs = tas
	End If
	out.str = str
	applyTC = out
End Function


Function Type_equ(a As Object, b As Object)
	Dim out
	out = False
	If isType(a) And isType(b) Then
		If isDataType(a) And isDataType(b) Then
			out = DataType_equ(a, b)
		'ElseIf ... 'TODO: Type_equ for other Types
		End If
	Else
		croak("Type_equ: cannot compare " &amp; typeOf(a) _
			&amp; " and " &amp; typeOf(b))
	End If
	Type_equ = out
End Function

Function DataType_equ(a As DataType, b As DataType)
	Dim out
	out = False
	If TypeCtor_equ(a.typeCtor, b.typeCtor) Then
		Dim aArgs : aArgs = a.typeArgs
		Dim bArgs : bArgs = b.typeArgs
		Dim i As Integer
		For i = 0 To UBound(aArgs)
			If Not(Type_equ(aArgs(i), bArgs(i))) Then
				Goto DataType_equ_end
			End If
		Next i
		out = True
	End If
DataType_equ_end:
	DataType_equ = out
End Function

Function applyDC(ctor As DataCtor, args As Array)
	Dim out
	Dim n As Integer, k As Integer
	n = UBound(args) - LBound(args) + 1
	k = ctor.arity
	If n &lt;&gt; k Then
		croak("applyDC " &amp; ctor.name &amp; ": expected " &amp; k &amp; " args " _
			&amp; " but got " &amp; n
	End If
	out = New DataValue
	out.ctor = ctor
	out.fields = args
		
	applyDC = out
End Function


Function typeOf(x As Variant)
	Dim out As String
	out = TypeName(x)
	If out = "Object" Then
		out = _typeOf(x) ' DONT access fields in here!
	ElseIf IsArray(x) Then
		out = "Array"
	End If
	typeOf = out
End Function

Function _typeOf(o As Object)
	Dim out As String
	out = "Object"
	On Local Error Goto _typeOf_end
	out = out &amp; "/" &amp; _tyname(o)
_typeOf_end:
	_typeOf = out
End Function

Function _tyname(o As Object)
	_tyname = o.tyname
End Function

Function ctorOf(Optional x As Variant)
	Static oFn As Object : If isNull(oFn) Then : oFn = Fn.ctorOf : End If
	Dim out As Variant
	If isMissing(x) Then : out = oFn
	Else
		out = Empty
		If isObject(x) Then
			If Not(isNull(x)) Then
				On Local Error Goto ctorOf_end
				out = _ctor(x) ' DONT access fields in here!
				If Not(isFn(out)) Then
					On Local Error Goto ctorOf_error
					out.provoke_an_error
				End If
			End If
		End If
	End If
ctorOf_end:
	ctorOf = out
	Exit Function
ctorOf_error:
	croak("ctorOf: object with invalid .ctor :: " &amp; typeOf(out) &amp; NL &amp; toString(out))
End Function

Function _ctor(o As Object)
	_ctor = o.ctor
End Function



Function isString(Optional x As Variant)
	If isMissing(x) Then
		isString = Fn.isString
	Else
		isString = (typeOf(x) = typeOf(""))
	End If
End Function

Function isInteger(Optional x As Variant)
	Dim out As Variant
	If isMissing(x) Then : out = Fn.isInteger
	Else 				 : out = (typeOf(x) = typeOf(0))
	End If
	isInteger = out
End Function


Function [test_Type======================================]
	test_Type_typeOf()
	test_Type_isObject()
	test_Type_isString()
	test_Type_isInteger()
	
	test_Type_isDataType()
	test_Type_TypeCtor()
	test_Type_DataCtor()
	test_Type_DataValue()
	test_Type_ctorOf()
End Function


Type TTest_NoTyname
End Type

Type TTest_Tyname
	tyname As String
End Type

Type TTest_Foo
	bar As Integer
End Type

Type TTest_Ctor
	ctor As Variant
End Type


Function test_Type_typeOf()
	assertEqual(typeOf(0), "Integer").x
	assertEqual(typeOf(1), "Integer").x
	assertEqual(typeOf(-42), "Integer").x
	
	assertEqual(typeOf(""), "String").x
	assertEqual(typeOf("1"), "String").x
	
	assertEqual(typeOf(3.14), "Double").x

	assertEqual(typeOf(Array()), "Array").x

	assertEqual(typeOf(Empty), "Empty").x
	assertEqual(typeOf(Nothing), "Object").x


	Dim t1 As New TTest_NoTyName
	assertEqual(typeOf(t1), "Object").x

	Dim t2 As New TTest_TyName
	t2.tyname = "foobar"
	assertEqual(typeOf(t2), "Object/foobar").x
End Function
	
Function test_Type_ctorOf()
	assertEqual(ctorOf(Nothing),	Empty).x
	assertEqual(ctorOf(Empty),		Empty).x
	assertEqual(ctorOf(True),		Empty).x
	assertEqual(ctorOf(False),		Empty).x
	assertEqual(ctorOf(""),			Empty).x
	assertEqual(ctorOf("blah"),		Empty).x
	assertEqual(ctorOf( 0),			Empty).x
	assertEqual(ctorOf( 1),			Empty).x
	assertEqual(ctorOf(-1),			Empty).x
	assertEqual(ctorOf(3.1415),		Empty).x

	Dim o As Object, act As Variant
	
	' an object without member .ctor:
	o = New TTest_TyName
	assertEqual(ctorOf(o), Empty).x
	o.tyname = "foo"
	assertEqual(ctorOf(o), Empty).x

	' an object with a member .ctor:
	o = New TTest_Ctor
	o.ctor = Empty		: assertThrows(ctorOf, Array(o)).x
	o.ctor = Nothing	: assertThrows(ctorOf, Array(o)).x
	o.ctor = True		: assertThrows(ctorOf, Array(o)).x
	o.ctor = False		: assertThrows(ctorOf, Array(o)).x
	o.ctor = ""			: assertThrows(ctorOf, Array(o)).x
	o.ctor = "foo"		: assertThrows(ctorOf, Array(o)).x
	o.ctor =  0			: assertThrows(ctorOf, Array(o)).x
	o.ctor =  1			: assertThrows(ctorOf, Array(o)).x
	o.ctor = -1			: assertThrows(ctorOf, Array(o)).x
	o.ctor = 3.1415		: assertThrows(ctorOf, Array(o)).x
	o.ctor = Array()	: assertThrows(ctorOf, Array(o)).x
	
	o.ctor = New TTest_TyName
	assertThrows(ctorOf, Array(o)).x
	o.ctor.tyname = "foo"
	assertThrows(ctorOf, Array(o)).x

	o.ctor = Fn.cons
	act = ctorOf(o)
	assertEqual(isFn(act), True).x
	assertEqual(getFnName(act), getFnName(Fn.cons)).x
	assertEqual(arity(act), arity(Fn.cons)).x
End Function

' isObject is a BASIC function:
' make sure we know exactly what it does
Function test_Type_isObject()
	Dim o As Object

	assertEqual(isObject(Nothing),	True).x

	assertEqual(isObject(Empty),	False).x
	assertEqual(isObject(True),		False).x
	assertEqual(isObject(False),	False).x
	assertEqual(isObject(""),		False).x
	assertEqual(isObject("foobar"),	False).x
	assertEqual(isObject( 0),		False).x
	assertEqual(isObject( 1),		False).x
	assertEqual(isObject(-1),		False).x
	assertEqual(isObject(3.1415),	False).x
	assertEqual(isObject(Array()),	False).x

	o = New TTest_Foo
	assertEqual(isObject(o), True).x
	o.bar = 4711
	assertEqual(isObject(o), True).x
End Function

' isString: implemented above
Function test_Type_isString()
	assertEqual(isString(""),                  True).x
	assertEqual(isString("a"),                 True).x
	assertEqual(isString("foobar"),            True).x
	assertEqual(isString(Nothing),            False).x
	assertEqual(isString(Empty),              False).x
	assertEqual(isString(True),               False).x
	assertEqual(isString(False),              False).x
	assertEqual(isString(0),                  False).x
	assertEqual(isString(1),                  False).x
	assertEqual(isString(3.14),               False).x
	assertEqual(isString(Array()),            False).x
	assertEqual(isString(Array(42)),          False).x
	assertEqual(isString(Array(42)),          False).x
	
	assertEqual(arity(Fn.isString),	1).x ' from Fn object
	assertEqual(arity(isString),	1).x ' from 0-arg call
	
	assertEqual(apply(isString, ""),         True).x
	assertEqual(apply(isString, "a"),        True).x
	assertEqual(apply(isString, "foobar"),   True).x
	assertEqual(apply(isString, Nothing),   False).x
	assertEqual(apply(isString, Empty),     False).x
	assertEqual(apply(isString, True),      False).x
	assertEqual(apply(isString, False),     False).x
	assertEqual(apply(isString, 0),         False).x
	assertEqual(apply(isString, 1),         False).x
	assertEqual(apply(isString, 3.14),      False).x
	assertEqual(apply(isString, Array()),   False).x
	assertEqual(apply(isString, Array(42)), False).x
	assertEqual(apply(isString, Array(42)), False).x
End Function

' isInteger: implemented above
Function test_Type_isInteger()
	assertEqual(isInteger(""),                 False).x
	assertEqual(isInteger("a"),                False).x
	assertEqual(isInteger("foobar"),           False).x
	assertEqual(isInteger(Nothing),            False).x
	assertEqual(isInteger(Empty),              False).x
	assertEqual(isInteger(True),               False).x
	assertEqual(isInteger(False),              False).x
	assertEqual(isInteger( 0),                  True).x
	assertEqual(isInteger( 1),                  True).x
	assertEqual(isInteger(-1),                  True).x
	assertEqual(isInteger( 32766),              True).x '0x7FFE
	assertEqual(isInteger( 32767),              True).x '0x7FFF
	assertEqual(isInteger( 32768),             False).x '0x8000 (!)
	assertEqual(isInteger( 65534),             False).x '0xFFFE
	assertEqual(isInteger( 65535),             False).x '0xFFFF
	assertEqual(isInteger( 65536),             False).x '0x80000
	assertEqual(isInteger(-32766),              True).x '0x8002
	assertEqual(isInteger(-32767),              True).x '0x8001
	assertEqual(isInteger(-32768),              True).x '0x8000
	assertEqual(isInteger(-32769),             False).x '0x17FFF (!)
	assertEqual(isInteger(-65534),             False).x '0xFFFE
	assertEqual(isInteger(-65535),             False).x '0xFFFF
	assertEqual(isInteger(-65536),             False).x '0x80000
	assertEqual(isInteger(3.14),               False).x
	assertEqual(isInteger(Array()),            False).x
	assertEqual(isInteger(Array(42)),          False).x
	assertEqual(isInteger(Array(42)),          False).x
End Function

Function test_Type_isDataType()
	' positive tests below in test_TypeCtor
	' main thing to prove is that it doesn't throw
	assertEqual(isDataType(Nothing),            False).x
	assertEqual(isDataType(Empty),              False).x
	assertEqual(isDataType(True),               False).x
	assertEqual(isDataType(False),              False).x
	assertEqual(isDataType(""),                 False).x
	assertEqual(isDataType("a"),                False).x
	assertEqual(isDataType("foobar"),           False).x
	assertEqual(isDataType(0),                  False).x
	assertEqual(isDataType(1),                  False).x
	assertEqual(isDataType(3.14),               False).x
	assertEqual(isDataType(Array()),            False).x
	assertEqual(isDataType(Array(42)),          False).x
	assertEqual(isDataType(Array(42)),          False).x
	
	Dim o As Object
	o = New TTest_Foo
	assertEqual(isDataType(o), False).x
End Function

Function test_Type_TypeCtor()
	Dim tc0, tc1
	tc0 = _newTypeCtor("TC0", 0, Array())
	assertEqual(isDataType(tc0),           False).x
	assertEqual(tc0._name, "TC0").x
	assertEqual(tc0.arity, 	  0 ).x
	assertEqual(TypeCtor_equ(tc0, tc0), 	True).x
	
	tc1 = _newTypeCtor("TC1", 1, Array())
	assertEqual(tc1._name, "TC1").x
	assertEqual(tc1.arity, 	  1 ).x
	assertEqual(TypeCtor_equ(tc1, tc1), 	True).x

	assertEqual(TypeCtor_equ(tc0, tc1), 	False).x
	assertEqual(TypeCtor_equ(tc1, tc0), 	False).x
	
	Dim dt0, args
	args = Array()
	dt0 = applyTC(tc0, args)
	assertEqual(isDataType(dt0), True).x
	assertEqual(LBound(dt0.typeArgs),  0).x
	assertEqual(UBound(dt0.typeArgs), -1).x
	assertEqual(TypeCtor_equ(tc0, dt0.typeCtor), True).x
	
	Redim args(0 To 1)
	assertEqual(UBound(dt0.typeArgs), -1).x

	Dim dt1
	'assertThrows(Fn.applyTC, Array(tc1, Array(tc1)) ).x
	args = Array(dt0)
	dt1 = applyTC(tc1, args)
	assertEqual(LBound(dt1.typeArgs),  0).x
	assertEqual(UBound(dt1.typeArgs),  0).x
	assertEqual(TypeCtor_equ(tc1, dt1.typeCtor), True).x
	assertEqual(DataType_equ(dt1.typeArgs(0), dt0), True).x

	' the typeArgs array cannot be changed via ByRef var:
	args(0) = dt1
	assertEqual(DataType_equ(dt1.typeArgs(0), dt0), True).x

	Dim dt1b
	args = Array(dt0)
	dt1b = applyTC(tc1, args)
	assertEqual(DataType_equ(dt1b, dt1), True).x
	
	args = Array(dt1) ' TC1 (TC1 TC0) is also a proper DataType
	dt1b = applyTC(tc1, args) ' but different from TC1 TC0:
	assertEqual(DataType_equ(dt1b, dt1), False).x
End Function

Function test_Type_DataCtor()
	Dim tc
	Dim c1, c2
	Dim dtUnit, dtBool, dtMaybeUnit, dtMaybeBool
	
	' no type args, only 1 zero-arg data ctor ~ Unit
	tc = _newTypeCtor("TC_Unit", 0, _
		Array( _
			"_Unit", Array() _
		) _
	)
	c1 = tc.dataCtors(0)
	assertEqual(c1._name, "_Unit").x
	assertEqual(c1.arity,       0).x
	assertEqual(TypeCtor_equ(c1.typeCtor, tc), True).x
	dtUnit = applyTC(tc, Array())
	
	' no type args, 2 zero-arg data ctors ~ Bool
	tc = _newTypeCtor("TC_Bool", 0, _
		Array( _
			"_False", Array(), _
			"_True",  Array() _
		) _
	)
	c1 = tc.dataCtors(0)
	assertEqual(c1._name, "_False").x
	assertEqual(c1.arity,        0).x
	assertEqual(TypeCtor_equ(c1.typeCtor, tc), True).x
	c2 = tc.dataCtors(1)
	assertEqual(c2._name, "_True").x
	assertEqual(c2.arity,       0).x
	assertEqual(TypeCtor_equ(c2.typeCtor, tc), True).x
	dtBool = applyTC(tc, Array())
	
	' one type args, 2 data ctors ~ Maybe
	tc = _newTypeCtor("TC_Maybe", 1, _
		Array( _
			"_None", Array(), _
			"_Some", Array(0) _
		) _
	)
	c1 = tc.dataCtors(0)
	assertEqual(c1._name, "_None").x
	assertEqual(c1.arity,      0).x
	assertEqual(TypeCtor_equ(c1.typeCtor, tc), True).x
	c2 = tc.dataCtors(1)
	assertEqual(c2._name, "_Some").x
	assertEqual(c2.arity,       1).x
	assertEqual(TypeCtor_equ(c2.typeCtor, tc), True).x

	'show(c1.str, c2.str)

	dtMaybeUnit = applyTC(tc, Array(dtUnit))
	dtMaybeBool = applyTC(tc, Array(dtBool))
	
	'show(dtMaybeUnit.str)

	' dataCtors may only refer to typeVars with index &lt; typeCtor.arity:
	'assertThrows(_newTypeCtor("TC_Foo", 0, Array("_Bar", Array(0)))).x
	'assertThrows(_newTypeCtor("TC_Foo", 1, Array("_Bar", Array(1)))).x
		
	' two type args, one 2-arg data ctors ~ Pair
	tc = _newTypeCtor("TC_Pair", 2, _
		Array( _
			"_Pair", Array(0, 1) _
		) _
	)
	c1 = tc.dataCtors(0)
	assertEqual(c1._name, "_Pair").x
	assertEqual(c1.arity,       2).x
	assertEqual(TypeCtor_equ(c1.typeCtor, tc), True).x

	' two type args, two 1-arg data ctors ~ Either
	tc = _newTypeCtor("TC_Either", 2, _
		Array( _
			"_Left",  Array(0), _
			"_Right", Array(1) _
		) _
	)
	c1 = tc.dataCtors(0)
	assertEqual(c1._name, "_Left").x
	assertEqual(c1.arity,       1).x
	assertEqual(TypeCtor_equ(c1.typeCtor, tc), True).x
	c2 = tc.dataCtors(1)
	assertEqual(c2._name, "_Right").x
	assertEqual(c2.arity,       1).x
	assertEqual(TypeCtor_equ(c2.typeCtor, tc), True).x
	
	
	'-- data ctors with non-var argument types:

	' one type arg, 1 data ctors ~ package together something and a Bool
	tc = _newTypeCtor("TC_Foo", 1, _
		Array( _
			"_Bar", Array(0, dtMaybeBool) _
		) _
	)
	c1 = tc.dataCtors(0)
	assertEqual(c1._name, "_Bar").x
	assertEqual(c1.arity,      2).x
	assertEqual(TypeCtor_equ(c1.typeCtor, tc), True).x
	
	'show(c1.str)

End Function


Function test_Type_DataValue()
	Dim tc, dt
	Dim c1, c2
	Dim v1, v2
	
	tc = _newTypeCtor("TC_Unit", 0, Array( _
		"_Unit", Array() _
	))
	dt = applyTC(tc, Array())
	c1 = tc.dataCtors(0)
	assertEqual(c1.arity, 0).x
	v1 = applyDC(c1, Array())
	show(v1.ctor.str, c1.str)
	assertEqual(DataType_equ(v1.dataType, dt), True).x
End Function


</script:module>
</file>

<file path=Basic/Standard/Mxx_Scratch.xml><?xml version="1.0" encoding="utf-8"?>
<!DOCTYPE module  PUBLIC '-//OpenOffice.org//DTD OfficeDocument 1.0//EN'  'module.dtd'>
<script:module xmlns:script="http://openoffice.org/2000/script" script:name="Mxx_Scratch" script:language="StarBasic">REM  *****  BASIC  *****
Option Explicit


Type KeyValuePair
	key As String
	val As Variant
	nxt As Object
End Type

Type Env
	daddy As Object
	mappings As Object
End Type


Sub Main
	Dim s As String
	s = "µ -A B -C"
	MsgBox("'" &amp; s &amp; "'" &amp; CR &amp; evalNorExpr(s))
	
	
	Dim e0 As Object
	Dim e1 As Object
	Dim lu As Variant
	Set e0 = Env_new()
	Set e1 = Env_new(e0)

	lu = Env_lookup(e1, "A")
	MsgBox(Env_show(e1) &amp; CR &amp; "lookup('A') ~&gt; " &amp; toString(lu))	

	Env_add(e0, "A", 1)
	Env_add(e1, "B", 2)
	Env_add(e1, "C", 3)

	lu = Env_lookup(e1, "A")
	MsgBox(Env_show(e1) &amp; CR &amp; "lookup('A') ~&gt; " &amp; toString(lu))	

	Env_add(e1, "A", "abc")

	lu = Env_lookup(e1, "A")
	MsgBox(Env_show(e1) &amp; CR &amp; "lookup('A') ~&gt; " &amp; toString(lu))
End Sub

'================================================================================

Function inspect(o As Object)
	On Local Error Goto ErrorHandler
	Dim result As Variant
	result = o.tp
		MsgBox("property 'tp' equals " &amp; toString(result))
	Exit Function
	ErrorHandler:
		croak("property 'tp' not found in " &amp; toString(o))
End Function

'================================================================================

Function KeyValuePair_new(ByVal k As String, ByVal v As Variant)
	Dim result As New KeyValuePair
	result.key = k
	result.val = v
	Set result.nxt = Nothing
	KeyValuePair_new = result
End Function

Function KeyValuePair_show(hd As KeyValuePair, Optional sep As String, Optional indent As String)
	Dim result As String
	result = ""
	If IsMissing(sep) Then
		sep = ", "
	End If
	If IsMissing(indent) Then
		indent = ""
	End If
	If Not(IsNull(hd)) Then
		result = result &amp; indent &amp; "'" &amp; hd.key &amp; "' -&gt; " &amp; hd.val
		If Not(IsNull(hd.nxt)) Then
			result = result &amp; sep &amp; KeyValuePair_show(hd.nxt, sep)
		End If
	End If
	KeyValuePair_show = result
End Function

Function Env_new(Optional p As Object)
	Dim result As New Env
	If IsMissing(p) Then
		Set result.daddy = Nothing
	Else
		Set result.daddy = p
	End If
	Set result.mappings = Nothing
	Env_new = result
End Function

Function Env_show(e As Env, Optional indent As String)
	Dim nl As String
	Dim result As String
	Dim mappingsStr As String
	nl = CR
	If IsMissing(indent) Then
		indent = ""
	End If
	If IsNull(e) Then
		result = "null"
	Else
		mappingsStr = KeyValuePair_show(e.mappings, ", " &amp; nl &amp; indent &amp; Space(2 + 4))
		result = "{" _
			&amp; nl &amp; indent &amp; "  mappings: [" _
				&amp; IIf(IsNull(e.mappings), "", nl &amp; indent &amp; Space(2 + 4) &amp; mappingsStr) _
				&amp; nl &amp; indent &amp; "  ]," _
			&amp; nl &amp; indent &amp; "  daddy: " &amp; Env_show(e.daddy, indent &amp; Space(4)) _
			&amp; nl &amp; indent &amp; "}"
	End If
	Env_show = result
End Function

Function Env_add(e As Env, key As String, val As Variant)
	Dim kvp As KeyValuePair
	Set kvp = KeyValuePair_new(key, val)
	Set kvp.nxt = e.mappings
	Set e.mappings = kvp
	Env_add = e
End Function

Function Env_lookup(e As Env, k As String)
	Dim kvp As KeyValuePair
	Dim result As Variant
	Set kvp = e.mappings
	Set result = Nothing
	While (IsNull(result) And Not(IsNull(kvp)))
		If (kvp.key = k) Then
			result = kvp.val
		Else
			kvp = kvp.nxt
		End If
	Wend
	If IsNull(result) And Not(IsNull(e.daddy)) Then
		result = Env_lookup(e.daddy, k)
	End If
	Env_lookup = result
End Function


'========================================================

Function NOR(a0, Optional a1, Optional a2, Optional a3, Optional a4, Optional a5, Optional a6, Optional a7)
	If Not IsMissing(a7) Then
		NOR = CVErr("NOR: cannot handle more than 7 arguments")
	Else
		If a0 Then
			NOR = 0
		ElseIf IsMissing(a1) Then
			NOR = 1
		   Else
		   	NOR = NOR(a1, a2, a3, a4, a5, a6)
		End If
	End If
End Function

Function evalArgs(s As String, e As Variant)
	Dim args As Variant
	s = LTrim(s)
	If Len(s) = 0 Then
		evalArgs = Array("xxx")
	Else
		evalArgs = Array()
	End If
End Function

Function evalNorExpr(s As String, Optional e As Variant)
	Dim args As Variant
	Dim result As Variant
	If IsMissing(e) Then
		e = Array()
	End If
	s = LTrim(s)
	If Left(s, 1) = "-" Then
		s = Right(s, Len(s) - 1)
		result = NOR(evalNorExpr(s, e))
	ElseIf IsNumeric(s) Then
	 	result = IIf(s, 1, 0)
	Else
		If Left(s, 1) = "µ" Then
			s = Right(s, Len(s) - 1)
			args = evalArgs(s, e)
			result = "NOR(args " &amp; LBound(args) &amp; "..." &amp; UBound(args) &amp; ")"
		Else
			result = Empty
		End If
	End If
	evalNorExpr = result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03_List"/>
  <library:element library:name="M02_Array"/>
  <library:element library:name="M04_Fn"/>
  <library:element library:name="M00_Test"/>
  <library:element library:name="M01_Common"/>
  <library:element library:name="M05_Parser"/>
  <library:element library:name="M09_Pattern"/>
  <library:element library:name="M06_AST"/>
  <library:element library:name="M07_PrsLogic"/>
  <library:element library:name="M08_PrsGrammar"/>
  <library:element library:name="Mxx_Scratch"/>
  <library:element library:name="M10_Env"/>
  <library:element library:name="M11_Expr"/>
  <library:element library:name="M12_Type"/>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